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952in"/>
    </style:style>
    <style:style style:name="co2" style:family="table-column">
      <style:table-column-properties fo:break-before="auto" style:column-width="1.5291in"/>
    </style:style>
    <style:style style:name="co3" style:family="table-column">
      <style:table-column-properties fo:break-before="auto" style:column-width="2.2563in"/>
    </style:style>
    <style:style style:name="co4" style:family="table-column">
      <style:table-column-properties fo:break-before="auto" style:column-width="0.698in"/>
    </style:style>
    <style:style style:name="co5" style:family="table-column">
      <style:table-column-properties fo:break-before="auto" style:column-width="4.172in"/>
    </style:style>
    <style:style style:name="co6" style:family="table-column">
      <style:table-column-properties fo:break-before="auto" style:column-width="2.2118in"/>
    </style:style>
    <style:style style:name="co7" style:family="table-column">
      <style:table-column-properties fo:break-before="auto" style:column-width="1.6063in"/>
    </style:style>
    <style:style style:name="co8" style:family="table-column">
      <style:table-column-properties fo:break-before="auto" style:column-width="5.7354in"/>
    </style:style>
    <style:style style:name="co9" style:family="table-column">
      <style:table-column-properties fo:break-before="auto" style:column-width="0.7807in"/>
    </style:style>
    <style:style style:name="co10" style:family="table-column">
      <style:table-column-properties fo:break-before="auto" style:column-width="5.6146in"/>
    </style:style>
    <style:style style:name="co11" style:family="table-column">
      <style:table-column-properties fo:break-before="auto" style:column-width="2.0138in"/>
    </style:style>
    <style:style style:name="ro1" style:family="table-row">
      <style:table-row-properties style:row-height="0.1772in" fo:break-before="auto" style:use-optimal-row-height="false"/>
    </style:style>
    <style:style style:name="ta1" style:family="table" style:master-page-name="PageStyle_5f_Selected_20_Chart">
      <style:table-properties table:display="true" style:writing-mode="lr-tb"/>
    </style:style>
    <style:style style:name="ta2" style:family="table" style:master-page-name="PageStyle_5f_Sanjay_20_Prabhakaran">
      <style:table-properties table:display="true" style:writing-mode="lr-tb"/>
    </style:style>
    <style:style style:name="ta3" style:family="table" style:master-page-name="PageStyle_5f_Narayan">
      <style:table-properties table:display="true" style:writing-mode="lr-tb"/>
    </style:style>
    <style:style style:name="ta4" style:family="table" style:master-page-name="PageStyle_5f_Sonia_20_Gandhi">
      <style:table-properties table:display="true" style:writing-mode="lr-tb"/>
    </style:style>
    <style:style style:name="ta5" style:family="table" style:master-page-name="PageStyle_5f_PVR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 style:data-style-name="N133">
      <style:table-cell-properties fo:padding="0.028in"/>
    </style:style>
    <style:style style:name="ce4" style:family="table-cell" style:parent-style-name="Default" style:data-style-name="N133">
      <style:table-cell-properties fo:background-color="#ffff00" style:cell-protect="none" style:print-content="true"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 style:data-style-name="N133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fo:padding="0.028in"/>
    </style:style>
    <style:style style:name="ce7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34">
      <style:table-cell-properties fo:padding="0.028in"/>
    </style:style>
    <style:style style:name="ce9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134">
      <style:table-cell-properties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/>
      </table:calculation-settings>
      <table:table table:name="Selected Chart" table:style-name="ta1" table:protected="true">
        <loext:table-protection loext:select-unprotected-cells="true"/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6"/>
        <table:table-column table:style-name="co4" table:number-columns-repeated="27" table:default-cell-style-name="Default"/>
        <table:table-column table:style-name="co4" table:number-columns-repeated="16354"/>
        <table:table-row table:style-name="ro1">
          <table:table-cell office:value-type="string" calcext:value-type="string">
            <text:p>Selected Sheet</text:p>
          </table:table-cell>
          <table:table-cell table:style-name="ce4" office:value-type="string" calcext:value-type="string">
            <text:p>Sanjay Prabhakaran</text:p>
          </table:table-cell>
          <table:table-cell/>
          <table:table-cell table:style-name="ce1" table:formula="of:=[$'Sanjay Prabhakaran'.A2]" office:value-type="float" office:value="0" calcext:value-type="float">
            <text:p>0</text:p>
          </table:table-cell>
          <table:table-cell table:number-columns-repeated="26"/>
          <table:table-cell table:style-name="Default" table:number-columns-repeated="16354"/>
        </table:table-row>
        <table:table-row table:style-name="ro1">
          <table:table-cell table:style-name="ce2" office:value-type="string" calcext:value-type="string">
            <text:p>Chart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Event</text:p>
          </table:table-cell>
          <table:table-cell table:number-columns-repeated="27"/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C:\Users\sprabhakara2\Google Drive\charts\Family&amp;Self\Sanjay Prabhakaran" calcext:value-type="string">
            <text:p>C:\Users\sprabhakara2\Google Drive\charts\Family&amp;Self\Sanjay Prabhakaran</text:p>
          </table:table-cell>
          <table:table-cell table:formula="of:=INDIRECT(&quot;'&quot;&amp;[.$B$1]&amp;&quot;'!R&quot;&amp;(ROW()-2)&amp;&quot;C&quot;&amp;COLUMN();FALSE())" office:value-type="date" office:date-value="1971-07-19" calcext:value-type="date">
            <text:p>19/07/1971</text:p>
          </table:table-cell>
          <table:table-cell table:style-name="ce3" table:formula="of:=INDIRECT(&quot;'&quot;&amp;[.$B$1]&amp;&quot;'!R&quot;&amp;(ROW()-2)&amp;&quot;C&quot;&amp;COLUMN();FALSE())" office:value-type="string" office:string-value="Born in CIM Stores" calcext:value-type="string">
            <text:p>Born in CIM Stores</text:p>
          </table:table-cell>
          <table:table-cell table:style-name="ce1" table:formula="of:=INDIRECT(&quot;'&quot;&amp;[.$B$1]&amp;&quot;'!R&quot;&amp;(ROW([.D3])-2)&amp;&quot;C&quot;&amp;COLUMN([.D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3])-2)&amp;&quot;C&quot;&amp;COLUMN([.E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3])-2)&amp;&quot;C&quot;&amp;COLUMN([.F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3])-2)&amp;&quot;C&quot;&amp;COLUMN([.G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3])-2)&amp;&quot;C&quot;&amp;COLUMN([.H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3])-2)&amp;&quot;C&quot;&amp;COLUMN([.I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3])-2)&amp;&quot;C&quot;&amp;COLUMN([.J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3])-2)&amp;&quot;C&quot;&amp;COLUMN([.K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3])-2)&amp;&quot;C&quot;&amp;COLUMN([.L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3])-2)&amp;&quot;C&quot;&amp;COLUMN([.M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3])-2)&amp;&quot;C&quot;&amp;COLUMN([.N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3])-2)&amp;&quot;C&quot;&amp;COLUMN([.O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3])-2)&amp;&quot;C&quot;&amp;COLUMN([.P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3])-2)&amp;&quot;C&quot;&amp;COLUMN([.Q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3])-2)&amp;&quot;C&quot;&amp;COLUMN([.R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3])-2)&amp;&quot;C&quot;&amp;COLUMN([.S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3])-2)&amp;&quot;C&quot;&amp;COLUMN([.T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3])-2)&amp;&quot;C&quot;&amp;COLUMN([.U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3])-2)&amp;&quot;C&quot;&amp;COLUMN([.V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3])-2)&amp;&quot;C&quot;&amp;COLUMN([.W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3])-2)&amp;&quot;C&quot;&amp;COLUMN([.X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3])-2)&amp;&quot;C&quot;&amp;COLUMN([.Y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3])-2)&amp;&quot;C&quot;&amp;COLUMN([.Z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3])-2)&amp;&quot;C&quot;&amp;COLUMN([.AA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3])-2)&amp;&quot;C&quot;&amp;COLUMN([.AB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3])-2)&amp;&quot;C&quot;&amp;COLUMN([.AC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3])-2)&amp;&quot;C&quot;&amp;COLUMN([.AD3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2000-07-16" calcext:value-type="date">
            <text:p>16/07/2000</text:p>
          </table:table-cell>
          <table:table-cell table:style-name="ce3" table:formula="of:=INDIRECT(&quot;'&quot;&amp;[.$B$1]&amp;&quot;'!R&quot;&amp;(ROW()-2)&amp;&quot;C&quot;&amp;COLUMN();FALSE())" office:value-type="string" office:string-value="Joined SJC/SJVC" calcext:value-type="string">
            <text:p>Joined SJC/SJVC</text:p>
          </table:table-cell>
          <table:table-cell table:style-name="ce1" table:formula="of:=INDIRECT(&quot;'&quot;&amp;[.$B$1]&amp;&quot;'!R&quot;&amp;(ROW([.D4])-2)&amp;&quot;C&quot;&amp;COLUMN([.D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4])-2)&amp;&quot;C&quot;&amp;COLUMN([.E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4])-2)&amp;&quot;C&quot;&amp;COLUMN([.F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4])-2)&amp;&quot;C&quot;&amp;COLUMN([.G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4])-2)&amp;&quot;C&quot;&amp;COLUMN([.H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4])-2)&amp;&quot;C&quot;&amp;COLUMN([.I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4])-2)&amp;&quot;C&quot;&amp;COLUMN([.J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4])-2)&amp;&quot;C&quot;&amp;COLUMN([.K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4])-2)&amp;&quot;C&quot;&amp;COLUMN([.L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4])-2)&amp;&quot;C&quot;&amp;COLUMN([.M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4])-2)&amp;&quot;C&quot;&amp;COLUMN([.N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4])-2)&amp;&quot;C&quot;&amp;COLUMN([.O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4])-2)&amp;&quot;C&quot;&amp;COLUMN([.P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4])-2)&amp;&quot;C&quot;&amp;COLUMN([.Q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4])-2)&amp;&quot;C&quot;&amp;COLUMN([.R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4])-2)&amp;&quot;C&quot;&amp;COLUMN([.S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4])-2)&amp;&quot;C&quot;&amp;COLUMN([.T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4])-2)&amp;&quot;C&quot;&amp;COLUMN([.U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4])-2)&amp;&quot;C&quot;&amp;COLUMN([.V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4])-2)&amp;&quot;C&quot;&amp;COLUMN([.W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4])-2)&amp;&quot;C&quot;&amp;COLUMN([.X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4])-2)&amp;&quot;C&quot;&amp;COLUMN([.Y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4])-2)&amp;&quot;C&quot;&amp;COLUMN([.Z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4])-2)&amp;&quot;C&quot;&amp;COLUMN([.AA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4])-2)&amp;&quot;C&quot;&amp;COLUMN([.AB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4])-2)&amp;&quot;C&quot;&amp;COLUMN([.AC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4])-2)&amp;&quot;C&quot;&amp;COLUMN([.AD4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Natal Chart" calcext:value-type="string">
            <text:p>Natal Chart</text:p>
          </table:table-cell>
          <table:table-cell table:formula="of:=INDIRECT(&quot;'&quot;&amp;[.$B$1]&amp;&quot;'!R&quot;&amp;(ROW()-2)&amp;&quot;C&quot;&amp;COLUMN();FALSE())" office:value-type="date" office:date-value="2003-11-01" calcext:value-type="date">
            <text:p>01/11/2003</text:p>
          </table:table-cell>
          <table:table-cell table:style-name="ce3" table:formula="of:=INDIRECT(&quot;'&quot;&amp;[.$B$1]&amp;&quot;'!R&quot;&amp;(ROW()-2)&amp;&quot;C&quot;&amp;COLUMN();FALSE())" office:value-type="string" office:string-value="Bought Car D16" calcext:value-type="string">
            <text:p>Bought Car D16</text:p>
          </table:table-cell>
          <table:table-cell table:style-name="ce1" table:formula="of:=INDIRECT(&quot;'&quot;&amp;[.$B$1]&amp;&quot;'!R&quot;&amp;(ROW([.D5])-2)&amp;&quot;C&quot;&amp;COLUMN([.D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5])-2)&amp;&quot;C&quot;&amp;COLUMN([.E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5])-2)&amp;&quot;C&quot;&amp;COLUMN([.F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5])-2)&amp;&quot;C&quot;&amp;COLUMN([.G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5])-2)&amp;&quot;C&quot;&amp;COLUMN([.H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5])-2)&amp;&quot;C&quot;&amp;COLUMN([.I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5])-2)&amp;&quot;C&quot;&amp;COLUMN([.J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5])-2)&amp;&quot;C&quot;&amp;COLUMN([.K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5])-2)&amp;&quot;C&quot;&amp;COLUMN([.L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5])-2)&amp;&quot;C&quot;&amp;COLUMN([.M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5])-2)&amp;&quot;C&quot;&amp;COLUMN([.N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5])-2)&amp;&quot;C&quot;&amp;COLUMN([.O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5])-2)&amp;&quot;C&quot;&amp;COLUMN([.P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5])-2)&amp;&quot;C&quot;&amp;COLUMN([.Q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5])-2)&amp;&quot;C&quot;&amp;COLUMN([.R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5])-2)&amp;&quot;C&quot;&amp;COLUMN([.S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5])-2)&amp;&quot;C&quot;&amp;COLUMN([.T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5])-2)&amp;&quot;C&quot;&amp;COLUMN([.U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5])-2)&amp;&quot;C&quot;&amp;COLUMN([.V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5])-2)&amp;&quot;C&quot;&amp;COLUMN([.W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5])-2)&amp;&quot;C&quot;&amp;COLUMN([.X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5])-2)&amp;&quot;C&quot;&amp;COLUMN([.Y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5])-2)&amp;&quot;C&quot;&amp;COLUMN([.Z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5])-2)&amp;&quot;C&quot;&amp;COLUMN([.AA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5])-2)&amp;&quot;C&quot;&amp;COLUMN([.AB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5])-2)&amp;&quot;C&quot;&amp;COLUMN([.AC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5])-2)&amp;&quot;C&quot;&amp;COLUMN([.AD5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2006-03-03" calcext:value-type="date">
            <text:p>03/03/2006</text:p>
          </table:table-cell>
          <table:table-cell table:style-name="ce3" table:formula="of:=INDIRECT(&quot;'&quot;&amp;[.$B$1]&amp;&quot;'!R&quot;&amp;(ROW()-2)&amp;&quot;C&quot;&amp;COLUMN();FALSE())" office:value-type="string" office:string-value="Marriage D9" calcext:value-type="string">
            <text:p>Marriage D9</text:p>
          </table:table-cell>
          <table:table-cell table:style-name="ce1" table:formula="of:=INDIRECT(&quot;'&quot;&amp;[.$B$1]&amp;&quot;'!R&quot;&amp;(ROW([.D6])-2)&amp;&quot;C&quot;&amp;COLUMN([.D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6])-2)&amp;&quot;C&quot;&amp;COLUMN([.E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6])-2)&amp;&quot;C&quot;&amp;COLUMN([.F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6])-2)&amp;&quot;C&quot;&amp;COLUMN([.G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6])-2)&amp;&quot;C&quot;&amp;COLUMN([.H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6])-2)&amp;&quot;C&quot;&amp;COLUMN([.I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6])-2)&amp;&quot;C&quot;&amp;COLUMN([.J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6])-2)&amp;&quot;C&quot;&amp;COLUMN([.K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6])-2)&amp;&quot;C&quot;&amp;COLUMN([.L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6])-2)&amp;&quot;C&quot;&amp;COLUMN([.M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6])-2)&amp;&quot;C&quot;&amp;COLUMN([.N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6])-2)&amp;&quot;C&quot;&amp;COLUMN([.O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6])-2)&amp;&quot;C&quot;&amp;COLUMN([.P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6])-2)&amp;&quot;C&quot;&amp;COLUMN([.Q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6])-2)&amp;&quot;C&quot;&amp;COLUMN([.R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6])-2)&amp;&quot;C&quot;&amp;COLUMN([.S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6])-2)&amp;&quot;C&quot;&amp;COLUMN([.T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6])-2)&amp;&quot;C&quot;&amp;COLUMN([.U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6])-2)&amp;&quot;C&quot;&amp;COLUMN([.V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6])-2)&amp;&quot;C&quot;&amp;COLUMN([.W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6])-2)&amp;&quot;C&quot;&amp;COLUMN([.X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6])-2)&amp;&quot;C&quot;&amp;COLUMN([.Y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6])-2)&amp;&quot;C&quot;&amp;COLUMN([.Z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6])-2)&amp;&quot;C&quot;&amp;COLUMN([.AA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6])-2)&amp;&quot;C&quot;&amp;COLUMN([.AB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6])-2)&amp;&quot;C&quot;&amp;COLUMN([.AC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6])-2)&amp;&quot;C&quot;&amp;COLUMN([.AD6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Date:          July 19, 1971" calcext:value-type="string">
            <text:p>Date: <text:s text:c="9"/>July 19, 1971</text:p>
          </table:table-cell>
          <table:table-cell table:formula="of:=INDIRECT(&quot;'&quot;&amp;[.$B$1]&amp;&quot;'!R&quot;&amp;(ROW()-2)&amp;&quot;C&quot;&amp;COLUMN();FALSE())" office:value-type="date" office:date-value="2014-02-24" calcext:value-type="date">
            <text:p>24/02/2014</text:p>
          </table:table-cell>
          <table:table-cell table:style-name="ce3" table:formula="of:=INDIRECT(&quot;'&quot;&amp;[.$B$1]&amp;&quot;'!R&quot;&amp;(ROW()-2)&amp;&quot;C&quot;&amp;COLUMN();FALSE())" office:value-type="string" office:string-value="Bought Car D16" calcext:value-type="string">
            <text:p>Bought Car D16</text:p>
          </table:table-cell>
          <table:table-cell table:style-name="ce1" table:formula="of:=INDIRECT(&quot;'&quot;&amp;[.$B$1]&amp;&quot;'!R&quot;&amp;(ROW([.D7])-2)&amp;&quot;C&quot;&amp;COLUMN([.D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7])-2)&amp;&quot;C&quot;&amp;COLUMN([.E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7])-2)&amp;&quot;C&quot;&amp;COLUMN([.F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7])-2)&amp;&quot;C&quot;&amp;COLUMN([.G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7])-2)&amp;&quot;C&quot;&amp;COLUMN([.H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7])-2)&amp;&quot;C&quot;&amp;COLUMN([.I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7])-2)&amp;&quot;C&quot;&amp;COLUMN([.J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7])-2)&amp;&quot;C&quot;&amp;COLUMN([.K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7])-2)&amp;&quot;C&quot;&amp;COLUMN([.L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7])-2)&amp;&quot;C&quot;&amp;COLUMN([.M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7])-2)&amp;&quot;C&quot;&amp;COLUMN([.N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7])-2)&amp;&quot;C&quot;&amp;COLUMN([.O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7])-2)&amp;&quot;C&quot;&amp;COLUMN([.P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7])-2)&amp;&quot;C&quot;&amp;COLUMN([.Q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7])-2)&amp;&quot;C&quot;&amp;COLUMN([.R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7])-2)&amp;&quot;C&quot;&amp;COLUMN([.S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7])-2)&amp;&quot;C&quot;&amp;COLUMN([.T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7])-2)&amp;&quot;C&quot;&amp;COLUMN([.U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7])-2)&amp;&quot;C&quot;&amp;COLUMN([.V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7])-2)&amp;&quot;C&quot;&amp;COLUMN([.W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7])-2)&amp;&quot;C&quot;&amp;COLUMN([.X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7])-2)&amp;&quot;C&quot;&amp;COLUMN([.Y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7])-2)&amp;&quot;C&quot;&amp;COLUMN([.Z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7])-2)&amp;&quot;C&quot;&amp;COLUMN([.AA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7])-2)&amp;&quot;C&quot;&amp;COLUMN([.AB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7])-2)&amp;&quot;C&quot;&amp;COLUMN([.AC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7])-2)&amp;&quot;C&quot;&amp;COLUMN([.AD7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Time:          9:13:10" calcext:value-type="string">
            <text:p>Time: <text:s text:c="9"/>9:13:10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8])-2)&amp;&quot;C&quot;&amp;COLUMN([.D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8])-2)&amp;&quot;C&quot;&amp;COLUMN([.E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8])-2)&amp;&quot;C&quot;&amp;COLUMN([.F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8])-2)&amp;&quot;C&quot;&amp;COLUMN([.G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8])-2)&amp;&quot;C&quot;&amp;COLUMN([.H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8])-2)&amp;&quot;C&quot;&amp;COLUMN([.I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8])-2)&amp;&quot;C&quot;&amp;COLUMN([.J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8])-2)&amp;&quot;C&quot;&amp;COLUMN([.K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8])-2)&amp;&quot;C&quot;&amp;COLUMN([.L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8])-2)&amp;&quot;C&quot;&amp;COLUMN([.M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8])-2)&amp;&quot;C&quot;&amp;COLUMN([.N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8])-2)&amp;&quot;C&quot;&amp;COLUMN([.O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8])-2)&amp;&quot;C&quot;&amp;COLUMN([.P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8])-2)&amp;&quot;C&quot;&amp;COLUMN([.Q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8])-2)&amp;&quot;C&quot;&amp;COLUMN([.R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8])-2)&amp;&quot;C&quot;&amp;COLUMN([.S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8])-2)&amp;&quot;C&quot;&amp;COLUMN([.T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8])-2)&amp;&quot;C&quot;&amp;COLUMN([.U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8])-2)&amp;&quot;C&quot;&amp;COLUMN([.V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8])-2)&amp;&quot;C&quot;&amp;COLUMN([.W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8])-2)&amp;&quot;C&quot;&amp;COLUMN([.X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8])-2)&amp;&quot;C&quot;&amp;COLUMN([.Y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8])-2)&amp;&quot;C&quot;&amp;COLUMN([.Z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8])-2)&amp;&quot;C&quot;&amp;COLUMN([.AA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8])-2)&amp;&quot;C&quot;&amp;COLUMN([.AB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8])-2)&amp;&quot;C&quot;&amp;COLUMN([.AC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8])-2)&amp;&quot;C&quot;&amp;COLUMN([.AD8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Time Zone:     5:30:00 (East of GMT)" calcext:value-type="string">
            <text:p>Time Zone: <text:s text:c="4"/>5:30:00 (East of GMT)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9])-2)&amp;&quot;C&quot;&amp;COLUMN([.D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9])-2)&amp;&quot;C&quot;&amp;COLUMN([.E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9])-2)&amp;&quot;C&quot;&amp;COLUMN([.F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9])-2)&amp;&quot;C&quot;&amp;COLUMN([.G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9])-2)&amp;&quot;C&quot;&amp;COLUMN([.H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9])-2)&amp;&quot;C&quot;&amp;COLUMN([.I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9])-2)&amp;&quot;C&quot;&amp;COLUMN([.J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9])-2)&amp;&quot;C&quot;&amp;COLUMN([.K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9])-2)&amp;&quot;C&quot;&amp;COLUMN([.L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9])-2)&amp;&quot;C&quot;&amp;COLUMN([.M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9])-2)&amp;&quot;C&quot;&amp;COLUMN([.N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9])-2)&amp;&quot;C&quot;&amp;COLUMN([.O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9])-2)&amp;&quot;C&quot;&amp;COLUMN([.P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9])-2)&amp;&quot;C&quot;&amp;COLUMN([.Q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9])-2)&amp;&quot;C&quot;&amp;COLUMN([.R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9])-2)&amp;&quot;C&quot;&amp;COLUMN([.S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9])-2)&amp;&quot;C&quot;&amp;COLUMN([.T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9])-2)&amp;&quot;C&quot;&amp;COLUMN([.U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9])-2)&amp;&quot;C&quot;&amp;COLUMN([.V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9])-2)&amp;&quot;C&quot;&amp;COLUMN([.W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9])-2)&amp;&quot;C&quot;&amp;COLUMN([.X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9])-2)&amp;&quot;C&quot;&amp;COLUMN([.Y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9])-2)&amp;&quot;C&quot;&amp;COLUMN([.Z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9])-2)&amp;&quot;C&quot;&amp;COLUMN([.AA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9])-2)&amp;&quot;C&quot;&amp;COLUMN([.AB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9])-2)&amp;&quot;C&quot;&amp;COLUMN([.AC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9])-2)&amp;&quot;C&quot;&amp;COLUMN([.AD9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Place:         78 E 05' 05&quot;, 10 N 57' 47&quot;" calcext:value-type="string">
            <text:p>Place: <text:s text:c="8"/>78 E 05' 05", 10 N 57' 47"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0])-2)&amp;&quot;C&quot;&amp;COLUMN([.D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0])-2)&amp;&quot;C&quot;&amp;COLUMN([.E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0])-2)&amp;&quot;C&quot;&amp;COLUMN([.F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0])-2)&amp;&quot;C&quot;&amp;COLUMN([.G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0])-2)&amp;&quot;C&quot;&amp;COLUMN([.H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0])-2)&amp;&quot;C&quot;&amp;COLUMN([.I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0])-2)&amp;&quot;C&quot;&amp;COLUMN([.J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0])-2)&amp;&quot;C&quot;&amp;COLUMN([.K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0])-2)&amp;&quot;C&quot;&amp;COLUMN([.L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0])-2)&amp;&quot;C&quot;&amp;COLUMN([.M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0])-2)&amp;&quot;C&quot;&amp;COLUMN([.N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0])-2)&amp;&quot;C&quot;&amp;COLUMN([.O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0])-2)&amp;&quot;C&quot;&amp;COLUMN([.P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0])-2)&amp;&quot;C&quot;&amp;COLUMN([.Q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0])-2)&amp;&quot;C&quot;&amp;COLUMN([.R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0])-2)&amp;&quot;C&quot;&amp;COLUMN([.S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0])-2)&amp;&quot;C&quot;&amp;COLUMN([.T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0])-2)&amp;&quot;C&quot;&amp;COLUMN([.U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0])-2)&amp;&quot;C&quot;&amp;COLUMN([.V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0])-2)&amp;&quot;C&quot;&amp;COLUMN([.W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0])-2)&amp;&quot;C&quot;&amp;COLUMN([.X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0])-2)&amp;&quot;C&quot;&amp;COLUMN([.Y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0])-2)&amp;&quot;C&quot;&amp;COLUMN([.Z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0])-2)&amp;&quot;C&quot;&amp;COLUMN([.AA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0])-2)&amp;&quot;C&quot;&amp;COLUMN([.AB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0])-2)&amp;&quot;C&quot;&amp;COLUMN([.AC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0])-2)&amp;&quot;C&quot;&amp;COLUMN([.AD10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               Karur CIM Store, India" calcext:value-type="string">
            <text:p><text:s text:c="15"/>Karur CIM Store, India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1])-2)&amp;&quot;C&quot;&amp;COLUMN([.D1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1])-2)&amp;&quot;C&quot;&amp;COLUMN([.E1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1])-2)&amp;&quot;C&quot;&amp;COLUMN([.F1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1])-2)&amp;&quot;C&quot;&amp;COLUMN([.G1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1])-2)&amp;&quot;C&quot;&amp;COLUMN([.H1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1])-2)&amp;&quot;C&quot;&amp;COLUMN([.I1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1])-2)&amp;&quot;C&quot;&amp;COLUMN([.J1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1])-2)&amp;&quot;C&quot;&amp;COLUMN([.K1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1])-2)&amp;&quot;C&quot;&amp;COLUMN([.L1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1])-2)&amp;&quot;C&quot;&amp;COLUMN([.M1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1])-2)&amp;&quot;C&quot;&amp;COLUMN([.N1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1])-2)&amp;&quot;C&quot;&amp;COLUMN([.O1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1])-2)&amp;&quot;C&quot;&amp;COLUMN([.P1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1])-2)&amp;&quot;C&quot;&amp;COLUMN([.Q1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1])-2)&amp;&quot;C&quot;&amp;COLUMN([.R1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1])-2)&amp;&quot;C&quot;&amp;COLUMN([.S1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1])-2)&amp;&quot;C&quot;&amp;COLUMN([.T1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1])-2)&amp;&quot;C&quot;&amp;COLUMN([.U1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1])-2)&amp;&quot;C&quot;&amp;COLUMN([.V1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1])-2)&amp;&quot;C&quot;&amp;COLUMN([.W1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1])-2)&amp;&quot;C&quot;&amp;COLUMN([.X1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1])-2)&amp;&quot;C&quot;&amp;COLUMN([.Y1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1])-2)&amp;&quot;C&quot;&amp;COLUMN([.Z1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1])-2)&amp;&quot;C&quot;&amp;COLUMN([.AA1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1])-2)&amp;&quot;C&quot;&amp;COLUMN([.AB1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1])-2)&amp;&quot;C&quot;&amp;COLUMN([.AC1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1])-2)&amp;&quot;C&quot;&amp;COLUMN([.AD11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Altitude:      123.00 meters" calcext:value-type="string">
            <text:p>Altitude: <text:s text:c="5"/>123.00 meters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2])-2)&amp;&quot;C&quot;&amp;COLUMN([.D1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2])-2)&amp;&quot;C&quot;&amp;COLUMN([.E1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2])-2)&amp;&quot;C&quot;&amp;COLUMN([.F1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2])-2)&amp;&quot;C&quot;&amp;COLUMN([.G1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2])-2)&amp;&quot;C&quot;&amp;COLUMN([.H1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2])-2)&amp;&quot;C&quot;&amp;COLUMN([.I1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2])-2)&amp;&quot;C&quot;&amp;COLUMN([.J1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2])-2)&amp;&quot;C&quot;&amp;COLUMN([.K1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2])-2)&amp;&quot;C&quot;&amp;COLUMN([.L1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2])-2)&amp;&quot;C&quot;&amp;COLUMN([.M1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2])-2)&amp;&quot;C&quot;&amp;COLUMN([.N1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2])-2)&amp;&quot;C&quot;&amp;COLUMN([.O1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2])-2)&amp;&quot;C&quot;&amp;COLUMN([.P1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2])-2)&amp;&quot;C&quot;&amp;COLUMN([.Q1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2])-2)&amp;&quot;C&quot;&amp;COLUMN([.R1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2])-2)&amp;&quot;C&quot;&amp;COLUMN([.S1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2])-2)&amp;&quot;C&quot;&amp;COLUMN([.T1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2])-2)&amp;&quot;C&quot;&amp;COLUMN([.U1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2])-2)&amp;&quot;C&quot;&amp;COLUMN([.V1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2])-2)&amp;&quot;C&quot;&amp;COLUMN([.W1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2])-2)&amp;&quot;C&quot;&amp;COLUMN([.X1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2])-2)&amp;&quot;C&quot;&amp;COLUMN([.Y1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2])-2)&amp;&quot;C&quot;&amp;COLUMN([.Z1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2])-2)&amp;&quot;C&quot;&amp;COLUMN([.AA1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2])-2)&amp;&quot;C&quot;&amp;COLUMN([.AB1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2])-2)&amp;&quot;C&quot;&amp;COLUMN([.AC1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2])-2)&amp;&quot;C&quot;&amp;COLUMN([.AD12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3])-2)&amp;&quot;C&quot;&amp;COLUMN([.D1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3])-2)&amp;&quot;C&quot;&amp;COLUMN([.E1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3])-2)&amp;&quot;C&quot;&amp;COLUMN([.F1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3])-2)&amp;&quot;C&quot;&amp;COLUMN([.G1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3])-2)&amp;&quot;C&quot;&amp;COLUMN([.H1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3])-2)&amp;&quot;C&quot;&amp;COLUMN([.I1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3])-2)&amp;&quot;C&quot;&amp;COLUMN([.J1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3])-2)&amp;&quot;C&quot;&amp;COLUMN([.K1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3])-2)&amp;&quot;C&quot;&amp;COLUMN([.L1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3])-2)&amp;&quot;C&quot;&amp;COLUMN([.M1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3])-2)&amp;&quot;C&quot;&amp;COLUMN([.N1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3])-2)&amp;&quot;C&quot;&amp;COLUMN([.O1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3])-2)&amp;&quot;C&quot;&amp;COLUMN([.P1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3])-2)&amp;&quot;C&quot;&amp;COLUMN([.Q1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3])-2)&amp;&quot;C&quot;&amp;COLUMN([.R1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3])-2)&amp;&quot;C&quot;&amp;COLUMN([.S1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3])-2)&amp;&quot;C&quot;&amp;COLUMN([.T1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3])-2)&amp;&quot;C&quot;&amp;COLUMN([.U1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3])-2)&amp;&quot;C&quot;&amp;COLUMN([.V1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3])-2)&amp;&quot;C&quot;&amp;COLUMN([.W1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3])-2)&amp;&quot;C&quot;&amp;COLUMN([.X1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3])-2)&amp;&quot;C&quot;&amp;COLUMN([.Y1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3])-2)&amp;&quot;C&quot;&amp;COLUMN([.Z1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3])-2)&amp;&quot;C&quot;&amp;COLUMN([.AA1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3])-2)&amp;&quot;C&quot;&amp;COLUMN([.AB1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3])-2)&amp;&quot;C&quot;&amp;COLUMN([.AC1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3])-2)&amp;&quot;C&quot;&amp;COLUMN([.AD13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Lunar Yr-Mo:   Virodha-krit - Ashadha" calcext:value-type="string">
            <text:p>Lunar Yr-Mo: <text:s text:c="2"/>Virodha-krit - Ashadha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4])-2)&amp;&quot;C&quot;&amp;COLUMN([.D1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4])-2)&amp;&quot;C&quot;&amp;COLUMN([.E1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4])-2)&amp;&quot;C&quot;&amp;COLUMN([.F1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4])-2)&amp;&quot;C&quot;&amp;COLUMN([.G1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4])-2)&amp;&quot;C&quot;&amp;COLUMN([.H1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4])-2)&amp;&quot;C&quot;&amp;COLUMN([.I1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4])-2)&amp;&quot;C&quot;&amp;COLUMN([.J1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4])-2)&amp;&quot;C&quot;&amp;COLUMN([.K1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4])-2)&amp;&quot;C&quot;&amp;COLUMN([.L1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4])-2)&amp;&quot;C&quot;&amp;COLUMN([.M1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4])-2)&amp;&quot;C&quot;&amp;COLUMN([.N1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4])-2)&amp;&quot;C&quot;&amp;COLUMN([.O1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4])-2)&amp;&quot;C&quot;&amp;COLUMN([.P1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4])-2)&amp;&quot;C&quot;&amp;COLUMN([.Q1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4])-2)&amp;&quot;C&quot;&amp;COLUMN([.R1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4])-2)&amp;&quot;C&quot;&amp;COLUMN([.S1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4])-2)&amp;&quot;C&quot;&amp;COLUMN([.T1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4])-2)&amp;&quot;C&quot;&amp;COLUMN([.U1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4])-2)&amp;&quot;C&quot;&amp;COLUMN([.V1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4])-2)&amp;&quot;C&quot;&amp;COLUMN([.W1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4])-2)&amp;&quot;C&quot;&amp;COLUMN([.X1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4])-2)&amp;&quot;C&quot;&amp;COLUMN([.Y1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4])-2)&amp;&quot;C&quot;&amp;COLUMN([.Z1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4])-2)&amp;&quot;C&quot;&amp;COLUMN([.AA1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4])-2)&amp;&quot;C&quot;&amp;COLUMN([.AB1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4])-2)&amp;&quot;C&quot;&amp;COLUMN([.AC1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4])-2)&amp;&quot;C&quot;&amp;COLUMN([.AD14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Tithi:         Krishna Dwadasi (Me) (28.19% left)" calcext:value-type="string">
            <text:p>Tithi: <text:s text:c="8"/>Krishna Dwadasi (Me) (28.19% left)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5])-2)&amp;&quot;C&quot;&amp;COLUMN([.D1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5])-2)&amp;&quot;C&quot;&amp;COLUMN([.E1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5])-2)&amp;&quot;C&quot;&amp;COLUMN([.F1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5])-2)&amp;&quot;C&quot;&amp;COLUMN([.G1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5])-2)&amp;&quot;C&quot;&amp;COLUMN([.H1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5])-2)&amp;&quot;C&quot;&amp;COLUMN([.I1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5])-2)&amp;&quot;C&quot;&amp;COLUMN([.J1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5])-2)&amp;&quot;C&quot;&amp;COLUMN([.K1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5])-2)&amp;&quot;C&quot;&amp;COLUMN([.L1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5])-2)&amp;&quot;C&quot;&amp;COLUMN([.M1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5])-2)&amp;&quot;C&quot;&amp;COLUMN([.N1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5])-2)&amp;&quot;C&quot;&amp;COLUMN([.O1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5])-2)&amp;&quot;C&quot;&amp;COLUMN([.P1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5])-2)&amp;&quot;C&quot;&amp;COLUMN([.Q1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5])-2)&amp;&quot;C&quot;&amp;COLUMN([.R1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5])-2)&amp;&quot;C&quot;&amp;COLUMN([.S1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5])-2)&amp;&quot;C&quot;&amp;COLUMN([.T1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5])-2)&amp;&quot;C&quot;&amp;COLUMN([.U1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5])-2)&amp;&quot;C&quot;&amp;COLUMN([.V1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5])-2)&amp;&quot;C&quot;&amp;COLUMN([.W1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5])-2)&amp;&quot;C&quot;&amp;COLUMN([.X1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5])-2)&amp;&quot;C&quot;&amp;COLUMN([.Y1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5])-2)&amp;&quot;C&quot;&amp;COLUMN([.Z1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5])-2)&amp;&quot;C&quot;&amp;COLUMN([.AA1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5])-2)&amp;&quot;C&quot;&amp;COLUMN([.AB1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5])-2)&amp;&quot;C&quot;&amp;COLUMN([.AC1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5])-2)&amp;&quot;C&quot;&amp;COLUMN([.AD15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Vedic Weekday: Monday (Mo)" calcext:value-type="string">
            <text:p>Vedic Weekday: Monday (Mo)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6])-2)&amp;&quot;C&quot;&amp;COLUMN([.D1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6])-2)&amp;&quot;C&quot;&amp;COLUMN([.E1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6])-2)&amp;&quot;C&quot;&amp;COLUMN([.F1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6])-2)&amp;&quot;C&quot;&amp;COLUMN([.G1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6])-2)&amp;&quot;C&quot;&amp;COLUMN([.H1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6])-2)&amp;&quot;C&quot;&amp;COLUMN([.I1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6])-2)&amp;&quot;C&quot;&amp;COLUMN([.J1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6])-2)&amp;&quot;C&quot;&amp;COLUMN([.K1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6])-2)&amp;&quot;C&quot;&amp;COLUMN([.L1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6])-2)&amp;&quot;C&quot;&amp;COLUMN([.M1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6])-2)&amp;&quot;C&quot;&amp;COLUMN([.N1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6])-2)&amp;&quot;C&quot;&amp;COLUMN([.O1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6])-2)&amp;&quot;C&quot;&amp;COLUMN([.P1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6])-2)&amp;&quot;C&quot;&amp;COLUMN([.Q1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6])-2)&amp;&quot;C&quot;&amp;COLUMN([.R1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6])-2)&amp;&quot;C&quot;&amp;COLUMN([.S1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6])-2)&amp;&quot;C&quot;&amp;COLUMN([.T1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6])-2)&amp;&quot;C&quot;&amp;COLUMN([.U1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6])-2)&amp;&quot;C&quot;&amp;COLUMN([.V1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6])-2)&amp;&quot;C&quot;&amp;COLUMN([.W1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6])-2)&amp;&quot;C&quot;&amp;COLUMN([.X1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6])-2)&amp;&quot;C&quot;&amp;COLUMN([.Y1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6])-2)&amp;&quot;C&quot;&amp;COLUMN([.Z1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6])-2)&amp;&quot;C&quot;&amp;COLUMN([.AA1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6])-2)&amp;&quot;C&quot;&amp;COLUMN([.AB1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6])-2)&amp;&quot;C&quot;&amp;COLUMN([.AC1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6])-2)&amp;&quot;C&quot;&amp;COLUMN([.AD16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Nakshatra:     Rohini (Mo) (2.38% left)" calcext:value-type="string">
            <text:p>Nakshatra: <text:s text:c="4"/>Rohini (Mo) (2.38% left)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7])-2)&amp;&quot;C&quot;&amp;COLUMN([.D1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7])-2)&amp;&quot;C&quot;&amp;COLUMN([.E1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7])-2)&amp;&quot;C&quot;&amp;COLUMN([.F1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7])-2)&amp;&quot;C&quot;&amp;COLUMN([.G1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7])-2)&amp;&quot;C&quot;&amp;COLUMN([.H1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7])-2)&amp;&quot;C&quot;&amp;COLUMN([.I1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7])-2)&amp;&quot;C&quot;&amp;COLUMN([.J1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7])-2)&amp;&quot;C&quot;&amp;COLUMN([.K1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7])-2)&amp;&quot;C&quot;&amp;COLUMN([.L1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7])-2)&amp;&quot;C&quot;&amp;COLUMN([.M1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7])-2)&amp;&quot;C&quot;&amp;COLUMN([.N1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7])-2)&amp;&quot;C&quot;&amp;COLUMN([.O1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7])-2)&amp;&quot;C&quot;&amp;COLUMN([.P1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7])-2)&amp;&quot;C&quot;&amp;COLUMN([.Q1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7])-2)&amp;&quot;C&quot;&amp;COLUMN([.R1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7])-2)&amp;&quot;C&quot;&amp;COLUMN([.S1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7])-2)&amp;&quot;C&quot;&amp;COLUMN([.T1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7])-2)&amp;&quot;C&quot;&amp;COLUMN([.U1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7])-2)&amp;&quot;C&quot;&amp;COLUMN([.V1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7])-2)&amp;&quot;C&quot;&amp;COLUMN([.W1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7])-2)&amp;&quot;C&quot;&amp;COLUMN([.X1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7])-2)&amp;&quot;C&quot;&amp;COLUMN([.Y1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7])-2)&amp;&quot;C&quot;&amp;COLUMN([.Z1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7])-2)&amp;&quot;C&quot;&amp;COLUMN([.AA1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7])-2)&amp;&quot;C&quot;&amp;COLUMN([.AB1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7])-2)&amp;&quot;C&quot;&amp;COLUMN([.AC1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7])-2)&amp;&quot;C&quot;&amp;COLUMN([.AD17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Yoga:          Vriddhi (Me) (9.39% left)" calcext:value-type="string">
            <text:p>Yoga: <text:s text:c="9"/>Vriddhi (Me) (9.39% left)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8])-2)&amp;&quot;C&quot;&amp;COLUMN([.D1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8])-2)&amp;&quot;C&quot;&amp;COLUMN([.E1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8])-2)&amp;&quot;C&quot;&amp;COLUMN([.F1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8])-2)&amp;&quot;C&quot;&amp;COLUMN([.G1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8])-2)&amp;&quot;C&quot;&amp;COLUMN([.H1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8])-2)&amp;&quot;C&quot;&amp;COLUMN([.I1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8])-2)&amp;&quot;C&quot;&amp;COLUMN([.J1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8])-2)&amp;&quot;C&quot;&amp;COLUMN([.K1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8])-2)&amp;&quot;C&quot;&amp;COLUMN([.L1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8])-2)&amp;&quot;C&quot;&amp;COLUMN([.M1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8])-2)&amp;&quot;C&quot;&amp;COLUMN([.N1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8])-2)&amp;&quot;C&quot;&amp;COLUMN([.O1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8])-2)&amp;&quot;C&quot;&amp;COLUMN([.P1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8])-2)&amp;&quot;C&quot;&amp;COLUMN([.Q1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8])-2)&amp;&quot;C&quot;&amp;COLUMN([.R1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8])-2)&amp;&quot;C&quot;&amp;COLUMN([.S1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8])-2)&amp;&quot;C&quot;&amp;COLUMN([.T1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8])-2)&amp;&quot;C&quot;&amp;COLUMN([.U1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8])-2)&amp;&quot;C&quot;&amp;COLUMN([.V1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8])-2)&amp;&quot;C&quot;&amp;COLUMN([.W1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8])-2)&amp;&quot;C&quot;&amp;COLUMN([.X1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8])-2)&amp;&quot;C&quot;&amp;COLUMN([.Y1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8])-2)&amp;&quot;C&quot;&amp;COLUMN([.Z1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8])-2)&amp;&quot;C&quot;&amp;COLUMN([.AA1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8])-2)&amp;&quot;C&quot;&amp;COLUMN([.AB1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8])-2)&amp;&quot;C&quot;&amp;COLUMN([.AC1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8])-2)&amp;&quot;C&quot;&amp;COLUMN([.AD18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Karana:        Taitula (Me) (56.39% left)" calcext:value-type="string">
            <text:p>Karana: <text:s text:c="7"/>Taitula (Me) (56.39% left)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9])-2)&amp;&quot;C&quot;&amp;COLUMN([.D1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9])-2)&amp;&quot;C&quot;&amp;COLUMN([.E1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9])-2)&amp;&quot;C&quot;&amp;COLUMN([.F1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9])-2)&amp;&quot;C&quot;&amp;COLUMN([.G1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9])-2)&amp;&quot;C&quot;&amp;COLUMN([.H1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9])-2)&amp;&quot;C&quot;&amp;COLUMN([.I1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9])-2)&amp;&quot;C&quot;&amp;COLUMN([.J1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9])-2)&amp;&quot;C&quot;&amp;COLUMN([.K1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9])-2)&amp;&quot;C&quot;&amp;COLUMN([.L1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9])-2)&amp;&quot;C&quot;&amp;COLUMN([.M1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9])-2)&amp;&quot;C&quot;&amp;COLUMN([.N1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9])-2)&amp;&quot;C&quot;&amp;COLUMN([.O1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9])-2)&amp;&quot;C&quot;&amp;COLUMN([.P1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9])-2)&amp;&quot;C&quot;&amp;COLUMN([.Q1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9])-2)&amp;&quot;C&quot;&amp;COLUMN([.R1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9])-2)&amp;&quot;C&quot;&amp;COLUMN([.S1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9])-2)&amp;&quot;C&quot;&amp;COLUMN([.T1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9])-2)&amp;&quot;C&quot;&amp;COLUMN([.U1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9])-2)&amp;&quot;C&quot;&amp;COLUMN([.V1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9])-2)&amp;&quot;C&quot;&amp;COLUMN([.W1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9])-2)&amp;&quot;C&quot;&amp;COLUMN([.X1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9])-2)&amp;&quot;C&quot;&amp;COLUMN([.Y1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9])-2)&amp;&quot;C&quot;&amp;COLUMN([.Z1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9])-2)&amp;&quot;C&quot;&amp;COLUMN([.AA1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9])-2)&amp;&quot;C&quot;&amp;COLUMN([.AB1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9])-2)&amp;&quot;C&quot;&amp;COLUMN([.AC1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9])-2)&amp;&quot;C&quot;&amp;COLUMN([.AD19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Hora Lord:     Mars (5 min sign: Sg)" calcext:value-type="string">
            <text:p>Hora Lord: <text:s text:c="4"/>Mars (5 min sign: Sg)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20])-2)&amp;&quot;C&quot;&amp;COLUMN([.D2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20])-2)&amp;&quot;C&quot;&amp;COLUMN([.E2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20])-2)&amp;&quot;C&quot;&amp;COLUMN([.F2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20])-2)&amp;&quot;C&quot;&amp;COLUMN([.G2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20])-2)&amp;&quot;C&quot;&amp;COLUMN([.H2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20])-2)&amp;&quot;C&quot;&amp;COLUMN([.I2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20])-2)&amp;&quot;C&quot;&amp;COLUMN([.J2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20])-2)&amp;&quot;C&quot;&amp;COLUMN([.K2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20])-2)&amp;&quot;C&quot;&amp;COLUMN([.L2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20])-2)&amp;&quot;C&quot;&amp;COLUMN([.M2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20])-2)&amp;&quot;C&quot;&amp;COLUMN([.N2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20])-2)&amp;&quot;C&quot;&amp;COLUMN([.O2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20])-2)&amp;&quot;C&quot;&amp;COLUMN([.P2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20])-2)&amp;&quot;C&quot;&amp;COLUMN([.Q2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20])-2)&amp;&quot;C&quot;&amp;COLUMN([.R2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20])-2)&amp;&quot;C&quot;&amp;COLUMN([.S2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20])-2)&amp;&quot;C&quot;&amp;COLUMN([.T2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20])-2)&amp;&quot;C&quot;&amp;COLUMN([.U2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20])-2)&amp;&quot;C&quot;&amp;COLUMN([.V2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20])-2)&amp;&quot;C&quot;&amp;COLUMN([.W2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20])-2)&amp;&quot;C&quot;&amp;COLUMN([.X2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20])-2)&amp;&quot;C&quot;&amp;COLUMN([.Y2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20])-2)&amp;&quot;C&quot;&amp;COLUMN([.Z2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20])-2)&amp;&quot;C&quot;&amp;COLUMN([.AA2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20])-2)&amp;&quot;C&quot;&amp;COLUMN([.AB2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20])-2)&amp;&quot;C&quot;&amp;COLUMN([.AC2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20])-2)&amp;&quot;C&quot;&amp;COLUMN([.AD20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Mahakala Hora: Jupiter (5 min sign: Aq)" calcext:value-type="string">
            <text:p>Mahakala Hora: Jupiter (5 min sign: Aq)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21])-2)&amp;&quot;C&quot;&amp;COLUMN([.D2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21])-2)&amp;&quot;C&quot;&amp;COLUMN([.E2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21])-2)&amp;&quot;C&quot;&amp;COLUMN([.F2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21])-2)&amp;&quot;C&quot;&amp;COLUMN([.G2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21])-2)&amp;&quot;C&quot;&amp;COLUMN([.H2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21])-2)&amp;&quot;C&quot;&amp;COLUMN([.I2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21])-2)&amp;&quot;C&quot;&amp;COLUMN([.J2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21])-2)&amp;&quot;C&quot;&amp;COLUMN([.K2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21])-2)&amp;&quot;C&quot;&amp;COLUMN([.L2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21])-2)&amp;&quot;C&quot;&amp;COLUMN([.M2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21])-2)&amp;&quot;C&quot;&amp;COLUMN([.N2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21])-2)&amp;&quot;C&quot;&amp;COLUMN([.O2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21])-2)&amp;&quot;C&quot;&amp;COLUMN([.P2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21])-2)&amp;&quot;C&quot;&amp;COLUMN([.Q2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21])-2)&amp;&quot;C&quot;&amp;COLUMN([.R2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21])-2)&amp;&quot;C&quot;&amp;COLUMN([.S2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21])-2)&amp;&quot;C&quot;&amp;COLUMN([.T2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21])-2)&amp;&quot;C&quot;&amp;COLUMN([.U2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21])-2)&amp;&quot;C&quot;&amp;COLUMN([.V2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21])-2)&amp;&quot;C&quot;&amp;COLUMN([.W2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21])-2)&amp;&quot;C&quot;&amp;COLUMN([.X2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21])-2)&amp;&quot;C&quot;&amp;COLUMN([.Y2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21])-2)&amp;&quot;C&quot;&amp;COLUMN([.Z2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21])-2)&amp;&quot;C&quot;&amp;COLUMN([.AA2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21])-2)&amp;&quot;C&quot;&amp;COLUMN([.AB2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21])-2)&amp;&quot;C&quot;&amp;COLUMN([.AC2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21])-2)&amp;&quot;C&quot;&amp;COLUMN([.AD21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Kaala Lord:    Rahu (Mahakala: Rahu)" calcext:value-type="string">
            <text:p>Kaala Lord: <text:s text:c="3"/>Rahu (Mahakala: Rahu)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22])-2)&amp;&quot;C&quot;&amp;COLUMN([.D2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22])-2)&amp;&quot;C&quot;&amp;COLUMN([.E2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22])-2)&amp;&quot;C&quot;&amp;COLUMN([.F2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22])-2)&amp;&quot;C&quot;&amp;COLUMN([.G2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22])-2)&amp;&quot;C&quot;&amp;COLUMN([.H2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22])-2)&amp;&quot;C&quot;&amp;COLUMN([.I2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22])-2)&amp;&quot;C&quot;&amp;COLUMN([.J2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22])-2)&amp;&quot;C&quot;&amp;COLUMN([.K2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22])-2)&amp;&quot;C&quot;&amp;COLUMN([.L2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22])-2)&amp;&quot;C&quot;&amp;COLUMN([.M2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22])-2)&amp;&quot;C&quot;&amp;COLUMN([.N2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22])-2)&amp;&quot;C&quot;&amp;COLUMN([.O2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22])-2)&amp;&quot;C&quot;&amp;COLUMN([.P2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22])-2)&amp;&quot;C&quot;&amp;COLUMN([.Q2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22])-2)&amp;&quot;C&quot;&amp;COLUMN([.R2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22])-2)&amp;&quot;C&quot;&amp;COLUMN([.S2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22])-2)&amp;&quot;C&quot;&amp;COLUMN([.T2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22])-2)&amp;&quot;C&quot;&amp;COLUMN([.U2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22])-2)&amp;&quot;C&quot;&amp;COLUMN([.V2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22])-2)&amp;&quot;C&quot;&amp;COLUMN([.W2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22])-2)&amp;&quot;C&quot;&amp;COLUMN([.X2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22])-2)&amp;&quot;C&quot;&amp;COLUMN([.Y2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22])-2)&amp;&quot;C&quot;&amp;COLUMN([.Z2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22])-2)&amp;&quot;C&quot;&amp;COLUMN([.AA2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22])-2)&amp;&quot;C&quot;&amp;COLUMN([.AB2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22])-2)&amp;&quot;C&quot;&amp;COLUMN([.AC2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22])-2)&amp;&quot;C&quot;&amp;COLUMN([.AD22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23])-2)&amp;&quot;C&quot;&amp;COLUMN([.D2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23])-2)&amp;&quot;C&quot;&amp;COLUMN([.E2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23])-2)&amp;&quot;C&quot;&amp;COLUMN([.F2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23])-2)&amp;&quot;C&quot;&amp;COLUMN([.G2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23])-2)&amp;&quot;C&quot;&amp;COLUMN([.H2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23])-2)&amp;&quot;C&quot;&amp;COLUMN([.I2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23])-2)&amp;&quot;C&quot;&amp;COLUMN([.J2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23])-2)&amp;&quot;C&quot;&amp;COLUMN([.K2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23])-2)&amp;&quot;C&quot;&amp;COLUMN([.L2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23])-2)&amp;&quot;C&quot;&amp;COLUMN([.M2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23])-2)&amp;&quot;C&quot;&amp;COLUMN([.N2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23])-2)&amp;&quot;C&quot;&amp;COLUMN([.O2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23])-2)&amp;&quot;C&quot;&amp;COLUMN([.P2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23])-2)&amp;&quot;C&quot;&amp;COLUMN([.Q2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23])-2)&amp;&quot;C&quot;&amp;COLUMN([.R2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23])-2)&amp;&quot;C&quot;&amp;COLUMN([.S2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23])-2)&amp;&quot;C&quot;&amp;COLUMN([.T2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23])-2)&amp;&quot;C&quot;&amp;COLUMN([.U2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23])-2)&amp;&quot;C&quot;&amp;COLUMN([.V2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23])-2)&amp;&quot;C&quot;&amp;COLUMN([.W2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23])-2)&amp;&quot;C&quot;&amp;COLUMN([.X2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23])-2)&amp;&quot;C&quot;&amp;COLUMN([.Y2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23])-2)&amp;&quot;C&quot;&amp;COLUMN([.Z2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23])-2)&amp;&quot;C&quot;&amp;COLUMN([.AA2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23])-2)&amp;&quot;C&quot;&amp;COLUMN([.AB2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23])-2)&amp;&quot;C&quot;&amp;COLUMN([.AC2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23])-2)&amp;&quot;C&quot;&amp;COLUMN([.AD23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Sunrise:       6:03:17" calcext:value-type="string">
            <text:p>Sunrise: <text:s text:c="6"/>6:03:17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24])-2)&amp;&quot;C&quot;&amp;COLUMN([.D2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24])-2)&amp;&quot;C&quot;&amp;COLUMN([.E2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24])-2)&amp;&quot;C&quot;&amp;COLUMN([.F2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24])-2)&amp;&quot;C&quot;&amp;COLUMN([.G2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24])-2)&amp;&quot;C&quot;&amp;COLUMN([.H2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24])-2)&amp;&quot;C&quot;&amp;COLUMN([.I2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24])-2)&amp;&quot;C&quot;&amp;COLUMN([.J2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24])-2)&amp;&quot;C&quot;&amp;COLUMN([.K2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24])-2)&amp;&quot;C&quot;&amp;COLUMN([.L2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24])-2)&amp;&quot;C&quot;&amp;COLUMN([.M2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24])-2)&amp;&quot;C&quot;&amp;COLUMN([.N2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24])-2)&amp;&quot;C&quot;&amp;COLUMN([.O2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24])-2)&amp;&quot;C&quot;&amp;COLUMN([.P2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24])-2)&amp;&quot;C&quot;&amp;COLUMN([.Q2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24])-2)&amp;&quot;C&quot;&amp;COLUMN([.R2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24])-2)&amp;&quot;C&quot;&amp;COLUMN([.S2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24])-2)&amp;&quot;C&quot;&amp;COLUMN([.T2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24])-2)&amp;&quot;C&quot;&amp;COLUMN([.U2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24])-2)&amp;&quot;C&quot;&amp;COLUMN([.V2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24])-2)&amp;&quot;C&quot;&amp;COLUMN([.W2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24])-2)&amp;&quot;C&quot;&amp;COLUMN([.X2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24])-2)&amp;&quot;C&quot;&amp;COLUMN([.Y2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24])-2)&amp;&quot;C&quot;&amp;COLUMN([.Z2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24])-2)&amp;&quot;C&quot;&amp;COLUMN([.AA2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24])-2)&amp;&quot;C&quot;&amp;COLUMN([.AB2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24])-2)&amp;&quot;C&quot;&amp;COLUMN([.AC2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24])-2)&amp;&quot;C&quot;&amp;COLUMN([.AD24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Sunset:        18:44:17" calcext:value-type="string">
            <text:p>Sunset: <text:s text:c="7"/>18:44:17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25])-2)&amp;&quot;C&quot;&amp;COLUMN([.D2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25])-2)&amp;&quot;C&quot;&amp;COLUMN([.E2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25])-2)&amp;&quot;C&quot;&amp;COLUMN([.F2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25])-2)&amp;&quot;C&quot;&amp;COLUMN([.G2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25])-2)&amp;&quot;C&quot;&amp;COLUMN([.H2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25])-2)&amp;&quot;C&quot;&amp;COLUMN([.I2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25])-2)&amp;&quot;C&quot;&amp;COLUMN([.J2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25])-2)&amp;&quot;C&quot;&amp;COLUMN([.K2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25])-2)&amp;&quot;C&quot;&amp;COLUMN([.L2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25])-2)&amp;&quot;C&quot;&amp;COLUMN([.M2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25])-2)&amp;&quot;C&quot;&amp;COLUMN([.N2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25])-2)&amp;&quot;C&quot;&amp;COLUMN([.O2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25])-2)&amp;&quot;C&quot;&amp;COLUMN([.P2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25])-2)&amp;&quot;C&quot;&amp;COLUMN([.Q2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25])-2)&amp;&quot;C&quot;&amp;COLUMN([.R2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25])-2)&amp;&quot;C&quot;&amp;COLUMN([.S2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25])-2)&amp;&quot;C&quot;&amp;COLUMN([.T2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25])-2)&amp;&quot;C&quot;&amp;COLUMN([.U2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25])-2)&amp;&quot;C&quot;&amp;COLUMN([.V2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25])-2)&amp;&quot;C&quot;&amp;COLUMN([.W2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25])-2)&amp;&quot;C&quot;&amp;COLUMN([.X2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25])-2)&amp;&quot;C&quot;&amp;COLUMN([.Y2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25])-2)&amp;&quot;C&quot;&amp;COLUMN([.Z2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25])-2)&amp;&quot;C&quot;&amp;COLUMN([.AA2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25])-2)&amp;&quot;C&quot;&amp;COLUMN([.AB2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25])-2)&amp;&quot;C&quot;&amp;COLUMN([.AC2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25])-2)&amp;&quot;C&quot;&amp;COLUMN([.AD25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Janma Ghatis:  7.9117" calcext:value-type="string">
            <text:p>Janma Ghatis: <text:s/>7.9117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26])-2)&amp;&quot;C&quot;&amp;COLUMN([.D2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26])-2)&amp;&quot;C&quot;&amp;COLUMN([.E2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26])-2)&amp;&quot;C&quot;&amp;COLUMN([.F2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26])-2)&amp;&quot;C&quot;&amp;COLUMN([.G2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26])-2)&amp;&quot;C&quot;&amp;COLUMN([.H2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26])-2)&amp;&quot;C&quot;&amp;COLUMN([.I2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26])-2)&amp;&quot;C&quot;&amp;COLUMN([.J2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26])-2)&amp;&quot;C&quot;&amp;COLUMN([.K2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26])-2)&amp;&quot;C&quot;&amp;COLUMN([.L2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26])-2)&amp;&quot;C&quot;&amp;COLUMN([.M2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26])-2)&amp;&quot;C&quot;&amp;COLUMN([.N2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26])-2)&amp;&quot;C&quot;&amp;COLUMN([.O2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26])-2)&amp;&quot;C&quot;&amp;COLUMN([.P2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26])-2)&amp;&quot;C&quot;&amp;COLUMN([.Q2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26])-2)&amp;&quot;C&quot;&amp;COLUMN([.R2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26])-2)&amp;&quot;C&quot;&amp;COLUMN([.S2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26])-2)&amp;&quot;C&quot;&amp;COLUMN([.T2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26])-2)&amp;&quot;C&quot;&amp;COLUMN([.U2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26])-2)&amp;&quot;C&quot;&amp;COLUMN([.V2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26])-2)&amp;&quot;C&quot;&amp;COLUMN([.W2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26])-2)&amp;&quot;C&quot;&amp;COLUMN([.X2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26])-2)&amp;&quot;C&quot;&amp;COLUMN([.Y2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26])-2)&amp;&quot;C&quot;&amp;COLUMN([.Z2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26])-2)&amp;&quot;C&quot;&amp;COLUMN([.AA2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26])-2)&amp;&quot;C&quot;&amp;COLUMN([.AB2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26])-2)&amp;&quot;C&quot;&amp;COLUMN([.AC2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26])-2)&amp;&quot;C&quot;&amp;COLUMN([.AD26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27])-2)&amp;&quot;C&quot;&amp;COLUMN([.D2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27])-2)&amp;&quot;C&quot;&amp;COLUMN([.E2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27])-2)&amp;&quot;C&quot;&amp;COLUMN([.F2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27])-2)&amp;&quot;C&quot;&amp;COLUMN([.G2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27])-2)&amp;&quot;C&quot;&amp;COLUMN([.H2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27])-2)&amp;&quot;C&quot;&amp;COLUMN([.I2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27])-2)&amp;&quot;C&quot;&amp;COLUMN([.J2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27])-2)&amp;&quot;C&quot;&amp;COLUMN([.K2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27])-2)&amp;&quot;C&quot;&amp;COLUMN([.L2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27])-2)&amp;&quot;C&quot;&amp;COLUMN([.M2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27])-2)&amp;&quot;C&quot;&amp;COLUMN([.N2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27])-2)&amp;&quot;C&quot;&amp;COLUMN([.O2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27])-2)&amp;&quot;C&quot;&amp;COLUMN([.P2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27])-2)&amp;&quot;C&quot;&amp;COLUMN([.Q2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27])-2)&amp;&quot;C&quot;&amp;COLUMN([.R2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27])-2)&amp;&quot;C&quot;&amp;COLUMN([.S2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27])-2)&amp;&quot;C&quot;&amp;COLUMN([.T2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27])-2)&amp;&quot;C&quot;&amp;COLUMN([.U2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27])-2)&amp;&quot;C&quot;&amp;COLUMN([.V2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27])-2)&amp;&quot;C&quot;&amp;COLUMN([.W2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27])-2)&amp;&quot;C&quot;&amp;COLUMN([.X2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27])-2)&amp;&quot;C&quot;&amp;COLUMN([.Y2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27])-2)&amp;&quot;C&quot;&amp;COLUMN([.Z2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27])-2)&amp;&quot;C&quot;&amp;COLUMN([.AA2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27])-2)&amp;&quot;C&quot;&amp;COLUMN([.AB2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27])-2)&amp;&quot;C&quot;&amp;COLUMN([.AC2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27])-2)&amp;&quot;C&quot;&amp;COLUMN([.AD27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Ayanamsa:      23-26-39.19" calcext:value-type="string">
            <text:p>Ayanamsa: <text:s text:c="5"/>23-26-39.1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28])-2)&amp;&quot;C&quot;&amp;COLUMN([.D2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28])-2)&amp;&quot;C&quot;&amp;COLUMN([.E2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28])-2)&amp;&quot;C&quot;&amp;COLUMN([.F2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28])-2)&amp;&quot;C&quot;&amp;COLUMN([.G2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28])-2)&amp;&quot;C&quot;&amp;COLUMN([.H2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28])-2)&amp;&quot;C&quot;&amp;COLUMN([.I2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28])-2)&amp;&quot;C&quot;&amp;COLUMN([.J2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28])-2)&amp;&quot;C&quot;&amp;COLUMN([.K2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28])-2)&amp;&quot;C&quot;&amp;COLUMN([.L2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28])-2)&amp;&quot;C&quot;&amp;COLUMN([.M2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28])-2)&amp;&quot;C&quot;&amp;COLUMN([.N2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28])-2)&amp;&quot;C&quot;&amp;COLUMN([.O2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28])-2)&amp;&quot;C&quot;&amp;COLUMN([.P2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28])-2)&amp;&quot;C&quot;&amp;COLUMN([.Q2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28])-2)&amp;&quot;C&quot;&amp;COLUMN([.R2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28])-2)&amp;&quot;C&quot;&amp;COLUMN([.S2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28])-2)&amp;&quot;C&quot;&amp;COLUMN([.T2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28])-2)&amp;&quot;C&quot;&amp;COLUMN([.U2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28])-2)&amp;&quot;C&quot;&amp;COLUMN([.V2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28])-2)&amp;&quot;C&quot;&amp;COLUMN([.W2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28])-2)&amp;&quot;C&quot;&amp;COLUMN([.X2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28])-2)&amp;&quot;C&quot;&amp;COLUMN([.Y2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28])-2)&amp;&quot;C&quot;&amp;COLUMN([.Z2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28])-2)&amp;&quot;C&quot;&amp;COLUMN([.AA2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28])-2)&amp;&quot;C&quot;&amp;COLUMN([.AB2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28])-2)&amp;&quot;C&quot;&amp;COLUMN([.AC2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28])-2)&amp;&quot;C&quot;&amp;COLUMN([.AD28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Sidereal Time: 4:40:40" calcext:value-type="string">
            <text:p>Sidereal Time: 4:40:40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29])-2)&amp;&quot;C&quot;&amp;COLUMN([.D2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29])-2)&amp;&quot;C&quot;&amp;COLUMN([.E2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29])-2)&amp;&quot;C&quot;&amp;COLUMN([.F2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29])-2)&amp;&quot;C&quot;&amp;COLUMN([.G2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29])-2)&amp;&quot;C&quot;&amp;COLUMN([.H2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29])-2)&amp;&quot;C&quot;&amp;COLUMN([.I2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29])-2)&amp;&quot;C&quot;&amp;COLUMN([.J2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29])-2)&amp;&quot;C&quot;&amp;COLUMN([.K2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29])-2)&amp;&quot;C&quot;&amp;COLUMN([.L2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29])-2)&amp;&quot;C&quot;&amp;COLUMN([.M2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29])-2)&amp;&quot;C&quot;&amp;COLUMN([.N2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29])-2)&amp;&quot;C&quot;&amp;COLUMN([.O2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29])-2)&amp;&quot;C&quot;&amp;COLUMN([.P2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29])-2)&amp;&quot;C&quot;&amp;COLUMN([.Q2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29])-2)&amp;&quot;C&quot;&amp;COLUMN([.R2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29])-2)&amp;&quot;C&quot;&amp;COLUMN([.S2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29])-2)&amp;&quot;C&quot;&amp;COLUMN([.T2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29])-2)&amp;&quot;C&quot;&amp;COLUMN([.U2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29])-2)&amp;&quot;C&quot;&amp;COLUMN([.V2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29])-2)&amp;&quot;C&quot;&amp;COLUMN([.W2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29])-2)&amp;&quot;C&quot;&amp;COLUMN([.X2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29])-2)&amp;&quot;C&quot;&amp;COLUMN([.Y2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29])-2)&amp;&quot;C&quot;&amp;COLUMN([.Z2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29])-2)&amp;&quot;C&quot;&amp;COLUMN([.AA2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29])-2)&amp;&quot;C&quot;&amp;COLUMN([.AB2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29])-2)&amp;&quot;C&quot;&amp;COLUMN([.AC2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29])-2)&amp;&quot;C&quot;&amp;COLUMN([.AD29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30])-2)&amp;&quot;C&quot;&amp;COLUMN([.D3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30])-2)&amp;&quot;C&quot;&amp;COLUMN([.E3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30])-2)&amp;&quot;C&quot;&amp;COLUMN([.F3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30])-2)&amp;&quot;C&quot;&amp;COLUMN([.G3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30])-2)&amp;&quot;C&quot;&amp;COLUMN([.H3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30])-2)&amp;&quot;C&quot;&amp;COLUMN([.I3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30])-2)&amp;&quot;C&quot;&amp;COLUMN([.J3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30])-2)&amp;&quot;C&quot;&amp;COLUMN([.K3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30])-2)&amp;&quot;C&quot;&amp;COLUMN([.L3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30])-2)&amp;&quot;C&quot;&amp;COLUMN([.M3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30])-2)&amp;&quot;C&quot;&amp;COLUMN([.N3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30])-2)&amp;&quot;C&quot;&amp;COLUMN([.O3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30])-2)&amp;&quot;C&quot;&amp;COLUMN([.P3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30])-2)&amp;&quot;C&quot;&amp;COLUMN([.Q3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30])-2)&amp;&quot;C&quot;&amp;COLUMN([.R3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30])-2)&amp;&quot;C&quot;&amp;COLUMN([.S3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30])-2)&amp;&quot;C&quot;&amp;COLUMN([.T3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30])-2)&amp;&quot;C&quot;&amp;COLUMN([.U3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30])-2)&amp;&quot;C&quot;&amp;COLUMN([.V3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30])-2)&amp;&quot;C&quot;&amp;COLUMN([.W3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30])-2)&amp;&quot;C&quot;&amp;COLUMN([.X3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30])-2)&amp;&quot;C&quot;&amp;COLUMN([.Y3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30])-2)&amp;&quot;C&quot;&amp;COLUMN([.Z3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30])-2)&amp;&quot;C&quot;&amp;COLUMN([.AA3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30])-2)&amp;&quot;C&quot;&amp;COLUMN([.AB3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30])-2)&amp;&quot;C&quot;&amp;COLUMN([.AC3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30])-2)&amp;&quot;C&quot;&amp;COLUMN([.AD30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Body                    Longitude        Nakshatra Pada Rasi Navamsa" calcext:value-type="string">
            <text:p>Body <text:s text:c="19"/>Longitude <text:s text:c="7"/>Nakshatra Pada Rasi Navamsa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31])-2)&amp;&quot;C&quot;&amp;COLUMN([.D3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31])-2)&amp;&quot;C&quot;&amp;COLUMN([.E3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31])-2)&amp;&quot;C&quot;&amp;COLUMN([.F3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31])-2)&amp;&quot;C&quot;&amp;COLUMN([.G3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31])-2)&amp;&quot;C&quot;&amp;COLUMN([.H3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31])-2)&amp;&quot;C&quot;&amp;COLUMN([.I3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31])-2)&amp;&quot;C&quot;&amp;COLUMN([.J3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31])-2)&amp;&quot;C&quot;&amp;COLUMN([.K3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31])-2)&amp;&quot;C&quot;&amp;COLUMN([.L3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31])-2)&amp;&quot;C&quot;&amp;COLUMN([.M3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31])-2)&amp;&quot;C&quot;&amp;COLUMN([.N3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31])-2)&amp;&quot;C&quot;&amp;COLUMN([.O3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31])-2)&amp;&quot;C&quot;&amp;COLUMN([.P3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31])-2)&amp;&quot;C&quot;&amp;COLUMN([.Q3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31])-2)&amp;&quot;C&quot;&amp;COLUMN([.R3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31])-2)&amp;&quot;C&quot;&amp;COLUMN([.S3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31])-2)&amp;&quot;C&quot;&amp;COLUMN([.T3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31])-2)&amp;&quot;C&quot;&amp;COLUMN([.U3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31])-2)&amp;&quot;C&quot;&amp;COLUMN([.V3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31])-2)&amp;&quot;C&quot;&amp;COLUMN([.W3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31])-2)&amp;&quot;C&quot;&amp;COLUMN([.X3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31])-2)&amp;&quot;C&quot;&amp;COLUMN([.Y3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31])-2)&amp;&quot;C&quot;&amp;COLUMN([.Z3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31])-2)&amp;&quot;C&quot;&amp;COLUMN([.AA3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31])-2)&amp;&quot;C&quot;&amp;COLUMN([.AB3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31])-2)&amp;&quot;C&quot;&amp;COLUMN([.AC3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31])-2)&amp;&quot;C&quot;&amp;COLUMN([.AD31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32])-2)&amp;&quot;C&quot;&amp;COLUMN([.D3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32])-2)&amp;&quot;C&quot;&amp;COLUMN([.E3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32])-2)&amp;&quot;C&quot;&amp;COLUMN([.F3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32])-2)&amp;&quot;C&quot;&amp;COLUMN([.G3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32])-2)&amp;&quot;C&quot;&amp;COLUMN([.H3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32])-2)&amp;&quot;C&quot;&amp;COLUMN([.I3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32])-2)&amp;&quot;C&quot;&amp;COLUMN([.J3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32])-2)&amp;&quot;C&quot;&amp;COLUMN([.K3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32])-2)&amp;&quot;C&quot;&amp;COLUMN([.L3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32])-2)&amp;&quot;C&quot;&amp;COLUMN([.M3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32])-2)&amp;&quot;C&quot;&amp;COLUMN([.N3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32])-2)&amp;&quot;C&quot;&amp;COLUMN([.O3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32])-2)&amp;&quot;C&quot;&amp;COLUMN([.P3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32])-2)&amp;&quot;C&quot;&amp;COLUMN([.Q3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32])-2)&amp;&quot;C&quot;&amp;COLUMN([.R3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32])-2)&amp;&quot;C&quot;&amp;COLUMN([.S3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32])-2)&amp;&quot;C&quot;&amp;COLUMN([.T3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32])-2)&amp;&quot;C&quot;&amp;COLUMN([.U3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32])-2)&amp;&quot;C&quot;&amp;COLUMN([.V3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32])-2)&amp;&quot;C&quot;&amp;COLUMN([.W3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32])-2)&amp;&quot;C&quot;&amp;COLUMN([.X3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32])-2)&amp;&quot;C&quot;&amp;COLUMN([.Y3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32])-2)&amp;&quot;C&quot;&amp;COLUMN([.Z3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32])-2)&amp;&quot;C&quot;&amp;COLUMN([.AA3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32])-2)&amp;&quot;C&quot;&amp;COLUMN([.AB3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32])-2)&amp;&quot;C&quot;&amp;COLUMN([.AC3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32])-2)&amp;&quot;C&quot;&amp;COLUMN([.AD32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Lagna                   16 Le 42' 41.46&quot; PPha      2    Le   Vi" calcext:value-type="string">
            <text:p>Lagna <text:s text:c="18"/>16 Le 42' 41.46" PPha <text:s text:c="5"/>2 <text:s text:c="3"/>Le <text:s text:c="2"/>Vi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33])-2)&amp;&quot;C&quot;&amp;COLUMN([.D3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33])-2)&amp;&quot;C&quot;&amp;COLUMN([.E3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33])-2)&amp;&quot;C&quot;&amp;COLUMN([.F3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33])-2)&amp;&quot;C&quot;&amp;COLUMN([.G3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33])-2)&amp;&quot;C&quot;&amp;COLUMN([.H3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33])-2)&amp;&quot;C&quot;&amp;COLUMN([.I3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33])-2)&amp;&quot;C&quot;&amp;COLUMN([.J3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33])-2)&amp;&quot;C&quot;&amp;COLUMN([.K3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33])-2)&amp;&quot;C&quot;&amp;COLUMN([.L3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33])-2)&amp;&quot;C&quot;&amp;COLUMN([.M3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33])-2)&amp;&quot;C&quot;&amp;COLUMN([.N3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33])-2)&amp;&quot;C&quot;&amp;COLUMN([.O3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33])-2)&amp;&quot;C&quot;&amp;COLUMN([.P3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33])-2)&amp;&quot;C&quot;&amp;COLUMN([.Q3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33])-2)&amp;&quot;C&quot;&amp;COLUMN([.R3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33])-2)&amp;&quot;C&quot;&amp;COLUMN([.S3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33])-2)&amp;&quot;C&quot;&amp;COLUMN([.T3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33])-2)&amp;&quot;C&quot;&amp;COLUMN([.U3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33])-2)&amp;&quot;C&quot;&amp;COLUMN([.V3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33])-2)&amp;&quot;C&quot;&amp;COLUMN([.W3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33])-2)&amp;&quot;C&quot;&amp;COLUMN([.X3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33])-2)&amp;&quot;C&quot;&amp;COLUMN([.Y3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33])-2)&amp;&quot;C&quot;&amp;COLUMN([.Z3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33])-2)&amp;&quot;C&quot;&amp;COLUMN([.AA3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33])-2)&amp;&quot;C&quot;&amp;COLUMN([.AB3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33])-2)&amp;&quot;C&quot;&amp;COLUMN([.AC3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33])-2)&amp;&quot;C&quot;&amp;COLUMN([.AD33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Sun - DK                 2 Cn 23' 57.13&quot; Puna      4    Cn   Cn" calcext:value-type="string">
            <text:p>Sun - DK <text:s text:c="16"/>2 Cn 23' 57.13" Puna <text:s text:c="5"/>4 <text:s text:c="3"/>Cn <text:s text:c="2"/>Cn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34])-2)&amp;&quot;C&quot;&amp;COLUMN([.D3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34])-2)&amp;&quot;C&quot;&amp;COLUMN([.E3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34])-2)&amp;&quot;C&quot;&amp;COLUMN([.F3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34])-2)&amp;&quot;C&quot;&amp;COLUMN([.G3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34])-2)&amp;&quot;C&quot;&amp;COLUMN([.H3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34])-2)&amp;&quot;C&quot;&amp;COLUMN([.I3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34])-2)&amp;&quot;C&quot;&amp;COLUMN([.J3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34])-2)&amp;&quot;C&quot;&amp;COLUMN([.K3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34])-2)&amp;&quot;C&quot;&amp;COLUMN([.L3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34])-2)&amp;&quot;C&quot;&amp;COLUMN([.M3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34])-2)&amp;&quot;C&quot;&amp;COLUMN([.N3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34])-2)&amp;&quot;C&quot;&amp;COLUMN([.O3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34])-2)&amp;&quot;C&quot;&amp;COLUMN([.P3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34])-2)&amp;&quot;C&quot;&amp;COLUMN([.Q3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34])-2)&amp;&quot;C&quot;&amp;COLUMN([.R3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34])-2)&amp;&quot;C&quot;&amp;COLUMN([.S3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34])-2)&amp;&quot;C&quot;&amp;COLUMN([.T3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34])-2)&amp;&quot;C&quot;&amp;COLUMN([.U3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34])-2)&amp;&quot;C&quot;&amp;COLUMN([.V3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34])-2)&amp;&quot;C&quot;&amp;COLUMN([.W3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34])-2)&amp;&quot;C&quot;&amp;COLUMN([.X3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34])-2)&amp;&quot;C&quot;&amp;COLUMN([.Y3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34])-2)&amp;&quot;C&quot;&amp;COLUMN([.Z3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34])-2)&amp;&quot;C&quot;&amp;COLUMN([.AA3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34])-2)&amp;&quot;C&quot;&amp;COLUMN([.AB3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34])-2)&amp;&quot;C&quot;&amp;COLUMN([.AC3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34])-2)&amp;&quot;C&quot;&amp;COLUMN([.AD34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Moon - BK               23 Ta 00' 57.40&quot; Rohi      4    Ta   Cn" calcext:value-type="string">
            <text:p>Moon - BK <text:s text:c="14"/>23 Ta 00' 57.40" Rohi <text:s text:c="5"/>4 <text:s text:c="3"/>Ta <text:s text:c="2"/>Cn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35])-2)&amp;&quot;C&quot;&amp;COLUMN([.D3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35])-2)&amp;&quot;C&quot;&amp;COLUMN([.E3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35])-2)&amp;&quot;C&quot;&amp;COLUMN([.F3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35])-2)&amp;&quot;C&quot;&amp;COLUMN([.G3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35])-2)&amp;&quot;C&quot;&amp;COLUMN([.H3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35])-2)&amp;&quot;C&quot;&amp;COLUMN([.I3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35])-2)&amp;&quot;C&quot;&amp;COLUMN([.J3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35])-2)&amp;&quot;C&quot;&amp;COLUMN([.K3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35])-2)&amp;&quot;C&quot;&amp;COLUMN([.L3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35])-2)&amp;&quot;C&quot;&amp;COLUMN([.M3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35])-2)&amp;&quot;C&quot;&amp;COLUMN([.N3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35])-2)&amp;&quot;C&quot;&amp;COLUMN([.O3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35])-2)&amp;&quot;C&quot;&amp;COLUMN([.P3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35])-2)&amp;&quot;C&quot;&amp;COLUMN([.Q3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35])-2)&amp;&quot;C&quot;&amp;COLUMN([.R3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35])-2)&amp;&quot;C&quot;&amp;COLUMN([.S3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35])-2)&amp;&quot;C&quot;&amp;COLUMN([.T3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35])-2)&amp;&quot;C&quot;&amp;COLUMN([.U3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35])-2)&amp;&quot;C&quot;&amp;COLUMN([.V3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35])-2)&amp;&quot;C&quot;&amp;COLUMN([.W3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35])-2)&amp;&quot;C&quot;&amp;COLUMN([.X3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35])-2)&amp;&quot;C&quot;&amp;COLUMN([.Y3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35])-2)&amp;&quot;C&quot;&amp;COLUMN([.Z3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35])-2)&amp;&quot;C&quot;&amp;COLUMN([.AA3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35])-2)&amp;&quot;C&quot;&amp;COLUMN([.AB3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35])-2)&amp;&quot;C&quot;&amp;COLUMN([.AC3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35])-2)&amp;&quot;C&quot;&amp;COLUMN([.AD35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Mars (R) - AK           28 Cp 06' 31.19&quot; Dhan      2    Cp   Vi" calcext:value-type="string">
            <text:p>Mars (R) - AK <text:s text:c="10"/>28 Cp 06' 31.19" Dhan <text:s text:c="5"/>2 <text:s text:c="3"/>Cp <text:s text:c="2"/>Vi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36])-2)&amp;&quot;C&quot;&amp;COLUMN([.D3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36])-2)&amp;&quot;C&quot;&amp;COLUMN([.E3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36])-2)&amp;&quot;C&quot;&amp;COLUMN([.F3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36])-2)&amp;&quot;C&quot;&amp;COLUMN([.G3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36])-2)&amp;&quot;C&quot;&amp;COLUMN([.H3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36])-2)&amp;&quot;C&quot;&amp;COLUMN([.I3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36])-2)&amp;&quot;C&quot;&amp;COLUMN([.J3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36])-2)&amp;&quot;C&quot;&amp;COLUMN([.K3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36])-2)&amp;&quot;C&quot;&amp;COLUMN([.L3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36])-2)&amp;&quot;C&quot;&amp;COLUMN([.M3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36])-2)&amp;&quot;C&quot;&amp;COLUMN([.N3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36])-2)&amp;&quot;C&quot;&amp;COLUMN([.O3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36])-2)&amp;&quot;C&quot;&amp;COLUMN([.P3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36])-2)&amp;&quot;C&quot;&amp;COLUMN([.Q3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36])-2)&amp;&quot;C&quot;&amp;COLUMN([.R3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36])-2)&amp;&quot;C&quot;&amp;COLUMN([.S3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36])-2)&amp;&quot;C&quot;&amp;COLUMN([.T3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36])-2)&amp;&quot;C&quot;&amp;COLUMN([.U3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36])-2)&amp;&quot;C&quot;&amp;COLUMN([.V3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36])-2)&amp;&quot;C&quot;&amp;COLUMN([.W3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36])-2)&amp;&quot;C&quot;&amp;COLUMN([.X3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36])-2)&amp;&quot;C&quot;&amp;COLUMN([.Y3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36])-2)&amp;&quot;C&quot;&amp;COLUMN([.Z3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36])-2)&amp;&quot;C&quot;&amp;COLUMN([.AA3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36])-2)&amp;&quot;C&quot;&amp;COLUMN([.AB3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36])-2)&amp;&quot;C&quot;&amp;COLUMN([.AC3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36])-2)&amp;&quot;C&quot;&amp;COLUMN([.AD36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Mercury - AmK           27 Cn 07' 47.23&quot; Asre      4    Cn   Pi" calcext:value-type="string">
            <text:p>Mercury - AmK <text:s text:c="10"/>27 Cn 07' 47.23" Asre <text:s text:c="5"/>4 <text:s text:c="3"/>Cn <text:s text:c="2"/>Pi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37])-2)&amp;&quot;C&quot;&amp;COLUMN([.D3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37])-2)&amp;&quot;C&quot;&amp;COLUMN([.E3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37])-2)&amp;&quot;C&quot;&amp;COLUMN([.F3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37])-2)&amp;&quot;C&quot;&amp;COLUMN([.G3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37])-2)&amp;&quot;C&quot;&amp;COLUMN([.H3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37])-2)&amp;&quot;C&quot;&amp;COLUMN([.I3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37])-2)&amp;&quot;C&quot;&amp;COLUMN([.J3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37])-2)&amp;&quot;C&quot;&amp;COLUMN([.K3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37])-2)&amp;&quot;C&quot;&amp;COLUMN([.L3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37])-2)&amp;&quot;C&quot;&amp;COLUMN([.M3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37])-2)&amp;&quot;C&quot;&amp;COLUMN([.N3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37])-2)&amp;&quot;C&quot;&amp;COLUMN([.O3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37])-2)&amp;&quot;C&quot;&amp;COLUMN([.P3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37])-2)&amp;&quot;C&quot;&amp;COLUMN([.Q3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37])-2)&amp;&quot;C&quot;&amp;COLUMN([.R3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37])-2)&amp;&quot;C&quot;&amp;COLUMN([.S3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37])-2)&amp;&quot;C&quot;&amp;COLUMN([.T3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37])-2)&amp;&quot;C&quot;&amp;COLUMN([.U3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37])-2)&amp;&quot;C&quot;&amp;COLUMN([.V3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37])-2)&amp;&quot;C&quot;&amp;COLUMN([.W3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37])-2)&amp;&quot;C&quot;&amp;COLUMN([.X3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37])-2)&amp;&quot;C&quot;&amp;COLUMN([.Y3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37])-2)&amp;&quot;C&quot;&amp;COLUMN([.Z3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37])-2)&amp;&quot;C&quot;&amp;COLUMN([.AA3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37])-2)&amp;&quot;C&quot;&amp;COLUMN([.AB3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37])-2)&amp;&quot;C&quot;&amp;COLUMN([.AC3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37])-2)&amp;&quot;C&quot;&amp;COLUMN([.AD37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Jupiter (R) - GK         3 Sc 11' 49.83&quot; Visa      4    Sc   Cn" calcext:value-type="string">
            <text:p>Jupiter (R) - GK <text:s text:c="8"/>3 Sc 11' 49.83" Visa <text:s text:c="5"/>4 <text:s text:c="3"/>Sc <text:s text:c="2"/>Cn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38])-2)&amp;&quot;C&quot;&amp;COLUMN([.D3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38])-2)&amp;&quot;C&quot;&amp;COLUMN([.E3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38])-2)&amp;&quot;C&quot;&amp;COLUMN([.F3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38])-2)&amp;&quot;C&quot;&amp;COLUMN([.G3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38])-2)&amp;&quot;C&quot;&amp;COLUMN([.H3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38])-2)&amp;&quot;C&quot;&amp;COLUMN([.I3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38])-2)&amp;&quot;C&quot;&amp;COLUMN([.J3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38])-2)&amp;&quot;C&quot;&amp;COLUMN([.K3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38])-2)&amp;&quot;C&quot;&amp;COLUMN([.L3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38])-2)&amp;&quot;C&quot;&amp;COLUMN([.M3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38])-2)&amp;&quot;C&quot;&amp;COLUMN([.N3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38])-2)&amp;&quot;C&quot;&amp;COLUMN([.O3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38])-2)&amp;&quot;C&quot;&amp;COLUMN([.P3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38])-2)&amp;&quot;C&quot;&amp;COLUMN([.Q3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38])-2)&amp;&quot;C&quot;&amp;COLUMN([.R3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38])-2)&amp;&quot;C&quot;&amp;COLUMN([.S3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38])-2)&amp;&quot;C&quot;&amp;COLUMN([.T3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38])-2)&amp;&quot;C&quot;&amp;COLUMN([.U3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38])-2)&amp;&quot;C&quot;&amp;COLUMN([.V3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38])-2)&amp;&quot;C&quot;&amp;COLUMN([.W3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38])-2)&amp;&quot;C&quot;&amp;COLUMN([.X3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38])-2)&amp;&quot;C&quot;&amp;COLUMN([.Y3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38])-2)&amp;&quot;C&quot;&amp;COLUMN([.Z3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38])-2)&amp;&quot;C&quot;&amp;COLUMN([.AA3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38])-2)&amp;&quot;C&quot;&amp;COLUMN([.AB3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38])-2)&amp;&quot;C&quot;&amp;COLUMN([.AC3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38])-2)&amp;&quot;C&quot;&amp;COLUMN([.AD38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Venus - MK              21 Ge 32' 26.17&quot; Puna      1    Ge   Ar" calcext:value-type="string">
            <text:p>Venus - MK <text:s text:c="13"/>21 Ge 32' 26.17" Puna <text:s text:c="5"/>1 <text:s text:c="3"/>Ge <text:s text:c="2"/>Ar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39])-2)&amp;&quot;C&quot;&amp;COLUMN([.D3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39])-2)&amp;&quot;C&quot;&amp;COLUMN([.E3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39])-2)&amp;&quot;C&quot;&amp;COLUMN([.F3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39])-2)&amp;&quot;C&quot;&amp;COLUMN([.G3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39])-2)&amp;&quot;C&quot;&amp;COLUMN([.H3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39])-2)&amp;&quot;C&quot;&amp;COLUMN([.I3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39])-2)&amp;&quot;C&quot;&amp;COLUMN([.J3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39])-2)&amp;&quot;C&quot;&amp;COLUMN([.K3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39])-2)&amp;&quot;C&quot;&amp;COLUMN([.L3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39])-2)&amp;&quot;C&quot;&amp;COLUMN([.M3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39])-2)&amp;&quot;C&quot;&amp;COLUMN([.N3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39])-2)&amp;&quot;C&quot;&amp;COLUMN([.O3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39])-2)&amp;&quot;C&quot;&amp;COLUMN([.P3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39])-2)&amp;&quot;C&quot;&amp;COLUMN([.Q3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39])-2)&amp;&quot;C&quot;&amp;COLUMN([.R3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39])-2)&amp;&quot;C&quot;&amp;COLUMN([.S3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39])-2)&amp;&quot;C&quot;&amp;COLUMN([.T3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39])-2)&amp;&quot;C&quot;&amp;COLUMN([.U3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39])-2)&amp;&quot;C&quot;&amp;COLUMN([.V3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39])-2)&amp;&quot;C&quot;&amp;COLUMN([.W3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39])-2)&amp;&quot;C&quot;&amp;COLUMN([.X3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39])-2)&amp;&quot;C&quot;&amp;COLUMN([.Y3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39])-2)&amp;&quot;C&quot;&amp;COLUMN([.Z3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39])-2)&amp;&quot;C&quot;&amp;COLUMN([.AA3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39])-2)&amp;&quot;C&quot;&amp;COLUMN([.AB3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39])-2)&amp;&quot;C&quot;&amp;COLUMN([.AC3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39])-2)&amp;&quot;C&quot;&amp;COLUMN([.AD39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Saturn - PiK             9 Ta 53' 06.76&quot; Krit      4    Ta   Pi" calcext:value-type="string">
            <text:p>Saturn - PiK <text:s text:c="12"/>9 Ta 53' 06.76" Krit <text:s text:c="5"/>4 <text:s text:c="3"/>Ta <text:s text:c="2"/>Pi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40])-2)&amp;&quot;C&quot;&amp;COLUMN([.D4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40])-2)&amp;&quot;C&quot;&amp;COLUMN([.E4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40])-2)&amp;&quot;C&quot;&amp;COLUMN([.F4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40])-2)&amp;&quot;C&quot;&amp;COLUMN([.G4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40])-2)&amp;&quot;C&quot;&amp;COLUMN([.H4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40])-2)&amp;&quot;C&quot;&amp;COLUMN([.I4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40])-2)&amp;&quot;C&quot;&amp;COLUMN([.J4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40])-2)&amp;&quot;C&quot;&amp;COLUMN([.K4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40])-2)&amp;&quot;C&quot;&amp;COLUMN([.L4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40])-2)&amp;&quot;C&quot;&amp;COLUMN([.M4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40])-2)&amp;&quot;C&quot;&amp;COLUMN([.N4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40])-2)&amp;&quot;C&quot;&amp;COLUMN([.O4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40])-2)&amp;&quot;C&quot;&amp;COLUMN([.P4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40])-2)&amp;&quot;C&quot;&amp;COLUMN([.Q4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40])-2)&amp;&quot;C&quot;&amp;COLUMN([.R4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40])-2)&amp;&quot;C&quot;&amp;COLUMN([.S4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40])-2)&amp;&quot;C&quot;&amp;COLUMN([.T4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40])-2)&amp;&quot;C&quot;&amp;COLUMN([.U4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40])-2)&amp;&quot;C&quot;&amp;COLUMN([.V4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40])-2)&amp;&quot;C&quot;&amp;COLUMN([.W4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40])-2)&amp;&quot;C&quot;&amp;COLUMN([.X4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40])-2)&amp;&quot;C&quot;&amp;COLUMN([.Y4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40])-2)&amp;&quot;C&quot;&amp;COLUMN([.Z4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40])-2)&amp;&quot;C&quot;&amp;COLUMN([.AA4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40])-2)&amp;&quot;C&quot;&amp;COLUMN([.AB4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40])-2)&amp;&quot;C&quot;&amp;COLUMN([.AC4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40])-2)&amp;&quot;C&quot;&amp;COLUMN([.AD40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Rahu - PK               21 Cp 58' 02.06&quot; Srav      4    Cp   Cn" calcext:value-type="string">
            <text:p>Rahu - PK <text:s text:c="14"/>21 Cp 58' 02.06" Srav <text:s text:c="5"/>4 <text:s text:c="3"/>Cp <text:s text:c="2"/>Cn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41])-2)&amp;&quot;C&quot;&amp;COLUMN([.D4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41])-2)&amp;&quot;C&quot;&amp;COLUMN([.E4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41])-2)&amp;&quot;C&quot;&amp;COLUMN([.F4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41])-2)&amp;&quot;C&quot;&amp;COLUMN([.G4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41])-2)&amp;&quot;C&quot;&amp;COLUMN([.H4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41])-2)&amp;&quot;C&quot;&amp;COLUMN([.I4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41])-2)&amp;&quot;C&quot;&amp;COLUMN([.J4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41])-2)&amp;&quot;C&quot;&amp;COLUMN([.K4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41])-2)&amp;&quot;C&quot;&amp;COLUMN([.L4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41])-2)&amp;&quot;C&quot;&amp;COLUMN([.M4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41])-2)&amp;&quot;C&quot;&amp;COLUMN([.N4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41])-2)&amp;&quot;C&quot;&amp;COLUMN([.O4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41])-2)&amp;&quot;C&quot;&amp;COLUMN([.P4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41])-2)&amp;&quot;C&quot;&amp;COLUMN([.Q4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41])-2)&amp;&quot;C&quot;&amp;COLUMN([.R4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41])-2)&amp;&quot;C&quot;&amp;COLUMN([.S4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41])-2)&amp;&quot;C&quot;&amp;COLUMN([.T4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41])-2)&amp;&quot;C&quot;&amp;COLUMN([.U4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41])-2)&amp;&quot;C&quot;&amp;COLUMN([.V4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41])-2)&amp;&quot;C&quot;&amp;COLUMN([.W4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41])-2)&amp;&quot;C&quot;&amp;COLUMN([.X4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41])-2)&amp;&quot;C&quot;&amp;COLUMN([.Y4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41])-2)&amp;&quot;C&quot;&amp;COLUMN([.Z4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41])-2)&amp;&quot;C&quot;&amp;COLUMN([.AA4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41])-2)&amp;&quot;C&quot;&amp;COLUMN([.AB4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41])-2)&amp;&quot;C&quot;&amp;COLUMN([.AC4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41])-2)&amp;&quot;C&quot;&amp;COLUMN([.AD41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Ketu                    21 Cn 58' 02.06&quot; Asre      2    Cn   Cp" calcext:value-type="string">
            <text:p>Ketu <text:s text:c="19"/>21 Cn 58' 02.06" Asre <text:s text:c="5"/>2 <text:s text:c="3"/>Cn <text:s text:c="2"/>Cp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42])-2)&amp;&quot;C&quot;&amp;COLUMN([.D4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42])-2)&amp;&quot;C&quot;&amp;COLUMN([.E4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42])-2)&amp;&quot;C&quot;&amp;COLUMN([.F4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42])-2)&amp;&quot;C&quot;&amp;COLUMN([.G4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42])-2)&amp;&quot;C&quot;&amp;COLUMN([.H4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42])-2)&amp;&quot;C&quot;&amp;COLUMN([.I4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42])-2)&amp;&quot;C&quot;&amp;COLUMN([.J4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42])-2)&amp;&quot;C&quot;&amp;COLUMN([.K4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42])-2)&amp;&quot;C&quot;&amp;COLUMN([.L4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42])-2)&amp;&quot;C&quot;&amp;COLUMN([.M4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42])-2)&amp;&quot;C&quot;&amp;COLUMN([.N4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42])-2)&amp;&quot;C&quot;&amp;COLUMN([.O4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42])-2)&amp;&quot;C&quot;&amp;COLUMN([.P4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42])-2)&amp;&quot;C&quot;&amp;COLUMN([.Q4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42])-2)&amp;&quot;C&quot;&amp;COLUMN([.R4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42])-2)&amp;&quot;C&quot;&amp;COLUMN([.S4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42])-2)&amp;&quot;C&quot;&amp;COLUMN([.T4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42])-2)&amp;&quot;C&quot;&amp;COLUMN([.U4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42])-2)&amp;&quot;C&quot;&amp;COLUMN([.V4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42])-2)&amp;&quot;C&quot;&amp;COLUMN([.W4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42])-2)&amp;&quot;C&quot;&amp;COLUMN([.X4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42])-2)&amp;&quot;C&quot;&amp;COLUMN([.Y4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42])-2)&amp;&quot;C&quot;&amp;COLUMN([.Z4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42])-2)&amp;&quot;C&quot;&amp;COLUMN([.AA4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42])-2)&amp;&quot;C&quot;&amp;COLUMN([.AB4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42])-2)&amp;&quot;C&quot;&amp;COLUMN([.AC4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42])-2)&amp;&quot;C&quot;&amp;COLUMN([.AD42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Maandi                   8 Sc 13' 55.81&quot; Anu       2    Sc   Vi" calcext:value-type="string">
            <text:p>Maandi <text:s text:c="18"/>8 Sc 13' 55.81" Anu <text:s text:c="6"/>2 <text:s text:c="3"/>Sc <text:s text:c="2"/>Vi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43])-2)&amp;&quot;C&quot;&amp;COLUMN([.D4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43])-2)&amp;&quot;C&quot;&amp;COLUMN([.E4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43])-2)&amp;&quot;C&quot;&amp;COLUMN([.F4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43])-2)&amp;&quot;C&quot;&amp;COLUMN([.G4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43])-2)&amp;&quot;C&quot;&amp;COLUMN([.H4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43])-2)&amp;&quot;C&quot;&amp;COLUMN([.I4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43])-2)&amp;&quot;C&quot;&amp;COLUMN([.J4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43])-2)&amp;&quot;C&quot;&amp;COLUMN([.K4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43])-2)&amp;&quot;C&quot;&amp;COLUMN([.L4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43])-2)&amp;&quot;C&quot;&amp;COLUMN([.M4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43])-2)&amp;&quot;C&quot;&amp;COLUMN([.N4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43])-2)&amp;&quot;C&quot;&amp;COLUMN([.O4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43])-2)&amp;&quot;C&quot;&amp;COLUMN([.P4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43])-2)&amp;&quot;C&quot;&amp;COLUMN([.Q4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43])-2)&amp;&quot;C&quot;&amp;COLUMN([.R4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43])-2)&amp;&quot;C&quot;&amp;COLUMN([.S4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43])-2)&amp;&quot;C&quot;&amp;COLUMN([.T4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43])-2)&amp;&quot;C&quot;&amp;COLUMN([.U4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43])-2)&amp;&quot;C&quot;&amp;COLUMN([.V4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43])-2)&amp;&quot;C&quot;&amp;COLUMN([.W4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43])-2)&amp;&quot;C&quot;&amp;COLUMN([.X4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43])-2)&amp;&quot;C&quot;&amp;COLUMN([.Y4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43])-2)&amp;&quot;C&quot;&amp;COLUMN([.Z4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43])-2)&amp;&quot;C&quot;&amp;COLUMN([.AA4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43])-2)&amp;&quot;C&quot;&amp;COLUMN([.AB4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43])-2)&amp;&quot;C&quot;&amp;COLUMN([.AC4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43])-2)&amp;&quot;C&quot;&amp;COLUMN([.AD43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Gulika                  19 Sc 06' 14.77&quot; Jye       1    Sc   Sg" calcext:value-type="string">
            <text:p>Gulika <text:s text:c="17"/>19 Sc 06' 14.77" Jye <text:s text:c="6"/>1 <text:s text:c="3"/>Sc <text:s text:c="2"/>Sg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44])-2)&amp;&quot;C&quot;&amp;COLUMN([.D4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44])-2)&amp;&quot;C&quot;&amp;COLUMN([.E4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44])-2)&amp;&quot;C&quot;&amp;COLUMN([.F4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44])-2)&amp;&quot;C&quot;&amp;COLUMN([.G4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44])-2)&amp;&quot;C&quot;&amp;COLUMN([.H4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44])-2)&amp;&quot;C&quot;&amp;COLUMN([.I4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44])-2)&amp;&quot;C&quot;&amp;COLUMN([.J4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44])-2)&amp;&quot;C&quot;&amp;COLUMN([.K4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44])-2)&amp;&quot;C&quot;&amp;COLUMN([.L4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44])-2)&amp;&quot;C&quot;&amp;COLUMN([.M4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44])-2)&amp;&quot;C&quot;&amp;COLUMN([.N4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44])-2)&amp;&quot;C&quot;&amp;COLUMN([.O4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44])-2)&amp;&quot;C&quot;&amp;COLUMN([.P4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44])-2)&amp;&quot;C&quot;&amp;COLUMN([.Q4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44])-2)&amp;&quot;C&quot;&amp;COLUMN([.R4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44])-2)&amp;&quot;C&quot;&amp;COLUMN([.S4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44])-2)&amp;&quot;C&quot;&amp;COLUMN([.T4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44])-2)&amp;&quot;C&quot;&amp;COLUMN([.U4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44])-2)&amp;&quot;C&quot;&amp;COLUMN([.V4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44])-2)&amp;&quot;C&quot;&amp;COLUMN([.W4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44])-2)&amp;&quot;C&quot;&amp;COLUMN([.X4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44])-2)&amp;&quot;C&quot;&amp;COLUMN([.Y4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44])-2)&amp;&quot;C&quot;&amp;COLUMN([.Z4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44])-2)&amp;&quot;C&quot;&amp;COLUMN([.AA4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44])-2)&amp;&quot;C&quot;&amp;COLUMN([.AB4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44])-2)&amp;&quot;C&quot;&amp;COLUMN([.AC4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44])-2)&amp;&quot;C&quot;&amp;COLUMN([.AD44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Bhava Lagna             19 Le 52' 10.90&quot; PPha      2    Le   Vi" calcext:value-type="string">
            <text:p>Bhava Lagna <text:s text:c="12"/>19 Le 52' 10.90" PPha <text:s text:c="5"/>2 <text:s text:c="3"/>Le <text:s text:c="2"/>Vi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45])-2)&amp;&quot;C&quot;&amp;COLUMN([.D4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45])-2)&amp;&quot;C&quot;&amp;COLUMN([.E4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45])-2)&amp;&quot;C&quot;&amp;COLUMN([.F4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45])-2)&amp;&quot;C&quot;&amp;COLUMN([.G4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45])-2)&amp;&quot;C&quot;&amp;COLUMN([.H4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45])-2)&amp;&quot;C&quot;&amp;COLUMN([.I4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45])-2)&amp;&quot;C&quot;&amp;COLUMN([.J4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45])-2)&amp;&quot;C&quot;&amp;COLUMN([.K4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45])-2)&amp;&quot;C&quot;&amp;COLUMN([.L4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45])-2)&amp;&quot;C&quot;&amp;COLUMN([.M4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45])-2)&amp;&quot;C&quot;&amp;COLUMN([.N4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45])-2)&amp;&quot;C&quot;&amp;COLUMN([.O4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45])-2)&amp;&quot;C&quot;&amp;COLUMN([.P4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45])-2)&amp;&quot;C&quot;&amp;COLUMN([.Q4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45])-2)&amp;&quot;C&quot;&amp;COLUMN([.R4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45])-2)&amp;&quot;C&quot;&amp;COLUMN([.S4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45])-2)&amp;&quot;C&quot;&amp;COLUMN([.T4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45])-2)&amp;&quot;C&quot;&amp;COLUMN([.U4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45])-2)&amp;&quot;C&quot;&amp;COLUMN([.V4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45])-2)&amp;&quot;C&quot;&amp;COLUMN([.W4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45])-2)&amp;&quot;C&quot;&amp;COLUMN([.X4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45])-2)&amp;&quot;C&quot;&amp;COLUMN([.Y4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45])-2)&amp;&quot;C&quot;&amp;COLUMN([.Z4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45])-2)&amp;&quot;C&quot;&amp;COLUMN([.AA4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45])-2)&amp;&quot;C&quot;&amp;COLUMN([.AB4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45])-2)&amp;&quot;C&quot;&amp;COLUMN([.AC4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45])-2)&amp;&quot;C&quot;&amp;COLUMN([.AD45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Hora Lagna               7 Li 20' 24.68&quot; Swat      1    Li   Sg" calcext:value-type="string">
            <text:p>Hora Lagna <text:s text:c="14"/>7 Li 20' 24.68" Swat <text:s text:c="5"/>1 <text:s text:c="3"/>Li <text:s text:c="2"/>Sg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46])-2)&amp;&quot;C&quot;&amp;COLUMN([.D4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46])-2)&amp;&quot;C&quot;&amp;COLUMN([.E4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46])-2)&amp;&quot;C&quot;&amp;COLUMN([.F4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46])-2)&amp;&quot;C&quot;&amp;COLUMN([.G4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46])-2)&amp;&quot;C&quot;&amp;COLUMN([.H4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46])-2)&amp;&quot;C&quot;&amp;COLUMN([.I4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46])-2)&amp;&quot;C&quot;&amp;COLUMN([.J4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46])-2)&amp;&quot;C&quot;&amp;COLUMN([.K4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46])-2)&amp;&quot;C&quot;&amp;COLUMN([.L4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46])-2)&amp;&quot;C&quot;&amp;COLUMN([.M4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46])-2)&amp;&quot;C&quot;&amp;COLUMN([.N4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46])-2)&amp;&quot;C&quot;&amp;COLUMN([.O4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46])-2)&amp;&quot;C&quot;&amp;COLUMN([.P4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46])-2)&amp;&quot;C&quot;&amp;COLUMN([.Q4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46])-2)&amp;&quot;C&quot;&amp;COLUMN([.R4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46])-2)&amp;&quot;C&quot;&amp;COLUMN([.S4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46])-2)&amp;&quot;C&quot;&amp;COLUMN([.T4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46])-2)&amp;&quot;C&quot;&amp;COLUMN([.U4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46])-2)&amp;&quot;C&quot;&amp;COLUMN([.V4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46])-2)&amp;&quot;C&quot;&amp;COLUMN([.W4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46])-2)&amp;&quot;C&quot;&amp;COLUMN([.X4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46])-2)&amp;&quot;C&quot;&amp;COLUMN([.Y4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46])-2)&amp;&quot;C&quot;&amp;COLUMN([.Z4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46])-2)&amp;&quot;C&quot;&amp;COLUMN([.AA4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46])-2)&amp;&quot;C&quot;&amp;COLUMN([.AB4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46])-2)&amp;&quot;C&quot;&amp;COLUMN([.AC4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46])-2)&amp;&quot;C&quot;&amp;COLUMN([.AD46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Ghati Lagna             29 Aq 45' 05.99&quot; PBha      3    Aq   Ge" calcext:value-type="string">
            <text:p>Ghati Lagna <text:s text:c="12"/>29 Aq 45' 05.99" PBha <text:s text:c="5"/>3 <text:s text:c="3"/>Aq <text:s text:c="2"/>Ge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47])-2)&amp;&quot;C&quot;&amp;COLUMN([.D4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47])-2)&amp;&quot;C&quot;&amp;COLUMN([.E4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47])-2)&amp;&quot;C&quot;&amp;COLUMN([.F4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47])-2)&amp;&quot;C&quot;&amp;COLUMN([.G4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47])-2)&amp;&quot;C&quot;&amp;COLUMN([.H4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47])-2)&amp;&quot;C&quot;&amp;COLUMN([.I4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47])-2)&amp;&quot;C&quot;&amp;COLUMN([.J4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47])-2)&amp;&quot;C&quot;&amp;COLUMN([.K4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47])-2)&amp;&quot;C&quot;&amp;COLUMN([.L4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47])-2)&amp;&quot;C&quot;&amp;COLUMN([.M4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47])-2)&amp;&quot;C&quot;&amp;COLUMN([.N4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47])-2)&amp;&quot;C&quot;&amp;COLUMN([.O4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47])-2)&amp;&quot;C&quot;&amp;COLUMN([.P4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47])-2)&amp;&quot;C&quot;&amp;COLUMN([.Q4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47])-2)&amp;&quot;C&quot;&amp;COLUMN([.R4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47])-2)&amp;&quot;C&quot;&amp;COLUMN([.S4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47])-2)&amp;&quot;C&quot;&amp;COLUMN([.T4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47])-2)&amp;&quot;C&quot;&amp;COLUMN([.U4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47])-2)&amp;&quot;C&quot;&amp;COLUMN([.V4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47])-2)&amp;&quot;C&quot;&amp;COLUMN([.W4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47])-2)&amp;&quot;C&quot;&amp;COLUMN([.X4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47])-2)&amp;&quot;C&quot;&amp;COLUMN([.Y4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47])-2)&amp;&quot;C&quot;&amp;COLUMN([.Z4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47])-2)&amp;&quot;C&quot;&amp;COLUMN([.AA4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47])-2)&amp;&quot;C&quot;&amp;COLUMN([.AB4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47])-2)&amp;&quot;C&quot;&amp;COLUMN([.AC4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47])-2)&amp;&quot;C&quot;&amp;COLUMN([.AD47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Vighati Lagna           21 Aq 48' 32.58&quot; PBha      1    Aq   Ar" calcext:value-type="string">
            <text:p>Vighati Lagna <text:s text:c="10"/>21 Aq 48' 32.58" PBha <text:s text:c="5"/>1 <text:s text:c="3"/>Aq <text:s text:c="2"/>Ar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48])-2)&amp;&quot;C&quot;&amp;COLUMN([.D4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48])-2)&amp;&quot;C&quot;&amp;COLUMN([.E4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48])-2)&amp;&quot;C&quot;&amp;COLUMN([.F4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48])-2)&amp;&quot;C&quot;&amp;COLUMN([.G4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48])-2)&amp;&quot;C&quot;&amp;COLUMN([.H4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48])-2)&amp;&quot;C&quot;&amp;COLUMN([.I4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48])-2)&amp;&quot;C&quot;&amp;COLUMN([.J4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48])-2)&amp;&quot;C&quot;&amp;COLUMN([.K4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48])-2)&amp;&quot;C&quot;&amp;COLUMN([.L4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48])-2)&amp;&quot;C&quot;&amp;COLUMN([.M4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48])-2)&amp;&quot;C&quot;&amp;COLUMN([.N4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48])-2)&amp;&quot;C&quot;&amp;COLUMN([.O4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48])-2)&amp;&quot;C&quot;&amp;COLUMN([.P4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48])-2)&amp;&quot;C&quot;&amp;COLUMN([.Q4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48])-2)&amp;&quot;C&quot;&amp;COLUMN([.R4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48])-2)&amp;&quot;C&quot;&amp;COLUMN([.S4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48])-2)&amp;&quot;C&quot;&amp;COLUMN([.T4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48])-2)&amp;&quot;C&quot;&amp;COLUMN([.U4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48])-2)&amp;&quot;C&quot;&amp;COLUMN([.V4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48])-2)&amp;&quot;C&quot;&amp;COLUMN([.W4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48])-2)&amp;&quot;C&quot;&amp;COLUMN([.X4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48])-2)&amp;&quot;C&quot;&amp;COLUMN([.Y4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48])-2)&amp;&quot;C&quot;&amp;COLUMN([.Z4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48])-2)&amp;&quot;C&quot;&amp;COLUMN([.AA4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48])-2)&amp;&quot;C&quot;&amp;COLUMN([.AB4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48])-2)&amp;&quot;C&quot;&amp;COLUMN([.AC4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48])-2)&amp;&quot;C&quot;&amp;COLUMN([.AD48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Varnada Lagna           16 Pi 42' 41.46&quot; Reva      1    Pi   Aq" calcext:value-type="string">
            <text:p>Varnada Lagna <text:s text:c="10"/>16 Pi 42' 41.46" Reva <text:s text:c="5"/>1 <text:s text:c="3"/>Pi <text:s text:c="2"/>Aq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49])-2)&amp;&quot;C&quot;&amp;COLUMN([.D4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49])-2)&amp;&quot;C&quot;&amp;COLUMN([.E4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49])-2)&amp;&quot;C&quot;&amp;COLUMN([.F4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49])-2)&amp;&quot;C&quot;&amp;COLUMN([.G4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49])-2)&amp;&quot;C&quot;&amp;COLUMN([.H4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49])-2)&amp;&quot;C&quot;&amp;COLUMN([.I4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49])-2)&amp;&quot;C&quot;&amp;COLUMN([.J4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49])-2)&amp;&quot;C&quot;&amp;COLUMN([.K4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49])-2)&amp;&quot;C&quot;&amp;COLUMN([.L4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49])-2)&amp;&quot;C&quot;&amp;COLUMN([.M4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49])-2)&amp;&quot;C&quot;&amp;COLUMN([.N4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49])-2)&amp;&quot;C&quot;&amp;COLUMN([.O4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49])-2)&amp;&quot;C&quot;&amp;COLUMN([.P4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49])-2)&amp;&quot;C&quot;&amp;COLUMN([.Q4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49])-2)&amp;&quot;C&quot;&amp;COLUMN([.R4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49])-2)&amp;&quot;C&quot;&amp;COLUMN([.S4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49])-2)&amp;&quot;C&quot;&amp;COLUMN([.T4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49])-2)&amp;&quot;C&quot;&amp;COLUMN([.U4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49])-2)&amp;&quot;C&quot;&amp;COLUMN([.V4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49])-2)&amp;&quot;C&quot;&amp;COLUMN([.W4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49])-2)&amp;&quot;C&quot;&amp;COLUMN([.X4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49])-2)&amp;&quot;C&quot;&amp;COLUMN([.Y4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49])-2)&amp;&quot;C&quot;&amp;COLUMN([.Z4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49])-2)&amp;&quot;C&quot;&amp;COLUMN([.AA4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49])-2)&amp;&quot;C&quot;&amp;COLUMN([.AB4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49])-2)&amp;&quot;C&quot;&amp;COLUMN([.AC4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49])-2)&amp;&quot;C&quot;&amp;COLUMN([.AD49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Sree Lagna               8 Le 08' 31.14&quot; Magh      3    Le   Ge" calcext:value-type="string">
            <text:p>Sree Lagna <text:s text:c="14"/>8 Le 08' 31.14" Magh <text:s text:c="5"/>3 <text:s text:c="3"/>Le <text:s text:c="2"/>Ge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50])-2)&amp;&quot;C&quot;&amp;COLUMN([.D5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50])-2)&amp;&quot;C&quot;&amp;COLUMN([.E5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50])-2)&amp;&quot;C&quot;&amp;COLUMN([.F5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50])-2)&amp;&quot;C&quot;&amp;COLUMN([.G5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50])-2)&amp;&quot;C&quot;&amp;COLUMN([.H5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50])-2)&amp;&quot;C&quot;&amp;COLUMN([.I5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50])-2)&amp;&quot;C&quot;&amp;COLUMN([.J5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50])-2)&amp;&quot;C&quot;&amp;COLUMN([.K5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50])-2)&amp;&quot;C&quot;&amp;COLUMN([.L5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50])-2)&amp;&quot;C&quot;&amp;COLUMN([.M5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50])-2)&amp;&quot;C&quot;&amp;COLUMN([.N5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50])-2)&amp;&quot;C&quot;&amp;COLUMN([.O5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50])-2)&amp;&quot;C&quot;&amp;COLUMN([.P5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50])-2)&amp;&quot;C&quot;&amp;COLUMN([.Q5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50])-2)&amp;&quot;C&quot;&amp;COLUMN([.R5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50])-2)&amp;&quot;C&quot;&amp;COLUMN([.S5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50])-2)&amp;&quot;C&quot;&amp;COLUMN([.T5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50])-2)&amp;&quot;C&quot;&amp;COLUMN([.U5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50])-2)&amp;&quot;C&quot;&amp;COLUMN([.V5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50])-2)&amp;&quot;C&quot;&amp;COLUMN([.W5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50])-2)&amp;&quot;C&quot;&amp;COLUMN([.X5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50])-2)&amp;&quot;C&quot;&amp;COLUMN([.Y5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50])-2)&amp;&quot;C&quot;&amp;COLUMN([.Z5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50])-2)&amp;&quot;C&quot;&amp;COLUMN([.AA5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50])-2)&amp;&quot;C&quot;&amp;COLUMN([.AB5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50])-2)&amp;&quot;C&quot;&amp;COLUMN([.AC5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50])-2)&amp;&quot;C&quot;&amp;COLUMN([.AD50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Pranapada Lagna         21 Aq 48' 32.58&quot; PBha      1    Aq   Ar" calcext:value-type="string">
            <text:p>Pranapada Lagna <text:s text:c="8"/>21 Aq 48' 32.58" PBha <text:s text:c="5"/>1 <text:s text:c="3"/>Aq <text:s text:c="2"/>Ar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51])-2)&amp;&quot;C&quot;&amp;COLUMN([.D5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51])-2)&amp;&quot;C&quot;&amp;COLUMN([.E5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51])-2)&amp;&quot;C&quot;&amp;COLUMN([.F5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51])-2)&amp;&quot;C&quot;&amp;COLUMN([.G5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51])-2)&amp;&quot;C&quot;&amp;COLUMN([.H5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51])-2)&amp;&quot;C&quot;&amp;COLUMN([.I5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51])-2)&amp;&quot;C&quot;&amp;COLUMN([.J5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51])-2)&amp;&quot;C&quot;&amp;COLUMN([.K5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51])-2)&amp;&quot;C&quot;&amp;COLUMN([.L5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51])-2)&amp;&quot;C&quot;&amp;COLUMN([.M5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51])-2)&amp;&quot;C&quot;&amp;COLUMN([.N5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51])-2)&amp;&quot;C&quot;&amp;COLUMN([.O5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51])-2)&amp;&quot;C&quot;&amp;COLUMN([.P5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51])-2)&amp;&quot;C&quot;&amp;COLUMN([.Q5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51])-2)&amp;&quot;C&quot;&amp;COLUMN([.R5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51])-2)&amp;&quot;C&quot;&amp;COLUMN([.S5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51])-2)&amp;&quot;C&quot;&amp;COLUMN([.T5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51])-2)&amp;&quot;C&quot;&amp;COLUMN([.U5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51])-2)&amp;&quot;C&quot;&amp;COLUMN([.V5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51])-2)&amp;&quot;C&quot;&amp;COLUMN([.W5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51])-2)&amp;&quot;C&quot;&amp;COLUMN([.X5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51])-2)&amp;&quot;C&quot;&amp;COLUMN([.Y5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51])-2)&amp;&quot;C&quot;&amp;COLUMN([.Z5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51])-2)&amp;&quot;C&quot;&amp;COLUMN([.AA5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51])-2)&amp;&quot;C&quot;&amp;COLUMN([.AB5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51])-2)&amp;&quot;C&quot;&amp;COLUMN([.AC5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51])-2)&amp;&quot;C&quot;&amp;COLUMN([.AD51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Indu Lagna              23 Sc 00' 57.40&quot; Jye       2    Sc   Cp" calcext:value-type="string">
            <text:p>Indu Lagna <text:s text:c="13"/>23 Sc 00' 57.40" Jye <text:s text:c="6"/>2 <text:s text:c="3"/>Sc <text:s text:c="2"/>Cp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52])-2)&amp;&quot;C&quot;&amp;COLUMN([.D5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52])-2)&amp;&quot;C&quot;&amp;COLUMN([.E5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52])-2)&amp;&quot;C&quot;&amp;COLUMN([.F5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52])-2)&amp;&quot;C&quot;&amp;COLUMN([.G5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52])-2)&amp;&quot;C&quot;&amp;COLUMN([.H5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52])-2)&amp;&quot;C&quot;&amp;COLUMN([.I5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52])-2)&amp;&quot;C&quot;&amp;COLUMN([.J5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52])-2)&amp;&quot;C&quot;&amp;COLUMN([.K5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52])-2)&amp;&quot;C&quot;&amp;COLUMN([.L5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52])-2)&amp;&quot;C&quot;&amp;COLUMN([.M5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52])-2)&amp;&quot;C&quot;&amp;COLUMN([.N5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52])-2)&amp;&quot;C&quot;&amp;COLUMN([.O5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52])-2)&amp;&quot;C&quot;&amp;COLUMN([.P5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52])-2)&amp;&quot;C&quot;&amp;COLUMN([.Q5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52])-2)&amp;&quot;C&quot;&amp;COLUMN([.R5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52])-2)&amp;&quot;C&quot;&amp;COLUMN([.S5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52])-2)&amp;&quot;C&quot;&amp;COLUMN([.T5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52])-2)&amp;&quot;C&quot;&amp;COLUMN([.U5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52])-2)&amp;&quot;C&quot;&amp;COLUMN([.V5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52])-2)&amp;&quot;C&quot;&amp;COLUMN([.W5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52])-2)&amp;&quot;C&quot;&amp;COLUMN([.X5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52])-2)&amp;&quot;C&quot;&amp;COLUMN([.Y5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52])-2)&amp;&quot;C&quot;&amp;COLUMN([.Z5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52])-2)&amp;&quot;C&quot;&amp;COLUMN([.AA5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52])-2)&amp;&quot;C&quot;&amp;COLUMN([.AB5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52])-2)&amp;&quot;C&quot;&amp;COLUMN([.AC5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52])-2)&amp;&quot;C&quot;&amp;COLUMN([.AD52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Bhrigu Bindu            22 Pi 29' 29.73&quot; Reva      2    Pi   Cp" calcext:value-type="string">
            <text:p>Bhrigu Bindu <text:s text:c="11"/>22 Pi 29' 29.73" Reva <text:s text:c="5"/>2 <text:s text:c="3"/>Pi <text:s text:c="2"/>Cp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53])-2)&amp;&quot;C&quot;&amp;COLUMN([.D5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53])-2)&amp;&quot;C&quot;&amp;COLUMN([.E5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53])-2)&amp;&quot;C&quot;&amp;COLUMN([.F5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53])-2)&amp;&quot;C&quot;&amp;COLUMN([.G5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53])-2)&amp;&quot;C&quot;&amp;COLUMN([.H5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53])-2)&amp;&quot;C&quot;&amp;COLUMN([.I5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53])-2)&amp;&quot;C&quot;&amp;COLUMN([.J5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53])-2)&amp;&quot;C&quot;&amp;COLUMN([.K5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53])-2)&amp;&quot;C&quot;&amp;COLUMN([.L5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53])-2)&amp;&quot;C&quot;&amp;COLUMN([.M5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53])-2)&amp;&quot;C&quot;&amp;COLUMN([.N5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53])-2)&amp;&quot;C&quot;&amp;COLUMN([.O5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53])-2)&amp;&quot;C&quot;&amp;COLUMN([.P5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53])-2)&amp;&quot;C&quot;&amp;COLUMN([.Q5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53])-2)&amp;&quot;C&quot;&amp;COLUMN([.R5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53])-2)&amp;&quot;C&quot;&amp;COLUMN([.S5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53])-2)&amp;&quot;C&quot;&amp;COLUMN([.T5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53])-2)&amp;&quot;C&quot;&amp;COLUMN([.U5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53])-2)&amp;&quot;C&quot;&amp;COLUMN([.V5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53])-2)&amp;&quot;C&quot;&amp;COLUMN([.W5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53])-2)&amp;&quot;C&quot;&amp;COLUMN([.X5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53])-2)&amp;&quot;C&quot;&amp;COLUMN([.Y5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53])-2)&amp;&quot;C&quot;&amp;COLUMN([.Z5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53])-2)&amp;&quot;C&quot;&amp;COLUMN([.AA5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53])-2)&amp;&quot;C&quot;&amp;COLUMN([.AB5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53])-2)&amp;&quot;C&quot;&amp;COLUMN([.AC5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53])-2)&amp;&quot;C&quot;&amp;COLUMN([.AD53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Dhooma                  15 Sc 43' 57.13&quot; Anu       4    Sc   Sc" calcext:value-type="string">
            <text:p>Dhooma <text:s text:c="17"/>15 Sc 43' 57.13" Anu <text:s text:c="6"/>4 <text:s text:c="3"/>Sc <text:s text:c="2"/>Sc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54])-2)&amp;&quot;C&quot;&amp;COLUMN([.D5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54])-2)&amp;&quot;C&quot;&amp;COLUMN([.E5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54])-2)&amp;&quot;C&quot;&amp;COLUMN([.F5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54])-2)&amp;&quot;C&quot;&amp;COLUMN([.G5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54])-2)&amp;&quot;C&quot;&amp;COLUMN([.H5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54])-2)&amp;&quot;C&quot;&amp;COLUMN([.I5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54])-2)&amp;&quot;C&quot;&amp;COLUMN([.J5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54])-2)&amp;&quot;C&quot;&amp;COLUMN([.K5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54])-2)&amp;&quot;C&quot;&amp;COLUMN([.L5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54])-2)&amp;&quot;C&quot;&amp;COLUMN([.M5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54])-2)&amp;&quot;C&quot;&amp;COLUMN([.N5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54])-2)&amp;&quot;C&quot;&amp;COLUMN([.O5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54])-2)&amp;&quot;C&quot;&amp;COLUMN([.P5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54])-2)&amp;&quot;C&quot;&amp;COLUMN([.Q5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54])-2)&amp;&quot;C&quot;&amp;COLUMN([.R5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54])-2)&amp;&quot;C&quot;&amp;COLUMN([.S5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54])-2)&amp;&quot;C&quot;&amp;COLUMN([.T5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54])-2)&amp;&quot;C&quot;&amp;COLUMN([.U5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54])-2)&amp;&quot;C&quot;&amp;COLUMN([.V5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54])-2)&amp;&quot;C&quot;&amp;COLUMN([.W5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54])-2)&amp;&quot;C&quot;&amp;COLUMN([.X5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54])-2)&amp;&quot;C&quot;&amp;COLUMN([.Y5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54])-2)&amp;&quot;C&quot;&amp;COLUMN([.Z5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54])-2)&amp;&quot;C&quot;&amp;COLUMN([.AA5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54])-2)&amp;&quot;C&quot;&amp;COLUMN([.AB5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54])-2)&amp;&quot;C&quot;&amp;COLUMN([.AC5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54])-2)&amp;&quot;C&quot;&amp;COLUMN([.AD54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Vyatipata               14 Le 16' 02.87&quot; PPha      1    Le   Le" calcext:value-type="string">
            <text:p>Vyatipata <text:s text:c="14"/>14 Le 16' 02.87" PPha <text:s text:c="5"/>1 <text:s text:c="3"/>Le <text:s text:c="2"/>Le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55])-2)&amp;&quot;C&quot;&amp;COLUMN([.D5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55])-2)&amp;&quot;C&quot;&amp;COLUMN([.E5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55])-2)&amp;&quot;C&quot;&amp;COLUMN([.F5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55])-2)&amp;&quot;C&quot;&amp;COLUMN([.G5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55])-2)&amp;&quot;C&quot;&amp;COLUMN([.H5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55])-2)&amp;&quot;C&quot;&amp;COLUMN([.I5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55])-2)&amp;&quot;C&quot;&amp;COLUMN([.J5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55])-2)&amp;&quot;C&quot;&amp;COLUMN([.K5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55])-2)&amp;&quot;C&quot;&amp;COLUMN([.L5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55])-2)&amp;&quot;C&quot;&amp;COLUMN([.M5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55])-2)&amp;&quot;C&quot;&amp;COLUMN([.N5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55])-2)&amp;&quot;C&quot;&amp;COLUMN([.O5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55])-2)&amp;&quot;C&quot;&amp;COLUMN([.P5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55])-2)&amp;&quot;C&quot;&amp;COLUMN([.Q5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55])-2)&amp;&quot;C&quot;&amp;COLUMN([.R5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55])-2)&amp;&quot;C&quot;&amp;COLUMN([.S5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55])-2)&amp;&quot;C&quot;&amp;COLUMN([.T5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55])-2)&amp;&quot;C&quot;&amp;COLUMN([.U5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55])-2)&amp;&quot;C&quot;&amp;COLUMN([.V5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55])-2)&amp;&quot;C&quot;&amp;COLUMN([.W5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55])-2)&amp;&quot;C&quot;&amp;COLUMN([.X5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55])-2)&amp;&quot;C&quot;&amp;COLUMN([.Y5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55])-2)&amp;&quot;C&quot;&amp;COLUMN([.Z5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55])-2)&amp;&quot;C&quot;&amp;COLUMN([.AA5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55])-2)&amp;&quot;C&quot;&amp;COLUMN([.AB5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55])-2)&amp;&quot;C&quot;&amp;COLUMN([.AC5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55])-2)&amp;&quot;C&quot;&amp;COLUMN([.AD55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Parivesha               14 Aq 16' 02.87&quot; Sata      3    Aq   Aq" calcext:value-type="string">
            <text:p>Parivesha <text:s text:c="14"/>14 Aq 16' 02.87" Sata <text:s text:c="5"/>3 <text:s text:c="3"/>Aq <text:s text:c="2"/>Aq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56])-2)&amp;&quot;C&quot;&amp;COLUMN([.D5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56])-2)&amp;&quot;C&quot;&amp;COLUMN([.E5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56])-2)&amp;&quot;C&quot;&amp;COLUMN([.F5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56])-2)&amp;&quot;C&quot;&amp;COLUMN([.G5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56])-2)&amp;&quot;C&quot;&amp;COLUMN([.H5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56])-2)&amp;&quot;C&quot;&amp;COLUMN([.I5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56])-2)&amp;&quot;C&quot;&amp;COLUMN([.J5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56])-2)&amp;&quot;C&quot;&amp;COLUMN([.K5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56])-2)&amp;&quot;C&quot;&amp;COLUMN([.L5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56])-2)&amp;&quot;C&quot;&amp;COLUMN([.M5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56])-2)&amp;&quot;C&quot;&amp;COLUMN([.N5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56])-2)&amp;&quot;C&quot;&amp;COLUMN([.O5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56])-2)&amp;&quot;C&quot;&amp;COLUMN([.P5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56])-2)&amp;&quot;C&quot;&amp;COLUMN([.Q5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56])-2)&amp;&quot;C&quot;&amp;COLUMN([.R5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56])-2)&amp;&quot;C&quot;&amp;COLUMN([.S5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56])-2)&amp;&quot;C&quot;&amp;COLUMN([.T5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56])-2)&amp;&quot;C&quot;&amp;COLUMN([.U5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56])-2)&amp;&quot;C&quot;&amp;COLUMN([.V5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56])-2)&amp;&quot;C&quot;&amp;COLUMN([.W5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56])-2)&amp;&quot;C&quot;&amp;COLUMN([.X5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56])-2)&amp;&quot;C&quot;&amp;COLUMN([.Y5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56])-2)&amp;&quot;C&quot;&amp;COLUMN([.Z5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56])-2)&amp;&quot;C&quot;&amp;COLUMN([.AA5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56])-2)&amp;&quot;C&quot;&amp;COLUMN([.AB5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56])-2)&amp;&quot;C&quot;&amp;COLUMN([.AC5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56])-2)&amp;&quot;C&quot;&amp;COLUMN([.AD56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Indra Chapa             15 Ta 43' 57.13&quot; Rohi      2    Ta   Ta" calcext:value-type="string">
            <text:p>Indra Chapa <text:s text:c="12"/>15 Ta 43' 57.13" Rohi <text:s text:c="5"/>2 <text:s text:c="3"/>Ta <text:s text:c="2"/>Ta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57])-2)&amp;&quot;C&quot;&amp;COLUMN([.D5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57])-2)&amp;&quot;C&quot;&amp;COLUMN([.E5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57])-2)&amp;&quot;C&quot;&amp;COLUMN([.F5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57])-2)&amp;&quot;C&quot;&amp;COLUMN([.G5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57])-2)&amp;&quot;C&quot;&amp;COLUMN([.H5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57])-2)&amp;&quot;C&quot;&amp;COLUMN([.I5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57])-2)&amp;&quot;C&quot;&amp;COLUMN([.J5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57])-2)&amp;&quot;C&quot;&amp;COLUMN([.K5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57])-2)&amp;&quot;C&quot;&amp;COLUMN([.L5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57])-2)&amp;&quot;C&quot;&amp;COLUMN([.M5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57])-2)&amp;&quot;C&quot;&amp;COLUMN([.N5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57])-2)&amp;&quot;C&quot;&amp;COLUMN([.O5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57])-2)&amp;&quot;C&quot;&amp;COLUMN([.P5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57])-2)&amp;&quot;C&quot;&amp;COLUMN([.Q5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57])-2)&amp;&quot;C&quot;&amp;COLUMN([.R5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57])-2)&amp;&quot;C&quot;&amp;COLUMN([.S5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57])-2)&amp;&quot;C&quot;&amp;COLUMN([.T5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57])-2)&amp;&quot;C&quot;&amp;COLUMN([.U5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57])-2)&amp;&quot;C&quot;&amp;COLUMN([.V5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57])-2)&amp;&quot;C&quot;&amp;COLUMN([.W5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57])-2)&amp;&quot;C&quot;&amp;COLUMN([.X5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57])-2)&amp;&quot;C&quot;&amp;COLUMN([.Y5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57])-2)&amp;&quot;C&quot;&amp;COLUMN([.Z5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57])-2)&amp;&quot;C&quot;&amp;COLUMN([.AA5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57])-2)&amp;&quot;C&quot;&amp;COLUMN([.AB5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57])-2)&amp;&quot;C&quot;&amp;COLUMN([.AC5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57])-2)&amp;&quot;C&quot;&amp;COLUMN([.AD57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Upaketu                  2 Ge 23' 57.13&quot; Mrig      3    Ge   Li" calcext:value-type="string">
            <text:p>Upaketu <text:s text:c="17"/>2 Ge 23' 57.13" Mrig <text:s text:c="5"/>3 <text:s text:c="3"/>Ge <text:s text:c="2"/>Li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58])-2)&amp;&quot;C&quot;&amp;COLUMN([.D5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58])-2)&amp;&quot;C&quot;&amp;COLUMN([.E5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58])-2)&amp;&quot;C&quot;&amp;COLUMN([.F5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58])-2)&amp;&quot;C&quot;&amp;COLUMN([.G5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58])-2)&amp;&quot;C&quot;&amp;COLUMN([.H5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58])-2)&amp;&quot;C&quot;&amp;COLUMN([.I5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58])-2)&amp;&quot;C&quot;&amp;COLUMN([.J5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58])-2)&amp;&quot;C&quot;&amp;COLUMN([.K5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58])-2)&amp;&quot;C&quot;&amp;COLUMN([.L5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58])-2)&amp;&quot;C&quot;&amp;COLUMN([.M5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58])-2)&amp;&quot;C&quot;&amp;COLUMN([.N5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58])-2)&amp;&quot;C&quot;&amp;COLUMN([.O5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58])-2)&amp;&quot;C&quot;&amp;COLUMN([.P5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58])-2)&amp;&quot;C&quot;&amp;COLUMN([.Q5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58])-2)&amp;&quot;C&quot;&amp;COLUMN([.R5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58])-2)&amp;&quot;C&quot;&amp;COLUMN([.S5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58])-2)&amp;&quot;C&quot;&amp;COLUMN([.T5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58])-2)&amp;&quot;C&quot;&amp;COLUMN([.U5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58])-2)&amp;&quot;C&quot;&amp;COLUMN([.V5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58])-2)&amp;&quot;C&quot;&amp;COLUMN([.W5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58])-2)&amp;&quot;C&quot;&amp;COLUMN([.X5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58])-2)&amp;&quot;C&quot;&amp;COLUMN([.Y5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58])-2)&amp;&quot;C&quot;&amp;COLUMN([.Z5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58])-2)&amp;&quot;C&quot;&amp;COLUMN([.AA5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58])-2)&amp;&quot;C&quot;&amp;COLUMN([.AB5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58])-2)&amp;&quot;C&quot;&amp;COLUMN([.AC5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58])-2)&amp;&quot;C&quot;&amp;COLUMN([.AD58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Kaala                    3 Cp 37' 58.24&quot; USha      3    Cp   Aq" calcext:value-type="string">
            <text:p>Kaala <text:s text:c="19"/>3 Cp 37' 58.24" USha <text:s text:c="5"/>3 <text:s text:c="3"/>Cp <text:s text:c="2"/>Aq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59])-2)&amp;&quot;C&quot;&amp;COLUMN([.D5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59])-2)&amp;&quot;C&quot;&amp;COLUMN([.E5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59])-2)&amp;&quot;C&quot;&amp;COLUMN([.F5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59])-2)&amp;&quot;C&quot;&amp;COLUMN([.G5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59])-2)&amp;&quot;C&quot;&amp;COLUMN([.H5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59])-2)&amp;&quot;C&quot;&amp;COLUMN([.I5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59])-2)&amp;&quot;C&quot;&amp;COLUMN([.J5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59])-2)&amp;&quot;C&quot;&amp;COLUMN([.K5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59])-2)&amp;&quot;C&quot;&amp;COLUMN([.L5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59])-2)&amp;&quot;C&quot;&amp;COLUMN([.M5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59])-2)&amp;&quot;C&quot;&amp;COLUMN([.N5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59])-2)&amp;&quot;C&quot;&amp;COLUMN([.O5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59])-2)&amp;&quot;C&quot;&amp;COLUMN([.P5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59])-2)&amp;&quot;C&quot;&amp;COLUMN([.Q5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59])-2)&amp;&quot;C&quot;&amp;COLUMN([.R5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59])-2)&amp;&quot;C&quot;&amp;COLUMN([.S5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59])-2)&amp;&quot;C&quot;&amp;COLUMN([.T5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59])-2)&amp;&quot;C&quot;&amp;COLUMN([.U5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59])-2)&amp;&quot;C&quot;&amp;COLUMN([.V5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59])-2)&amp;&quot;C&quot;&amp;COLUMN([.W5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59])-2)&amp;&quot;C&quot;&amp;COLUMN([.X5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59])-2)&amp;&quot;C&quot;&amp;COLUMN([.Y5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59])-2)&amp;&quot;C&quot;&amp;COLUMN([.Z5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59])-2)&amp;&quot;C&quot;&amp;COLUMN([.AA5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59])-2)&amp;&quot;C&quot;&amp;COLUMN([.AB5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59])-2)&amp;&quot;C&quot;&amp;COLUMN([.AC5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59])-2)&amp;&quot;C&quot;&amp;COLUMN([.AD59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Mrityu                  16 Le 48' 09.04&quot; PPha      2    Le   Vi" calcext:value-type="string">
            <text:p>Mrityu <text:s text:c="17"/>16 Le 48' 09.04" PPha <text:s text:c="5"/>2 <text:s text:c="3"/>Le <text:s text:c="2"/>Vi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60])-2)&amp;&quot;C&quot;&amp;COLUMN([.D6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60])-2)&amp;&quot;C&quot;&amp;COLUMN([.E6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60])-2)&amp;&quot;C&quot;&amp;COLUMN([.F6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60])-2)&amp;&quot;C&quot;&amp;COLUMN([.G6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60])-2)&amp;&quot;C&quot;&amp;COLUMN([.H6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60])-2)&amp;&quot;C&quot;&amp;COLUMN([.I6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60])-2)&amp;&quot;C&quot;&amp;COLUMN([.J6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60])-2)&amp;&quot;C&quot;&amp;COLUMN([.K6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60])-2)&amp;&quot;C&quot;&amp;COLUMN([.L6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60])-2)&amp;&quot;C&quot;&amp;COLUMN([.M6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60])-2)&amp;&quot;C&quot;&amp;COLUMN([.N6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60])-2)&amp;&quot;C&quot;&amp;COLUMN([.O6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60])-2)&amp;&quot;C&quot;&amp;COLUMN([.P6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60])-2)&amp;&quot;C&quot;&amp;COLUMN([.Q6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60])-2)&amp;&quot;C&quot;&amp;COLUMN([.R6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60])-2)&amp;&quot;C&quot;&amp;COLUMN([.S6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60])-2)&amp;&quot;C&quot;&amp;COLUMN([.T6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60])-2)&amp;&quot;C&quot;&amp;COLUMN([.U6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60])-2)&amp;&quot;C&quot;&amp;COLUMN([.V6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60])-2)&amp;&quot;C&quot;&amp;COLUMN([.W6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60])-2)&amp;&quot;C&quot;&amp;COLUMN([.X6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60])-2)&amp;&quot;C&quot;&amp;COLUMN([.Y6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60])-2)&amp;&quot;C&quot;&amp;COLUMN([.Z6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60])-2)&amp;&quot;C&quot;&amp;COLUMN([.AA6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60])-2)&amp;&quot;C&quot;&amp;COLUMN([.AB6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60])-2)&amp;&quot;C&quot;&amp;COLUMN([.AC6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60])-2)&amp;&quot;C&quot;&amp;COLUMN([.AD60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Artha Prahara           10 Vi 40' 57.52&quot; Hast      1    Vi   Ar" calcext:value-type="string">
            <text:p>Artha Prahara <text:s text:c="10"/>10 Vi 40' 57.52" Hast <text:s text:c="5"/>1 <text:s text:c="3"/>Vi <text:s text:c="2"/>Ar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61])-2)&amp;&quot;C&quot;&amp;COLUMN([.D6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61])-2)&amp;&quot;C&quot;&amp;COLUMN([.E6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61])-2)&amp;&quot;C&quot;&amp;COLUMN([.F6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61])-2)&amp;&quot;C&quot;&amp;COLUMN([.G6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61])-2)&amp;&quot;C&quot;&amp;COLUMN([.H6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61])-2)&amp;&quot;C&quot;&amp;COLUMN([.I6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61])-2)&amp;&quot;C&quot;&amp;COLUMN([.J6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61])-2)&amp;&quot;C&quot;&amp;COLUMN([.K6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61])-2)&amp;&quot;C&quot;&amp;COLUMN([.L6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61])-2)&amp;&quot;C&quot;&amp;COLUMN([.M6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61])-2)&amp;&quot;C&quot;&amp;COLUMN([.N6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61])-2)&amp;&quot;C&quot;&amp;COLUMN([.O6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61])-2)&amp;&quot;C&quot;&amp;COLUMN([.P6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61])-2)&amp;&quot;C&quot;&amp;COLUMN([.Q6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61])-2)&amp;&quot;C&quot;&amp;COLUMN([.R6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61])-2)&amp;&quot;C&quot;&amp;COLUMN([.S6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61])-2)&amp;&quot;C&quot;&amp;COLUMN([.T6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61])-2)&amp;&quot;C&quot;&amp;COLUMN([.U6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61])-2)&amp;&quot;C&quot;&amp;COLUMN([.V6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61])-2)&amp;&quot;C&quot;&amp;COLUMN([.W6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61])-2)&amp;&quot;C&quot;&amp;COLUMN([.X6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61])-2)&amp;&quot;C&quot;&amp;COLUMN([.Y6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61])-2)&amp;&quot;C&quot;&amp;COLUMN([.Z6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61])-2)&amp;&quot;C&quot;&amp;COLUMN([.AA6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61])-2)&amp;&quot;C&quot;&amp;COLUMN([.AB6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61])-2)&amp;&quot;C&quot;&amp;COLUMN([.AC6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61])-2)&amp;&quot;C&quot;&amp;COLUMN([.AD61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Yama Ghantaka            4 Li 23' 46.00&quot; Chit      4    Li   Sc" calcext:value-type="string">
            <text:p>Yama Ghantaka <text:s text:c="11"/>4 Li 23' 46.00" Chit <text:s text:c="5"/>4 <text:s text:c="3"/>Li <text:s text:c="2"/>Sc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62])-2)&amp;&quot;C&quot;&amp;COLUMN([.D6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62])-2)&amp;&quot;C&quot;&amp;COLUMN([.E6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62])-2)&amp;&quot;C&quot;&amp;COLUMN([.F6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62])-2)&amp;&quot;C&quot;&amp;COLUMN([.G6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62])-2)&amp;&quot;C&quot;&amp;COLUMN([.H6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62])-2)&amp;&quot;C&quot;&amp;COLUMN([.I6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62])-2)&amp;&quot;C&quot;&amp;COLUMN([.J6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62])-2)&amp;&quot;C&quot;&amp;COLUMN([.K6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62])-2)&amp;&quot;C&quot;&amp;COLUMN([.L6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62])-2)&amp;&quot;C&quot;&amp;COLUMN([.M6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62])-2)&amp;&quot;C&quot;&amp;COLUMN([.N6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62])-2)&amp;&quot;C&quot;&amp;COLUMN([.O6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62])-2)&amp;&quot;C&quot;&amp;COLUMN([.P6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62])-2)&amp;&quot;C&quot;&amp;COLUMN([.Q6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62])-2)&amp;&quot;C&quot;&amp;COLUMN([.R6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62])-2)&amp;&quot;C&quot;&amp;COLUMN([.S6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62])-2)&amp;&quot;C&quot;&amp;COLUMN([.T6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62])-2)&amp;&quot;C&quot;&amp;COLUMN([.U6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62])-2)&amp;&quot;C&quot;&amp;COLUMN([.V6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62])-2)&amp;&quot;C&quot;&amp;COLUMN([.W6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62])-2)&amp;&quot;C&quot;&amp;COLUMN([.X6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62])-2)&amp;&quot;C&quot;&amp;COLUMN([.Y6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62])-2)&amp;&quot;C&quot;&amp;COLUMN([.Z6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62])-2)&amp;&quot;C&quot;&amp;COLUMN([.AA6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62])-2)&amp;&quot;C&quot;&amp;COLUMN([.AB6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62])-2)&amp;&quot;C&quot;&amp;COLUMN([.AC6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62])-2)&amp;&quot;C&quot;&amp;COLUMN([.AD62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Prana Sphuta            12 Li 39' 42.06&quot; Swat      2    Li   Cp" calcext:value-type="string">
            <text:p>Prana Sphuta <text:s text:c="11"/>12 Li 39' 42.06" Swat <text:s text:c="5"/>2 <text:s text:c="3"/>Li <text:s text:c="2"/>Cp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63])-2)&amp;&quot;C&quot;&amp;COLUMN([.D6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63])-2)&amp;&quot;C&quot;&amp;COLUMN([.E6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63])-2)&amp;&quot;C&quot;&amp;COLUMN([.F6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63])-2)&amp;&quot;C&quot;&amp;COLUMN([.G6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63])-2)&amp;&quot;C&quot;&amp;COLUMN([.H6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63])-2)&amp;&quot;C&quot;&amp;COLUMN([.I6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63])-2)&amp;&quot;C&quot;&amp;COLUMN([.J6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63])-2)&amp;&quot;C&quot;&amp;COLUMN([.K6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63])-2)&amp;&quot;C&quot;&amp;COLUMN([.L6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63])-2)&amp;&quot;C&quot;&amp;COLUMN([.M6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63])-2)&amp;&quot;C&quot;&amp;COLUMN([.N6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63])-2)&amp;&quot;C&quot;&amp;COLUMN([.O6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63])-2)&amp;&quot;C&quot;&amp;COLUMN([.P6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63])-2)&amp;&quot;C&quot;&amp;COLUMN([.Q6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63])-2)&amp;&quot;C&quot;&amp;COLUMN([.R6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63])-2)&amp;&quot;C&quot;&amp;COLUMN([.S6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63])-2)&amp;&quot;C&quot;&amp;COLUMN([.T6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63])-2)&amp;&quot;C&quot;&amp;COLUMN([.U6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63])-2)&amp;&quot;C&quot;&amp;COLUMN([.V6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63])-2)&amp;&quot;C&quot;&amp;COLUMN([.W6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63])-2)&amp;&quot;C&quot;&amp;COLUMN([.X6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63])-2)&amp;&quot;C&quot;&amp;COLUMN([.Y6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63])-2)&amp;&quot;C&quot;&amp;COLUMN([.Z6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63])-2)&amp;&quot;C&quot;&amp;COLUMN([.AA6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63])-2)&amp;&quot;C&quot;&amp;COLUMN([.AB6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63])-2)&amp;&quot;C&quot;&amp;COLUMN([.AC6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63])-2)&amp;&quot;C&quot;&amp;COLUMN([.AD63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Deha Sphuta             23 Cp 13' 53.93&quot; Srav      4    Cp   Cn" calcext:value-type="string">
            <text:p>Deha Sphuta <text:s text:c="12"/>23 Cp 13' 53.93" Srav <text:s text:c="5"/>4 <text:s text:c="3"/>Cp <text:s text:c="2"/>Cn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64])-2)&amp;&quot;C&quot;&amp;COLUMN([.D6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64])-2)&amp;&quot;C&quot;&amp;COLUMN([.E6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64])-2)&amp;&quot;C&quot;&amp;COLUMN([.F6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64])-2)&amp;&quot;C&quot;&amp;COLUMN([.G6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64])-2)&amp;&quot;C&quot;&amp;COLUMN([.H6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64])-2)&amp;&quot;C&quot;&amp;COLUMN([.I6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64])-2)&amp;&quot;C&quot;&amp;COLUMN([.J6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64])-2)&amp;&quot;C&quot;&amp;COLUMN([.K6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64])-2)&amp;&quot;C&quot;&amp;COLUMN([.L6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64])-2)&amp;&quot;C&quot;&amp;COLUMN([.M6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64])-2)&amp;&quot;C&quot;&amp;COLUMN([.N6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64])-2)&amp;&quot;C&quot;&amp;COLUMN([.O6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64])-2)&amp;&quot;C&quot;&amp;COLUMN([.P6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64])-2)&amp;&quot;C&quot;&amp;COLUMN([.Q6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64])-2)&amp;&quot;C&quot;&amp;COLUMN([.R6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64])-2)&amp;&quot;C&quot;&amp;COLUMN([.S6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64])-2)&amp;&quot;C&quot;&amp;COLUMN([.T6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64])-2)&amp;&quot;C&quot;&amp;COLUMN([.U6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64])-2)&amp;&quot;C&quot;&amp;COLUMN([.V6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64])-2)&amp;&quot;C&quot;&amp;COLUMN([.W6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64])-2)&amp;&quot;C&quot;&amp;COLUMN([.X6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64])-2)&amp;&quot;C&quot;&amp;COLUMN([.Y6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64])-2)&amp;&quot;C&quot;&amp;COLUMN([.Z6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64])-2)&amp;&quot;C&quot;&amp;COLUMN([.AA6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64])-2)&amp;&quot;C&quot;&amp;COLUMN([.AB6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64])-2)&amp;&quot;C&quot;&amp;COLUMN([.AC6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64])-2)&amp;&quot;C&quot;&amp;COLUMN([.AD64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Mrityu Sphuta           16 Sg 07' 40.49&quot; PSha      1    Sg   Le" calcext:value-type="string">
            <text:p>Mrityu Sphuta <text:s text:c="10"/>16 Sg 07' 40.49" PSha <text:s text:c="5"/>1 <text:s text:c="3"/>Sg <text:s text:c="2"/>Le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65])-2)&amp;&quot;C&quot;&amp;COLUMN([.D6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65])-2)&amp;&quot;C&quot;&amp;COLUMN([.E6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65])-2)&amp;&quot;C&quot;&amp;COLUMN([.F6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65])-2)&amp;&quot;C&quot;&amp;COLUMN([.G6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65])-2)&amp;&quot;C&quot;&amp;COLUMN([.H6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65])-2)&amp;&quot;C&quot;&amp;COLUMN([.I6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65])-2)&amp;&quot;C&quot;&amp;COLUMN([.J6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65])-2)&amp;&quot;C&quot;&amp;COLUMN([.K6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65])-2)&amp;&quot;C&quot;&amp;COLUMN([.L6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65])-2)&amp;&quot;C&quot;&amp;COLUMN([.M6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65])-2)&amp;&quot;C&quot;&amp;COLUMN([.N6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65])-2)&amp;&quot;C&quot;&amp;COLUMN([.O6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65])-2)&amp;&quot;C&quot;&amp;COLUMN([.P6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65])-2)&amp;&quot;C&quot;&amp;COLUMN([.Q6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65])-2)&amp;&quot;C&quot;&amp;COLUMN([.R6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65])-2)&amp;&quot;C&quot;&amp;COLUMN([.S6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65])-2)&amp;&quot;C&quot;&amp;COLUMN([.T6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65])-2)&amp;&quot;C&quot;&amp;COLUMN([.U6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65])-2)&amp;&quot;C&quot;&amp;COLUMN([.V6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65])-2)&amp;&quot;C&quot;&amp;COLUMN([.W6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65])-2)&amp;&quot;C&quot;&amp;COLUMN([.X6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65])-2)&amp;&quot;C&quot;&amp;COLUMN([.Y6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65])-2)&amp;&quot;C&quot;&amp;COLUMN([.Z6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65])-2)&amp;&quot;C&quot;&amp;COLUMN([.AA6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65])-2)&amp;&quot;C&quot;&amp;COLUMN([.AB6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65])-2)&amp;&quot;C&quot;&amp;COLUMN([.AC6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65])-2)&amp;&quot;C&quot;&amp;COLUMN([.AD65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Sookshma TriSphuta      22 Ar 01' 16.48&quot; Bhar      3    Ar   Li" calcext:value-type="string">
            <text:p>Sookshma TriSphuta <text:s text:c="5"/>22 Ar 01' 16.48" Bhar <text:s text:c="5"/>3 <text:s text:c="3"/>Ar <text:s text:c="2"/>Li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66])-2)&amp;&quot;C&quot;&amp;COLUMN([.D6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66])-2)&amp;&quot;C&quot;&amp;COLUMN([.E6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66])-2)&amp;&quot;C&quot;&amp;COLUMN([.F6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66])-2)&amp;&quot;C&quot;&amp;COLUMN([.G6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66])-2)&amp;&quot;C&quot;&amp;COLUMN([.H6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66])-2)&amp;&quot;C&quot;&amp;COLUMN([.I6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66])-2)&amp;&quot;C&quot;&amp;COLUMN([.J6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66])-2)&amp;&quot;C&quot;&amp;COLUMN([.K6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66])-2)&amp;&quot;C&quot;&amp;COLUMN([.L6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66])-2)&amp;&quot;C&quot;&amp;COLUMN([.M6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66])-2)&amp;&quot;C&quot;&amp;COLUMN([.N6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66])-2)&amp;&quot;C&quot;&amp;COLUMN([.O6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66])-2)&amp;&quot;C&quot;&amp;COLUMN([.P6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66])-2)&amp;&quot;C&quot;&amp;COLUMN([.Q6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66])-2)&amp;&quot;C&quot;&amp;COLUMN([.R6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66])-2)&amp;&quot;C&quot;&amp;COLUMN([.S6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66])-2)&amp;&quot;C&quot;&amp;COLUMN([.T6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66])-2)&amp;&quot;C&quot;&amp;COLUMN([.U6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66])-2)&amp;&quot;C&quot;&amp;COLUMN([.V6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66])-2)&amp;&quot;C&quot;&amp;COLUMN([.W6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66])-2)&amp;&quot;C&quot;&amp;COLUMN([.X6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66])-2)&amp;&quot;C&quot;&amp;COLUMN([.Y6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66])-2)&amp;&quot;C&quot;&amp;COLUMN([.Z6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66])-2)&amp;&quot;C&quot;&amp;COLUMN([.AA6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66])-2)&amp;&quot;C&quot;&amp;COLUMN([.AB6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66])-2)&amp;&quot;C&quot;&amp;COLUMN([.AC6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66])-2)&amp;&quot;C&quot;&amp;COLUMN([.AD66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Tithi Sphuta            20 Aq 37' 00.26&quot; PBha      1    Aq   Ar" calcext:value-type="string">
            <text:p>Tithi Sphuta <text:s text:c="11"/>20 Aq 37' 00.26" PBha <text:s text:c="5"/>1 <text:s text:c="3"/>Aq <text:s text:c="2"/>Ar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67])-2)&amp;&quot;C&quot;&amp;COLUMN([.D6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67])-2)&amp;&quot;C&quot;&amp;COLUMN([.E6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67])-2)&amp;&quot;C&quot;&amp;COLUMN([.F6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67])-2)&amp;&quot;C&quot;&amp;COLUMN([.G6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67])-2)&amp;&quot;C&quot;&amp;COLUMN([.H6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67])-2)&amp;&quot;C&quot;&amp;COLUMN([.I6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67])-2)&amp;&quot;C&quot;&amp;COLUMN([.J6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67])-2)&amp;&quot;C&quot;&amp;COLUMN([.K6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67])-2)&amp;&quot;C&quot;&amp;COLUMN([.L6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67])-2)&amp;&quot;C&quot;&amp;COLUMN([.M6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67])-2)&amp;&quot;C&quot;&amp;COLUMN([.N6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67])-2)&amp;&quot;C&quot;&amp;COLUMN([.O6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67])-2)&amp;&quot;C&quot;&amp;COLUMN([.P6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67])-2)&amp;&quot;C&quot;&amp;COLUMN([.Q6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67])-2)&amp;&quot;C&quot;&amp;COLUMN([.R6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67])-2)&amp;&quot;C&quot;&amp;COLUMN([.S6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67])-2)&amp;&quot;C&quot;&amp;COLUMN([.T6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67])-2)&amp;&quot;C&quot;&amp;COLUMN([.U6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67])-2)&amp;&quot;C&quot;&amp;COLUMN([.V6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67])-2)&amp;&quot;C&quot;&amp;COLUMN([.W6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67])-2)&amp;&quot;C&quot;&amp;COLUMN([.X6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67])-2)&amp;&quot;C&quot;&amp;COLUMN([.Y6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67])-2)&amp;&quot;C&quot;&amp;COLUMN([.Z6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67])-2)&amp;&quot;C&quot;&amp;COLUMN([.AA6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67])-2)&amp;&quot;C&quot;&amp;COLUMN([.AB6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67])-2)&amp;&quot;C&quot;&amp;COLUMN([.AC6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67])-2)&amp;&quot;C&quot;&amp;COLUMN([.AD67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Yoga Sphuta (Sun-Moon)  25 Le 24' 54.53&quot; PPha      4    Le   Sc" calcext:value-type="string">
            <text:p>Yoga Sphuta (Sun-Moon) <text:s/>25 Le 24' 54.53" PPha <text:s text:c="5"/>4 <text:s text:c="3"/>Le <text:s text:c="2"/>Sc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68])-2)&amp;&quot;C&quot;&amp;COLUMN([.D6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68])-2)&amp;&quot;C&quot;&amp;COLUMN([.E6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68])-2)&amp;&quot;C&quot;&amp;COLUMN([.F6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68])-2)&amp;&quot;C&quot;&amp;COLUMN([.G6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68])-2)&amp;&quot;C&quot;&amp;COLUMN([.H6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68])-2)&amp;&quot;C&quot;&amp;COLUMN([.I6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68])-2)&amp;&quot;C&quot;&amp;COLUMN([.J6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68])-2)&amp;&quot;C&quot;&amp;COLUMN([.K6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68])-2)&amp;&quot;C&quot;&amp;COLUMN([.L6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68])-2)&amp;&quot;C&quot;&amp;COLUMN([.M6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68])-2)&amp;&quot;C&quot;&amp;COLUMN([.N6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68])-2)&amp;&quot;C&quot;&amp;COLUMN([.O6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68])-2)&amp;&quot;C&quot;&amp;COLUMN([.P6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68])-2)&amp;&quot;C&quot;&amp;COLUMN([.Q6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68])-2)&amp;&quot;C&quot;&amp;COLUMN([.R6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68])-2)&amp;&quot;C&quot;&amp;COLUMN([.S6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68])-2)&amp;&quot;C&quot;&amp;COLUMN([.T6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68])-2)&amp;&quot;C&quot;&amp;COLUMN([.U6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68])-2)&amp;&quot;C&quot;&amp;COLUMN([.V6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68])-2)&amp;&quot;C&quot;&amp;COLUMN([.W6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68])-2)&amp;&quot;C&quot;&amp;COLUMN([.X6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68])-2)&amp;&quot;C&quot;&amp;COLUMN([.Y6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68])-2)&amp;&quot;C&quot;&amp;COLUMN([.Z6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68])-2)&amp;&quot;C&quot;&amp;COLUMN([.AA6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68])-2)&amp;&quot;C&quot;&amp;COLUMN([.AB6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68])-2)&amp;&quot;C&quot;&amp;COLUMN([.AC6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68])-2)&amp;&quot;C&quot;&amp;COLUMN([.AD68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Rahu Tithi Sphuta       19 Li 34' 04.93&quot; Swat      4    Li   Pi" calcext:value-type="string">
            <text:p>Rahu Tithi Sphuta <text:s text:c="6"/>19 Li 34' 04.93" Swat <text:s text:c="5"/>4 <text:s text:c="3"/>Li <text:s text:c="2"/>Pi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69])-2)&amp;&quot;C&quot;&amp;COLUMN([.D6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69])-2)&amp;&quot;C&quot;&amp;COLUMN([.E6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69])-2)&amp;&quot;C&quot;&amp;COLUMN([.F6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69])-2)&amp;&quot;C&quot;&amp;COLUMN([.G6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69])-2)&amp;&quot;C&quot;&amp;COLUMN([.H6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69])-2)&amp;&quot;C&quot;&amp;COLUMN([.I6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69])-2)&amp;&quot;C&quot;&amp;COLUMN([.J6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69])-2)&amp;&quot;C&quot;&amp;COLUMN([.K6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69])-2)&amp;&quot;C&quot;&amp;COLUMN([.L6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69])-2)&amp;&quot;C&quot;&amp;COLUMN([.M6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69])-2)&amp;&quot;C&quot;&amp;COLUMN([.N6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69])-2)&amp;&quot;C&quot;&amp;COLUMN([.O6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69])-2)&amp;&quot;C&quot;&amp;COLUMN([.P6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69])-2)&amp;&quot;C&quot;&amp;COLUMN([.Q6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69])-2)&amp;&quot;C&quot;&amp;COLUMN([.R6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69])-2)&amp;&quot;C&quot;&amp;COLUMN([.S6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69])-2)&amp;&quot;C&quot;&amp;COLUMN([.T6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69])-2)&amp;&quot;C&quot;&amp;COLUMN([.U6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69])-2)&amp;&quot;C&quot;&amp;COLUMN([.V6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69])-2)&amp;&quot;C&quot;&amp;COLUMN([.W6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69])-2)&amp;&quot;C&quot;&amp;COLUMN([.X6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69])-2)&amp;&quot;C&quot;&amp;COLUMN([.Y6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69])-2)&amp;&quot;C&quot;&amp;COLUMN([.Z6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69])-2)&amp;&quot;C&quot;&amp;COLUMN([.AA6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69])-2)&amp;&quot;C&quot;&amp;COLUMN([.AB6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69])-2)&amp;&quot;C&quot;&amp;COLUMN([.AC6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69])-2)&amp;&quot;C&quot;&amp;COLUMN([.AD69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Kshetra Sphuta          24 Li 19' 18.41&quot; Visa      2    Li   Ta" calcext:value-type="string">
            <text:p>Kshetra Sphuta <text:s text:c="9"/>24 Li 19' 18.41" Visa <text:s text:c="5"/>2 <text:s text:c="3"/>Li <text:s text:c="2"/>Ta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70])-2)&amp;&quot;C&quot;&amp;COLUMN([.D7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70])-2)&amp;&quot;C&quot;&amp;COLUMN([.E7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70])-2)&amp;&quot;C&quot;&amp;COLUMN([.F7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70])-2)&amp;&quot;C&quot;&amp;COLUMN([.G7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70])-2)&amp;&quot;C&quot;&amp;COLUMN([.H7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70])-2)&amp;&quot;C&quot;&amp;COLUMN([.I7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70])-2)&amp;&quot;C&quot;&amp;COLUMN([.J7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70])-2)&amp;&quot;C&quot;&amp;COLUMN([.K7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70])-2)&amp;&quot;C&quot;&amp;COLUMN([.L7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70])-2)&amp;&quot;C&quot;&amp;COLUMN([.M7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70])-2)&amp;&quot;C&quot;&amp;COLUMN([.N7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70])-2)&amp;&quot;C&quot;&amp;COLUMN([.O7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70])-2)&amp;&quot;C&quot;&amp;COLUMN([.P7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70])-2)&amp;&quot;C&quot;&amp;COLUMN([.Q7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70])-2)&amp;&quot;C&quot;&amp;COLUMN([.R7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70])-2)&amp;&quot;C&quot;&amp;COLUMN([.S7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70])-2)&amp;&quot;C&quot;&amp;COLUMN([.T7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70])-2)&amp;&quot;C&quot;&amp;COLUMN([.U7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70])-2)&amp;&quot;C&quot;&amp;COLUMN([.V7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70])-2)&amp;&quot;C&quot;&amp;COLUMN([.W7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70])-2)&amp;&quot;C&quot;&amp;COLUMN([.X7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70])-2)&amp;&quot;C&quot;&amp;COLUMN([.Y7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70])-2)&amp;&quot;C&quot;&amp;COLUMN([.Z7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70])-2)&amp;&quot;C&quot;&amp;COLUMN([.AA7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70])-2)&amp;&quot;C&quot;&amp;COLUMN([.AB7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70])-2)&amp;&quot;C&quot;&amp;COLUMN([.AC7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70])-2)&amp;&quot;C&quot;&amp;COLUMN([.AD70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Beeja Sphuta            27 Ar 08' 13.13&quot; Krit      1    Ar   Sg" calcext:value-type="string">
            <text:p>Beeja Sphuta <text:s text:c="11"/>27 Ar 08' 13.13" Krit <text:s text:c="5"/>1 <text:s text:c="3"/>Ar <text:s text:c="2"/>Sg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71])-2)&amp;&quot;C&quot;&amp;COLUMN([.D7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71])-2)&amp;&quot;C&quot;&amp;COLUMN([.E7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71])-2)&amp;&quot;C&quot;&amp;COLUMN([.F7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71])-2)&amp;&quot;C&quot;&amp;COLUMN([.G7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71])-2)&amp;&quot;C&quot;&amp;COLUMN([.H7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71])-2)&amp;&quot;C&quot;&amp;COLUMN([.I7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71])-2)&amp;&quot;C&quot;&amp;COLUMN([.J7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71])-2)&amp;&quot;C&quot;&amp;COLUMN([.K7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71])-2)&amp;&quot;C&quot;&amp;COLUMN([.L7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71])-2)&amp;&quot;C&quot;&amp;COLUMN([.M7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71])-2)&amp;&quot;C&quot;&amp;COLUMN([.N7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71])-2)&amp;&quot;C&quot;&amp;COLUMN([.O7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71])-2)&amp;&quot;C&quot;&amp;COLUMN([.P7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71])-2)&amp;&quot;C&quot;&amp;COLUMN([.Q7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71])-2)&amp;&quot;C&quot;&amp;COLUMN([.R7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71])-2)&amp;&quot;C&quot;&amp;COLUMN([.S7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71])-2)&amp;&quot;C&quot;&amp;COLUMN([.T7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71])-2)&amp;&quot;C&quot;&amp;COLUMN([.U7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71])-2)&amp;&quot;C&quot;&amp;COLUMN([.V7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71])-2)&amp;&quot;C&quot;&amp;COLUMN([.W7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71])-2)&amp;&quot;C&quot;&amp;COLUMN([.X7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71])-2)&amp;&quot;C&quot;&amp;COLUMN([.Y7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71])-2)&amp;&quot;C&quot;&amp;COLUMN([.Z7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71])-2)&amp;&quot;C&quot;&amp;COLUMN([.AA7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71])-2)&amp;&quot;C&quot;&amp;COLUMN([.AB7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71])-2)&amp;&quot;C&quot;&amp;COLUMN([.AC7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71])-2)&amp;&quot;C&quot;&amp;COLUMN([.AD71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TriSphuta               28 Ta 49' 53.62&quot; Mrig      2    Ta   Vi" calcext:value-type="string">
            <text:p>TriSphuta <text:s text:c="14"/>28 Ta 49' 53.62" Mrig <text:s text:c="5"/>2 <text:s text:c="3"/>Ta <text:s text:c="2"/>Vi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72])-2)&amp;&quot;C&quot;&amp;COLUMN([.D7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72])-2)&amp;&quot;C&quot;&amp;COLUMN([.E7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72])-2)&amp;&quot;C&quot;&amp;COLUMN([.F7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72])-2)&amp;&quot;C&quot;&amp;COLUMN([.G7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72])-2)&amp;&quot;C&quot;&amp;COLUMN([.H7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72])-2)&amp;&quot;C&quot;&amp;COLUMN([.I7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72])-2)&amp;&quot;C&quot;&amp;COLUMN([.J7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72])-2)&amp;&quot;C&quot;&amp;COLUMN([.K7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72])-2)&amp;&quot;C&quot;&amp;COLUMN([.L7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72])-2)&amp;&quot;C&quot;&amp;COLUMN([.M7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72])-2)&amp;&quot;C&quot;&amp;COLUMN([.N7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72])-2)&amp;&quot;C&quot;&amp;COLUMN([.O7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72])-2)&amp;&quot;C&quot;&amp;COLUMN([.P7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72])-2)&amp;&quot;C&quot;&amp;COLUMN([.Q7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72])-2)&amp;&quot;C&quot;&amp;COLUMN([.R7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72])-2)&amp;&quot;C&quot;&amp;COLUMN([.S7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72])-2)&amp;&quot;C&quot;&amp;COLUMN([.T7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72])-2)&amp;&quot;C&quot;&amp;COLUMN([.U7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72])-2)&amp;&quot;C&quot;&amp;COLUMN([.V7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72])-2)&amp;&quot;C&quot;&amp;COLUMN([.W7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72])-2)&amp;&quot;C&quot;&amp;COLUMN([.X7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72])-2)&amp;&quot;C&quot;&amp;COLUMN([.Y7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72])-2)&amp;&quot;C&quot;&amp;COLUMN([.Z7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72])-2)&amp;&quot;C&quot;&amp;COLUMN([.AA7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72])-2)&amp;&quot;C&quot;&amp;COLUMN([.AB7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72])-2)&amp;&quot;C&quot;&amp;COLUMN([.AC7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72])-2)&amp;&quot;C&quot;&amp;COLUMN([.AD72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ChatusSphuta             1 Vi 13' 50.75&quot; UPha      2    Vi   Cp" calcext:value-type="string">
            <text:p>ChatusSphuta <text:s text:c="12"/>1 Vi 13' 50.75" UPha <text:s text:c="5"/>2 <text:s text:c="3"/>Vi <text:s text:c="2"/>Cp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73])-2)&amp;&quot;C&quot;&amp;COLUMN([.D7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73])-2)&amp;&quot;C&quot;&amp;COLUMN([.E7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73])-2)&amp;&quot;C&quot;&amp;COLUMN([.F7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73])-2)&amp;&quot;C&quot;&amp;COLUMN([.G7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73])-2)&amp;&quot;C&quot;&amp;COLUMN([.H7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73])-2)&amp;&quot;C&quot;&amp;COLUMN([.I7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73])-2)&amp;&quot;C&quot;&amp;COLUMN([.J7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73])-2)&amp;&quot;C&quot;&amp;COLUMN([.K7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73])-2)&amp;&quot;C&quot;&amp;COLUMN([.L7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73])-2)&amp;&quot;C&quot;&amp;COLUMN([.M7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73])-2)&amp;&quot;C&quot;&amp;COLUMN([.N7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73])-2)&amp;&quot;C&quot;&amp;COLUMN([.O7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73])-2)&amp;&quot;C&quot;&amp;COLUMN([.P7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73])-2)&amp;&quot;C&quot;&amp;COLUMN([.Q7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73])-2)&amp;&quot;C&quot;&amp;COLUMN([.R7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73])-2)&amp;&quot;C&quot;&amp;COLUMN([.S7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73])-2)&amp;&quot;C&quot;&amp;COLUMN([.T7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73])-2)&amp;&quot;C&quot;&amp;COLUMN([.U7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73])-2)&amp;&quot;C&quot;&amp;COLUMN([.V7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73])-2)&amp;&quot;C&quot;&amp;COLUMN([.W7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73])-2)&amp;&quot;C&quot;&amp;COLUMN([.X7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73])-2)&amp;&quot;C&quot;&amp;COLUMN([.Y7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73])-2)&amp;&quot;C&quot;&amp;COLUMN([.Z7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73])-2)&amp;&quot;C&quot;&amp;COLUMN([.AA7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73])-2)&amp;&quot;C&quot;&amp;COLUMN([.AB7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73])-2)&amp;&quot;C&quot;&amp;COLUMN([.AC7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73])-2)&amp;&quot;C&quot;&amp;COLUMN([.AD73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PanchaSphuta            23 Ge 11' 52.82&quot; Puna      1    Ge   Ar" calcext:value-type="string">
            <text:p>PanchaSphuta <text:s text:c="11"/>23 Ge 11' 52.82" Puna <text:s text:c="5"/>1 <text:s text:c="3"/>Ge <text:s text:c="2"/>Ar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74])-2)&amp;&quot;C&quot;&amp;COLUMN([.D7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74])-2)&amp;&quot;C&quot;&amp;COLUMN([.E7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74])-2)&amp;&quot;C&quot;&amp;COLUMN([.F7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74])-2)&amp;&quot;C&quot;&amp;COLUMN([.G7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74])-2)&amp;&quot;C&quot;&amp;COLUMN([.H7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74])-2)&amp;&quot;C&quot;&amp;COLUMN([.I7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74])-2)&amp;&quot;C&quot;&amp;COLUMN([.J7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74])-2)&amp;&quot;C&quot;&amp;COLUMN([.K7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74])-2)&amp;&quot;C&quot;&amp;COLUMN([.L7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74])-2)&amp;&quot;C&quot;&amp;COLUMN([.M7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74])-2)&amp;&quot;C&quot;&amp;COLUMN([.N7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74])-2)&amp;&quot;C&quot;&amp;COLUMN([.O7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74])-2)&amp;&quot;C&quot;&amp;COLUMN([.P7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74])-2)&amp;&quot;C&quot;&amp;COLUMN([.Q7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74])-2)&amp;&quot;C&quot;&amp;COLUMN([.R7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74])-2)&amp;&quot;C&quot;&amp;COLUMN([.S7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74])-2)&amp;&quot;C&quot;&amp;COLUMN([.T7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74])-2)&amp;&quot;C&quot;&amp;COLUMN([.U7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74])-2)&amp;&quot;C&quot;&amp;COLUMN([.V7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74])-2)&amp;&quot;C&quot;&amp;COLUMN([.W7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74])-2)&amp;&quot;C&quot;&amp;COLUMN([.X7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74])-2)&amp;&quot;C&quot;&amp;COLUMN([.Y7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74])-2)&amp;&quot;C&quot;&amp;COLUMN([.Z7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74])-2)&amp;&quot;C&quot;&amp;COLUMN([.AA7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74])-2)&amp;&quot;C&quot;&amp;COLUMN([.AB7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74])-2)&amp;&quot;C&quot;&amp;COLUMN([.AC7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74])-2)&amp;&quot;C&quot;&amp;COLUMN([.AD74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Kunda                    3 Cp 37' 58.17&quot; USha      3    Cp   Aq" calcext:value-type="string">
            <text:p>Kunda <text:s text:c="19"/>3 Cp 37' 58.17" USha <text:s text:c="5"/>3 <text:s text:c="3"/>Cp <text:s text:c="2"/>Aq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75])-2)&amp;&quot;C&quot;&amp;COLUMN([.D7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75])-2)&amp;&quot;C&quot;&amp;COLUMN([.E7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75])-2)&amp;&quot;C&quot;&amp;COLUMN([.F7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75])-2)&amp;&quot;C&quot;&amp;COLUMN([.G7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75])-2)&amp;&quot;C&quot;&amp;COLUMN([.H7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75])-2)&amp;&quot;C&quot;&amp;COLUMN([.I7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75])-2)&amp;&quot;C&quot;&amp;COLUMN([.J7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75])-2)&amp;&quot;C&quot;&amp;COLUMN([.K7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75])-2)&amp;&quot;C&quot;&amp;COLUMN([.L7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75])-2)&amp;&quot;C&quot;&amp;COLUMN([.M7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75])-2)&amp;&quot;C&quot;&amp;COLUMN([.N7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75])-2)&amp;&quot;C&quot;&amp;COLUMN([.O7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75])-2)&amp;&quot;C&quot;&amp;COLUMN([.P7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75])-2)&amp;&quot;C&quot;&amp;COLUMN([.Q7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75])-2)&amp;&quot;C&quot;&amp;COLUMN([.R7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75])-2)&amp;&quot;C&quot;&amp;COLUMN([.S7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75])-2)&amp;&quot;C&quot;&amp;COLUMN([.T7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75])-2)&amp;&quot;C&quot;&amp;COLUMN([.U7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75])-2)&amp;&quot;C&quot;&amp;COLUMN([.V7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75])-2)&amp;&quot;C&quot;&amp;COLUMN([.W7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75])-2)&amp;&quot;C&quot;&amp;COLUMN([.X7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75])-2)&amp;&quot;C&quot;&amp;COLUMN([.Y7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75])-2)&amp;&quot;C&quot;&amp;COLUMN([.Z7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75])-2)&amp;&quot;C&quot;&amp;COLUMN([.AA7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75])-2)&amp;&quot;C&quot;&amp;COLUMN([.AB7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75])-2)&amp;&quot;C&quot;&amp;COLUMN([.AC7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75])-2)&amp;&quot;C&quot;&amp;COLUMN([.AD75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Yoga Sphuta             28 Sc 44' 54.53&quot; Jye       4    Sc   Pi" calcext:value-type="string">
            <text:p>Yoga Sphuta <text:s text:c="12"/>28 Sc 44' 54.53" Jye <text:s text:c="6"/>4 <text:s text:c="3"/>Sc <text:s text:c="2"/>Pi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76])-2)&amp;&quot;C&quot;&amp;COLUMN([.D7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76])-2)&amp;&quot;C&quot;&amp;COLUMN([.E7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76])-2)&amp;&quot;C&quot;&amp;COLUMN([.F7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76])-2)&amp;&quot;C&quot;&amp;COLUMN([.G7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76])-2)&amp;&quot;C&quot;&amp;COLUMN([.H7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76])-2)&amp;&quot;C&quot;&amp;COLUMN([.I7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76])-2)&amp;&quot;C&quot;&amp;COLUMN([.J7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76])-2)&amp;&quot;C&quot;&amp;COLUMN([.K7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76])-2)&amp;&quot;C&quot;&amp;COLUMN([.L7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76])-2)&amp;&quot;C&quot;&amp;COLUMN([.M7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76])-2)&amp;&quot;C&quot;&amp;COLUMN([.N7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76])-2)&amp;&quot;C&quot;&amp;COLUMN([.O7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76])-2)&amp;&quot;C&quot;&amp;COLUMN([.P7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76])-2)&amp;&quot;C&quot;&amp;COLUMN([.Q7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76])-2)&amp;&quot;C&quot;&amp;COLUMN([.R7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76])-2)&amp;&quot;C&quot;&amp;COLUMN([.S7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76])-2)&amp;&quot;C&quot;&amp;COLUMN([.T7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76])-2)&amp;&quot;C&quot;&amp;COLUMN([.U7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76])-2)&amp;&quot;C&quot;&amp;COLUMN([.V7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76])-2)&amp;&quot;C&quot;&amp;COLUMN([.W7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76])-2)&amp;&quot;C&quot;&amp;COLUMN([.X7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76])-2)&amp;&quot;C&quot;&amp;COLUMN([.Y7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76])-2)&amp;&quot;C&quot;&amp;COLUMN([.Z7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76])-2)&amp;&quot;C&quot;&amp;COLUMN([.AA7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76])-2)&amp;&quot;C&quot;&amp;COLUMN([.AB7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76])-2)&amp;&quot;C&quot;&amp;COLUMN([.AC7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76])-2)&amp;&quot;C&quot;&amp;COLUMN([.AD76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Avayoga Sphuta           5 Ge 24' 54.53&quot; Mrig      4    Ge   Sc" calcext:value-type="string">
            <text:p>Avayoga Sphuta <text:s text:c="10"/>5 Ge 24' 54.53" Mrig <text:s text:c="5"/>4 <text:s text:c="3"/>Ge <text:s text:c="2"/>Sc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77])-2)&amp;&quot;C&quot;&amp;COLUMN([.D7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77])-2)&amp;&quot;C&quot;&amp;COLUMN([.E7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77])-2)&amp;&quot;C&quot;&amp;COLUMN([.F7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77])-2)&amp;&quot;C&quot;&amp;COLUMN([.G7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77])-2)&amp;&quot;C&quot;&amp;COLUMN([.H7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77])-2)&amp;&quot;C&quot;&amp;COLUMN([.I7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77])-2)&amp;&quot;C&quot;&amp;COLUMN([.J7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77])-2)&amp;&quot;C&quot;&amp;COLUMN([.K7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77])-2)&amp;&quot;C&quot;&amp;COLUMN([.L7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77])-2)&amp;&quot;C&quot;&amp;COLUMN([.M7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77])-2)&amp;&quot;C&quot;&amp;COLUMN([.N7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77])-2)&amp;&quot;C&quot;&amp;COLUMN([.O7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77])-2)&amp;&quot;C&quot;&amp;COLUMN([.P7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77])-2)&amp;&quot;C&quot;&amp;COLUMN([.Q7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77])-2)&amp;&quot;C&quot;&amp;COLUMN([.R7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77])-2)&amp;&quot;C&quot;&amp;COLUMN([.S7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77])-2)&amp;&quot;C&quot;&amp;COLUMN([.T7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77])-2)&amp;&quot;C&quot;&amp;COLUMN([.U7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77])-2)&amp;&quot;C&quot;&amp;COLUMN([.V7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77])-2)&amp;&quot;C&quot;&amp;COLUMN([.W7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77])-2)&amp;&quot;C&quot;&amp;COLUMN([.X7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77])-2)&amp;&quot;C&quot;&amp;COLUMN([.Y7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77])-2)&amp;&quot;C&quot;&amp;COLUMN([.Z7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77])-2)&amp;&quot;C&quot;&amp;COLUMN([.AA7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77])-2)&amp;&quot;C&quot;&amp;COLUMN([.AB7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77])-2)&amp;&quot;C&quot;&amp;COLUMN([.AC7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77])-2)&amp;&quot;C&quot;&amp;COLUMN([.AD77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YogaSaham               28 Sc 44' 54.53&quot; Jye       4    Sc   Pi" calcext:value-type="string">
            <text:p>YogaSaham <text:s text:c="14"/>28 Sc 44' 54.53" Jye <text:s text:c="6"/>4 <text:s text:c="3"/>Sc <text:s text:c="2"/>Pi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78])-2)&amp;&quot;C&quot;&amp;COLUMN([.D7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78])-2)&amp;&quot;C&quot;&amp;COLUMN([.E7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78])-2)&amp;&quot;C&quot;&amp;COLUMN([.F7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78])-2)&amp;&quot;C&quot;&amp;COLUMN([.G7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78])-2)&amp;&quot;C&quot;&amp;COLUMN([.H7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78])-2)&amp;&quot;C&quot;&amp;COLUMN([.I7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78])-2)&amp;&quot;C&quot;&amp;COLUMN([.J7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78])-2)&amp;&quot;C&quot;&amp;COLUMN([.K7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78])-2)&amp;&quot;C&quot;&amp;COLUMN([.L7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78])-2)&amp;&quot;C&quot;&amp;COLUMN([.M7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78])-2)&amp;&quot;C&quot;&amp;COLUMN([.N7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78])-2)&amp;&quot;C&quot;&amp;COLUMN([.O7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78])-2)&amp;&quot;C&quot;&amp;COLUMN([.P7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78])-2)&amp;&quot;C&quot;&amp;COLUMN([.Q7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78])-2)&amp;&quot;C&quot;&amp;COLUMN([.R7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78])-2)&amp;&quot;C&quot;&amp;COLUMN([.S7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78])-2)&amp;&quot;C&quot;&amp;COLUMN([.T7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78])-2)&amp;&quot;C&quot;&amp;COLUMN([.U7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78])-2)&amp;&quot;C&quot;&amp;COLUMN([.V7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78])-2)&amp;&quot;C&quot;&amp;COLUMN([.W7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78])-2)&amp;&quot;C&quot;&amp;COLUMN([.X7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78])-2)&amp;&quot;C&quot;&amp;COLUMN([.Y7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78])-2)&amp;&quot;C&quot;&amp;COLUMN([.Z7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78])-2)&amp;&quot;C&quot;&amp;COLUMN([.AA7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78])-2)&amp;&quot;C&quot;&amp;COLUMN([.AB7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78])-2)&amp;&quot;C&quot;&amp;COLUMN([.AC7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78])-2)&amp;&quot;C&quot;&amp;COLUMN([.AD78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79])-2)&amp;&quot;C&quot;&amp;COLUMN([.D7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79])-2)&amp;&quot;C&quot;&amp;COLUMN([.E7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79])-2)&amp;&quot;C&quot;&amp;COLUMN([.F7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79])-2)&amp;&quot;C&quot;&amp;COLUMN([.G7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79])-2)&amp;&quot;C&quot;&amp;COLUMN([.H7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79])-2)&amp;&quot;C&quot;&amp;COLUMN([.I7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79])-2)&amp;&quot;C&quot;&amp;COLUMN([.J7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79])-2)&amp;&quot;C&quot;&amp;COLUMN([.K7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79])-2)&amp;&quot;C&quot;&amp;COLUMN([.L7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79])-2)&amp;&quot;C&quot;&amp;COLUMN([.M7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79])-2)&amp;&quot;C&quot;&amp;COLUMN([.N7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79])-2)&amp;&quot;C&quot;&amp;COLUMN([.O7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79])-2)&amp;&quot;C&quot;&amp;COLUMN([.P7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79])-2)&amp;&quot;C&quot;&amp;COLUMN([.Q7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79])-2)&amp;&quot;C&quot;&amp;COLUMN([.R7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79])-2)&amp;&quot;C&quot;&amp;COLUMN([.S7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79])-2)&amp;&quot;C&quot;&amp;COLUMN([.T7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79])-2)&amp;&quot;C&quot;&amp;COLUMN([.U7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79])-2)&amp;&quot;C&quot;&amp;COLUMN([.V7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79])-2)&amp;&quot;C&quot;&amp;COLUMN([.W7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79])-2)&amp;&quot;C&quot;&amp;COLUMN([.X7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79])-2)&amp;&quot;C&quot;&amp;COLUMN([.Y7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79])-2)&amp;&quot;C&quot;&amp;COLUMN([.Z7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79])-2)&amp;&quot;C&quot;&amp;COLUMN([.AA7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79])-2)&amp;&quot;C&quot;&amp;COLUMN([.AB7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79])-2)&amp;&quot;C&quot;&amp;COLUMN([.AC7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79])-2)&amp;&quot;C&quot;&amp;COLUMN([.AD79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+-----------------------------------------------+" calcext:value-type="string">
            <text:p>+-----------------------------------------------+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80])-2)&amp;&quot;C&quot;&amp;COLUMN([.D8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80])-2)&amp;&quot;C&quot;&amp;COLUMN([.E8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80])-2)&amp;&quot;C&quot;&amp;COLUMN([.F8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80])-2)&amp;&quot;C&quot;&amp;COLUMN([.G8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80])-2)&amp;&quot;C&quot;&amp;COLUMN([.H8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80])-2)&amp;&quot;C&quot;&amp;COLUMN([.I8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80])-2)&amp;&quot;C&quot;&amp;COLUMN([.J8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80])-2)&amp;&quot;C&quot;&amp;COLUMN([.K8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80])-2)&amp;&quot;C&quot;&amp;COLUMN([.L8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80])-2)&amp;&quot;C&quot;&amp;COLUMN([.M8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80])-2)&amp;&quot;C&quot;&amp;COLUMN([.N8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80])-2)&amp;&quot;C&quot;&amp;COLUMN([.O8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80])-2)&amp;&quot;C&quot;&amp;COLUMN([.P8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80])-2)&amp;&quot;C&quot;&amp;COLUMN([.Q8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80])-2)&amp;&quot;C&quot;&amp;COLUMN([.R8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80])-2)&amp;&quot;C&quot;&amp;COLUMN([.S8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80])-2)&amp;&quot;C&quot;&amp;COLUMN([.T8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80])-2)&amp;&quot;C&quot;&amp;COLUMN([.U8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80])-2)&amp;&quot;C&quot;&amp;COLUMN([.V8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80])-2)&amp;&quot;C&quot;&amp;COLUMN([.W8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80])-2)&amp;&quot;C&quot;&amp;COLUMN([.X8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80])-2)&amp;&quot;C&quot;&amp;COLUMN([.Y8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80])-2)&amp;&quot;C&quot;&amp;COLUMN([.Z8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80])-2)&amp;&quot;C&quot;&amp;COLUMN([.AA8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80])-2)&amp;&quot;C&quot;&amp;COLUMN([.AB8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80])-2)&amp;&quot;C&quot;&amp;COLUMN([.AC8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80])-2)&amp;&quot;C&quot;&amp;COLUMN([.AD80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|           |           |Mo   Sa    |Ve   AL    |" calcext:value-type="string">
            <text:p>| <text:s text:c="10"/>| <text:s text:c="10"/>|Mo <text:s text:c="2"/>Sa <text:s text:c="3"/>|Ve <text:s text:c="2"/>AL <text:s text:c="3"/>|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81])-2)&amp;&quot;C&quot;&amp;COLUMN([.D8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81])-2)&amp;&quot;C&quot;&amp;COLUMN([.E8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81])-2)&amp;&quot;C&quot;&amp;COLUMN([.F8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81])-2)&amp;&quot;C&quot;&amp;COLUMN([.G8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81])-2)&amp;&quot;C&quot;&amp;COLUMN([.H8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81])-2)&amp;&quot;C&quot;&amp;COLUMN([.I8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81])-2)&amp;&quot;C&quot;&amp;COLUMN([.J8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81])-2)&amp;&quot;C&quot;&amp;COLUMN([.K8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81])-2)&amp;&quot;C&quot;&amp;COLUMN([.L8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81])-2)&amp;&quot;C&quot;&amp;COLUMN([.M8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81])-2)&amp;&quot;C&quot;&amp;COLUMN([.N8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81])-2)&amp;&quot;C&quot;&amp;COLUMN([.O8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81])-2)&amp;&quot;C&quot;&amp;COLUMN([.P8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81])-2)&amp;&quot;C&quot;&amp;COLUMN([.Q8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81])-2)&amp;&quot;C&quot;&amp;COLUMN([.R8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81])-2)&amp;&quot;C&quot;&amp;COLUMN([.S8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81])-2)&amp;&quot;C&quot;&amp;COLUMN([.T8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81])-2)&amp;&quot;C&quot;&amp;COLUMN([.U8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81])-2)&amp;&quot;C&quot;&amp;COLUMN([.V8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81])-2)&amp;&quot;C&quot;&amp;COLUMN([.W8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81])-2)&amp;&quot;C&quot;&amp;COLUMN([.X8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81])-2)&amp;&quot;C&quot;&amp;COLUMN([.Y8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81])-2)&amp;&quot;C&quot;&amp;COLUMN([.Z8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81])-2)&amp;&quot;C&quot;&amp;COLUMN([.AA8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81])-2)&amp;&quot;C&quot;&amp;COLUMN([.AB8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81])-2)&amp;&quot;C&quot;&amp;COLUMN([.AC8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81])-2)&amp;&quot;C&quot;&amp;COLUMN([.AD81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|           |           |           |           |" calcext:value-type="string">
            <text:p>| <text:s text:c="10"/>| <text:s text:c="10"/>| <text:s text:c="10"/>| <text:s text:c="10"/>|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82])-2)&amp;&quot;C&quot;&amp;COLUMN([.D8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82])-2)&amp;&quot;C&quot;&amp;COLUMN([.E8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82])-2)&amp;&quot;C&quot;&amp;COLUMN([.F8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82])-2)&amp;&quot;C&quot;&amp;COLUMN([.G8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82])-2)&amp;&quot;C&quot;&amp;COLUMN([.H8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82])-2)&amp;&quot;C&quot;&amp;COLUMN([.I8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82])-2)&amp;&quot;C&quot;&amp;COLUMN([.J8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82])-2)&amp;&quot;C&quot;&amp;COLUMN([.K8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82])-2)&amp;&quot;C&quot;&amp;COLUMN([.L8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82])-2)&amp;&quot;C&quot;&amp;COLUMN([.M8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82])-2)&amp;&quot;C&quot;&amp;COLUMN([.N8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82])-2)&amp;&quot;C&quot;&amp;COLUMN([.O8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82])-2)&amp;&quot;C&quot;&amp;COLUMN([.P8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82])-2)&amp;&quot;C&quot;&amp;COLUMN([.Q8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82])-2)&amp;&quot;C&quot;&amp;COLUMN([.R8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82])-2)&amp;&quot;C&quot;&amp;COLUMN([.S8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82])-2)&amp;&quot;C&quot;&amp;COLUMN([.T8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82])-2)&amp;&quot;C&quot;&amp;COLUMN([.U8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82])-2)&amp;&quot;C&quot;&amp;COLUMN([.V8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82])-2)&amp;&quot;C&quot;&amp;COLUMN([.W8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82])-2)&amp;&quot;C&quot;&amp;COLUMN([.X8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82])-2)&amp;&quot;C&quot;&amp;COLUMN([.Y8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82])-2)&amp;&quot;C&quot;&amp;COLUMN([.Z8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82])-2)&amp;&quot;C&quot;&amp;COLUMN([.AA8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82])-2)&amp;&quot;C&quot;&amp;COLUMN([.AB8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82])-2)&amp;&quot;C&quot;&amp;COLUMN([.AC8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82])-2)&amp;&quot;C&quot;&amp;COLUMN([.AD82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|           |           |           |           |" calcext:value-type="string">
            <text:p>| <text:s text:c="10"/>| <text:s text:c="10"/>| <text:s text:c="10"/>| <text:s text:c="10"/>|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83])-2)&amp;&quot;C&quot;&amp;COLUMN([.D8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83])-2)&amp;&quot;C&quot;&amp;COLUMN([.E8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83])-2)&amp;&quot;C&quot;&amp;COLUMN([.F8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83])-2)&amp;&quot;C&quot;&amp;COLUMN([.G8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83])-2)&amp;&quot;C&quot;&amp;COLUMN([.H8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83])-2)&amp;&quot;C&quot;&amp;COLUMN([.I8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83])-2)&amp;&quot;C&quot;&amp;COLUMN([.J8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83])-2)&amp;&quot;C&quot;&amp;COLUMN([.K8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83])-2)&amp;&quot;C&quot;&amp;COLUMN([.L8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83])-2)&amp;&quot;C&quot;&amp;COLUMN([.M8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83])-2)&amp;&quot;C&quot;&amp;COLUMN([.N8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83])-2)&amp;&quot;C&quot;&amp;COLUMN([.O8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83])-2)&amp;&quot;C&quot;&amp;COLUMN([.P8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83])-2)&amp;&quot;C&quot;&amp;COLUMN([.Q8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83])-2)&amp;&quot;C&quot;&amp;COLUMN([.R8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83])-2)&amp;&quot;C&quot;&amp;COLUMN([.S8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83])-2)&amp;&quot;C&quot;&amp;COLUMN([.T8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83])-2)&amp;&quot;C&quot;&amp;COLUMN([.U8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83])-2)&amp;&quot;C&quot;&amp;COLUMN([.V8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83])-2)&amp;&quot;C&quot;&amp;COLUMN([.W8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83])-2)&amp;&quot;C&quot;&amp;COLUMN([.X8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83])-2)&amp;&quot;C&quot;&amp;COLUMN([.Y8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83])-2)&amp;&quot;C&quot;&amp;COLUMN([.Z8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83])-2)&amp;&quot;C&quot;&amp;COLUMN([.AA8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83])-2)&amp;&quot;C&quot;&amp;COLUMN([.AB8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83])-2)&amp;&quot;C&quot;&amp;COLUMN([.AC8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83])-2)&amp;&quot;C&quot;&amp;COLUMN([.AD83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|           |           |           |           |" calcext:value-type="string">
            <text:p>| <text:s text:c="10"/>| <text:s text:c="10"/>| <text:s text:c="10"/>| <text:s text:c="10"/>|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84])-2)&amp;&quot;C&quot;&amp;COLUMN([.D8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84])-2)&amp;&quot;C&quot;&amp;COLUMN([.E8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84])-2)&amp;&quot;C&quot;&amp;COLUMN([.F8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84])-2)&amp;&quot;C&quot;&amp;COLUMN([.G8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84])-2)&amp;&quot;C&quot;&amp;COLUMN([.H8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84])-2)&amp;&quot;C&quot;&amp;COLUMN([.I8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84])-2)&amp;&quot;C&quot;&amp;COLUMN([.J8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84])-2)&amp;&quot;C&quot;&amp;COLUMN([.K8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84])-2)&amp;&quot;C&quot;&amp;COLUMN([.L8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84])-2)&amp;&quot;C&quot;&amp;COLUMN([.M8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84])-2)&amp;&quot;C&quot;&amp;COLUMN([.N8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84])-2)&amp;&quot;C&quot;&amp;COLUMN([.O8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84])-2)&amp;&quot;C&quot;&amp;COLUMN([.P8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84])-2)&amp;&quot;C&quot;&amp;COLUMN([.Q8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84])-2)&amp;&quot;C&quot;&amp;COLUMN([.R8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84])-2)&amp;&quot;C&quot;&amp;COLUMN([.S8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84])-2)&amp;&quot;C&quot;&amp;COLUMN([.T8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84])-2)&amp;&quot;C&quot;&amp;COLUMN([.U8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84])-2)&amp;&quot;C&quot;&amp;COLUMN([.V8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84])-2)&amp;&quot;C&quot;&amp;COLUMN([.W8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84])-2)&amp;&quot;C&quot;&amp;COLUMN([.X8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84])-2)&amp;&quot;C&quot;&amp;COLUMN([.Y8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84])-2)&amp;&quot;C&quot;&amp;COLUMN([.Z8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84])-2)&amp;&quot;C&quot;&amp;COLUMN([.AA8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84])-2)&amp;&quot;C&quot;&amp;COLUMN([.AB8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84])-2)&amp;&quot;C&quot;&amp;COLUMN([.AC8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84])-2)&amp;&quot;C&quot;&amp;COLUMN([.AD84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|           |           |           |           |" calcext:value-type="string">
            <text:p>| <text:s text:c="10"/>| <text:s text:c="10"/>| <text:s text:c="10"/>| <text:s text:c="10"/>|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85])-2)&amp;&quot;C&quot;&amp;COLUMN([.D8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85])-2)&amp;&quot;C&quot;&amp;COLUMN([.E8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85])-2)&amp;&quot;C&quot;&amp;COLUMN([.F8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85])-2)&amp;&quot;C&quot;&amp;COLUMN([.G8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85])-2)&amp;&quot;C&quot;&amp;COLUMN([.H8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85])-2)&amp;&quot;C&quot;&amp;COLUMN([.I8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85])-2)&amp;&quot;C&quot;&amp;COLUMN([.J8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85])-2)&amp;&quot;C&quot;&amp;COLUMN([.K8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85])-2)&amp;&quot;C&quot;&amp;COLUMN([.L8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85])-2)&amp;&quot;C&quot;&amp;COLUMN([.M8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85])-2)&amp;&quot;C&quot;&amp;COLUMN([.N8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85])-2)&amp;&quot;C&quot;&amp;COLUMN([.O8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85])-2)&amp;&quot;C&quot;&amp;COLUMN([.P8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85])-2)&amp;&quot;C&quot;&amp;COLUMN([.Q8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85])-2)&amp;&quot;C&quot;&amp;COLUMN([.R8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85])-2)&amp;&quot;C&quot;&amp;COLUMN([.S8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85])-2)&amp;&quot;C&quot;&amp;COLUMN([.T8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85])-2)&amp;&quot;C&quot;&amp;COLUMN([.U8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85])-2)&amp;&quot;C&quot;&amp;COLUMN([.V8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85])-2)&amp;&quot;C&quot;&amp;COLUMN([.W8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85])-2)&amp;&quot;C&quot;&amp;COLUMN([.X8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85])-2)&amp;&quot;C&quot;&amp;COLUMN([.Y8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85])-2)&amp;&quot;C&quot;&amp;COLUMN([.Z8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85])-2)&amp;&quot;C&quot;&amp;COLUMN([.AA8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85])-2)&amp;&quot;C&quot;&amp;COLUMN([.AB8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85])-2)&amp;&quot;C&quot;&amp;COLUMN([.AC8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85])-2)&amp;&quot;C&quot;&amp;COLUMN([.AD85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|-----------+-----------------------+-----------|" calcext:value-type="string">
            <text:p>|-----------+-----------------------+-----------|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86])-2)&amp;&quot;C&quot;&amp;COLUMN([.D8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86])-2)&amp;&quot;C&quot;&amp;COLUMN([.E8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86])-2)&amp;&quot;C&quot;&amp;COLUMN([.F8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86])-2)&amp;&quot;C&quot;&amp;COLUMN([.G8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86])-2)&amp;&quot;C&quot;&amp;COLUMN([.H8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86])-2)&amp;&quot;C&quot;&amp;COLUMN([.I8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86])-2)&amp;&quot;C&quot;&amp;COLUMN([.J8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86])-2)&amp;&quot;C&quot;&amp;COLUMN([.K8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86])-2)&amp;&quot;C&quot;&amp;COLUMN([.L8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86])-2)&amp;&quot;C&quot;&amp;COLUMN([.M8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86])-2)&amp;&quot;C&quot;&amp;COLUMN([.N8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86])-2)&amp;&quot;C&quot;&amp;COLUMN([.O8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86])-2)&amp;&quot;C&quot;&amp;COLUMN([.P8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86])-2)&amp;&quot;C&quot;&amp;COLUMN([.Q8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86])-2)&amp;&quot;C&quot;&amp;COLUMN([.R8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86])-2)&amp;&quot;C&quot;&amp;COLUMN([.S8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86])-2)&amp;&quot;C&quot;&amp;COLUMN([.T8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86])-2)&amp;&quot;C&quot;&amp;COLUMN([.U8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86])-2)&amp;&quot;C&quot;&amp;COLUMN([.V8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86])-2)&amp;&quot;C&quot;&amp;COLUMN([.W8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86])-2)&amp;&quot;C&quot;&amp;COLUMN([.X8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86])-2)&amp;&quot;C&quot;&amp;COLUMN([.Y8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86])-2)&amp;&quot;C&quot;&amp;COLUMN([.Z8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86])-2)&amp;&quot;C&quot;&amp;COLUMN([.AA8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86])-2)&amp;&quot;C&quot;&amp;COLUMN([.AB8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86])-2)&amp;&quot;C&quot;&amp;COLUMN([.AC8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86])-2)&amp;&quot;C&quot;&amp;COLUMN([.AD86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|GL         |                       |Su   Me    |" calcext:value-type="string">
            <text:p>|GL <text:s text:c="8"/>| <text:s text:c="22"/>|Su <text:s text:c="2"/>Me <text:s text:c="3"/>|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87])-2)&amp;&quot;C&quot;&amp;COLUMN([.D8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87])-2)&amp;&quot;C&quot;&amp;COLUMN([.E8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87])-2)&amp;&quot;C&quot;&amp;COLUMN([.F8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87])-2)&amp;&quot;C&quot;&amp;COLUMN([.G8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87])-2)&amp;&quot;C&quot;&amp;COLUMN([.H8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87])-2)&amp;&quot;C&quot;&amp;COLUMN([.I8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87])-2)&amp;&quot;C&quot;&amp;COLUMN([.J8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87])-2)&amp;&quot;C&quot;&amp;COLUMN([.K8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87])-2)&amp;&quot;C&quot;&amp;COLUMN([.L8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87])-2)&amp;&quot;C&quot;&amp;COLUMN([.M8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87])-2)&amp;&quot;C&quot;&amp;COLUMN([.N8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87])-2)&amp;&quot;C&quot;&amp;COLUMN([.O8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87])-2)&amp;&quot;C&quot;&amp;COLUMN([.P8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87])-2)&amp;&quot;C&quot;&amp;COLUMN([.Q8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87])-2)&amp;&quot;C&quot;&amp;COLUMN([.R8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87])-2)&amp;&quot;C&quot;&amp;COLUMN([.S8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87])-2)&amp;&quot;C&quot;&amp;COLUMN([.T8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87])-2)&amp;&quot;C&quot;&amp;COLUMN([.U8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87])-2)&amp;&quot;C&quot;&amp;COLUMN([.V8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87])-2)&amp;&quot;C&quot;&amp;COLUMN([.W8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87])-2)&amp;&quot;C&quot;&amp;COLUMN([.X8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87])-2)&amp;&quot;C&quot;&amp;COLUMN([.Y8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87])-2)&amp;&quot;C&quot;&amp;COLUMN([.Z8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87])-2)&amp;&quot;C&quot;&amp;COLUMN([.AA8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87])-2)&amp;&quot;C&quot;&amp;COLUMN([.AB8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87])-2)&amp;&quot;C&quot;&amp;COLUMN([.AC8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87])-2)&amp;&quot;C&quot;&amp;COLUMN([.AD87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|           |                       |Ke         |" calcext:value-type="string">
            <text:p>| <text:s text:c="10"/>| <text:s text:c="22"/>|Ke <text:s text:c="8"/>|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88])-2)&amp;&quot;C&quot;&amp;COLUMN([.D8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88])-2)&amp;&quot;C&quot;&amp;COLUMN([.E8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88])-2)&amp;&quot;C&quot;&amp;COLUMN([.F8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88])-2)&amp;&quot;C&quot;&amp;COLUMN([.G8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88])-2)&amp;&quot;C&quot;&amp;COLUMN([.H8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88])-2)&amp;&quot;C&quot;&amp;COLUMN([.I8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88])-2)&amp;&quot;C&quot;&amp;COLUMN([.J8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88])-2)&amp;&quot;C&quot;&amp;COLUMN([.K8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88])-2)&amp;&quot;C&quot;&amp;COLUMN([.L8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88])-2)&amp;&quot;C&quot;&amp;COLUMN([.M8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88])-2)&amp;&quot;C&quot;&amp;COLUMN([.N8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88])-2)&amp;&quot;C&quot;&amp;COLUMN([.O8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88])-2)&amp;&quot;C&quot;&amp;COLUMN([.P8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88])-2)&amp;&quot;C&quot;&amp;COLUMN([.Q8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88])-2)&amp;&quot;C&quot;&amp;COLUMN([.R8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88])-2)&amp;&quot;C&quot;&amp;COLUMN([.S8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88])-2)&amp;&quot;C&quot;&amp;COLUMN([.T8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88])-2)&amp;&quot;C&quot;&amp;COLUMN([.U8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88])-2)&amp;&quot;C&quot;&amp;COLUMN([.V8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88])-2)&amp;&quot;C&quot;&amp;COLUMN([.W8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88])-2)&amp;&quot;C&quot;&amp;COLUMN([.X8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88])-2)&amp;&quot;C&quot;&amp;COLUMN([.Y8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88])-2)&amp;&quot;C&quot;&amp;COLUMN([.Z8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88])-2)&amp;&quot;C&quot;&amp;COLUMN([.AA8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88])-2)&amp;&quot;C&quot;&amp;COLUMN([.AB8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88])-2)&amp;&quot;C&quot;&amp;COLUMN([.AC8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88])-2)&amp;&quot;C&quot;&amp;COLUMN([.AD88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|           |                       |           |" calcext:value-type="string">
            <text:p>| <text:s text:c="10"/>| <text:s text:c="22"/>| <text:s text:c="10"/>|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89])-2)&amp;&quot;C&quot;&amp;COLUMN([.D8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89])-2)&amp;&quot;C&quot;&amp;COLUMN([.E8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89])-2)&amp;&quot;C&quot;&amp;COLUMN([.F8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89])-2)&amp;&quot;C&quot;&amp;COLUMN([.G8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89])-2)&amp;&quot;C&quot;&amp;COLUMN([.H8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89])-2)&amp;&quot;C&quot;&amp;COLUMN([.I8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89])-2)&amp;&quot;C&quot;&amp;COLUMN([.J8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89])-2)&amp;&quot;C&quot;&amp;COLUMN([.K8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89])-2)&amp;&quot;C&quot;&amp;COLUMN([.L8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89])-2)&amp;&quot;C&quot;&amp;COLUMN([.M8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89])-2)&amp;&quot;C&quot;&amp;COLUMN([.N8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89])-2)&amp;&quot;C&quot;&amp;COLUMN([.O8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89])-2)&amp;&quot;C&quot;&amp;COLUMN([.P8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89])-2)&amp;&quot;C&quot;&amp;COLUMN([.Q8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89])-2)&amp;&quot;C&quot;&amp;COLUMN([.R8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89])-2)&amp;&quot;C&quot;&amp;COLUMN([.S8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89])-2)&amp;&quot;C&quot;&amp;COLUMN([.T8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89])-2)&amp;&quot;C&quot;&amp;COLUMN([.U8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89])-2)&amp;&quot;C&quot;&amp;COLUMN([.V8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89])-2)&amp;&quot;C&quot;&amp;COLUMN([.W8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89])-2)&amp;&quot;C&quot;&amp;COLUMN([.X8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89])-2)&amp;&quot;C&quot;&amp;COLUMN([.Y8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89])-2)&amp;&quot;C&quot;&amp;COLUMN([.Z8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89])-2)&amp;&quot;C&quot;&amp;COLUMN([.AA8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89])-2)&amp;&quot;C&quot;&amp;COLUMN([.AB8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89])-2)&amp;&quot;C&quot;&amp;COLUMN([.AC8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89])-2)&amp;&quot;C&quot;&amp;COLUMN([.AD89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|           |                       |           |" calcext:value-type="string">
            <text:p>| <text:s text:c="10"/>| <text:s text:c="22"/>| <text:s text:c="10"/>|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90])-2)&amp;&quot;C&quot;&amp;COLUMN([.D9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90])-2)&amp;&quot;C&quot;&amp;COLUMN([.E9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90])-2)&amp;&quot;C&quot;&amp;COLUMN([.F9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90])-2)&amp;&quot;C&quot;&amp;COLUMN([.G9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90])-2)&amp;&quot;C&quot;&amp;COLUMN([.H9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90])-2)&amp;&quot;C&quot;&amp;COLUMN([.I9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90])-2)&amp;&quot;C&quot;&amp;COLUMN([.J9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90])-2)&amp;&quot;C&quot;&amp;COLUMN([.K9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90])-2)&amp;&quot;C&quot;&amp;COLUMN([.L9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90])-2)&amp;&quot;C&quot;&amp;COLUMN([.M9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90])-2)&amp;&quot;C&quot;&amp;COLUMN([.N9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90])-2)&amp;&quot;C&quot;&amp;COLUMN([.O9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90])-2)&amp;&quot;C&quot;&amp;COLUMN([.P9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90])-2)&amp;&quot;C&quot;&amp;COLUMN([.Q9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90])-2)&amp;&quot;C&quot;&amp;COLUMN([.R9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90])-2)&amp;&quot;C&quot;&amp;COLUMN([.S9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90])-2)&amp;&quot;C&quot;&amp;COLUMN([.T9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90])-2)&amp;&quot;C&quot;&amp;COLUMN([.U9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90])-2)&amp;&quot;C&quot;&amp;COLUMN([.V9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90])-2)&amp;&quot;C&quot;&amp;COLUMN([.W9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90])-2)&amp;&quot;C&quot;&amp;COLUMN([.X9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90])-2)&amp;&quot;C&quot;&amp;COLUMN([.Y9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90])-2)&amp;&quot;C&quot;&amp;COLUMN([.Z9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90])-2)&amp;&quot;C&quot;&amp;COLUMN([.AA9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90])-2)&amp;&quot;C&quot;&amp;COLUMN([.AB9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90])-2)&amp;&quot;C&quot;&amp;COLUMN([.AC9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90])-2)&amp;&quot;C&quot;&amp;COLUMN([.AD90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|           |                       |           |" calcext:value-type="string">
            <text:p>| <text:s text:c="10"/>| <text:s text:c="22"/>| <text:s text:c="10"/>|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91])-2)&amp;&quot;C&quot;&amp;COLUMN([.D9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91])-2)&amp;&quot;C&quot;&amp;COLUMN([.E9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91])-2)&amp;&quot;C&quot;&amp;COLUMN([.F9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91])-2)&amp;&quot;C&quot;&amp;COLUMN([.G9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91])-2)&amp;&quot;C&quot;&amp;COLUMN([.H9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91])-2)&amp;&quot;C&quot;&amp;COLUMN([.I9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91])-2)&amp;&quot;C&quot;&amp;COLUMN([.J9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91])-2)&amp;&quot;C&quot;&amp;COLUMN([.K9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91])-2)&amp;&quot;C&quot;&amp;COLUMN([.L9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91])-2)&amp;&quot;C&quot;&amp;COLUMN([.M9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91])-2)&amp;&quot;C&quot;&amp;COLUMN([.N9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91])-2)&amp;&quot;C&quot;&amp;COLUMN([.O9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91])-2)&amp;&quot;C&quot;&amp;COLUMN([.P9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91])-2)&amp;&quot;C&quot;&amp;COLUMN([.Q9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91])-2)&amp;&quot;C&quot;&amp;COLUMN([.R9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91])-2)&amp;&quot;C&quot;&amp;COLUMN([.S9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91])-2)&amp;&quot;C&quot;&amp;COLUMN([.T9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91])-2)&amp;&quot;C&quot;&amp;COLUMN([.U9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91])-2)&amp;&quot;C&quot;&amp;COLUMN([.V9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91])-2)&amp;&quot;C&quot;&amp;COLUMN([.W9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91])-2)&amp;&quot;C&quot;&amp;COLUMN([.X9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91])-2)&amp;&quot;C&quot;&amp;COLUMN([.Y9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91])-2)&amp;&quot;C&quot;&amp;COLUMN([.Z9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91])-2)&amp;&quot;C&quot;&amp;COLUMN([.AA9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91])-2)&amp;&quot;C&quot;&amp;COLUMN([.AB9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91])-2)&amp;&quot;C&quot;&amp;COLUMN([.AC9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91])-2)&amp;&quot;C&quot;&amp;COLUMN([.AD91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|-----------|         Rasi          |-----------|" calcext:value-type="string">
            <text:p>|-----------| <text:s text:c="8"/>Rasi <text:s text:c="9"/>|-----------|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92])-2)&amp;&quot;C&quot;&amp;COLUMN([.D9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92])-2)&amp;&quot;C&quot;&amp;COLUMN([.E9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92])-2)&amp;&quot;C&quot;&amp;COLUMN([.F9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92])-2)&amp;&quot;C&quot;&amp;COLUMN([.G9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92])-2)&amp;&quot;C&quot;&amp;COLUMN([.H9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92])-2)&amp;&quot;C&quot;&amp;COLUMN([.I9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92])-2)&amp;&quot;C&quot;&amp;COLUMN([.J9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92])-2)&amp;&quot;C&quot;&amp;COLUMN([.K9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92])-2)&amp;&quot;C&quot;&amp;COLUMN([.L9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92])-2)&amp;&quot;C&quot;&amp;COLUMN([.M9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92])-2)&amp;&quot;C&quot;&amp;COLUMN([.N9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92])-2)&amp;&quot;C&quot;&amp;COLUMN([.O9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92])-2)&amp;&quot;C&quot;&amp;COLUMN([.P9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92])-2)&amp;&quot;C&quot;&amp;COLUMN([.Q9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92])-2)&amp;&quot;C&quot;&amp;COLUMN([.R9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92])-2)&amp;&quot;C&quot;&amp;COLUMN([.S9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92])-2)&amp;&quot;C&quot;&amp;COLUMN([.T9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92])-2)&amp;&quot;C&quot;&amp;COLUMN([.U9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92])-2)&amp;&quot;C&quot;&amp;COLUMN([.V9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92])-2)&amp;&quot;C&quot;&amp;COLUMN([.W9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92])-2)&amp;&quot;C&quot;&amp;COLUMN([.X9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92])-2)&amp;&quot;C&quot;&amp;COLUMN([.Y9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92])-2)&amp;&quot;C&quot;&amp;COLUMN([.Z9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92])-2)&amp;&quot;C&quot;&amp;COLUMN([.AA9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92])-2)&amp;&quot;C&quot;&amp;COLUMN([.AB9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92])-2)&amp;&quot;C&quot;&amp;COLUMN([.AC9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92])-2)&amp;&quot;C&quot;&amp;COLUMN([.AD92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|MaR  Ra    |                       |As         |" calcext:value-type="string">
            <text:p>|MaR <text:s/>Ra <text:s text:c="3"/>| <text:s text:c="22"/>|As <text:s text:c="8"/>|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93])-2)&amp;&quot;C&quot;&amp;COLUMN([.D9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93])-2)&amp;&quot;C&quot;&amp;COLUMN([.E9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93])-2)&amp;&quot;C&quot;&amp;COLUMN([.F9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93])-2)&amp;&quot;C&quot;&amp;COLUMN([.G9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93])-2)&amp;&quot;C&quot;&amp;COLUMN([.H9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93])-2)&amp;&quot;C&quot;&amp;COLUMN([.I9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93])-2)&amp;&quot;C&quot;&amp;COLUMN([.J9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93])-2)&amp;&quot;C&quot;&amp;COLUMN([.K9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93])-2)&amp;&quot;C&quot;&amp;COLUMN([.L9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93])-2)&amp;&quot;C&quot;&amp;COLUMN([.M9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93])-2)&amp;&quot;C&quot;&amp;COLUMN([.N9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93])-2)&amp;&quot;C&quot;&amp;COLUMN([.O9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93])-2)&amp;&quot;C&quot;&amp;COLUMN([.P9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93])-2)&amp;&quot;C&quot;&amp;COLUMN([.Q9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93])-2)&amp;&quot;C&quot;&amp;COLUMN([.R9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93])-2)&amp;&quot;C&quot;&amp;COLUMN([.S9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93])-2)&amp;&quot;C&quot;&amp;COLUMN([.T9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93])-2)&amp;&quot;C&quot;&amp;COLUMN([.U9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93])-2)&amp;&quot;C&quot;&amp;COLUMN([.V9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93])-2)&amp;&quot;C&quot;&amp;COLUMN([.W9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93])-2)&amp;&quot;C&quot;&amp;COLUMN([.X9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93])-2)&amp;&quot;C&quot;&amp;COLUMN([.Y9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93])-2)&amp;&quot;C&quot;&amp;COLUMN([.Z9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93])-2)&amp;&quot;C&quot;&amp;COLUMN([.AA9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93])-2)&amp;&quot;C&quot;&amp;COLUMN([.AB9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93])-2)&amp;&quot;C&quot;&amp;COLUMN([.AC9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93])-2)&amp;&quot;C&quot;&amp;COLUMN([.AD93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|           |                       |           |" calcext:value-type="string">
            <text:p>| <text:s text:c="10"/>| <text:s text:c="22"/>| <text:s text:c="10"/>|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94])-2)&amp;&quot;C&quot;&amp;COLUMN([.D9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94])-2)&amp;&quot;C&quot;&amp;COLUMN([.E9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94])-2)&amp;&quot;C&quot;&amp;COLUMN([.F9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94])-2)&amp;&quot;C&quot;&amp;COLUMN([.G9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94])-2)&amp;&quot;C&quot;&amp;COLUMN([.H9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94])-2)&amp;&quot;C&quot;&amp;COLUMN([.I9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94])-2)&amp;&quot;C&quot;&amp;COLUMN([.J9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94])-2)&amp;&quot;C&quot;&amp;COLUMN([.K9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94])-2)&amp;&quot;C&quot;&amp;COLUMN([.L9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94])-2)&amp;&quot;C&quot;&amp;COLUMN([.M9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94])-2)&amp;&quot;C&quot;&amp;COLUMN([.N9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94])-2)&amp;&quot;C&quot;&amp;COLUMN([.O9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94])-2)&amp;&quot;C&quot;&amp;COLUMN([.P9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94])-2)&amp;&quot;C&quot;&amp;COLUMN([.Q9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94])-2)&amp;&quot;C&quot;&amp;COLUMN([.R9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94])-2)&amp;&quot;C&quot;&amp;COLUMN([.S9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94])-2)&amp;&quot;C&quot;&amp;COLUMN([.T9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94])-2)&amp;&quot;C&quot;&amp;COLUMN([.U9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94])-2)&amp;&quot;C&quot;&amp;COLUMN([.V9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94])-2)&amp;&quot;C&quot;&amp;COLUMN([.W9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94])-2)&amp;&quot;C&quot;&amp;COLUMN([.X9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94])-2)&amp;&quot;C&quot;&amp;COLUMN([.Y9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94])-2)&amp;&quot;C&quot;&amp;COLUMN([.Z9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94])-2)&amp;&quot;C&quot;&amp;COLUMN([.AA9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94])-2)&amp;&quot;C&quot;&amp;COLUMN([.AB9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94])-2)&amp;&quot;C&quot;&amp;COLUMN([.AC9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94])-2)&amp;&quot;C&quot;&amp;COLUMN([.AD94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|           |                       |           |" calcext:value-type="string">
            <text:p>| <text:s text:c="10"/>| <text:s text:c="22"/>| <text:s text:c="10"/>|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95])-2)&amp;&quot;C&quot;&amp;COLUMN([.D9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95])-2)&amp;&quot;C&quot;&amp;COLUMN([.E9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95])-2)&amp;&quot;C&quot;&amp;COLUMN([.F9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95])-2)&amp;&quot;C&quot;&amp;COLUMN([.G9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95])-2)&amp;&quot;C&quot;&amp;COLUMN([.H9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95])-2)&amp;&quot;C&quot;&amp;COLUMN([.I9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95])-2)&amp;&quot;C&quot;&amp;COLUMN([.J9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95])-2)&amp;&quot;C&quot;&amp;COLUMN([.K9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95])-2)&amp;&quot;C&quot;&amp;COLUMN([.L9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95])-2)&amp;&quot;C&quot;&amp;COLUMN([.M9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95])-2)&amp;&quot;C&quot;&amp;COLUMN([.N9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95])-2)&amp;&quot;C&quot;&amp;COLUMN([.O9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95])-2)&amp;&quot;C&quot;&amp;COLUMN([.P9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95])-2)&amp;&quot;C&quot;&amp;COLUMN([.Q9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95])-2)&amp;&quot;C&quot;&amp;COLUMN([.R9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95])-2)&amp;&quot;C&quot;&amp;COLUMN([.S9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95])-2)&amp;&quot;C&quot;&amp;COLUMN([.T9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95])-2)&amp;&quot;C&quot;&amp;COLUMN([.U9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95])-2)&amp;&quot;C&quot;&amp;COLUMN([.V9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95])-2)&amp;&quot;C&quot;&amp;COLUMN([.W9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95])-2)&amp;&quot;C&quot;&amp;COLUMN([.X9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95])-2)&amp;&quot;C&quot;&amp;COLUMN([.Y9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95])-2)&amp;&quot;C&quot;&amp;COLUMN([.Z9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95])-2)&amp;&quot;C&quot;&amp;COLUMN([.AA9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95])-2)&amp;&quot;C&quot;&amp;COLUMN([.AB9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95])-2)&amp;&quot;C&quot;&amp;COLUMN([.AC9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95])-2)&amp;&quot;C&quot;&amp;COLUMN([.AD95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|           |                       |           |" calcext:value-type="string">
            <text:p>| <text:s text:c="10"/>| <text:s text:c="22"/>| <text:s text:c="10"/>|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96])-2)&amp;&quot;C&quot;&amp;COLUMN([.D9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96])-2)&amp;&quot;C&quot;&amp;COLUMN([.E9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96])-2)&amp;&quot;C&quot;&amp;COLUMN([.F9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96])-2)&amp;&quot;C&quot;&amp;COLUMN([.G9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96])-2)&amp;&quot;C&quot;&amp;COLUMN([.H9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96])-2)&amp;&quot;C&quot;&amp;COLUMN([.I9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96])-2)&amp;&quot;C&quot;&amp;COLUMN([.J9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96])-2)&amp;&quot;C&quot;&amp;COLUMN([.K9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96])-2)&amp;&quot;C&quot;&amp;COLUMN([.L9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96])-2)&amp;&quot;C&quot;&amp;COLUMN([.M9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96])-2)&amp;&quot;C&quot;&amp;COLUMN([.N9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96])-2)&amp;&quot;C&quot;&amp;COLUMN([.O9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96])-2)&amp;&quot;C&quot;&amp;COLUMN([.P9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96])-2)&amp;&quot;C&quot;&amp;COLUMN([.Q9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96])-2)&amp;&quot;C&quot;&amp;COLUMN([.R9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96])-2)&amp;&quot;C&quot;&amp;COLUMN([.S9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96])-2)&amp;&quot;C&quot;&amp;COLUMN([.T9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96])-2)&amp;&quot;C&quot;&amp;COLUMN([.U9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96])-2)&amp;&quot;C&quot;&amp;COLUMN([.V9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96])-2)&amp;&quot;C&quot;&amp;COLUMN([.W9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96])-2)&amp;&quot;C&quot;&amp;COLUMN([.X9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96])-2)&amp;&quot;C&quot;&amp;COLUMN([.Y9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96])-2)&amp;&quot;C&quot;&amp;COLUMN([.Z9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96])-2)&amp;&quot;C&quot;&amp;COLUMN([.AA9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96])-2)&amp;&quot;C&quot;&amp;COLUMN([.AB9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96])-2)&amp;&quot;C&quot;&amp;COLUMN([.AC9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96])-2)&amp;&quot;C&quot;&amp;COLUMN([.AD96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|           |                       |           |" calcext:value-type="string">
            <text:p>| <text:s text:c="10"/>| <text:s text:c="22"/>| <text:s text:c="10"/>|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97])-2)&amp;&quot;C&quot;&amp;COLUMN([.D9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97])-2)&amp;&quot;C&quot;&amp;COLUMN([.E9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97])-2)&amp;&quot;C&quot;&amp;COLUMN([.F9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97])-2)&amp;&quot;C&quot;&amp;COLUMN([.G9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97])-2)&amp;&quot;C&quot;&amp;COLUMN([.H9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97])-2)&amp;&quot;C&quot;&amp;COLUMN([.I9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97])-2)&amp;&quot;C&quot;&amp;COLUMN([.J9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97])-2)&amp;&quot;C&quot;&amp;COLUMN([.K9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97])-2)&amp;&quot;C&quot;&amp;COLUMN([.L9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97])-2)&amp;&quot;C&quot;&amp;COLUMN([.M9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97])-2)&amp;&quot;C&quot;&amp;COLUMN([.N9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97])-2)&amp;&quot;C&quot;&amp;COLUMN([.O9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97])-2)&amp;&quot;C&quot;&amp;COLUMN([.P9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97])-2)&amp;&quot;C&quot;&amp;COLUMN([.Q9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97])-2)&amp;&quot;C&quot;&amp;COLUMN([.R9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97])-2)&amp;&quot;C&quot;&amp;COLUMN([.S9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97])-2)&amp;&quot;C&quot;&amp;COLUMN([.T9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97])-2)&amp;&quot;C&quot;&amp;COLUMN([.U9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97])-2)&amp;&quot;C&quot;&amp;COLUMN([.V9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97])-2)&amp;&quot;C&quot;&amp;COLUMN([.W9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97])-2)&amp;&quot;C&quot;&amp;COLUMN([.X9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97])-2)&amp;&quot;C&quot;&amp;COLUMN([.Y9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97])-2)&amp;&quot;C&quot;&amp;COLUMN([.Z9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97])-2)&amp;&quot;C&quot;&amp;COLUMN([.AA9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97])-2)&amp;&quot;C&quot;&amp;COLUMN([.AB9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97])-2)&amp;&quot;C&quot;&amp;COLUMN([.AC9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97])-2)&amp;&quot;C&quot;&amp;COLUMN([.AD97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|-----------+-----------------------+-----------|" calcext:value-type="string">
            <text:p>|-----------+-----------------------+-----------|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98])-2)&amp;&quot;C&quot;&amp;COLUMN([.D9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98])-2)&amp;&quot;C&quot;&amp;COLUMN([.E9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98])-2)&amp;&quot;C&quot;&amp;COLUMN([.F9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98])-2)&amp;&quot;C&quot;&amp;COLUMN([.G9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98])-2)&amp;&quot;C&quot;&amp;COLUMN([.H9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98])-2)&amp;&quot;C&quot;&amp;COLUMN([.I9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98])-2)&amp;&quot;C&quot;&amp;COLUMN([.J9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98])-2)&amp;&quot;C&quot;&amp;COLUMN([.K9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98])-2)&amp;&quot;C&quot;&amp;COLUMN([.L9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98])-2)&amp;&quot;C&quot;&amp;COLUMN([.M9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98])-2)&amp;&quot;C&quot;&amp;COLUMN([.N9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98])-2)&amp;&quot;C&quot;&amp;COLUMN([.O9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98])-2)&amp;&quot;C&quot;&amp;COLUMN([.P9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98])-2)&amp;&quot;C&quot;&amp;COLUMN([.Q9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98])-2)&amp;&quot;C&quot;&amp;COLUMN([.R9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98])-2)&amp;&quot;C&quot;&amp;COLUMN([.S9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98])-2)&amp;&quot;C&quot;&amp;COLUMN([.T9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98])-2)&amp;&quot;C&quot;&amp;COLUMN([.U9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98])-2)&amp;&quot;C&quot;&amp;COLUMN([.V9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98])-2)&amp;&quot;C&quot;&amp;COLUMN([.W9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98])-2)&amp;&quot;C&quot;&amp;COLUMN([.X9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98])-2)&amp;&quot;C&quot;&amp;COLUMN([.Y9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98])-2)&amp;&quot;C&quot;&amp;COLUMN([.Z9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98])-2)&amp;&quot;C&quot;&amp;COLUMN([.AA9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98])-2)&amp;&quot;C&quot;&amp;COLUMN([.AB9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98])-2)&amp;&quot;C&quot;&amp;COLUMN([.AC9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98])-2)&amp;&quot;C&quot;&amp;COLUMN([.AD98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|           |JuR  Md    |HL         |           |" calcext:value-type="string">
            <text:p>| <text:s text:c="10"/>|JuR <text:s/>Md <text:s text:c="3"/>|HL <text:s text:c="8"/>| <text:s text:c="10"/>|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99])-2)&amp;&quot;C&quot;&amp;COLUMN([.D9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99])-2)&amp;&quot;C&quot;&amp;COLUMN([.E9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99])-2)&amp;&quot;C&quot;&amp;COLUMN([.F9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99])-2)&amp;&quot;C&quot;&amp;COLUMN([.G9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99])-2)&amp;&quot;C&quot;&amp;COLUMN([.H9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99])-2)&amp;&quot;C&quot;&amp;COLUMN([.I9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99])-2)&amp;&quot;C&quot;&amp;COLUMN([.J9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99])-2)&amp;&quot;C&quot;&amp;COLUMN([.K9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99])-2)&amp;&quot;C&quot;&amp;COLUMN([.L9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99])-2)&amp;&quot;C&quot;&amp;COLUMN([.M9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99])-2)&amp;&quot;C&quot;&amp;COLUMN([.N9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99])-2)&amp;&quot;C&quot;&amp;COLUMN([.O9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99])-2)&amp;&quot;C&quot;&amp;COLUMN([.P9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99])-2)&amp;&quot;C&quot;&amp;COLUMN([.Q9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99])-2)&amp;&quot;C&quot;&amp;COLUMN([.R9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99])-2)&amp;&quot;C&quot;&amp;COLUMN([.S9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99])-2)&amp;&quot;C&quot;&amp;COLUMN([.T9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99])-2)&amp;&quot;C&quot;&amp;COLUMN([.U9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99])-2)&amp;&quot;C&quot;&amp;COLUMN([.V9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99])-2)&amp;&quot;C&quot;&amp;COLUMN([.W9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99])-2)&amp;&quot;C&quot;&amp;COLUMN([.X9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99])-2)&amp;&quot;C&quot;&amp;COLUMN([.Y9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99])-2)&amp;&quot;C&quot;&amp;COLUMN([.Z9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99])-2)&amp;&quot;C&quot;&amp;COLUMN([.AA9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99])-2)&amp;&quot;C&quot;&amp;COLUMN([.AB9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99])-2)&amp;&quot;C&quot;&amp;COLUMN([.AC9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99])-2)&amp;&quot;C&quot;&amp;COLUMN([.AD99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|           |Gk         |           |           |" calcext:value-type="string">
            <text:p>| <text:s text:c="10"/>|Gk <text:s text:c="8"/>| <text:s text:c="10"/>| <text:s text:c="10"/>|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00])-2)&amp;&quot;C&quot;&amp;COLUMN([.D10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00])-2)&amp;&quot;C&quot;&amp;COLUMN([.E10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00])-2)&amp;&quot;C&quot;&amp;COLUMN([.F10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00])-2)&amp;&quot;C&quot;&amp;COLUMN([.G10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00])-2)&amp;&quot;C&quot;&amp;COLUMN([.H10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00])-2)&amp;&quot;C&quot;&amp;COLUMN([.I10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00])-2)&amp;&quot;C&quot;&amp;COLUMN([.J10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00])-2)&amp;&quot;C&quot;&amp;COLUMN([.K10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00])-2)&amp;&quot;C&quot;&amp;COLUMN([.L10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00])-2)&amp;&quot;C&quot;&amp;COLUMN([.M10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00])-2)&amp;&quot;C&quot;&amp;COLUMN([.N10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00])-2)&amp;&quot;C&quot;&amp;COLUMN([.O10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00])-2)&amp;&quot;C&quot;&amp;COLUMN([.P10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00])-2)&amp;&quot;C&quot;&amp;COLUMN([.Q10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00])-2)&amp;&quot;C&quot;&amp;COLUMN([.R10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00])-2)&amp;&quot;C&quot;&amp;COLUMN([.S10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00])-2)&amp;&quot;C&quot;&amp;COLUMN([.T10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00])-2)&amp;&quot;C&quot;&amp;COLUMN([.U10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00])-2)&amp;&quot;C&quot;&amp;COLUMN([.V10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00])-2)&amp;&quot;C&quot;&amp;COLUMN([.W10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00])-2)&amp;&quot;C&quot;&amp;COLUMN([.X10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00])-2)&amp;&quot;C&quot;&amp;COLUMN([.Y10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00])-2)&amp;&quot;C&quot;&amp;COLUMN([.Z10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00])-2)&amp;&quot;C&quot;&amp;COLUMN([.AA10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00])-2)&amp;&quot;C&quot;&amp;COLUMN([.AB10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00])-2)&amp;&quot;C&quot;&amp;COLUMN([.AC10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00])-2)&amp;&quot;C&quot;&amp;COLUMN([.AD100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|           |           |           |           |" calcext:value-type="string">
            <text:p>| <text:s text:c="10"/>| <text:s text:c="10"/>| <text:s text:c="10"/>| <text:s text:c="10"/>|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01])-2)&amp;&quot;C&quot;&amp;COLUMN([.D10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01])-2)&amp;&quot;C&quot;&amp;COLUMN([.E10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01])-2)&amp;&quot;C&quot;&amp;COLUMN([.F10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01])-2)&amp;&quot;C&quot;&amp;COLUMN([.G10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01])-2)&amp;&quot;C&quot;&amp;COLUMN([.H10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01])-2)&amp;&quot;C&quot;&amp;COLUMN([.I10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01])-2)&amp;&quot;C&quot;&amp;COLUMN([.J10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01])-2)&amp;&quot;C&quot;&amp;COLUMN([.K10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01])-2)&amp;&quot;C&quot;&amp;COLUMN([.L10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01])-2)&amp;&quot;C&quot;&amp;COLUMN([.M10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01])-2)&amp;&quot;C&quot;&amp;COLUMN([.N10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01])-2)&amp;&quot;C&quot;&amp;COLUMN([.O10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01])-2)&amp;&quot;C&quot;&amp;COLUMN([.P10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01])-2)&amp;&quot;C&quot;&amp;COLUMN([.Q10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01])-2)&amp;&quot;C&quot;&amp;COLUMN([.R10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01])-2)&amp;&quot;C&quot;&amp;COLUMN([.S10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01])-2)&amp;&quot;C&quot;&amp;COLUMN([.T10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01])-2)&amp;&quot;C&quot;&amp;COLUMN([.U10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01])-2)&amp;&quot;C&quot;&amp;COLUMN([.V10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01])-2)&amp;&quot;C&quot;&amp;COLUMN([.W10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01])-2)&amp;&quot;C&quot;&amp;COLUMN([.X10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01])-2)&amp;&quot;C&quot;&amp;COLUMN([.Y10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01])-2)&amp;&quot;C&quot;&amp;COLUMN([.Z10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01])-2)&amp;&quot;C&quot;&amp;COLUMN([.AA10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01])-2)&amp;&quot;C&quot;&amp;COLUMN([.AB10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01])-2)&amp;&quot;C&quot;&amp;COLUMN([.AC10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01])-2)&amp;&quot;C&quot;&amp;COLUMN([.AD101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|           |           |           |           |" calcext:value-type="string">
            <text:p>| <text:s text:c="10"/>| <text:s text:c="10"/>| <text:s text:c="10"/>| <text:s text:c="10"/>|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02])-2)&amp;&quot;C&quot;&amp;COLUMN([.D10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02])-2)&amp;&quot;C&quot;&amp;COLUMN([.E10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02])-2)&amp;&quot;C&quot;&amp;COLUMN([.F10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02])-2)&amp;&quot;C&quot;&amp;COLUMN([.G10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02])-2)&amp;&quot;C&quot;&amp;COLUMN([.H10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02])-2)&amp;&quot;C&quot;&amp;COLUMN([.I10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02])-2)&amp;&quot;C&quot;&amp;COLUMN([.J10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02])-2)&amp;&quot;C&quot;&amp;COLUMN([.K10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02])-2)&amp;&quot;C&quot;&amp;COLUMN([.L10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02])-2)&amp;&quot;C&quot;&amp;COLUMN([.M10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02])-2)&amp;&quot;C&quot;&amp;COLUMN([.N10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02])-2)&amp;&quot;C&quot;&amp;COLUMN([.O10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02])-2)&amp;&quot;C&quot;&amp;COLUMN([.P10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02])-2)&amp;&quot;C&quot;&amp;COLUMN([.Q10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02])-2)&amp;&quot;C&quot;&amp;COLUMN([.R10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02])-2)&amp;&quot;C&quot;&amp;COLUMN([.S10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02])-2)&amp;&quot;C&quot;&amp;COLUMN([.T10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02])-2)&amp;&quot;C&quot;&amp;COLUMN([.U10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02])-2)&amp;&quot;C&quot;&amp;COLUMN([.V10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02])-2)&amp;&quot;C&quot;&amp;COLUMN([.W10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02])-2)&amp;&quot;C&quot;&amp;COLUMN([.X10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02])-2)&amp;&quot;C&quot;&amp;COLUMN([.Y10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02])-2)&amp;&quot;C&quot;&amp;COLUMN([.Z10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02])-2)&amp;&quot;C&quot;&amp;COLUMN([.AA10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02])-2)&amp;&quot;C&quot;&amp;COLUMN([.AB10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02])-2)&amp;&quot;C&quot;&amp;COLUMN([.AC10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02])-2)&amp;&quot;C&quot;&amp;COLUMN([.AD102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|           |           |           |           |" calcext:value-type="string">
            <text:p>| <text:s text:c="10"/>| <text:s text:c="10"/>| <text:s text:c="10"/>| <text:s text:c="10"/>|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03])-2)&amp;&quot;C&quot;&amp;COLUMN([.D10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03])-2)&amp;&quot;C&quot;&amp;COLUMN([.E10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03])-2)&amp;&quot;C&quot;&amp;COLUMN([.F10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03])-2)&amp;&quot;C&quot;&amp;COLUMN([.G10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03])-2)&amp;&quot;C&quot;&amp;COLUMN([.H10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03])-2)&amp;&quot;C&quot;&amp;COLUMN([.I10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03])-2)&amp;&quot;C&quot;&amp;COLUMN([.J10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03])-2)&amp;&quot;C&quot;&amp;COLUMN([.K10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03])-2)&amp;&quot;C&quot;&amp;COLUMN([.L10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03])-2)&amp;&quot;C&quot;&amp;COLUMN([.M10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03])-2)&amp;&quot;C&quot;&amp;COLUMN([.N10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03])-2)&amp;&quot;C&quot;&amp;COLUMN([.O10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03])-2)&amp;&quot;C&quot;&amp;COLUMN([.P10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03])-2)&amp;&quot;C&quot;&amp;COLUMN([.Q10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03])-2)&amp;&quot;C&quot;&amp;COLUMN([.R10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03])-2)&amp;&quot;C&quot;&amp;COLUMN([.S10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03])-2)&amp;&quot;C&quot;&amp;COLUMN([.T10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03])-2)&amp;&quot;C&quot;&amp;COLUMN([.U10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03])-2)&amp;&quot;C&quot;&amp;COLUMN([.V10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03])-2)&amp;&quot;C&quot;&amp;COLUMN([.W10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03])-2)&amp;&quot;C&quot;&amp;COLUMN([.X10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03])-2)&amp;&quot;C&quot;&amp;COLUMN([.Y10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03])-2)&amp;&quot;C&quot;&amp;COLUMN([.Z10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03])-2)&amp;&quot;C&quot;&amp;COLUMN([.AA10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03])-2)&amp;&quot;C&quot;&amp;COLUMN([.AB10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03])-2)&amp;&quot;C&quot;&amp;COLUMN([.AC10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03])-2)&amp;&quot;C&quot;&amp;COLUMN([.AD103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+-----------------------------------------------+" calcext:value-type="string">
            <text:p>+-----------------------------------------------+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04])-2)&amp;&quot;C&quot;&amp;COLUMN([.D10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04])-2)&amp;&quot;C&quot;&amp;COLUMN([.E10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04])-2)&amp;&quot;C&quot;&amp;COLUMN([.F10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04])-2)&amp;&quot;C&quot;&amp;COLUMN([.G10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04])-2)&amp;&quot;C&quot;&amp;COLUMN([.H10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04])-2)&amp;&quot;C&quot;&amp;COLUMN([.I10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04])-2)&amp;&quot;C&quot;&amp;COLUMN([.J10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04])-2)&amp;&quot;C&quot;&amp;COLUMN([.K10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04])-2)&amp;&quot;C&quot;&amp;COLUMN([.L10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04])-2)&amp;&quot;C&quot;&amp;COLUMN([.M10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04])-2)&amp;&quot;C&quot;&amp;COLUMN([.N10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04])-2)&amp;&quot;C&quot;&amp;COLUMN([.O10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04])-2)&amp;&quot;C&quot;&amp;COLUMN([.P10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04])-2)&amp;&quot;C&quot;&amp;COLUMN([.Q10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04])-2)&amp;&quot;C&quot;&amp;COLUMN([.R10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04])-2)&amp;&quot;C&quot;&amp;COLUMN([.S10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04])-2)&amp;&quot;C&quot;&amp;COLUMN([.T10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04])-2)&amp;&quot;C&quot;&amp;COLUMN([.U10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04])-2)&amp;&quot;C&quot;&amp;COLUMN([.V10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04])-2)&amp;&quot;C&quot;&amp;COLUMN([.W10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04])-2)&amp;&quot;C&quot;&amp;COLUMN([.X10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04])-2)&amp;&quot;C&quot;&amp;COLUMN([.Y10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04])-2)&amp;&quot;C&quot;&amp;COLUMN([.Z10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04])-2)&amp;&quot;C&quot;&amp;COLUMN([.AA10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04])-2)&amp;&quot;C&quot;&amp;COLUMN([.AB10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04])-2)&amp;&quot;C&quot;&amp;COLUMN([.AC10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04])-2)&amp;&quot;C&quot;&amp;COLUMN([.AD104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 " calcext:value-type="string">
            <text:p><text:s/>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05])-2)&amp;&quot;C&quot;&amp;COLUMN([.D10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05])-2)&amp;&quot;C&quot;&amp;COLUMN([.E10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05])-2)&amp;&quot;C&quot;&amp;COLUMN([.F10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05])-2)&amp;&quot;C&quot;&amp;COLUMN([.G10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05])-2)&amp;&quot;C&quot;&amp;COLUMN([.H10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05])-2)&amp;&quot;C&quot;&amp;COLUMN([.I10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05])-2)&amp;&quot;C&quot;&amp;COLUMN([.J10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05])-2)&amp;&quot;C&quot;&amp;COLUMN([.K10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05])-2)&amp;&quot;C&quot;&amp;COLUMN([.L10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05])-2)&amp;&quot;C&quot;&amp;COLUMN([.M10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05])-2)&amp;&quot;C&quot;&amp;COLUMN([.N10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05])-2)&amp;&quot;C&quot;&amp;COLUMN([.O10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05])-2)&amp;&quot;C&quot;&amp;COLUMN([.P10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05])-2)&amp;&quot;C&quot;&amp;COLUMN([.Q10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05])-2)&amp;&quot;C&quot;&amp;COLUMN([.R10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05])-2)&amp;&quot;C&quot;&amp;COLUMN([.S10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05])-2)&amp;&quot;C&quot;&amp;COLUMN([.T10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05])-2)&amp;&quot;C&quot;&amp;COLUMN([.U10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05])-2)&amp;&quot;C&quot;&amp;COLUMN([.V10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05])-2)&amp;&quot;C&quot;&amp;COLUMN([.W10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05])-2)&amp;&quot;C&quot;&amp;COLUMN([.X10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05])-2)&amp;&quot;C&quot;&amp;COLUMN([.Y10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05])-2)&amp;&quot;C&quot;&amp;COLUMN([.Z10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05])-2)&amp;&quot;C&quot;&amp;COLUMN([.AA10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05])-2)&amp;&quot;C&quot;&amp;COLUMN([.AB10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05])-2)&amp;&quot;C&quot;&amp;COLUMN([.AC10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05])-2)&amp;&quot;C&quot;&amp;COLUMN([.AD105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Vimsottari Dasa ():" calcext:value-type="string">
            <text:p>Vimsottari Dasa ():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06])-2)&amp;&quot;C&quot;&amp;COLUMN([.D10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06])-2)&amp;&quot;C&quot;&amp;COLUMN([.E10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06])-2)&amp;&quot;C&quot;&amp;COLUMN([.F10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06])-2)&amp;&quot;C&quot;&amp;COLUMN([.G10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06])-2)&amp;&quot;C&quot;&amp;COLUMN([.H10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06])-2)&amp;&quot;C&quot;&amp;COLUMN([.I10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06])-2)&amp;&quot;C&quot;&amp;COLUMN([.J10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06])-2)&amp;&quot;C&quot;&amp;COLUMN([.K10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06])-2)&amp;&quot;C&quot;&amp;COLUMN([.L10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06])-2)&amp;&quot;C&quot;&amp;COLUMN([.M10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06])-2)&amp;&quot;C&quot;&amp;COLUMN([.N10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06])-2)&amp;&quot;C&quot;&amp;COLUMN([.O10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06])-2)&amp;&quot;C&quot;&amp;COLUMN([.P10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06])-2)&amp;&quot;C&quot;&amp;COLUMN([.Q10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06])-2)&amp;&quot;C&quot;&amp;COLUMN([.R10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06])-2)&amp;&quot;C&quot;&amp;COLUMN([.S10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06])-2)&amp;&quot;C&quot;&amp;COLUMN([.T10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06])-2)&amp;&quot;C&quot;&amp;COLUMN([.U10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06])-2)&amp;&quot;C&quot;&amp;COLUMN([.V10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06])-2)&amp;&quot;C&quot;&amp;COLUMN([.W10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06])-2)&amp;&quot;C&quot;&amp;COLUMN([.X10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06])-2)&amp;&quot;C&quot;&amp;COLUMN([.Y10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06])-2)&amp;&quot;C&quot;&amp;COLUMN([.Z10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06])-2)&amp;&quot;C&quot;&amp;COLUMN([.AA10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06])-2)&amp;&quot;C&quot;&amp;COLUMN([.AB10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06])-2)&amp;&quot;C&quot;&amp;COLUMN([.AC10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06])-2)&amp;&quot;C&quot;&amp;COLUMN([.AD106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07])-2)&amp;&quot;C&quot;&amp;COLUMN([.D10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07])-2)&amp;&quot;C&quot;&amp;COLUMN([.E10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07])-2)&amp;&quot;C&quot;&amp;COLUMN([.F10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07])-2)&amp;&quot;C&quot;&amp;COLUMN([.G10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07])-2)&amp;&quot;C&quot;&amp;COLUMN([.H10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07])-2)&amp;&quot;C&quot;&amp;COLUMN([.I10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07])-2)&amp;&quot;C&quot;&amp;COLUMN([.J10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07])-2)&amp;&quot;C&quot;&amp;COLUMN([.K10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07])-2)&amp;&quot;C&quot;&amp;COLUMN([.L10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07])-2)&amp;&quot;C&quot;&amp;COLUMN([.M10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07])-2)&amp;&quot;C&quot;&amp;COLUMN([.N10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07])-2)&amp;&quot;C&quot;&amp;COLUMN([.O10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07])-2)&amp;&quot;C&quot;&amp;COLUMN([.P10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07])-2)&amp;&quot;C&quot;&amp;COLUMN([.Q10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07])-2)&amp;&quot;C&quot;&amp;COLUMN([.R10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07])-2)&amp;&quot;C&quot;&amp;COLUMN([.S10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07])-2)&amp;&quot;C&quot;&amp;COLUMN([.T10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07])-2)&amp;&quot;C&quot;&amp;COLUMN([.U10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07])-2)&amp;&quot;C&quot;&amp;COLUMN([.V10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07])-2)&amp;&quot;C&quot;&amp;COLUMN([.W10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07])-2)&amp;&quot;C&quot;&amp;COLUMN([.X10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07])-2)&amp;&quot;C&quot;&amp;COLUMN([.Y10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07])-2)&amp;&quot;C&quot;&amp;COLUMN([.Z10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07])-2)&amp;&quot;C&quot;&amp;COLUMN([.AA10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07])-2)&amp;&quot;C&quot;&amp;COLUMN([.AB10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07])-2)&amp;&quot;C&quot;&amp;COLUMN([.AC10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07])-2)&amp;&quot;C&quot;&amp;COLUMN([.AD107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Moon  Moon 1961-10-15  Mars 1962-08-14  Rah 1963-03-12  " calcext:value-type="string">
            <text:p>Moon <text:s/>Moon 1961-10-15 <text:s/>Mars 1962-08-14 <text:s/>Rah 1963-03-12 <text:s/>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08])-2)&amp;&quot;C&quot;&amp;COLUMN([.D10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08])-2)&amp;&quot;C&quot;&amp;COLUMN([.E10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08])-2)&amp;&quot;C&quot;&amp;COLUMN([.F10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08])-2)&amp;&quot;C&quot;&amp;COLUMN([.G10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08])-2)&amp;&quot;C&quot;&amp;COLUMN([.H10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08])-2)&amp;&quot;C&quot;&amp;COLUMN([.I10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08])-2)&amp;&quot;C&quot;&amp;COLUMN([.J10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08])-2)&amp;&quot;C&quot;&amp;COLUMN([.K10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08])-2)&amp;&quot;C&quot;&amp;COLUMN([.L10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08])-2)&amp;&quot;C&quot;&amp;COLUMN([.M10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08])-2)&amp;&quot;C&quot;&amp;COLUMN([.N10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08])-2)&amp;&quot;C&quot;&amp;COLUMN([.O10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08])-2)&amp;&quot;C&quot;&amp;COLUMN([.P10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08])-2)&amp;&quot;C&quot;&amp;COLUMN([.Q10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08])-2)&amp;&quot;C&quot;&amp;COLUMN([.R10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08])-2)&amp;&quot;C&quot;&amp;COLUMN([.S10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08])-2)&amp;&quot;C&quot;&amp;COLUMN([.T10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08])-2)&amp;&quot;C&quot;&amp;COLUMN([.U10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08])-2)&amp;&quot;C&quot;&amp;COLUMN([.V10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08])-2)&amp;&quot;C&quot;&amp;COLUMN([.W10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08])-2)&amp;&quot;C&quot;&amp;COLUMN([.X10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08])-2)&amp;&quot;C&quot;&amp;COLUMN([.Y10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08])-2)&amp;&quot;C&quot;&amp;COLUMN([.Z10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08])-2)&amp;&quot;C&quot;&amp;COLUMN([.AA10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08])-2)&amp;&quot;C&quot;&amp;COLUMN([.AB10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08])-2)&amp;&quot;C&quot;&amp;COLUMN([.AC10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08])-2)&amp;&quot;C&quot;&amp;COLUMN([.AD108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      Jup 1964-09-14  Sat 1966-01-12  Merc 1967-08-15  " calcext:value-type="string">
            <text:p><text:s text:c="6"/>Jup 1964-09-14 <text:s/>Sat 1966-01-12 <text:s/>Merc 1967-08-15 <text:s/>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09])-2)&amp;&quot;C&quot;&amp;COLUMN([.D10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09])-2)&amp;&quot;C&quot;&amp;COLUMN([.E10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09])-2)&amp;&quot;C&quot;&amp;COLUMN([.F10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09])-2)&amp;&quot;C&quot;&amp;COLUMN([.G10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09])-2)&amp;&quot;C&quot;&amp;COLUMN([.H10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09])-2)&amp;&quot;C&quot;&amp;COLUMN([.I10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09])-2)&amp;&quot;C&quot;&amp;COLUMN([.J10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09])-2)&amp;&quot;C&quot;&amp;COLUMN([.K10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09])-2)&amp;&quot;C&quot;&amp;COLUMN([.L10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09])-2)&amp;&quot;C&quot;&amp;COLUMN([.M10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09])-2)&amp;&quot;C&quot;&amp;COLUMN([.N10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09])-2)&amp;&quot;C&quot;&amp;COLUMN([.O10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09])-2)&amp;&quot;C&quot;&amp;COLUMN([.P10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09])-2)&amp;&quot;C&quot;&amp;COLUMN([.Q10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09])-2)&amp;&quot;C&quot;&amp;COLUMN([.R10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09])-2)&amp;&quot;C&quot;&amp;COLUMN([.S10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09])-2)&amp;&quot;C&quot;&amp;COLUMN([.T10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09])-2)&amp;&quot;C&quot;&amp;COLUMN([.U10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09])-2)&amp;&quot;C&quot;&amp;COLUMN([.V10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09])-2)&amp;&quot;C&quot;&amp;COLUMN([.W10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09])-2)&amp;&quot;C&quot;&amp;COLUMN([.X10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09])-2)&amp;&quot;C&quot;&amp;COLUMN([.Y10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09])-2)&amp;&quot;C&quot;&amp;COLUMN([.Z10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09])-2)&amp;&quot;C&quot;&amp;COLUMN([.AA10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09])-2)&amp;&quot;C&quot;&amp;COLUMN([.AB10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09])-2)&amp;&quot;C&quot;&amp;COLUMN([.AC10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09])-2)&amp;&quot;C&quot;&amp;COLUMN([.AD109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      Ket 1969-01-12  Ven 1969-08-14  Sun 1971-04-12  " calcext:value-type="string">
            <text:p><text:s text:c="6"/>Ket 1969-01-12 <text:s/>Ven 1969-08-14 <text:s/>Sun 1971-04-12 <text:s/>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10])-2)&amp;&quot;C&quot;&amp;COLUMN([.D1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10])-2)&amp;&quot;C&quot;&amp;COLUMN([.E1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10])-2)&amp;&quot;C&quot;&amp;COLUMN([.F1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10])-2)&amp;&quot;C&quot;&amp;COLUMN([.G1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10])-2)&amp;&quot;C&quot;&amp;COLUMN([.H1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10])-2)&amp;&quot;C&quot;&amp;COLUMN([.I1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10])-2)&amp;&quot;C&quot;&amp;COLUMN([.J1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10])-2)&amp;&quot;C&quot;&amp;COLUMN([.K1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10])-2)&amp;&quot;C&quot;&amp;COLUMN([.L1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10])-2)&amp;&quot;C&quot;&amp;COLUMN([.M1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10])-2)&amp;&quot;C&quot;&amp;COLUMN([.N1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10])-2)&amp;&quot;C&quot;&amp;COLUMN([.O1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10])-2)&amp;&quot;C&quot;&amp;COLUMN([.P1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10])-2)&amp;&quot;C&quot;&amp;COLUMN([.Q1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10])-2)&amp;&quot;C&quot;&amp;COLUMN([.R1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10])-2)&amp;&quot;C&quot;&amp;COLUMN([.S1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10])-2)&amp;&quot;C&quot;&amp;COLUMN([.T1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10])-2)&amp;&quot;C&quot;&amp;COLUMN([.U1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10])-2)&amp;&quot;C&quot;&amp;COLUMN([.V1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10])-2)&amp;&quot;C&quot;&amp;COLUMN([.W1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10])-2)&amp;&quot;C&quot;&amp;COLUMN([.X1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10])-2)&amp;&quot;C&quot;&amp;COLUMN([.Y1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10])-2)&amp;&quot;C&quot;&amp;COLUMN([.Z1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10])-2)&amp;&quot;C&quot;&amp;COLUMN([.AA1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10])-2)&amp;&quot;C&quot;&amp;COLUMN([.AB1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10])-2)&amp;&quot;C&quot;&amp;COLUMN([.AC1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10])-2)&amp;&quot;C&quot;&amp;COLUMN([.AD110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Mars  Mars 1971-10-15  Rah 1972-03-09  Jup 1973-03-27  " calcext:value-type="string">
            <text:p>Mars <text:s/>Mars 1971-10-15 <text:s/>Rah 1972-03-09 <text:s/>Jup 1973-03-27 <text:s/>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11])-2)&amp;&quot;C&quot;&amp;COLUMN([.D11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11])-2)&amp;&quot;C&quot;&amp;COLUMN([.E11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11])-2)&amp;&quot;C&quot;&amp;COLUMN([.F11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11])-2)&amp;&quot;C&quot;&amp;COLUMN([.G11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11])-2)&amp;&quot;C&quot;&amp;COLUMN([.H11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11])-2)&amp;&quot;C&quot;&amp;COLUMN([.I11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11])-2)&amp;&quot;C&quot;&amp;COLUMN([.J11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11])-2)&amp;&quot;C&quot;&amp;COLUMN([.K11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11])-2)&amp;&quot;C&quot;&amp;COLUMN([.L11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11])-2)&amp;&quot;C&quot;&amp;COLUMN([.M11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11])-2)&amp;&quot;C&quot;&amp;COLUMN([.N11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11])-2)&amp;&quot;C&quot;&amp;COLUMN([.O11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11])-2)&amp;&quot;C&quot;&amp;COLUMN([.P11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11])-2)&amp;&quot;C&quot;&amp;COLUMN([.Q11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11])-2)&amp;&quot;C&quot;&amp;COLUMN([.R11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11])-2)&amp;&quot;C&quot;&amp;COLUMN([.S11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11])-2)&amp;&quot;C&quot;&amp;COLUMN([.T11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11])-2)&amp;&quot;C&quot;&amp;COLUMN([.U11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11])-2)&amp;&quot;C&quot;&amp;COLUMN([.V11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11])-2)&amp;&quot;C&quot;&amp;COLUMN([.W11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11])-2)&amp;&quot;C&quot;&amp;COLUMN([.X11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11])-2)&amp;&quot;C&quot;&amp;COLUMN([.Y11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11])-2)&amp;&quot;C&quot;&amp;COLUMN([.Z11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11])-2)&amp;&quot;C&quot;&amp;COLUMN([.AA11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11])-2)&amp;&quot;C&quot;&amp;COLUMN([.AB11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11])-2)&amp;&quot;C&quot;&amp;COLUMN([.AC11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11])-2)&amp;&quot;C&quot;&amp;COLUMN([.AD111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      Sat 1974-03-03  Merc 1975-04-12  Ket 1976-04-08  " calcext:value-type="string">
            <text:p><text:s text:c="6"/>Sat 1974-03-03 <text:s/>Merc 1975-04-12 <text:s/>Ket 1976-04-08 <text:s/>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12])-2)&amp;&quot;C&quot;&amp;COLUMN([.D11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12])-2)&amp;&quot;C&quot;&amp;COLUMN([.E11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12])-2)&amp;&quot;C&quot;&amp;COLUMN([.F11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12])-2)&amp;&quot;C&quot;&amp;COLUMN([.G11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12])-2)&amp;&quot;C&quot;&amp;COLUMN([.H11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12])-2)&amp;&quot;C&quot;&amp;COLUMN([.I11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12])-2)&amp;&quot;C&quot;&amp;COLUMN([.J11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12])-2)&amp;&quot;C&quot;&amp;COLUMN([.K11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12])-2)&amp;&quot;C&quot;&amp;COLUMN([.L11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12])-2)&amp;&quot;C&quot;&amp;COLUMN([.M11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12])-2)&amp;&quot;C&quot;&amp;COLUMN([.N11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12])-2)&amp;&quot;C&quot;&amp;COLUMN([.O11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12])-2)&amp;&quot;C&quot;&amp;COLUMN([.P11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12])-2)&amp;&quot;C&quot;&amp;COLUMN([.Q11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12])-2)&amp;&quot;C&quot;&amp;COLUMN([.R11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12])-2)&amp;&quot;C&quot;&amp;COLUMN([.S11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12])-2)&amp;&quot;C&quot;&amp;COLUMN([.T11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12])-2)&amp;&quot;C&quot;&amp;COLUMN([.U11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12])-2)&amp;&quot;C&quot;&amp;COLUMN([.V11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12])-2)&amp;&quot;C&quot;&amp;COLUMN([.W11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12])-2)&amp;&quot;C&quot;&amp;COLUMN([.X11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12])-2)&amp;&quot;C&quot;&amp;COLUMN([.Y11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12])-2)&amp;&quot;C&quot;&amp;COLUMN([.Z11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12])-2)&amp;&quot;C&quot;&amp;COLUMN([.AA11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12])-2)&amp;&quot;C&quot;&amp;COLUMN([.AB11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12])-2)&amp;&quot;C&quot;&amp;COLUMN([.AC11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12])-2)&amp;&quot;C&quot;&amp;COLUMN([.AD112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      Ven 1976-09-08  Sun 1977-11-08  Moon 1978-03-12  " calcext:value-type="string">
            <text:p><text:s text:c="6"/>Ven 1976-09-08 <text:s/>Sun 1977-11-08 <text:s/>Moon 1978-03-12 <text:s/>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13])-2)&amp;&quot;C&quot;&amp;COLUMN([.D11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13])-2)&amp;&quot;C&quot;&amp;COLUMN([.E11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13])-2)&amp;&quot;C&quot;&amp;COLUMN([.F11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13])-2)&amp;&quot;C&quot;&amp;COLUMN([.G11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13])-2)&amp;&quot;C&quot;&amp;COLUMN([.H11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13])-2)&amp;&quot;C&quot;&amp;COLUMN([.I11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13])-2)&amp;&quot;C&quot;&amp;COLUMN([.J11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13])-2)&amp;&quot;C&quot;&amp;COLUMN([.K11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13])-2)&amp;&quot;C&quot;&amp;COLUMN([.L11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13])-2)&amp;&quot;C&quot;&amp;COLUMN([.M11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13])-2)&amp;&quot;C&quot;&amp;COLUMN([.N11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13])-2)&amp;&quot;C&quot;&amp;COLUMN([.O11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13])-2)&amp;&quot;C&quot;&amp;COLUMN([.P11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13])-2)&amp;&quot;C&quot;&amp;COLUMN([.Q11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13])-2)&amp;&quot;C&quot;&amp;COLUMN([.R11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13])-2)&amp;&quot;C&quot;&amp;COLUMN([.S11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13])-2)&amp;&quot;C&quot;&amp;COLUMN([.T11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13])-2)&amp;&quot;C&quot;&amp;COLUMN([.U11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13])-2)&amp;&quot;C&quot;&amp;COLUMN([.V11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13])-2)&amp;&quot;C&quot;&amp;COLUMN([.W11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13])-2)&amp;&quot;C&quot;&amp;COLUMN([.X11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13])-2)&amp;&quot;C&quot;&amp;COLUMN([.Y11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13])-2)&amp;&quot;C&quot;&amp;COLUMN([.Z11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13])-2)&amp;&quot;C&quot;&amp;COLUMN([.AA11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13])-2)&amp;&quot;C&quot;&amp;COLUMN([.AB11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13])-2)&amp;&quot;C&quot;&amp;COLUMN([.AC11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13])-2)&amp;&quot;C&quot;&amp;COLUMN([.AD113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Rah  Rah 1978-10-15  Jup 1981-06-25  Sat 1983-11-20  " calcext:value-type="string">
            <text:p>Rah <text:s/>Rah 1978-10-15 <text:s/>Jup 1981-06-25 <text:s/>Sat 1983-11-20 <text:s/>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14])-2)&amp;&quot;C&quot;&amp;COLUMN([.D11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14])-2)&amp;&quot;C&quot;&amp;COLUMN([.E11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14])-2)&amp;&quot;C&quot;&amp;COLUMN([.F11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14])-2)&amp;&quot;C&quot;&amp;COLUMN([.G11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14])-2)&amp;&quot;C&quot;&amp;COLUMN([.H11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14])-2)&amp;&quot;C&quot;&amp;COLUMN([.I11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14])-2)&amp;&quot;C&quot;&amp;COLUMN([.J11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14])-2)&amp;&quot;C&quot;&amp;COLUMN([.K11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14])-2)&amp;&quot;C&quot;&amp;COLUMN([.L11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14])-2)&amp;&quot;C&quot;&amp;COLUMN([.M11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14])-2)&amp;&quot;C&quot;&amp;COLUMN([.N11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14])-2)&amp;&quot;C&quot;&amp;COLUMN([.O11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14])-2)&amp;&quot;C&quot;&amp;COLUMN([.P11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14])-2)&amp;&quot;C&quot;&amp;COLUMN([.Q11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14])-2)&amp;&quot;C&quot;&amp;COLUMN([.R11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14])-2)&amp;&quot;C&quot;&amp;COLUMN([.S11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14])-2)&amp;&quot;C&quot;&amp;COLUMN([.T11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14])-2)&amp;&quot;C&quot;&amp;COLUMN([.U11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14])-2)&amp;&quot;C&quot;&amp;COLUMN([.V11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14])-2)&amp;&quot;C&quot;&amp;COLUMN([.W11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14])-2)&amp;&quot;C&quot;&amp;COLUMN([.X11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14])-2)&amp;&quot;C&quot;&amp;COLUMN([.Y11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14])-2)&amp;&quot;C&quot;&amp;COLUMN([.Z11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14])-2)&amp;&quot;C&quot;&amp;COLUMN([.AA11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14])-2)&amp;&quot;C&quot;&amp;COLUMN([.AB11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14])-2)&amp;&quot;C&quot;&amp;COLUMN([.AC11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14])-2)&amp;&quot;C&quot;&amp;COLUMN([.AD114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     Merc 1986-09-27  Ket 1989-04-11  Ven 1990-04-30  " calcext:value-type="string">
            <text:p><text:s text:c="5"/>Merc 1986-09-27 <text:s/>Ket 1989-04-11 <text:s/>Ven 1990-04-30 <text:s/>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15])-2)&amp;&quot;C&quot;&amp;COLUMN([.D11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15])-2)&amp;&quot;C&quot;&amp;COLUMN([.E11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15])-2)&amp;&quot;C&quot;&amp;COLUMN([.F11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15])-2)&amp;&quot;C&quot;&amp;COLUMN([.G11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15])-2)&amp;&quot;C&quot;&amp;COLUMN([.H11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15])-2)&amp;&quot;C&quot;&amp;COLUMN([.I11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15])-2)&amp;&quot;C&quot;&amp;COLUMN([.J11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15])-2)&amp;&quot;C&quot;&amp;COLUMN([.K11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15])-2)&amp;&quot;C&quot;&amp;COLUMN([.L11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15])-2)&amp;&quot;C&quot;&amp;COLUMN([.M11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15])-2)&amp;&quot;C&quot;&amp;COLUMN([.N11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15])-2)&amp;&quot;C&quot;&amp;COLUMN([.O11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15])-2)&amp;&quot;C&quot;&amp;COLUMN([.P11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15])-2)&amp;&quot;C&quot;&amp;COLUMN([.Q11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15])-2)&amp;&quot;C&quot;&amp;COLUMN([.R11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15])-2)&amp;&quot;C&quot;&amp;COLUMN([.S11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15])-2)&amp;&quot;C&quot;&amp;COLUMN([.T11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15])-2)&amp;&quot;C&quot;&amp;COLUMN([.U11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15])-2)&amp;&quot;C&quot;&amp;COLUMN([.V11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15])-2)&amp;&quot;C&quot;&amp;COLUMN([.W11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15])-2)&amp;&quot;C&quot;&amp;COLUMN([.X11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15])-2)&amp;&quot;C&quot;&amp;COLUMN([.Y11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15])-2)&amp;&quot;C&quot;&amp;COLUMN([.Z11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15])-2)&amp;&quot;C&quot;&amp;COLUMN([.AA11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15])-2)&amp;&quot;C&quot;&amp;COLUMN([.AB11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15])-2)&amp;&quot;C&quot;&amp;COLUMN([.AC11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15])-2)&amp;&quot;C&quot;&amp;COLUMN([.AD115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     Sun 1993-04-30  Moon 1994-03-24  Mars 1995-09-27  " calcext:value-type="string">
            <text:p><text:s text:c="5"/>Sun 1993-04-30 <text:s/>Moon 1994-03-24 <text:s/>Mars 1995-09-27 <text:s/>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16])-2)&amp;&quot;C&quot;&amp;COLUMN([.D11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16])-2)&amp;&quot;C&quot;&amp;COLUMN([.E11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16])-2)&amp;&quot;C&quot;&amp;COLUMN([.F11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16])-2)&amp;&quot;C&quot;&amp;COLUMN([.G11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16])-2)&amp;&quot;C&quot;&amp;COLUMN([.H11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16])-2)&amp;&quot;C&quot;&amp;COLUMN([.I11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16])-2)&amp;&quot;C&quot;&amp;COLUMN([.J11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16])-2)&amp;&quot;C&quot;&amp;COLUMN([.K11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16])-2)&amp;&quot;C&quot;&amp;COLUMN([.L11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16])-2)&amp;&quot;C&quot;&amp;COLUMN([.M11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16])-2)&amp;&quot;C&quot;&amp;COLUMN([.N11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16])-2)&amp;&quot;C&quot;&amp;COLUMN([.O11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16])-2)&amp;&quot;C&quot;&amp;COLUMN([.P11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16])-2)&amp;&quot;C&quot;&amp;COLUMN([.Q11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16])-2)&amp;&quot;C&quot;&amp;COLUMN([.R11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16])-2)&amp;&quot;C&quot;&amp;COLUMN([.S11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16])-2)&amp;&quot;C&quot;&amp;COLUMN([.T11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16])-2)&amp;&quot;C&quot;&amp;COLUMN([.U11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16])-2)&amp;&quot;C&quot;&amp;COLUMN([.V11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16])-2)&amp;&quot;C&quot;&amp;COLUMN([.W11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16])-2)&amp;&quot;C&quot;&amp;COLUMN([.X11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16])-2)&amp;&quot;C&quot;&amp;COLUMN([.Y11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16])-2)&amp;&quot;C&quot;&amp;COLUMN([.Z11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16])-2)&amp;&quot;C&quot;&amp;COLUMN([.AA11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16])-2)&amp;&quot;C&quot;&amp;COLUMN([.AB11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16])-2)&amp;&quot;C&quot;&amp;COLUMN([.AC11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16])-2)&amp;&quot;C&quot;&amp;COLUMN([.AD116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Jup  Jup 1996-10-15  Sat 1998-12-02  Merc 2001-06-13  " calcext:value-type="string">
            <text:p>Jup <text:s/>Jup 1996-10-15 <text:s/>Sat 1998-12-02 <text:s/>Merc 2001-06-13 <text:s/>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17])-2)&amp;&quot;C&quot;&amp;COLUMN([.D11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17])-2)&amp;&quot;C&quot;&amp;COLUMN([.E11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17])-2)&amp;&quot;C&quot;&amp;COLUMN([.F11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17])-2)&amp;&quot;C&quot;&amp;COLUMN([.G11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17])-2)&amp;&quot;C&quot;&amp;COLUMN([.H11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17])-2)&amp;&quot;C&quot;&amp;COLUMN([.I11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17])-2)&amp;&quot;C&quot;&amp;COLUMN([.J11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17])-2)&amp;&quot;C&quot;&amp;COLUMN([.K11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17])-2)&amp;&quot;C&quot;&amp;COLUMN([.L11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17])-2)&amp;&quot;C&quot;&amp;COLUMN([.M11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17])-2)&amp;&quot;C&quot;&amp;COLUMN([.N11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17])-2)&amp;&quot;C&quot;&amp;COLUMN([.O11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17])-2)&amp;&quot;C&quot;&amp;COLUMN([.P11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17])-2)&amp;&quot;C&quot;&amp;COLUMN([.Q11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17])-2)&amp;&quot;C&quot;&amp;COLUMN([.R11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17])-2)&amp;&quot;C&quot;&amp;COLUMN([.S11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17])-2)&amp;&quot;C&quot;&amp;COLUMN([.T11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17])-2)&amp;&quot;C&quot;&amp;COLUMN([.U11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17])-2)&amp;&quot;C&quot;&amp;COLUMN([.V11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17])-2)&amp;&quot;C&quot;&amp;COLUMN([.W11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17])-2)&amp;&quot;C&quot;&amp;COLUMN([.X11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17])-2)&amp;&quot;C&quot;&amp;COLUMN([.Y11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17])-2)&amp;&quot;C&quot;&amp;COLUMN([.Z11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17])-2)&amp;&quot;C&quot;&amp;COLUMN([.AA11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17])-2)&amp;&quot;C&quot;&amp;COLUMN([.AB11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17])-2)&amp;&quot;C&quot;&amp;COLUMN([.AC11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17])-2)&amp;&quot;C&quot;&amp;COLUMN([.AD117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     Ket 2003-09-21  Ven 2004-08-27  Sun 2007-04-24  " calcext:value-type="string">
            <text:p><text:s text:c="5"/>Ket 2003-09-21 <text:s/>Ven 2004-08-27 <text:s/>Sun 2007-04-24 <text:s/>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18])-2)&amp;&quot;C&quot;&amp;COLUMN([.D11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18])-2)&amp;&quot;C&quot;&amp;COLUMN([.E11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18])-2)&amp;&quot;C&quot;&amp;COLUMN([.F11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18])-2)&amp;&quot;C&quot;&amp;COLUMN([.G11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18])-2)&amp;&quot;C&quot;&amp;COLUMN([.H11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18])-2)&amp;&quot;C&quot;&amp;COLUMN([.I11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18])-2)&amp;&quot;C&quot;&amp;COLUMN([.J11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18])-2)&amp;&quot;C&quot;&amp;COLUMN([.K11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18])-2)&amp;&quot;C&quot;&amp;COLUMN([.L11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18])-2)&amp;&quot;C&quot;&amp;COLUMN([.M11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18])-2)&amp;&quot;C&quot;&amp;COLUMN([.N11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18])-2)&amp;&quot;C&quot;&amp;COLUMN([.O11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18])-2)&amp;&quot;C&quot;&amp;COLUMN([.P11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18])-2)&amp;&quot;C&quot;&amp;COLUMN([.Q11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18])-2)&amp;&quot;C&quot;&amp;COLUMN([.R11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18])-2)&amp;&quot;C&quot;&amp;COLUMN([.S11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18])-2)&amp;&quot;C&quot;&amp;COLUMN([.T11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18])-2)&amp;&quot;C&quot;&amp;COLUMN([.U11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18])-2)&amp;&quot;C&quot;&amp;COLUMN([.V11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18])-2)&amp;&quot;C&quot;&amp;COLUMN([.W11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18])-2)&amp;&quot;C&quot;&amp;COLUMN([.X11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18])-2)&amp;&quot;C&quot;&amp;COLUMN([.Y11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18])-2)&amp;&quot;C&quot;&amp;COLUMN([.Z11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18])-2)&amp;&quot;C&quot;&amp;COLUMN([.AA11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18])-2)&amp;&quot;C&quot;&amp;COLUMN([.AB11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18])-2)&amp;&quot;C&quot;&amp;COLUMN([.AC11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18])-2)&amp;&quot;C&quot;&amp;COLUMN([.AD118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     Moon 2008-02-11  Mars 2009-06-13  Rah 2010-05-19  " calcext:value-type="string">
            <text:p><text:s text:c="5"/>Moon 2008-02-11 <text:s/>Mars 2009-06-13 <text:s/>Rah 2010-05-19 <text:s/>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19])-2)&amp;&quot;C&quot;&amp;COLUMN([.D11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19])-2)&amp;&quot;C&quot;&amp;COLUMN([.E11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19])-2)&amp;&quot;C&quot;&amp;COLUMN([.F11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19])-2)&amp;&quot;C&quot;&amp;COLUMN([.G11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19])-2)&amp;&quot;C&quot;&amp;COLUMN([.H11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19])-2)&amp;&quot;C&quot;&amp;COLUMN([.I11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19])-2)&amp;&quot;C&quot;&amp;COLUMN([.J11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19])-2)&amp;&quot;C&quot;&amp;COLUMN([.K11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19])-2)&amp;&quot;C&quot;&amp;COLUMN([.L11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19])-2)&amp;&quot;C&quot;&amp;COLUMN([.M11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19])-2)&amp;&quot;C&quot;&amp;COLUMN([.N11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19])-2)&amp;&quot;C&quot;&amp;COLUMN([.O11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19])-2)&amp;&quot;C&quot;&amp;COLUMN([.P11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19])-2)&amp;&quot;C&quot;&amp;COLUMN([.Q11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19])-2)&amp;&quot;C&quot;&amp;COLUMN([.R11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19])-2)&amp;&quot;C&quot;&amp;COLUMN([.S11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19])-2)&amp;&quot;C&quot;&amp;COLUMN([.T11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19])-2)&amp;&quot;C&quot;&amp;COLUMN([.U11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19])-2)&amp;&quot;C&quot;&amp;COLUMN([.V11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19])-2)&amp;&quot;C&quot;&amp;COLUMN([.W11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19])-2)&amp;&quot;C&quot;&amp;COLUMN([.X11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19])-2)&amp;&quot;C&quot;&amp;COLUMN([.Y11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19])-2)&amp;&quot;C&quot;&amp;COLUMN([.Z11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19])-2)&amp;&quot;C&quot;&amp;COLUMN([.AA11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19])-2)&amp;&quot;C&quot;&amp;COLUMN([.AB11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19])-2)&amp;&quot;C&quot;&amp;COLUMN([.AC11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19])-2)&amp;&quot;C&quot;&amp;COLUMN([.AD119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Sat  Sat 2012-10-15  Merc 2015-10-19  Ket 2018-06-26  " calcext:value-type="string">
            <text:p>Sat <text:s/>Sat 2012-10-15 <text:s/>Merc 2015-10-19 <text:s/>Ket 2018-06-26 <text:s/>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20])-2)&amp;&quot;C&quot;&amp;COLUMN([.D12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20])-2)&amp;&quot;C&quot;&amp;COLUMN([.E12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20])-2)&amp;&quot;C&quot;&amp;COLUMN([.F12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20])-2)&amp;&quot;C&quot;&amp;COLUMN([.G12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20])-2)&amp;&quot;C&quot;&amp;COLUMN([.H12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20])-2)&amp;&quot;C&quot;&amp;COLUMN([.I12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20])-2)&amp;&quot;C&quot;&amp;COLUMN([.J12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20])-2)&amp;&quot;C&quot;&amp;COLUMN([.K12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20])-2)&amp;&quot;C&quot;&amp;COLUMN([.L12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20])-2)&amp;&quot;C&quot;&amp;COLUMN([.M12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20])-2)&amp;&quot;C&quot;&amp;COLUMN([.N12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20])-2)&amp;&quot;C&quot;&amp;COLUMN([.O12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20])-2)&amp;&quot;C&quot;&amp;COLUMN([.P12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20])-2)&amp;&quot;C&quot;&amp;COLUMN([.Q12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20])-2)&amp;&quot;C&quot;&amp;COLUMN([.R12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20])-2)&amp;&quot;C&quot;&amp;COLUMN([.S12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20])-2)&amp;&quot;C&quot;&amp;COLUMN([.T12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20])-2)&amp;&quot;C&quot;&amp;COLUMN([.U12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20])-2)&amp;&quot;C&quot;&amp;COLUMN([.V12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20])-2)&amp;&quot;C&quot;&amp;COLUMN([.W12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20])-2)&amp;&quot;C&quot;&amp;COLUMN([.X12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20])-2)&amp;&quot;C&quot;&amp;COLUMN([.Y12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20])-2)&amp;&quot;C&quot;&amp;COLUMN([.Z12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20])-2)&amp;&quot;C&quot;&amp;COLUMN([.AA12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20])-2)&amp;&quot;C&quot;&amp;COLUMN([.AB12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20])-2)&amp;&quot;C&quot;&amp;COLUMN([.AC12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20])-2)&amp;&quot;C&quot;&amp;COLUMN([.AD120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     Ven 2019-08-06  Sun 2022-10-06  Moon 2023-09-18  " calcext:value-type="string">
            <text:p><text:s text:c="5"/>Ven 2019-08-06 <text:s/>Sun 2022-10-06 <text:s/>Moon 2023-09-18 <text:s/>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21])-2)&amp;&quot;C&quot;&amp;COLUMN([.D12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21])-2)&amp;&quot;C&quot;&amp;COLUMN([.E12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21])-2)&amp;&quot;C&quot;&amp;COLUMN([.F12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21])-2)&amp;&quot;C&quot;&amp;COLUMN([.G12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21])-2)&amp;&quot;C&quot;&amp;COLUMN([.H12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21])-2)&amp;&quot;C&quot;&amp;COLUMN([.I12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21])-2)&amp;&quot;C&quot;&amp;COLUMN([.J12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21])-2)&amp;&quot;C&quot;&amp;COLUMN([.K12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21])-2)&amp;&quot;C&quot;&amp;COLUMN([.L12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21])-2)&amp;&quot;C&quot;&amp;COLUMN([.M12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21])-2)&amp;&quot;C&quot;&amp;COLUMN([.N12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21])-2)&amp;&quot;C&quot;&amp;COLUMN([.O12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21])-2)&amp;&quot;C&quot;&amp;COLUMN([.P12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21])-2)&amp;&quot;C&quot;&amp;COLUMN([.Q12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21])-2)&amp;&quot;C&quot;&amp;COLUMN([.R12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21])-2)&amp;&quot;C&quot;&amp;COLUMN([.S12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21])-2)&amp;&quot;C&quot;&amp;COLUMN([.T12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21])-2)&amp;&quot;C&quot;&amp;COLUMN([.U12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21])-2)&amp;&quot;C&quot;&amp;COLUMN([.V12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21])-2)&amp;&quot;C&quot;&amp;COLUMN([.W12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21])-2)&amp;&quot;C&quot;&amp;COLUMN([.X12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21])-2)&amp;&quot;C&quot;&amp;COLUMN([.Y12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21])-2)&amp;&quot;C&quot;&amp;COLUMN([.Z12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21])-2)&amp;&quot;C&quot;&amp;COLUMN([.AA12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21])-2)&amp;&quot;C&quot;&amp;COLUMN([.AB12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21])-2)&amp;&quot;C&quot;&amp;COLUMN([.AC12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21])-2)&amp;&quot;C&quot;&amp;COLUMN([.AD121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     Mars 2025-04-15  Rah 2026-05-25  Jup 2029-03-31  " calcext:value-type="string">
            <text:p><text:s text:c="5"/>Mars 2025-04-15 <text:s/>Rah 2026-05-25 <text:s/>Jup 2029-03-31 <text:s/>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22])-2)&amp;&quot;C&quot;&amp;COLUMN([.D12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22])-2)&amp;&quot;C&quot;&amp;COLUMN([.E12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22])-2)&amp;&quot;C&quot;&amp;COLUMN([.F12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22])-2)&amp;&quot;C&quot;&amp;COLUMN([.G12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22])-2)&amp;&quot;C&quot;&amp;COLUMN([.H12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22])-2)&amp;&quot;C&quot;&amp;COLUMN([.I12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22])-2)&amp;&quot;C&quot;&amp;COLUMN([.J12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22])-2)&amp;&quot;C&quot;&amp;COLUMN([.K12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22])-2)&amp;&quot;C&quot;&amp;COLUMN([.L12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22])-2)&amp;&quot;C&quot;&amp;COLUMN([.M12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22])-2)&amp;&quot;C&quot;&amp;COLUMN([.N12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22])-2)&amp;&quot;C&quot;&amp;COLUMN([.O12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22])-2)&amp;&quot;C&quot;&amp;COLUMN([.P12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22])-2)&amp;&quot;C&quot;&amp;COLUMN([.Q12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22])-2)&amp;&quot;C&quot;&amp;COLUMN([.R12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22])-2)&amp;&quot;C&quot;&amp;COLUMN([.S12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22])-2)&amp;&quot;C&quot;&amp;COLUMN([.T12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22])-2)&amp;&quot;C&quot;&amp;COLUMN([.U12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22])-2)&amp;&quot;C&quot;&amp;COLUMN([.V12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22])-2)&amp;&quot;C&quot;&amp;COLUMN([.W12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22])-2)&amp;&quot;C&quot;&amp;COLUMN([.X12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22])-2)&amp;&quot;C&quot;&amp;COLUMN([.Y12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22])-2)&amp;&quot;C&quot;&amp;COLUMN([.Z12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22])-2)&amp;&quot;C&quot;&amp;COLUMN([.AA12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22])-2)&amp;&quot;C&quot;&amp;COLUMN([.AB12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22])-2)&amp;&quot;C&quot;&amp;COLUMN([.AC12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22])-2)&amp;&quot;C&quot;&amp;COLUMN([.AD122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Merc  Merc 2031-10-16  Ket 2034-03-10  Ven 2035-03-07  " calcext:value-type="string">
            <text:p>Merc <text:s/>Merc 2031-10-16 <text:s/>Ket 2034-03-10 <text:s/>Ven 2035-03-07 <text:s/>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23])-2)&amp;&quot;C&quot;&amp;COLUMN([.D12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23])-2)&amp;&quot;C&quot;&amp;COLUMN([.E12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23])-2)&amp;&quot;C&quot;&amp;COLUMN([.F12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23])-2)&amp;&quot;C&quot;&amp;COLUMN([.G12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23])-2)&amp;&quot;C&quot;&amp;COLUMN([.H12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23])-2)&amp;&quot;C&quot;&amp;COLUMN([.I12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23])-2)&amp;&quot;C&quot;&amp;COLUMN([.J12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23])-2)&amp;&quot;C&quot;&amp;COLUMN([.K12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23])-2)&amp;&quot;C&quot;&amp;COLUMN([.L12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23])-2)&amp;&quot;C&quot;&amp;COLUMN([.M12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23])-2)&amp;&quot;C&quot;&amp;COLUMN([.N12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23])-2)&amp;&quot;C&quot;&amp;COLUMN([.O12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23])-2)&amp;&quot;C&quot;&amp;COLUMN([.P12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23])-2)&amp;&quot;C&quot;&amp;COLUMN([.Q12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23])-2)&amp;&quot;C&quot;&amp;COLUMN([.R12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23])-2)&amp;&quot;C&quot;&amp;COLUMN([.S12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23])-2)&amp;&quot;C&quot;&amp;COLUMN([.T12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23])-2)&amp;&quot;C&quot;&amp;COLUMN([.U12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23])-2)&amp;&quot;C&quot;&amp;COLUMN([.V12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23])-2)&amp;&quot;C&quot;&amp;COLUMN([.W12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23])-2)&amp;&quot;C&quot;&amp;COLUMN([.X12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23])-2)&amp;&quot;C&quot;&amp;COLUMN([.Y12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23])-2)&amp;&quot;C&quot;&amp;COLUMN([.Z12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23])-2)&amp;&quot;C&quot;&amp;COLUMN([.AA12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23])-2)&amp;&quot;C&quot;&amp;COLUMN([.AB12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23])-2)&amp;&quot;C&quot;&amp;COLUMN([.AC12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23])-2)&amp;&quot;C&quot;&amp;COLUMN([.AD123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      Sun 2038-01-06  Moon 2038-11-14  Mars 2040-04-12  " calcext:value-type="string">
            <text:p><text:s text:c="6"/>Sun 2038-01-06 <text:s/>Moon 2038-11-14 <text:s/>Mars 2040-04-12 <text:s/>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24])-2)&amp;&quot;C&quot;&amp;COLUMN([.D12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24])-2)&amp;&quot;C&quot;&amp;COLUMN([.E12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24])-2)&amp;&quot;C&quot;&amp;COLUMN([.F12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24])-2)&amp;&quot;C&quot;&amp;COLUMN([.G12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24])-2)&amp;&quot;C&quot;&amp;COLUMN([.H12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24])-2)&amp;&quot;C&quot;&amp;COLUMN([.I12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24])-2)&amp;&quot;C&quot;&amp;COLUMN([.J12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24])-2)&amp;&quot;C&quot;&amp;COLUMN([.K12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24])-2)&amp;&quot;C&quot;&amp;COLUMN([.L12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24])-2)&amp;&quot;C&quot;&amp;COLUMN([.M12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24])-2)&amp;&quot;C&quot;&amp;COLUMN([.N12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24])-2)&amp;&quot;C&quot;&amp;COLUMN([.O12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24])-2)&amp;&quot;C&quot;&amp;COLUMN([.P12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24])-2)&amp;&quot;C&quot;&amp;COLUMN([.Q12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24])-2)&amp;&quot;C&quot;&amp;COLUMN([.R12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24])-2)&amp;&quot;C&quot;&amp;COLUMN([.S12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24])-2)&amp;&quot;C&quot;&amp;COLUMN([.T12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24])-2)&amp;&quot;C&quot;&amp;COLUMN([.U12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24])-2)&amp;&quot;C&quot;&amp;COLUMN([.V12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24])-2)&amp;&quot;C&quot;&amp;COLUMN([.W12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24])-2)&amp;&quot;C&quot;&amp;COLUMN([.X12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24])-2)&amp;&quot;C&quot;&amp;COLUMN([.Y12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24])-2)&amp;&quot;C&quot;&amp;COLUMN([.Z12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24])-2)&amp;&quot;C&quot;&amp;COLUMN([.AA12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24])-2)&amp;&quot;C&quot;&amp;COLUMN([.AB12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24])-2)&amp;&quot;C&quot;&amp;COLUMN([.AC12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24])-2)&amp;&quot;C&quot;&amp;COLUMN([.AD124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      Rah 2041-04-09  Jup 2043-10-31  Sat 2046-02-02  " calcext:value-type="string">
            <text:p><text:s text:c="6"/>Rah 2041-04-09 <text:s/>Jup 2043-10-31 <text:s/>Sat 2046-02-02 <text:s/>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25])-2)&amp;&quot;C&quot;&amp;COLUMN([.D12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25])-2)&amp;&quot;C&quot;&amp;COLUMN([.E12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25])-2)&amp;&quot;C&quot;&amp;COLUMN([.F12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25])-2)&amp;&quot;C&quot;&amp;COLUMN([.G12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25])-2)&amp;&quot;C&quot;&amp;COLUMN([.H12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25])-2)&amp;&quot;C&quot;&amp;COLUMN([.I12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25])-2)&amp;&quot;C&quot;&amp;COLUMN([.J12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25])-2)&amp;&quot;C&quot;&amp;COLUMN([.K12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25])-2)&amp;&quot;C&quot;&amp;COLUMN([.L12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25])-2)&amp;&quot;C&quot;&amp;COLUMN([.M12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25])-2)&amp;&quot;C&quot;&amp;COLUMN([.N12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25])-2)&amp;&quot;C&quot;&amp;COLUMN([.O12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25])-2)&amp;&quot;C&quot;&amp;COLUMN([.P12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25])-2)&amp;&quot;C&quot;&amp;COLUMN([.Q12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25])-2)&amp;&quot;C&quot;&amp;COLUMN([.R12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25])-2)&amp;&quot;C&quot;&amp;COLUMN([.S12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25])-2)&amp;&quot;C&quot;&amp;COLUMN([.T12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25])-2)&amp;&quot;C&quot;&amp;COLUMN([.U12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25])-2)&amp;&quot;C&quot;&amp;COLUMN([.V12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25])-2)&amp;&quot;C&quot;&amp;COLUMN([.W12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25])-2)&amp;&quot;C&quot;&amp;COLUMN([.X12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25])-2)&amp;&quot;C&quot;&amp;COLUMN([.Y12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25])-2)&amp;&quot;C&quot;&amp;COLUMN([.Z12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25])-2)&amp;&quot;C&quot;&amp;COLUMN([.AA12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25])-2)&amp;&quot;C&quot;&amp;COLUMN([.AB12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25])-2)&amp;&quot;C&quot;&amp;COLUMN([.AC12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25])-2)&amp;&quot;C&quot;&amp;COLUMN([.AD125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Ket  Ket 2048-10-15  Ven 2049-03-10  Sun 2050-05-10  " calcext:value-type="string">
            <text:p>Ket <text:s/>Ket 2048-10-15 <text:s/>Ven 2049-03-10 <text:s/>Sun 2050-05-10 <text:s/>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26])-2)&amp;&quot;C&quot;&amp;COLUMN([.D12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26])-2)&amp;&quot;C&quot;&amp;COLUMN([.E12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26])-2)&amp;&quot;C&quot;&amp;COLUMN([.F12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26])-2)&amp;&quot;C&quot;&amp;COLUMN([.G12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26])-2)&amp;&quot;C&quot;&amp;COLUMN([.H12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26])-2)&amp;&quot;C&quot;&amp;COLUMN([.I12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26])-2)&amp;&quot;C&quot;&amp;COLUMN([.J12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26])-2)&amp;&quot;C&quot;&amp;COLUMN([.K12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26])-2)&amp;&quot;C&quot;&amp;COLUMN([.L12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26])-2)&amp;&quot;C&quot;&amp;COLUMN([.M12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26])-2)&amp;&quot;C&quot;&amp;COLUMN([.N12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26])-2)&amp;&quot;C&quot;&amp;COLUMN([.O12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26])-2)&amp;&quot;C&quot;&amp;COLUMN([.P12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26])-2)&amp;&quot;C&quot;&amp;COLUMN([.Q12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26])-2)&amp;&quot;C&quot;&amp;COLUMN([.R12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26])-2)&amp;&quot;C&quot;&amp;COLUMN([.S12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26])-2)&amp;&quot;C&quot;&amp;COLUMN([.T12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26])-2)&amp;&quot;C&quot;&amp;COLUMN([.U12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26])-2)&amp;&quot;C&quot;&amp;COLUMN([.V12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26])-2)&amp;&quot;C&quot;&amp;COLUMN([.W12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26])-2)&amp;&quot;C&quot;&amp;COLUMN([.X12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26])-2)&amp;&quot;C&quot;&amp;COLUMN([.Y12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26])-2)&amp;&quot;C&quot;&amp;COLUMN([.Z12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26])-2)&amp;&quot;C&quot;&amp;COLUMN([.AA12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26])-2)&amp;&quot;C&quot;&amp;COLUMN([.AB12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26])-2)&amp;&quot;C&quot;&amp;COLUMN([.AC12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26])-2)&amp;&quot;C&quot;&amp;COLUMN([.AD126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     Moon 2050-09-18  Mars 2051-04-15  Rah 2051-09-15  " calcext:value-type="string">
            <text:p><text:s text:c="5"/>Moon 2050-09-18 <text:s/>Mars 2051-04-15 <text:s/>Rah 2051-09-15 <text:s/>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27])-2)&amp;&quot;C&quot;&amp;COLUMN([.D12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27])-2)&amp;&quot;C&quot;&amp;COLUMN([.E12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27])-2)&amp;&quot;C&quot;&amp;COLUMN([.F12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27])-2)&amp;&quot;C&quot;&amp;COLUMN([.G12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27])-2)&amp;&quot;C&quot;&amp;COLUMN([.H12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27])-2)&amp;&quot;C&quot;&amp;COLUMN([.I12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27])-2)&amp;&quot;C&quot;&amp;COLUMN([.J12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27])-2)&amp;&quot;C&quot;&amp;COLUMN([.K12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27])-2)&amp;&quot;C&quot;&amp;COLUMN([.L12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27])-2)&amp;&quot;C&quot;&amp;COLUMN([.M12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27])-2)&amp;&quot;C&quot;&amp;COLUMN([.N12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27])-2)&amp;&quot;C&quot;&amp;COLUMN([.O12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27])-2)&amp;&quot;C&quot;&amp;COLUMN([.P12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27])-2)&amp;&quot;C&quot;&amp;COLUMN([.Q12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27])-2)&amp;&quot;C&quot;&amp;COLUMN([.R12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27])-2)&amp;&quot;C&quot;&amp;COLUMN([.S12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27])-2)&amp;&quot;C&quot;&amp;COLUMN([.T12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27])-2)&amp;&quot;C&quot;&amp;COLUMN([.U12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27])-2)&amp;&quot;C&quot;&amp;COLUMN([.V12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27])-2)&amp;&quot;C&quot;&amp;COLUMN([.W12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27])-2)&amp;&quot;C&quot;&amp;COLUMN([.X12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27])-2)&amp;&quot;C&quot;&amp;COLUMN([.Y12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27])-2)&amp;&quot;C&quot;&amp;COLUMN([.Z12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27])-2)&amp;&quot;C&quot;&amp;COLUMN([.AA12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27])-2)&amp;&quot;C&quot;&amp;COLUMN([.AB12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27])-2)&amp;&quot;C&quot;&amp;COLUMN([.AC12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27])-2)&amp;&quot;C&quot;&amp;COLUMN([.AD127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     Jup 2052-10-03  Sat 2053-09-09  Merc 2054-10-19  " calcext:value-type="string">
            <text:p><text:s text:c="5"/>Jup 2052-10-03 <text:s/>Sat 2053-09-09 <text:s/>Merc 2054-10-19 <text:s/>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28])-2)&amp;&quot;C&quot;&amp;COLUMN([.D12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28])-2)&amp;&quot;C&quot;&amp;COLUMN([.E12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28])-2)&amp;&quot;C&quot;&amp;COLUMN([.F12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28])-2)&amp;&quot;C&quot;&amp;COLUMN([.G12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28])-2)&amp;&quot;C&quot;&amp;COLUMN([.H12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28])-2)&amp;&quot;C&quot;&amp;COLUMN([.I12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28])-2)&amp;&quot;C&quot;&amp;COLUMN([.J12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28])-2)&amp;&quot;C&quot;&amp;COLUMN([.K12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28])-2)&amp;&quot;C&quot;&amp;COLUMN([.L12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28])-2)&amp;&quot;C&quot;&amp;COLUMN([.M12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28])-2)&amp;&quot;C&quot;&amp;COLUMN([.N12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28])-2)&amp;&quot;C&quot;&amp;COLUMN([.O12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28])-2)&amp;&quot;C&quot;&amp;COLUMN([.P12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28])-2)&amp;&quot;C&quot;&amp;COLUMN([.Q12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28])-2)&amp;&quot;C&quot;&amp;COLUMN([.R12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28])-2)&amp;&quot;C&quot;&amp;COLUMN([.S12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28])-2)&amp;&quot;C&quot;&amp;COLUMN([.T12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28])-2)&amp;&quot;C&quot;&amp;COLUMN([.U12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28])-2)&amp;&quot;C&quot;&amp;COLUMN([.V12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28])-2)&amp;&quot;C&quot;&amp;COLUMN([.W12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28])-2)&amp;&quot;C&quot;&amp;COLUMN([.X12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28])-2)&amp;&quot;C&quot;&amp;COLUMN([.Y12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28])-2)&amp;&quot;C&quot;&amp;COLUMN([.Z12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28])-2)&amp;&quot;C&quot;&amp;COLUMN([.AA12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28])-2)&amp;&quot;C&quot;&amp;COLUMN([.AB12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28])-2)&amp;&quot;C&quot;&amp;COLUMN([.AC12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28])-2)&amp;&quot;C&quot;&amp;COLUMN([.AD128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Ven  Ven 2055-10-16  Sun 2059-02-11  Moon 2060-02-11  " calcext:value-type="string">
            <text:p>Ven <text:s/>Ven 2055-10-16 <text:s/>Sun 2059-02-11 <text:s/>Moon 2060-02-11 <text:s/>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29])-2)&amp;&quot;C&quot;&amp;COLUMN([.D12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29])-2)&amp;&quot;C&quot;&amp;COLUMN([.E12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29])-2)&amp;&quot;C&quot;&amp;COLUMN([.F12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29])-2)&amp;&quot;C&quot;&amp;COLUMN([.G12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29])-2)&amp;&quot;C&quot;&amp;COLUMN([.H12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29])-2)&amp;&quot;C&quot;&amp;COLUMN([.I12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29])-2)&amp;&quot;C&quot;&amp;COLUMN([.J12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29])-2)&amp;&quot;C&quot;&amp;COLUMN([.K12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29])-2)&amp;&quot;C&quot;&amp;COLUMN([.L12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29])-2)&amp;&quot;C&quot;&amp;COLUMN([.M12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29])-2)&amp;&quot;C&quot;&amp;COLUMN([.N12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29])-2)&amp;&quot;C&quot;&amp;COLUMN([.O12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29])-2)&amp;&quot;C&quot;&amp;COLUMN([.P12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29])-2)&amp;&quot;C&quot;&amp;COLUMN([.Q12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29])-2)&amp;&quot;C&quot;&amp;COLUMN([.R12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29])-2)&amp;&quot;C&quot;&amp;COLUMN([.S12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29])-2)&amp;&quot;C&quot;&amp;COLUMN([.T12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29])-2)&amp;&quot;C&quot;&amp;COLUMN([.U12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29])-2)&amp;&quot;C&quot;&amp;COLUMN([.V12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29])-2)&amp;&quot;C&quot;&amp;COLUMN([.W12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29])-2)&amp;&quot;C&quot;&amp;COLUMN([.X12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29])-2)&amp;&quot;C&quot;&amp;COLUMN([.Y12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29])-2)&amp;&quot;C&quot;&amp;COLUMN([.Z12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29])-2)&amp;&quot;C&quot;&amp;COLUMN([.AA12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29])-2)&amp;&quot;C&quot;&amp;COLUMN([.AB12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29])-2)&amp;&quot;C&quot;&amp;COLUMN([.AC12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29])-2)&amp;&quot;C&quot;&amp;COLUMN([.AD129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     Mars 2061-10-15  Rah 2062-12-14  Jup 2065-12-14  " calcext:value-type="string">
            <text:p><text:s text:c="5"/>Mars 2061-10-15 <text:s/>Rah 2062-12-14 <text:s/>Jup 2065-12-14 <text:s/>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30])-2)&amp;&quot;C&quot;&amp;COLUMN([.D13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30])-2)&amp;&quot;C&quot;&amp;COLUMN([.E13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30])-2)&amp;&quot;C&quot;&amp;COLUMN([.F13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30])-2)&amp;&quot;C&quot;&amp;COLUMN([.G13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30])-2)&amp;&quot;C&quot;&amp;COLUMN([.H13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30])-2)&amp;&quot;C&quot;&amp;COLUMN([.I13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30])-2)&amp;&quot;C&quot;&amp;COLUMN([.J13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30])-2)&amp;&quot;C&quot;&amp;COLUMN([.K13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30])-2)&amp;&quot;C&quot;&amp;COLUMN([.L13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30])-2)&amp;&quot;C&quot;&amp;COLUMN([.M13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30])-2)&amp;&quot;C&quot;&amp;COLUMN([.N13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30])-2)&amp;&quot;C&quot;&amp;COLUMN([.O13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30])-2)&amp;&quot;C&quot;&amp;COLUMN([.P13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30])-2)&amp;&quot;C&quot;&amp;COLUMN([.Q13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30])-2)&amp;&quot;C&quot;&amp;COLUMN([.R13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30])-2)&amp;&quot;C&quot;&amp;COLUMN([.S13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30])-2)&amp;&quot;C&quot;&amp;COLUMN([.T13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30])-2)&amp;&quot;C&quot;&amp;COLUMN([.U13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30])-2)&amp;&quot;C&quot;&amp;COLUMN([.V13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30])-2)&amp;&quot;C&quot;&amp;COLUMN([.W13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30])-2)&amp;&quot;C&quot;&amp;COLUMN([.X13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30])-2)&amp;&quot;C&quot;&amp;COLUMN([.Y13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30])-2)&amp;&quot;C&quot;&amp;COLUMN([.Z13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30])-2)&amp;&quot;C&quot;&amp;COLUMN([.AA13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30])-2)&amp;&quot;C&quot;&amp;COLUMN([.AB13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30])-2)&amp;&quot;C&quot;&amp;COLUMN([.AC13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30])-2)&amp;&quot;C&quot;&amp;COLUMN([.AD130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     Sat 2068-08-15  Merc 2071-10-16  Ket 2074-08-15  " calcext:value-type="string">
            <text:p><text:s text:c="5"/>Sat 2068-08-15 <text:s/>Merc 2071-10-16 <text:s/>Ket 2074-08-15 <text:s/>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31])-2)&amp;&quot;C&quot;&amp;COLUMN([.D13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31])-2)&amp;&quot;C&quot;&amp;COLUMN([.E13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31])-2)&amp;&quot;C&quot;&amp;COLUMN([.F13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31])-2)&amp;&quot;C&quot;&amp;COLUMN([.G13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31])-2)&amp;&quot;C&quot;&amp;COLUMN([.H13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31])-2)&amp;&quot;C&quot;&amp;COLUMN([.I13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31])-2)&amp;&quot;C&quot;&amp;COLUMN([.J13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31])-2)&amp;&quot;C&quot;&amp;COLUMN([.K13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31])-2)&amp;&quot;C&quot;&amp;COLUMN([.L13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31])-2)&amp;&quot;C&quot;&amp;COLUMN([.M13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31])-2)&amp;&quot;C&quot;&amp;COLUMN([.N13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31])-2)&amp;&quot;C&quot;&amp;COLUMN([.O13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31])-2)&amp;&quot;C&quot;&amp;COLUMN([.P13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31])-2)&amp;&quot;C&quot;&amp;COLUMN([.Q13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31])-2)&amp;&quot;C&quot;&amp;COLUMN([.R13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31])-2)&amp;&quot;C&quot;&amp;COLUMN([.S13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31])-2)&amp;&quot;C&quot;&amp;COLUMN([.T13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31])-2)&amp;&quot;C&quot;&amp;COLUMN([.U13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31])-2)&amp;&quot;C&quot;&amp;COLUMN([.V13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31])-2)&amp;&quot;C&quot;&amp;COLUMN([.W13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31])-2)&amp;&quot;C&quot;&amp;COLUMN([.X13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31])-2)&amp;&quot;C&quot;&amp;COLUMN([.Y13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31])-2)&amp;&quot;C&quot;&amp;COLUMN([.Z13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31])-2)&amp;&quot;C&quot;&amp;COLUMN([.AA13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31])-2)&amp;&quot;C&quot;&amp;COLUMN([.AB13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31])-2)&amp;&quot;C&quot;&amp;COLUMN([.AC13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31])-2)&amp;&quot;C&quot;&amp;COLUMN([.AD131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Sun  Sun 2075-10-16  Moon 2076-01-31  Mars 2076-08-02  " calcext:value-type="string">
            <text:p>Sun <text:s/>Sun 2075-10-16 <text:s/>Moon 2076-01-31 <text:s/>Mars 2076-08-02 <text:s/>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32])-2)&amp;&quot;C&quot;&amp;COLUMN([.D13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32])-2)&amp;&quot;C&quot;&amp;COLUMN([.E13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32])-2)&amp;&quot;C&quot;&amp;COLUMN([.F13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32])-2)&amp;&quot;C&quot;&amp;COLUMN([.G13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32])-2)&amp;&quot;C&quot;&amp;COLUMN([.H13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32])-2)&amp;&quot;C&quot;&amp;COLUMN([.I13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32])-2)&amp;&quot;C&quot;&amp;COLUMN([.J13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32])-2)&amp;&quot;C&quot;&amp;COLUMN([.K13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32])-2)&amp;&quot;C&quot;&amp;COLUMN([.L13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32])-2)&amp;&quot;C&quot;&amp;COLUMN([.M13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32])-2)&amp;&quot;C&quot;&amp;COLUMN([.N13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32])-2)&amp;&quot;C&quot;&amp;COLUMN([.O13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32])-2)&amp;&quot;C&quot;&amp;COLUMN([.P13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32])-2)&amp;&quot;C&quot;&amp;COLUMN([.Q13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32])-2)&amp;&quot;C&quot;&amp;COLUMN([.R13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32])-2)&amp;&quot;C&quot;&amp;COLUMN([.S13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32])-2)&amp;&quot;C&quot;&amp;COLUMN([.T13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32])-2)&amp;&quot;C&quot;&amp;COLUMN([.U13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32])-2)&amp;&quot;C&quot;&amp;COLUMN([.V13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32])-2)&amp;&quot;C&quot;&amp;COLUMN([.W13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32])-2)&amp;&quot;C&quot;&amp;COLUMN([.X13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32])-2)&amp;&quot;C&quot;&amp;COLUMN([.Y13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32])-2)&amp;&quot;C&quot;&amp;COLUMN([.Z13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32])-2)&amp;&quot;C&quot;&amp;COLUMN([.AA13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32])-2)&amp;&quot;C&quot;&amp;COLUMN([.AB13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32])-2)&amp;&quot;C&quot;&amp;COLUMN([.AC13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32])-2)&amp;&quot;C&quot;&amp;COLUMN([.AD132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     Rah 2076-12-08  Jup 2077-11-03  Sat 2078-08-21  " calcext:value-type="string">
            <text:p><text:s text:c="5"/>Rah 2076-12-08 <text:s/>Jup 2077-11-03 <text:s/>Sat 2078-08-21 <text:s/>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33])-2)&amp;&quot;C&quot;&amp;COLUMN([.D13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33])-2)&amp;&quot;C&quot;&amp;COLUMN([.E13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33])-2)&amp;&quot;C&quot;&amp;COLUMN([.F13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33])-2)&amp;&quot;C&quot;&amp;COLUMN([.G13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33])-2)&amp;&quot;C&quot;&amp;COLUMN([.H13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33])-2)&amp;&quot;C&quot;&amp;COLUMN([.I13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33])-2)&amp;&quot;C&quot;&amp;COLUMN([.J13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33])-2)&amp;&quot;C&quot;&amp;COLUMN([.K13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33])-2)&amp;&quot;C&quot;&amp;COLUMN([.L13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33])-2)&amp;&quot;C&quot;&amp;COLUMN([.M13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33])-2)&amp;&quot;C&quot;&amp;COLUMN([.N13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33])-2)&amp;&quot;C&quot;&amp;COLUMN([.O13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33])-2)&amp;&quot;C&quot;&amp;COLUMN([.P13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33])-2)&amp;&quot;C&quot;&amp;COLUMN([.Q13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33])-2)&amp;&quot;C&quot;&amp;COLUMN([.R13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33])-2)&amp;&quot;C&quot;&amp;COLUMN([.S13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33])-2)&amp;&quot;C&quot;&amp;COLUMN([.T13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33])-2)&amp;&quot;C&quot;&amp;COLUMN([.U13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33])-2)&amp;&quot;C&quot;&amp;COLUMN([.V13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33])-2)&amp;&quot;C&quot;&amp;COLUMN([.W13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33])-2)&amp;&quot;C&quot;&amp;COLUMN([.X13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33])-2)&amp;&quot;C&quot;&amp;COLUMN([.Y13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33])-2)&amp;&quot;C&quot;&amp;COLUMN([.Z13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33])-2)&amp;&quot;C&quot;&amp;COLUMN([.AA13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33])-2)&amp;&quot;C&quot;&amp;COLUMN([.AB13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33])-2)&amp;&quot;C&quot;&amp;COLUMN([.AC13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33])-2)&amp;&quot;C&quot;&amp;COLUMN([.AD133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     Merc 2079-08-03  Ket 2080-06-07  Ven 2080-10-15  " calcext:value-type="string">
            <text:p><text:s text:c="5"/>Merc 2079-08-03 <text:s/>Ket 2080-06-07 <text:s/>Ven 2080-10-15 <text:s/>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34])-2)&amp;&quot;C&quot;&amp;COLUMN([.D13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34])-2)&amp;&quot;C&quot;&amp;COLUMN([.E13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34])-2)&amp;&quot;C&quot;&amp;COLUMN([.F13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34])-2)&amp;&quot;C&quot;&amp;COLUMN([.G13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34])-2)&amp;&quot;C&quot;&amp;COLUMN([.H13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34])-2)&amp;&quot;C&quot;&amp;COLUMN([.I13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34])-2)&amp;&quot;C&quot;&amp;COLUMN([.J13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34])-2)&amp;&quot;C&quot;&amp;COLUMN([.K13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34])-2)&amp;&quot;C&quot;&amp;COLUMN([.L13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34])-2)&amp;&quot;C&quot;&amp;COLUMN([.M13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34])-2)&amp;&quot;C&quot;&amp;COLUMN([.N13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34])-2)&amp;&quot;C&quot;&amp;COLUMN([.O13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34])-2)&amp;&quot;C&quot;&amp;COLUMN([.P13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34])-2)&amp;&quot;C&quot;&amp;COLUMN([.Q13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34])-2)&amp;&quot;C&quot;&amp;COLUMN([.R13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34])-2)&amp;&quot;C&quot;&amp;COLUMN([.S13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34])-2)&amp;&quot;C&quot;&amp;COLUMN([.T13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34])-2)&amp;&quot;C&quot;&amp;COLUMN([.U13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34])-2)&amp;&quot;C&quot;&amp;COLUMN([.V13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34])-2)&amp;&quot;C&quot;&amp;COLUMN([.W13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34])-2)&amp;&quot;C&quot;&amp;COLUMN([.X13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34])-2)&amp;&quot;C&quot;&amp;COLUMN([.Y13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34])-2)&amp;&quot;C&quot;&amp;COLUMN([.Z13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34])-2)&amp;&quot;C&quot;&amp;COLUMN([.AA13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34])-2)&amp;&quot;C&quot;&amp;COLUMN([.AB13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34])-2)&amp;&quot;C&quot;&amp;COLUMN([.AC13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34])-2)&amp;&quot;C&quot;&amp;COLUMN([.AD134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35])-2)&amp;&quot;C&quot;&amp;COLUMN([.D13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35])-2)&amp;&quot;C&quot;&amp;COLUMN([.E13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35])-2)&amp;&quot;C&quot;&amp;COLUMN([.F13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35])-2)&amp;&quot;C&quot;&amp;COLUMN([.G13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35])-2)&amp;&quot;C&quot;&amp;COLUMN([.H13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35])-2)&amp;&quot;C&quot;&amp;COLUMN([.I13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35])-2)&amp;&quot;C&quot;&amp;COLUMN([.J13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35])-2)&amp;&quot;C&quot;&amp;COLUMN([.K13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35])-2)&amp;&quot;C&quot;&amp;COLUMN([.L13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35])-2)&amp;&quot;C&quot;&amp;COLUMN([.M13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35])-2)&amp;&quot;C&quot;&amp;COLUMN([.N13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35])-2)&amp;&quot;C&quot;&amp;COLUMN([.O13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35])-2)&amp;&quot;C&quot;&amp;COLUMN([.P13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35])-2)&amp;&quot;C&quot;&amp;COLUMN([.Q13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35])-2)&amp;&quot;C&quot;&amp;COLUMN([.R13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35])-2)&amp;&quot;C&quot;&amp;COLUMN([.S13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35])-2)&amp;&quot;C&quot;&amp;COLUMN([.T13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35])-2)&amp;&quot;C&quot;&amp;COLUMN([.U13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35])-2)&amp;&quot;C&quot;&amp;COLUMN([.V13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35])-2)&amp;&quot;C&quot;&amp;COLUMN([.W13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35])-2)&amp;&quot;C&quot;&amp;COLUMN([.X13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35])-2)&amp;&quot;C&quot;&amp;COLUMN([.Y13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35])-2)&amp;&quot;C&quot;&amp;COLUMN([.Z13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35])-2)&amp;&quot;C&quot;&amp;COLUMN([.AA13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35])-2)&amp;&quot;C&quot;&amp;COLUMN([.AB13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35])-2)&amp;&quot;C&quot;&amp;COLUMN([.AC13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35])-2)&amp;&quot;C&quot;&amp;COLUMN([.AD135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36])-2)&amp;&quot;C&quot;&amp;COLUMN([.D13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36])-2)&amp;&quot;C&quot;&amp;COLUMN([.E13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36])-2)&amp;&quot;C&quot;&amp;COLUMN([.F13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36])-2)&amp;&quot;C&quot;&amp;COLUMN([.G13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36])-2)&amp;&quot;C&quot;&amp;COLUMN([.H13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36])-2)&amp;&quot;C&quot;&amp;COLUMN([.I13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36])-2)&amp;&quot;C&quot;&amp;COLUMN([.J13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36])-2)&amp;&quot;C&quot;&amp;COLUMN([.K13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36])-2)&amp;&quot;C&quot;&amp;COLUMN([.L13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36])-2)&amp;&quot;C&quot;&amp;COLUMN([.M13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36])-2)&amp;&quot;C&quot;&amp;COLUMN([.N13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36])-2)&amp;&quot;C&quot;&amp;COLUMN([.O13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36])-2)&amp;&quot;C&quot;&amp;COLUMN([.P13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36])-2)&amp;&quot;C&quot;&amp;COLUMN([.Q13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36])-2)&amp;&quot;C&quot;&amp;COLUMN([.R13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36])-2)&amp;&quot;C&quot;&amp;COLUMN([.S13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36])-2)&amp;&quot;C&quot;&amp;COLUMN([.T13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36])-2)&amp;&quot;C&quot;&amp;COLUMN([.U13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36])-2)&amp;&quot;C&quot;&amp;COLUMN([.V13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36])-2)&amp;&quot;C&quot;&amp;COLUMN([.W13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36])-2)&amp;&quot;C&quot;&amp;COLUMN([.X13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36])-2)&amp;&quot;C&quot;&amp;COLUMN([.Y13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36])-2)&amp;&quot;C&quot;&amp;COLUMN([.Z13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36])-2)&amp;&quot;C&quot;&amp;COLUMN([.AA13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36])-2)&amp;&quot;C&quot;&amp;COLUMN([.AB13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36])-2)&amp;&quot;C&quot;&amp;COLUMN([.AC13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36])-2)&amp;&quot;C&quot;&amp;COLUMN([.AD136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Ket  Ket 2048-11-27  Merc 2049-04-22  Sat 2050-04-19  " calcext:value-type="string">
            <text:p>Ket <text:s/>Ket 2048-11-27 <text:s/>Merc 2049-04-22 <text:s/>Sat 2050-04-19 <text:s/>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37])-2)&amp;&quot;C&quot;&amp;COLUMN([.D13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37])-2)&amp;&quot;C&quot;&amp;COLUMN([.E13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37])-2)&amp;&quot;C&quot;&amp;COLUMN([.F13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37])-2)&amp;&quot;C&quot;&amp;COLUMN([.G13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37])-2)&amp;&quot;C&quot;&amp;COLUMN([.H13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37])-2)&amp;&quot;C&quot;&amp;COLUMN([.I13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37])-2)&amp;&quot;C&quot;&amp;COLUMN([.J13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37])-2)&amp;&quot;C&quot;&amp;COLUMN([.K13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37])-2)&amp;&quot;C&quot;&amp;COLUMN([.L13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37])-2)&amp;&quot;C&quot;&amp;COLUMN([.M13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37])-2)&amp;&quot;C&quot;&amp;COLUMN([.N13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37])-2)&amp;&quot;C&quot;&amp;COLUMN([.O13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37])-2)&amp;&quot;C&quot;&amp;COLUMN([.P13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37])-2)&amp;&quot;C&quot;&amp;COLUMN([.Q13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37])-2)&amp;&quot;C&quot;&amp;COLUMN([.R13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37])-2)&amp;&quot;C&quot;&amp;COLUMN([.S13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37])-2)&amp;&quot;C&quot;&amp;COLUMN([.T13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37])-2)&amp;&quot;C&quot;&amp;COLUMN([.U13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37])-2)&amp;&quot;C&quot;&amp;COLUMN([.V13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37])-2)&amp;&quot;C&quot;&amp;COLUMN([.W13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37])-2)&amp;&quot;C&quot;&amp;COLUMN([.X13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37])-2)&amp;&quot;C&quot;&amp;COLUMN([.Y13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37])-2)&amp;&quot;C&quot;&amp;COLUMN([.Z13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37])-2)&amp;&quot;C&quot;&amp;COLUMN([.AA13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37])-2)&amp;&quot;C&quot;&amp;COLUMN([.AB13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37])-2)&amp;&quot;C&quot;&amp;COLUMN([.AC13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37])-2)&amp;&quot;C&quot;&amp;COLUMN([.AD137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     Jup 2051-05-30  Rah 2052-05-04  Mars 2053-05-23  " calcext:value-type="string">
            <text:p><text:s text:c="5"/>Jup 2051-05-30 <text:s/>Rah 2052-05-04 <text:s/>Mars 2053-05-23 <text:s/>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38])-2)&amp;&quot;C&quot;&amp;COLUMN([.D13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38])-2)&amp;&quot;C&quot;&amp;COLUMN([.E13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38])-2)&amp;&quot;C&quot;&amp;COLUMN([.F13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38])-2)&amp;&quot;C&quot;&amp;COLUMN([.G13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38])-2)&amp;&quot;C&quot;&amp;COLUMN([.H13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38])-2)&amp;&quot;C&quot;&amp;COLUMN([.I13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38])-2)&amp;&quot;C&quot;&amp;COLUMN([.J13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38])-2)&amp;&quot;C&quot;&amp;COLUMN([.K13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38])-2)&amp;&quot;C&quot;&amp;COLUMN([.L13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38])-2)&amp;&quot;C&quot;&amp;COLUMN([.M13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38])-2)&amp;&quot;C&quot;&amp;COLUMN([.N13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38])-2)&amp;&quot;C&quot;&amp;COLUMN([.O13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38])-2)&amp;&quot;C&quot;&amp;COLUMN([.P13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38])-2)&amp;&quot;C&quot;&amp;COLUMN([.Q13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38])-2)&amp;&quot;C&quot;&amp;COLUMN([.R13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38])-2)&amp;&quot;C&quot;&amp;COLUMN([.S13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38])-2)&amp;&quot;C&quot;&amp;COLUMN([.T13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38])-2)&amp;&quot;C&quot;&amp;COLUMN([.U13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38])-2)&amp;&quot;C&quot;&amp;COLUMN([.V13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38])-2)&amp;&quot;C&quot;&amp;COLUMN([.W13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38])-2)&amp;&quot;C&quot;&amp;COLUMN([.X13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38])-2)&amp;&quot;C&quot;&amp;COLUMN([.Y13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38])-2)&amp;&quot;C&quot;&amp;COLUMN([.Z13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38])-2)&amp;&quot;C&quot;&amp;COLUMN([.AA13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38])-2)&amp;&quot;C&quot;&amp;COLUMN([.AB13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38])-2)&amp;&quot;C&quot;&amp;COLUMN([.AC13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38])-2)&amp;&quot;C&quot;&amp;COLUMN([.AD138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     Moon 2053-10-22  Sun 2054-05-20  Ven 2054-09-28  " calcext:value-type="string">
            <text:p><text:s text:c="5"/>Moon 2053-10-22 <text:s/>Sun 2054-05-20 <text:s/>Ven 2054-09-28 <text:s/>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39])-2)&amp;&quot;C&quot;&amp;COLUMN([.D13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39])-2)&amp;&quot;C&quot;&amp;COLUMN([.E13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39])-2)&amp;&quot;C&quot;&amp;COLUMN([.F13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39])-2)&amp;&quot;C&quot;&amp;COLUMN([.G13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39])-2)&amp;&quot;C&quot;&amp;COLUMN([.H13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39])-2)&amp;&quot;C&quot;&amp;COLUMN([.I13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39])-2)&amp;&quot;C&quot;&amp;COLUMN([.J13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39])-2)&amp;&quot;C&quot;&amp;COLUMN([.K13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39])-2)&amp;&quot;C&quot;&amp;COLUMN([.L13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39])-2)&amp;&quot;C&quot;&amp;COLUMN([.M13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39])-2)&amp;&quot;C&quot;&amp;COLUMN([.N13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39])-2)&amp;&quot;C&quot;&amp;COLUMN([.O13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39])-2)&amp;&quot;C&quot;&amp;COLUMN([.P13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39])-2)&amp;&quot;C&quot;&amp;COLUMN([.Q13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39])-2)&amp;&quot;C&quot;&amp;COLUMN([.R13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39])-2)&amp;&quot;C&quot;&amp;COLUMN([.S13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39])-2)&amp;&quot;C&quot;&amp;COLUMN([.T13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39])-2)&amp;&quot;C&quot;&amp;COLUMN([.U13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39])-2)&amp;&quot;C&quot;&amp;COLUMN([.V13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39])-2)&amp;&quot;C&quot;&amp;COLUMN([.W13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39])-2)&amp;&quot;C&quot;&amp;COLUMN([.X13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39])-2)&amp;&quot;C&quot;&amp;COLUMN([.Y13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39])-2)&amp;&quot;C&quot;&amp;COLUMN([.Z13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39])-2)&amp;&quot;C&quot;&amp;COLUMN([.AA13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39])-2)&amp;&quot;C&quot;&amp;COLUMN([.AB13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39])-2)&amp;&quot;C&quot;&amp;COLUMN([.AC13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39])-2)&amp;&quot;C&quot;&amp;COLUMN([.AD139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Ven  Ven 2055-11-28  Ket 2059-03-26  Merc 2060-05-26  " calcext:value-type="string">
            <text:p>Ven <text:s/>Ven 2055-11-28 <text:s/>Ket 2059-03-26 <text:s/>Merc 2060-05-26 <text:s/>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40])-2)&amp;&quot;C&quot;&amp;COLUMN([.D14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40])-2)&amp;&quot;C&quot;&amp;COLUMN([.E14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40])-2)&amp;&quot;C&quot;&amp;COLUMN([.F14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40])-2)&amp;&quot;C&quot;&amp;COLUMN([.G14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40])-2)&amp;&quot;C&quot;&amp;COLUMN([.H14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40])-2)&amp;&quot;C&quot;&amp;COLUMN([.I14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40])-2)&amp;&quot;C&quot;&amp;COLUMN([.J14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40])-2)&amp;&quot;C&quot;&amp;COLUMN([.K14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40])-2)&amp;&quot;C&quot;&amp;COLUMN([.L14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40])-2)&amp;&quot;C&quot;&amp;COLUMN([.M14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40])-2)&amp;&quot;C&quot;&amp;COLUMN([.N14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40])-2)&amp;&quot;C&quot;&amp;COLUMN([.O14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40])-2)&amp;&quot;C&quot;&amp;COLUMN([.P14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40])-2)&amp;&quot;C&quot;&amp;COLUMN([.Q14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40])-2)&amp;&quot;C&quot;&amp;COLUMN([.R14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40])-2)&amp;&quot;C&quot;&amp;COLUMN([.S14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40])-2)&amp;&quot;C&quot;&amp;COLUMN([.T14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40])-2)&amp;&quot;C&quot;&amp;COLUMN([.U14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40])-2)&amp;&quot;C&quot;&amp;COLUMN([.V14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40])-2)&amp;&quot;C&quot;&amp;COLUMN([.W14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40])-2)&amp;&quot;C&quot;&amp;COLUMN([.X14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40])-2)&amp;&quot;C&quot;&amp;COLUMN([.Y14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40])-2)&amp;&quot;C&quot;&amp;COLUMN([.Z14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40])-2)&amp;&quot;C&quot;&amp;COLUMN([.AA14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40])-2)&amp;&quot;C&quot;&amp;COLUMN([.AB14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40])-2)&amp;&quot;C&quot;&amp;COLUMN([.AC14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40])-2)&amp;&quot;C&quot;&amp;COLUMN([.AD140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     Sat 2063-03-26  Jup 2066-05-26  Rah 2069-01-25  " calcext:value-type="string">
            <text:p><text:s text:c="5"/>Sat 2063-03-26 <text:s/>Jup 2066-05-26 <text:s/>Rah 2069-01-25 <text:s/>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41])-2)&amp;&quot;C&quot;&amp;COLUMN([.D14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41])-2)&amp;&quot;C&quot;&amp;COLUMN([.E14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41])-2)&amp;&quot;C&quot;&amp;COLUMN([.F14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41])-2)&amp;&quot;C&quot;&amp;COLUMN([.G14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41])-2)&amp;&quot;C&quot;&amp;COLUMN([.H14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41])-2)&amp;&quot;C&quot;&amp;COLUMN([.I14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41])-2)&amp;&quot;C&quot;&amp;COLUMN([.J14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41])-2)&amp;&quot;C&quot;&amp;COLUMN([.K14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41])-2)&amp;&quot;C&quot;&amp;COLUMN([.L14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41])-2)&amp;&quot;C&quot;&amp;COLUMN([.M14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41])-2)&amp;&quot;C&quot;&amp;COLUMN([.N14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41])-2)&amp;&quot;C&quot;&amp;COLUMN([.O14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41])-2)&amp;&quot;C&quot;&amp;COLUMN([.P14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41])-2)&amp;&quot;C&quot;&amp;COLUMN([.Q14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41])-2)&amp;&quot;C&quot;&amp;COLUMN([.R14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41])-2)&amp;&quot;C&quot;&amp;COLUMN([.S14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41])-2)&amp;&quot;C&quot;&amp;COLUMN([.T14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41])-2)&amp;&quot;C&quot;&amp;COLUMN([.U14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41])-2)&amp;&quot;C&quot;&amp;COLUMN([.V14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41])-2)&amp;&quot;C&quot;&amp;COLUMN([.W14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41])-2)&amp;&quot;C&quot;&amp;COLUMN([.X14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41])-2)&amp;&quot;C&quot;&amp;COLUMN([.Y14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41])-2)&amp;&quot;C&quot;&amp;COLUMN([.Z14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41])-2)&amp;&quot;C&quot;&amp;COLUMN([.AA14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41])-2)&amp;&quot;C&quot;&amp;COLUMN([.AB14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41])-2)&amp;&quot;C&quot;&amp;COLUMN([.AC14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41])-2)&amp;&quot;C&quot;&amp;COLUMN([.AD141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     Mars 2072-01-26  Moon 2073-03-26  Sun 2074-11-28  " calcext:value-type="string">
            <text:p><text:s text:c="5"/>Mars 2072-01-26 <text:s/>Moon 2073-03-26 <text:s/>Sun 2074-11-28 <text:s/>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42])-2)&amp;&quot;C&quot;&amp;COLUMN([.D14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42])-2)&amp;&quot;C&quot;&amp;COLUMN([.E14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42])-2)&amp;&quot;C&quot;&amp;COLUMN([.F14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42])-2)&amp;&quot;C&quot;&amp;COLUMN([.G14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42])-2)&amp;&quot;C&quot;&amp;COLUMN([.H14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42])-2)&amp;&quot;C&quot;&amp;COLUMN([.I14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42])-2)&amp;&quot;C&quot;&amp;COLUMN([.J14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42])-2)&amp;&quot;C&quot;&amp;COLUMN([.K14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42])-2)&amp;&quot;C&quot;&amp;COLUMN([.L14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42])-2)&amp;&quot;C&quot;&amp;COLUMN([.M14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42])-2)&amp;&quot;C&quot;&amp;COLUMN([.N14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42])-2)&amp;&quot;C&quot;&amp;COLUMN([.O14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42])-2)&amp;&quot;C&quot;&amp;COLUMN([.P14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42])-2)&amp;&quot;C&quot;&amp;COLUMN([.Q14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42])-2)&amp;&quot;C&quot;&amp;COLUMN([.R14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42])-2)&amp;&quot;C&quot;&amp;COLUMN([.S14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42])-2)&amp;&quot;C&quot;&amp;COLUMN([.T14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42])-2)&amp;&quot;C&quot;&amp;COLUMN([.U14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42])-2)&amp;&quot;C&quot;&amp;COLUMN([.V14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42])-2)&amp;&quot;C&quot;&amp;COLUMN([.W14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42])-2)&amp;&quot;C&quot;&amp;COLUMN([.X14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42])-2)&amp;&quot;C&quot;&amp;COLUMN([.Y14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42])-2)&amp;&quot;C&quot;&amp;COLUMN([.Z14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42])-2)&amp;&quot;C&quot;&amp;COLUMN([.AA14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42])-2)&amp;&quot;C&quot;&amp;COLUMN([.AB14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42])-2)&amp;&quot;C&quot;&amp;COLUMN([.AC14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42])-2)&amp;&quot;C&quot;&amp;COLUMN([.AD142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Sun  Sun 2075-11-28  Ven 2076-03-13  Ket 2077-03-14  " calcext:value-type="string">
            <text:p>Sun <text:s/>Sun 2075-11-28 <text:s/>Ven 2076-03-13 <text:s/>Ket 2077-03-14 <text:s/>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43])-2)&amp;&quot;C&quot;&amp;COLUMN([.D14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43])-2)&amp;&quot;C&quot;&amp;COLUMN([.E14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43])-2)&amp;&quot;C&quot;&amp;COLUMN([.F14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43])-2)&amp;&quot;C&quot;&amp;COLUMN([.G14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43])-2)&amp;&quot;C&quot;&amp;COLUMN([.H14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43])-2)&amp;&quot;C&quot;&amp;COLUMN([.I14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43])-2)&amp;&quot;C&quot;&amp;COLUMN([.J14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43])-2)&amp;&quot;C&quot;&amp;COLUMN([.K14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43])-2)&amp;&quot;C&quot;&amp;COLUMN([.L14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43])-2)&amp;&quot;C&quot;&amp;COLUMN([.M14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43])-2)&amp;&quot;C&quot;&amp;COLUMN([.N14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43])-2)&amp;&quot;C&quot;&amp;COLUMN([.O14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43])-2)&amp;&quot;C&quot;&amp;COLUMN([.P14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43])-2)&amp;&quot;C&quot;&amp;COLUMN([.Q14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43])-2)&amp;&quot;C&quot;&amp;COLUMN([.R14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43])-2)&amp;&quot;C&quot;&amp;COLUMN([.S14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43])-2)&amp;&quot;C&quot;&amp;COLUMN([.T14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43])-2)&amp;&quot;C&quot;&amp;COLUMN([.U14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43])-2)&amp;&quot;C&quot;&amp;COLUMN([.V14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43])-2)&amp;&quot;C&quot;&amp;COLUMN([.W14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43])-2)&amp;&quot;C&quot;&amp;COLUMN([.X14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43])-2)&amp;&quot;C&quot;&amp;COLUMN([.Y14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43])-2)&amp;&quot;C&quot;&amp;COLUMN([.Z14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43])-2)&amp;&quot;C&quot;&amp;COLUMN([.AA14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43])-2)&amp;&quot;C&quot;&amp;COLUMN([.AB14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43])-2)&amp;&quot;C&quot;&amp;COLUMN([.AC14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43])-2)&amp;&quot;C&quot;&amp;COLUMN([.AD143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     Merc 2077-07-22  Sat 2078-05-27  Jup 2079-05-08  " calcext:value-type="string">
            <text:p><text:s text:c="5"/>Merc 2077-07-22 <text:s/>Sat 2078-05-27 <text:s/>Jup 2079-05-08 <text:s/>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44])-2)&amp;&quot;C&quot;&amp;COLUMN([.D14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44])-2)&amp;&quot;C&quot;&amp;COLUMN([.E14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44])-2)&amp;&quot;C&quot;&amp;COLUMN([.F14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44])-2)&amp;&quot;C&quot;&amp;COLUMN([.G14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44])-2)&amp;&quot;C&quot;&amp;COLUMN([.H14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44])-2)&amp;&quot;C&quot;&amp;COLUMN([.I14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44])-2)&amp;&quot;C&quot;&amp;COLUMN([.J14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44])-2)&amp;&quot;C&quot;&amp;COLUMN([.K14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44])-2)&amp;&quot;C&quot;&amp;COLUMN([.L14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44])-2)&amp;&quot;C&quot;&amp;COLUMN([.M14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44])-2)&amp;&quot;C&quot;&amp;COLUMN([.N14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44])-2)&amp;&quot;C&quot;&amp;COLUMN([.O14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44])-2)&amp;&quot;C&quot;&amp;COLUMN([.P14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44])-2)&amp;&quot;C&quot;&amp;COLUMN([.Q14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44])-2)&amp;&quot;C&quot;&amp;COLUMN([.R14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44])-2)&amp;&quot;C&quot;&amp;COLUMN([.S14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44])-2)&amp;&quot;C&quot;&amp;COLUMN([.T14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44])-2)&amp;&quot;C&quot;&amp;COLUMN([.U14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44])-2)&amp;&quot;C&quot;&amp;COLUMN([.V14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44])-2)&amp;&quot;C&quot;&amp;COLUMN([.W14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44])-2)&amp;&quot;C&quot;&amp;COLUMN([.X14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44])-2)&amp;&quot;C&quot;&amp;COLUMN([.Y14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44])-2)&amp;&quot;C&quot;&amp;COLUMN([.Z14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44])-2)&amp;&quot;C&quot;&amp;COLUMN([.AA14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44])-2)&amp;&quot;C&quot;&amp;COLUMN([.AB14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44])-2)&amp;&quot;C&quot;&amp;COLUMN([.AC14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44])-2)&amp;&quot;C&quot;&amp;COLUMN([.AD144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string" office:string-value="     Rah 2080-02-24  Mars 2081-01-19  Moon 2081-05-26  " calcext:value-type="string">
            <text:p><text:s text:c="5"/>Rah 2080-02-24 <text:s/>Mars 2081-01-19 <text:s/>Moon 2081-05-26 <text:s/>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45])-2)&amp;&quot;C&quot;&amp;COLUMN([.D14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45])-2)&amp;&quot;C&quot;&amp;COLUMN([.E14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45])-2)&amp;&quot;C&quot;&amp;COLUMN([.F14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45])-2)&amp;&quot;C&quot;&amp;COLUMN([.G14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45])-2)&amp;&quot;C&quot;&amp;COLUMN([.H14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45])-2)&amp;&quot;C&quot;&amp;COLUMN([.I14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45])-2)&amp;&quot;C&quot;&amp;COLUMN([.J14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45])-2)&amp;&quot;C&quot;&amp;COLUMN([.K14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45])-2)&amp;&quot;C&quot;&amp;COLUMN([.L14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45])-2)&amp;&quot;C&quot;&amp;COLUMN([.M14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45])-2)&amp;&quot;C&quot;&amp;COLUMN([.N14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45])-2)&amp;&quot;C&quot;&amp;COLUMN([.O14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45])-2)&amp;&quot;C&quot;&amp;COLUMN([.P14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45])-2)&amp;&quot;C&quot;&amp;COLUMN([.Q14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45])-2)&amp;&quot;C&quot;&amp;COLUMN([.R14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45])-2)&amp;&quot;C&quot;&amp;COLUMN([.S14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45])-2)&amp;&quot;C&quot;&amp;COLUMN([.T14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45])-2)&amp;&quot;C&quot;&amp;COLUMN([.U14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45])-2)&amp;&quot;C&quot;&amp;COLUMN([.V14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45])-2)&amp;&quot;C&quot;&amp;COLUMN([.W14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45])-2)&amp;&quot;C&quot;&amp;COLUMN([.X14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45])-2)&amp;&quot;C&quot;&amp;COLUMN([.Y14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45])-2)&amp;&quot;C&quot;&amp;COLUMN([.Z14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45])-2)&amp;&quot;C&quot;&amp;COLUMN([.AA14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45])-2)&amp;&quot;C&quot;&amp;COLUMN([.AB14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45])-2)&amp;&quot;C&quot;&amp;COLUMN([.AC14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45])-2)&amp;&quot;C&quot;&amp;COLUMN([.AD145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46])-2)&amp;&quot;C&quot;&amp;COLUMN([.D14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46])-2)&amp;&quot;C&quot;&amp;COLUMN([.E14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46])-2)&amp;&quot;C&quot;&amp;COLUMN([.F14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46])-2)&amp;&quot;C&quot;&amp;COLUMN([.G14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46])-2)&amp;&quot;C&quot;&amp;COLUMN([.H14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46])-2)&amp;&quot;C&quot;&amp;COLUMN([.I14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46])-2)&amp;&quot;C&quot;&amp;COLUMN([.J14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46])-2)&amp;&quot;C&quot;&amp;COLUMN([.K14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46])-2)&amp;&quot;C&quot;&amp;COLUMN([.L14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46])-2)&amp;&quot;C&quot;&amp;COLUMN([.M14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46])-2)&amp;&quot;C&quot;&amp;COLUMN([.N14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46])-2)&amp;&quot;C&quot;&amp;COLUMN([.O14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46])-2)&amp;&quot;C&quot;&amp;COLUMN([.P14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46])-2)&amp;&quot;C&quot;&amp;COLUMN([.Q14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46])-2)&amp;&quot;C&quot;&amp;COLUMN([.R14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46])-2)&amp;&quot;C&quot;&amp;COLUMN([.S14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46])-2)&amp;&quot;C&quot;&amp;COLUMN([.T14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46])-2)&amp;&quot;C&quot;&amp;COLUMN([.U14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46])-2)&amp;&quot;C&quot;&amp;COLUMN([.V14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46])-2)&amp;&quot;C&quot;&amp;COLUMN([.W14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46])-2)&amp;&quot;C&quot;&amp;COLUMN([.X14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46])-2)&amp;&quot;C&quot;&amp;COLUMN([.Y14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46])-2)&amp;&quot;C&quot;&amp;COLUMN([.Z14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46])-2)&amp;&quot;C&quot;&amp;COLUMN([.AA14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46])-2)&amp;&quot;C&quot;&amp;COLUMN([.AB14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46])-2)&amp;&quot;C&quot;&amp;COLUMN([.AC14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46])-2)&amp;&quot;C&quot;&amp;COLUMN([.AD146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47])-2)&amp;&quot;C&quot;&amp;COLUMN([.D14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47])-2)&amp;&quot;C&quot;&amp;COLUMN([.E14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47])-2)&amp;&quot;C&quot;&amp;COLUMN([.F14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47])-2)&amp;&quot;C&quot;&amp;COLUMN([.G14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47])-2)&amp;&quot;C&quot;&amp;COLUMN([.H14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47])-2)&amp;&quot;C&quot;&amp;COLUMN([.I14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47])-2)&amp;&quot;C&quot;&amp;COLUMN([.J14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47])-2)&amp;&quot;C&quot;&amp;COLUMN([.K14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47])-2)&amp;&quot;C&quot;&amp;COLUMN([.L14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47])-2)&amp;&quot;C&quot;&amp;COLUMN([.M14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47])-2)&amp;&quot;C&quot;&amp;COLUMN([.N14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47])-2)&amp;&quot;C&quot;&amp;COLUMN([.O14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47])-2)&amp;&quot;C&quot;&amp;COLUMN([.P14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47])-2)&amp;&quot;C&quot;&amp;COLUMN([.Q14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47])-2)&amp;&quot;C&quot;&amp;COLUMN([.R14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47])-2)&amp;&quot;C&quot;&amp;COLUMN([.S14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47])-2)&amp;&quot;C&quot;&amp;COLUMN([.T14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47])-2)&amp;&quot;C&quot;&amp;COLUMN([.U14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47])-2)&amp;&quot;C&quot;&amp;COLUMN([.V14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47])-2)&amp;&quot;C&quot;&amp;COLUMN([.W14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47])-2)&amp;&quot;C&quot;&amp;COLUMN([.X14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47])-2)&amp;&quot;C&quot;&amp;COLUMN([.Y14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47])-2)&amp;&quot;C&quot;&amp;COLUMN([.Z14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47])-2)&amp;&quot;C&quot;&amp;COLUMN([.AA14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47])-2)&amp;&quot;C&quot;&amp;COLUMN([.AB14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47])-2)&amp;&quot;C&quot;&amp;COLUMN([.AC14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47])-2)&amp;&quot;C&quot;&amp;COLUMN([.AD147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48])-2)&amp;&quot;C&quot;&amp;COLUMN([.D14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48])-2)&amp;&quot;C&quot;&amp;COLUMN([.E14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48])-2)&amp;&quot;C&quot;&amp;COLUMN([.F14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48])-2)&amp;&quot;C&quot;&amp;COLUMN([.G14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48])-2)&amp;&quot;C&quot;&amp;COLUMN([.H14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48])-2)&amp;&quot;C&quot;&amp;COLUMN([.I14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48])-2)&amp;&quot;C&quot;&amp;COLUMN([.J14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48])-2)&amp;&quot;C&quot;&amp;COLUMN([.K14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48])-2)&amp;&quot;C&quot;&amp;COLUMN([.L14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48])-2)&amp;&quot;C&quot;&amp;COLUMN([.M14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48])-2)&amp;&quot;C&quot;&amp;COLUMN([.N14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48])-2)&amp;&quot;C&quot;&amp;COLUMN([.O14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48])-2)&amp;&quot;C&quot;&amp;COLUMN([.P14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48])-2)&amp;&quot;C&quot;&amp;COLUMN([.Q14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48])-2)&amp;&quot;C&quot;&amp;COLUMN([.R14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48])-2)&amp;&quot;C&quot;&amp;COLUMN([.S14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48])-2)&amp;&quot;C&quot;&amp;COLUMN([.T14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48])-2)&amp;&quot;C&quot;&amp;COLUMN([.U14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48])-2)&amp;&quot;C&quot;&amp;COLUMN([.V14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48])-2)&amp;&quot;C&quot;&amp;COLUMN([.W14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48])-2)&amp;&quot;C&quot;&amp;COLUMN([.X14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48])-2)&amp;&quot;C&quot;&amp;COLUMN([.Y14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48])-2)&amp;&quot;C&quot;&amp;COLUMN([.Z14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48])-2)&amp;&quot;C&quot;&amp;COLUMN([.AA14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48])-2)&amp;&quot;C&quot;&amp;COLUMN([.AB14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48])-2)&amp;&quot;C&quot;&amp;COLUMN([.AC14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48])-2)&amp;&quot;C&quot;&amp;COLUMN([.AD148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49])-2)&amp;&quot;C&quot;&amp;COLUMN([.D14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49])-2)&amp;&quot;C&quot;&amp;COLUMN([.E14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49])-2)&amp;&quot;C&quot;&amp;COLUMN([.F14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49])-2)&amp;&quot;C&quot;&amp;COLUMN([.G14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49])-2)&amp;&quot;C&quot;&amp;COLUMN([.H14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49])-2)&amp;&quot;C&quot;&amp;COLUMN([.I14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49])-2)&amp;&quot;C&quot;&amp;COLUMN([.J14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49])-2)&amp;&quot;C&quot;&amp;COLUMN([.K14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49])-2)&amp;&quot;C&quot;&amp;COLUMN([.L14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49])-2)&amp;&quot;C&quot;&amp;COLUMN([.M14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49])-2)&amp;&quot;C&quot;&amp;COLUMN([.N14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49])-2)&amp;&quot;C&quot;&amp;COLUMN([.O14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49])-2)&amp;&quot;C&quot;&amp;COLUMN([.P14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49])-2)&amp;&quot;C&quot;&amp;COLUMN([.Q14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49])-2)&amp;&quot;C&quot;&amp;COLUMN([.R14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49])-2)&amp;&quot;C&quot;&amp;COLUMN([.S14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49])-2)&amp;&quot;C&quot;&amp;COLUMN([.T14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49])-2)&amp;&quot;C&quot;&amp;COLUMN([.U14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49])-2)&amp;&quot;C&quot;&amp;COLUMN([.V14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49])-2)&amp;&quot;C&quot;&amp;COLUMN([.W14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49])-2)&amp;&quot;C&quot;&amp;COLUMN([.X14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49])-2)&amp;&quot;C&quot;&amp;COLUMN([.Y14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49])-2)&amp;&quot;C&quot;&amp;COLUMN([.Z14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49])-2)&amp;&quot;C&quot;&amp;COLUMN([.AA14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49])-2)&amp;&quot;C&quot;&amp;COLUMN([.AB14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49])-2)&amp;&quot;C&quot;&amp;COLUMN([.AC14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49])-2)&amp;&quot;C&quot;&amp;COLUMN([.AD149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50])-2)&amp;&quot;C&quot;&amp;COLUMN([.D15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50])-2)&amp;&quot;C&quot;&amp;COLUMN([.E15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50])-2)&amp;&quot;C&quot;&amp;COLUMN([.F15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50])-2)&amp;&quot;C&quot;&amp;COLUMN([.G15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50])-2)&amp;&quot;C&quot;&amp;COLUMN([.H15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50])-2)&amp;&quot;C&quot;&amp;COLUMN([.I15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50])-2)&amp;&quot;C&quot;&amp;COLUMN([.J15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50])-2)&amp;&quot;C&quot;&amp;COLUMN([.K15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50])-2)&amp;&quot;C&quot;&amp;COLUMN([.L15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50])-2)&amp;&quot;C&quot;&amp;COLUMN([.M15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50])-2)&amp;&quot;C&quot;&amp;COLUMN([.N15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50])-2)&amp;&quot;C&quot;&amp;COLUMN([.O15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50])-2)&amp;&quot;C&quot;&amp;COLUMN([.P15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50])-2)&amp;&quot;C&quot;&amp;COLUMN([.Q15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50])-2)&amp;&quot;C&quot;&amp;COLUMN([.R15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50])-2)&amp;&quot;C&quot;&amp;COLUMN([.S15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50])-2)&amp;&quot;C&quot;&amp;COLUMN([.T15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50])-2)&amp;&quot;C&quot;&amp;COLUMN([.U15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50])-2)&amp;&quot;C&quot;&amp;COLUMN([.V15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50])-2)&amp;&quot;C&quot;&amp;COLUMN([.W15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50])-2)&amp;&quot;C&quot;&amp;COLUMN([.X15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50])-2)&amp;&quot;C&quot;&amp;COLUMN([.Y15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50])-2)&amp;&quot;C&quot;&amp;COLUMN([.Z15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50])-2)&amp;&quot;C&quot;&amp;COLUMN([.AA15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50])-2)&amp;&quot;C&quot;&amp;COLUMN([.AB15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50])-2)&amp;&quot;C&quot;&amp;COLUMN([.AC15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50])-2)&amp;&quot;C&quot;&amp;COLUMN([.AD150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51])-2)&amp;&quot;C&quot;&amp;COLUMN([.D15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51])-2)&amp;&quot;C&quot;&amp;COLUMN([.E15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51])-2)&amp;&quot;C&quot;&amp;COLUMN([.F15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51])-2)&amp;&quot;C&quot;&amp;COLUMN([.G15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51])-2)&amp;&quot;C&quot;&amp;COLUMN([.H15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51])-2)&amp;&quot;C&quot;&amp;COLUMN([.I15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51])-2)&amp;&quot;C&quot;&amp;COLUMN([.J15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51])-2)&amp;&quot;C&quot;&amp;COLUMN([.K15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51])-2)&amp;&quot;C&quot;&amp;COLUMN([.L15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51])-2)&amp;&quot;C&quot;&amp;COLUMN([.M15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51])-2)&amp;&quot;C&quot;&amp;COLUMN([.N15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51])-2)&amp;&quot;C&quot;&amp;COLUMN([.O15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51])-2)&amp;&quot;C&quot;&amp;COLUMN([.P15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51])-2)&amp;&quot;C&quot;&amp;COLUMN([.Q15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51])-2)&amp;&quot;C&quot;&amp;COLUMN([.R15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51])-2)&amp;&quot;C&quot;&amp;COLUMN([.S15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51])-2)&amp;&quot;C&quot;&amp;COLUMN([.T15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51])-2)&amp;&quot;C&quot;&amp;COLUMN([.U15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51])-2)&amp;&quot;C&quot;&amp;COLUMN([.V15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51])-2)&amp;&quot;C&quot;&amp;COLUMN([.W15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51])-2)&amp;&quot;C&quot;&amp;COLUMN([.X15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51])-2)&amp;&quot;C&quot;&amp;COLUMN([.Y15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51])-2)&amp;&quot;C&quot;&amp;COLUMN([.Z15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51])-2)&amp;&quot;C&quot;&amp;COLUMN([.AA15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51])-2)&amp;&quot;C&quot;&amp;COLUMN([.AB15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51])-2)&amp;&quot;C&quot;&amp;COLUMN([.AC15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51])-2)&amp;&quot;C&quot;&amp;COLUMN([.AD151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52])-2)&amp;&quot;C&quot;&amp;COLUMN([.D15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52])-2)&amp;&quot;C&quot;&amp;COLUMN([.E15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52])-2)&amp;&quot;C&quot;&amp;COLUMN([.F15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52])-2)&amp;&quot;C&quot;&amp;COLUMN([.G15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52])-2)&amp;&quot;C&quot;&amp;COLUMN([.H15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52])-2)&amp;&quot;C&quot;&amp;COLUMN([.I15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52])-2)&amp;&quot;C&quot;&amp;COLUMN([.J15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52])-2)&amp;&quot;C&quot;&amp;COLUMN([.K15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52])-2)&amp;&quot;C&quot;&amp;COLUMN([.L15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52])-2)&amp;&quot;C&quot;&amp;COLUMN([.M15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52])-2)&amp;&quot;C&quot;&amp;COLUMN([.N15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52])-2)&amp;&quot;C&quot;&amp;COLUMN([.O15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52])-2)&amp;&quot;C&quot;&amp;COLUMN([.P15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52])-2)&amp;&quot;C&quot;&amp;COLUMN([.Q15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52])-2)&amp;&quot;C&quot;&amp;COLUMN([.R15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52])-2)&amp;&quot;C&quot;&amp;COLUMN([.S15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52])-2)&amp;&quot;C&quot;&amp;COLUMN([.T15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52])-2)&amp;&quot;C&quot;&amp;COLUMN([.U15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52])-2)&amp;&quot;C&quot;&amp;COLUMN([.V15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52])-2)&amp;&quot;C&quot;&amp;COLUMN([.W15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52])-2)&amp;&quot;C&quot;&amp;COLUMN([.X15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52])-2)&amp;&quot;C&quot;&amp;COLUMN([.Y15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52])-2)&amp;&quot;C&quot;&amp;COLUMN([.Z15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52])-2)&amp;&quot;C&quot;&amp;COLUMN([.AA15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52])-2)&amp;&quot;C&quot;&amp;COLUMN([.AB15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52])-2)&amp;&quot;C&quot;&amp;COLUMN([.AC15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52])-2)&amp;&quot;C&quot;&amp;COLUMN([.AD152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53])-2)&amp;&quot;C&quot;&amp;COLUMN([.D15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53])-2)&amp;&quot;C&quot;&amp;COLUMN([.E15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53])-2)&amp;&quot;C&quot;&amp;COLUMN([.F15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53])-2)&amp;&quot;C&quot;&amp;COLUMN([.G15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53])-2)&amp;&quot;C&quot;&amp;COLUMN([.H15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53])-2)&amp;&quot;C&quot;&amp;COLUMN([.I15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53])-2)&amp;&quot;C&quot;&amp;COLUMN([.J15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53])-2)&amp;&quot;C&quot;&amp;COLUMN([.K15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53])-2)&amp;&quot;C&quot;&amp;COLUMN([.L15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53])-2)&amp;&quot;C&quot;&amp;COLUMN([.M15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53])-2)&amp;&quot;C&quot;&amp;COLUMN([.N15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53])-2)&amp;&quot;C&quot;&amp;COLUMN([.O15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53])-2)&amp;&quot;C&quot;&amp;COLUMN([.P15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53])-2)&amp;&quot;C&quot;&amp;COLUMN([.Q15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53])-2)&amp;&quot;C&quot;&amp;COLUMN([.R15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53])-2)&amp;&quot;C&quot;&amp;COLUMN([.S15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53])-2)&amp;&quot;C&quot;&amp;COLUMN([.T15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53])-2)&amp;&quot;C&quot;&amp;COLUMN([.U15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53])-2)&amp;&quot;C&quot;&amp;COLUMN([.V15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53])-2)&amp;&quot;C&quot;&amp;COLUMN([.W15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53])-2)&amp;&quot;C&quot;&amp;COLUMN([.X15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53])-2)&amp;&quot;C&quot;&amp;COLUMN([.Y15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53])-2)&amp;&quot;C&quot;&amp;COLUMN([.Z15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53])-2)&amp;&quot;C&quot;&amp;COLUMN([.AA15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53])-2)&amp;&quot;C&quot;&amp;COLUMN([.AB15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53])-2)&amp;&quot;C&quot;&amp;COLUMN([.AC15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53])-2)&amp;&quot;C&quot;&amp;COLUMN([.AD153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54])-2)&amp;&quot;C&quot;&amp;COLUMN([.D15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54])-2)&amp;&quot;C&quot;&amp;COLUMN([.E15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54])-2)&amp;&quot;C&quot;&amp;COLUMN([.F15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54])-2)&amp;&quot;C&quot;&amp;COLUMN([.G15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54])-2)&amp;&quot;C&quot;&amp;COLUMN([.H15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54])-2)&amp;&quot;C&quot;&amp;COLUMN([.I15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54])-2)&amp;&quot;C&quot;&amp;COLUMN([.J15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54])-2)&amp;&quot;C&quot;&amp;COLUMN([.K15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54])-2)&amp;&quot;C&quot;&amp;COLUMN([.L15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54])-2)&amp;&quot;C&quot;&amp;COLUMN([.M15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54])-2)&amp;&quot;C&quot;&amp;COLUMN([.N15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54])-2)&amp;&quot;C&quot;&amp;COLUMN([.O15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54])-2)&amp;&quot;C&quot;&amp;COLUMN([.P15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54])-2)&amp;&quot;C&quot;&amp;COLUMN([.Q15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54])-2)&amp;&quot;C&quot;&amp;COLUMN([.R15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54])-2)&amp;&quot;C&quot;&amp;COLUMN([.S15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54])-2)&amp;&quot;C&quot;&amp;COLUMN([.T15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54])-2)&amp;&quot;C&quot;&amp;COLUMN([.U15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54])-2)&amp;&quot;C&quot;&amp;COLUMN([.V15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54])-2)&amp;&quot;C&quot;&amp;COLUMN([.W15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54])-2)&amp;&quot;C&quot;&amp;COLUMN([.X15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54])-2)&amp;&quot;C&quot;&amp;COLUMN([.Y15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54])-2)&amp;&quot;C&quot;&amp;COLUMN([.Z15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54])-2)&amp;&quot;C&quot;&amp;COLUMN([.AA15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54])-2)&amp;&quot;C&quot;&amp;COLUMN([.AB15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54])-2)&amp;&quot;C&quot;&amp;COLUMN([.AC15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54])-2)&amp;&quot;C&quot;&amp;COLUMN([.AD154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55])-2)&amp;&quot;C&quot;&amp;COLUMN([.D15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55])-2)&amp;&quot;C&quot;&amp;COLUMN([.E15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55])-2)&amp;&quot;C&quot;&amp;COLUMN([.F15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55])-2)&amp;&quot;C&quot;&amp;COLUMN([.G15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55])-2)&amp;&quot;C&quot;&amp;COLUMN([.H15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55])-2)&amp;&quot;C&quot;&amp;COLUMN([.I15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55])-2)&amp;&quot;C&quot;&amp;COLUMN([.J15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55])-2)&amp;&quot;C&quot;&amp;COLUMN([.K15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55])-2)&amp;&quot;C&quot;&amp;COLUMN([.L15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55])-2)&amp;&quot;C&quot;&amp;COLUMN([.M15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55])-2)&amp;&quot;C&quot;&amp;COLUMN([.N15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55])-2)&amp;&quot;C&quot;&amp;COLUMN([.O15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55])-2)&amp;&quot;C&quot;&amp;COLUMN([.P15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55])-2)&amp;&quot;C&quot;&amp;COLUMN([.Q15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55])-2)&amp;&quot;C&quot;&amp;COLUMN([.R15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55])-2)&amp;&quot;C&quot;&amp;COLUMN([.S15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55])-2)&amp;&quot;C&quot;&amp;COLUMN([.T15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55])-2)&amp;&quot;C&quot;&amp;COLUMN([.U15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55])-2)&amp;&quot;C&quot;&amp;COLUMN([.V15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55])-2)&amp;&quot;C&quot;&amp;COLUMN([.W15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55])-2)&amp;&quot;C&quot;&amp;COLUMN([.X15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55])-2)&amp;&quot;C&quot;&amp;COLUMN([.Y15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55])-2)&amp;&quot;C&quot;&amp;COLUMN([.Z15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55])-2)&amp;&quot;C&quot;&amp;COLUMN([.AA15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55])-2)&amp;&quot;C&quot;&amp;COLUMN([.AB15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55])-2)&amp;&quot;C&quot;&amp;COLUMN([.AC15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55])-2)&amp;&quot;C&quot;&amp;COLUMN([.AD155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56])-2)&amp;&quot;C&quot;&amp;COLUMN([.D15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56])-2)&amp;&quot;C&quot;&amp;COLUMN([.E15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56])-2)&amp;&quot;C&quot;&amp;COLUMN([.F15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56])-2)&amp;&quot;C&quot;&amp;COLUMN([.G15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56])-2)&amp;&quot;C&quot;&amp;COLUMN([.H15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56])-2)&amp;&quot;C&quot;&amp;COLUMN([.I15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56])-2)&amp;&quot;C&quot;&amp;COLUMN([.J15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56])-2)&amp;&quot;C&quot;&amp;COLUMN([.K15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56])-2)&amp;&quot;C&quot;&amp;COLUMN([.L15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56])-2)&amp;&quot;C&quot;&amp;COLUMN([.M15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56])-2)&amp;&quot;C&quot;&amp;COLUMN([.N15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56])-2)&amp;&quot;C&quot;&amp;COLUMN([.O15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56])-2)&amp;&quot;C&quot;&amp;COLUMN([.P15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56])-2)&amp;&quot;C&quot;&amp;COLUMN([.Q15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56])-2)&amp;&quot;C&quot;&amp;COLUMN([.R15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56])-2)&amp;&quot;C&quot;&amp;COLUMN([.S15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56])-2)&amp;&quot;C&quot;&amp;COLUMN([.T15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56])-2)&amp;&quot;C&quot;&amp;COLUMN([.U15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56])-2)&amp;&quot;C&quot;&amp;COLUMN([.V15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56])-2)&amp;&quot;C&quot;&amp;COLUMN([.W15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56])-2)&amp;&quot;C&quot;&amp;COLUMN([.X15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56])-2)&amp;&quot;C&quot;&amp;COLUMN([.Y15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56])-2)&amp;&quot;C&quot;&amp;COLUMN([.Z15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56])-2)&amp;&quot;C&quot;&amp;COLUMN([.AA15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56])-2)&amp;&quot;C&quot;&amp;COLUMN([.AB15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56])-2)&amp;&quot;C&quot;&amp;COLUMN([.AC15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56])-2)&amp;&quot;C&quot;&amp;COLUMN([.AD156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57])-2)&amp;&quot;C&quot;&amp;COLUMN([.D15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57])-2)&amp;&quot;C&quot;&amp;COLUMN([.E15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57])-2)&amp;&quot;C&quot;&amp;COLUMN([.F15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57])-2)&amp;&quot;C&quot;&amp;COLUMN([.G15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57])-2)&amp;&quot;C&quot;&amp;COLUMN([.H15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57])-2)&amp;&quot;C&quot;&amp;COLUMN([.I15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57])-2)&amp;&quot;C&quot;&amp;COLUMN([.J15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57])-2)&amp;&quot;C&quot;&amp;COLUMN([.K15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57])-2)&amp;&quot;C&quot;&amp;COLUMN([.L15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57])-2)&amp;&quot;C&quot;&amp;COLUMN([.M15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57])-2)&amp;&quot;C&quot;&amp;COLUMN([.N15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57])-2)&amp;&quot;C&quot;&amp;COLUMN([.O15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57])-2)&amp;&quot;C&quot;&amp;COLUMN([.P15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57])-2)&amp;&quot;C&quot;&amp;COLUMN([.Q15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57])-2)&amp;&quot;C&quot;&amp;COLUMN([.R15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57])-2)&amp;&quot;C&quot;&amp;COLUMN([.S15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57])-2)&amp;&quot;C&quot;&amp;COLUMN([.T15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57])-2)&amp;&quot;C&quot;&amp;COLUMN([.U15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57])-2)&amp;&quot;C&quot;&amp;COLUMN([.V15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57])-2)&amp;&quot;C&quot;&amp;COLUMN([.W15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57])-2)&amp;&quot;C&quot;&amp;COLUMN([.X15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57])-2)&amp;&quot;C&quot;&amp;COLUMN([.Y15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57])-2)&amp;&quot;C&quot;&amp;COLUMN([.Z15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57])-2)&amp;&quot;C&quot;&amp;COLUMN([.AA15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57])-2)&amp;&quot;C&quot;&amp;COLUMN([.AB15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57])-2)&amp;&quot;C&quot;&amp;COLUMN([.AC15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57])-2)&amp;&quot;C&quot;&amp;COLUMN([.AD157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58])-2)&amp;&quot;C&quot;&amp;COLUMN([.D15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58])-2)&amp;&quot;C&quot;&amp;COLUMN([.E15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58])-2)&amp;&quot;C&quot;&amp;COLUMN([.F15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58])-2)&amp;&quot;C&quot;&amp;COLUMN([.G15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58])-2)&amp;&quot;C&quot;&amp;COLUMN([.H15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58])-2)&amp;&quot;C&quot;&amp;COLUMN([.I15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58])-2)&amp;&quot;C&quot;&amp;COLUMN([.J15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58])-2)&amp;&quot;C&quot;&amp;COLUMN([.K15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58])-2)&amp;&quot;C&quot;&amp;COLUMN([.L15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58])-2)&amp;&quot;C&quot;&amp;COLUMN([.M15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58])-2)&amp;&quot;C&quot;&amp;COLUMN([.N15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58])-2)&amp;&quot;C&quot;&amp;COLUMN([.O15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58])-2)&amp;&quot;C&quot;&amp;COLUMN([.P15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58])-2)&amp;&quot;C&quot;&amp;COLUMN([.Q15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58])-2)&amp;&quot;C&quot;&amp;COLUMN([.R15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58])-2)&amp;&quot;C&quot;&amp;COLUMN([.S15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58])-2)&amp;&quot;C&quot;&amp;COLUMN([.T15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58])-2)&amp;&quot;C&quot;&amp;COLUMN([.U15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58])-2)&amp;&quot;C&quot;&amp;COLUMN([.V15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58])-2)&amp;&quot;C&quot;&amp;COLUMN([.W15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58])-2)&amp;&quot;C&quot;&amp;COLUMN([.X15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58])-2)&amp;&quot;C&quot;&amp;COLUMN([.Y15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58])-2)&amp;&quot;C&quot;&amp;COLUMN([.Z15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58])-2)&amp;&quot;C&quot;&amp;COLUMN([.AA15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58])-2)&amp;&quot;C&quot;&amp;COLUMN([.AB15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58])-2)&amp;&quot;C&quot;&amp;COLUMN([.AC15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58])-2)&amp;&quot;C&quot;&amp;COLUMN([.AD158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59])-2)&amp;&quot;C&quot;&amp;COLUMN([.D15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59])-2)&amp;&quot;C&quot;&amp;COLUMN([.E15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59])-2)&amp;&quot;C&quot;&amp;COLUMN([.F15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59])-2)&amp;&quot;C&quot;&amp;COLUMN([.G15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59])-2)&amp;&quot;C&quot;&amp;COLUMN([.H15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59])-2)&amp;&quot;C&quot;&amp;COLUMN([.I15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59])-2)&amp;&quot;C&quot;&amp;COLUMN([.J15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59])-2)&amp;&quot;C&quot;&amp;COLUMN([.K15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59])-2)&amp;&quot;C&quot;&amp;COLUMN([.L15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59])-2)&amp;&quot;C&quot;&amp;COLUMN([.M15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59])-2)&amp;&quot;C&quot;&amp;COLUMN([.N15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59])-2)&amp;&quot;C&quot;&amp;COLUMN([.O15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59])-2)&amp;&quot;C&quot;&amp;COLUMN([.P15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59])-2)&amp;&quot;C&quot;&amp;COLUMN([.Q15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59])-2)&amp;&quot;C&quot;&amp;COLUMN([.R15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59])-2)&amp;&quot;C&quot;&amp;COLUMN([.S15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59])-2)&amp;&quot;C&quot;&amp;COLUMN([.T15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59])-2)&amp;&quot;C&quot;&amp;COLUMN([.U15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59])-2)&amp;&quot;C&quot;&amp;COLUMN([.V15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59])-2)&amp;&quot;C&quot;&amp;COLUMN([.W15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59])-2)&amp;&quot;C&quot;&amp;COLUMN([.X15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59])-2)&amp;&quot;C&quot;&amp;COLUMN([.Y15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59])-2)&amp;&quot;C&quot;&amp;COLUMN([.Z15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59])-2)&amp;&quot;C&quot;&amp;COLUMN([.AA15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59])-2)&amp;&quot;C&quot;&amp;COLUMN([.AB15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59])-2)&amp;&quot;C&quot;&amp;COLUMN([.AC15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59])-2)&amp;&quot;C&quot;&amp;COLUMN([.AD159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60])-2)&amp;&quot;C&quot;&amp;COLUMN([.D16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60])-2)&amp;&quot;C&quot;&amp;COLUMN([.E16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60])-2)&amp;&quot;C&quot;&amp;COLUMN([.F16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60])-2)&amp;&quot;C&quot;&amp;COLUMN([.G16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60])-2)&amp;&quot;C&quot;&amp;COLUMN([.H16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60])-2)&amp;&quot;C&quot;&amp;COLUMN([.I16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60])-2)&amp;&quot;C&quot;&amp;COLUMN([.J16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60])-2)&amp;&quot;C&quot;&amp;COLUMN([.K16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60])-2)&amp;&quot;C&quot;&amp;COLUMN([.L16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60])-2)&amp;&quot;C&quot;&amp;COLUMN([.M16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60])-2)&amp;&quot;C&quot;&amp;COLUMN([.N16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60])-2)&amp;&quot;C&quot;&amp;COLUMN([.O16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60])-2)&amp;&quot;C&quot;&amp;COLUMN([.P16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60])-2)&amp;&quot;C&quot;&amp;COLUMN([.Q16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60])-2)&amp;&quot;C&quot;&amp;COLUMN([.R16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60])-2)&amp;&quot;C&quot;&amp;COLUMN([.S16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60])-2)&amp;&quot;C&quot;&amp;COLUMN([.T16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60])-2)&amp;&quot;C&quot;&amp;COLUMN([.U16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60])-2)&amp;&quot;C&quot;&amp;COLUMN([.V16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60])-2)&amp;&quot;C&quot;&amp;COLUMN([.W16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60])-2)&amp;&quot;C&quot;&amp;COLUMN([.X16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60])-2)&amp;&quot;C&quot;&amp;COLUMN([.Y16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60])-2)&amp;&quot;C&quot;&amp;COLUMN([.Z16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60])-2)&amp;&quot;C&quot;&amp;COLUMN([.AA16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60])-2)&amp;&quot;C&quot;&amp;COLUMN([.AB16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60])-2)&amp;&quot;C&quot;&amp;COLUMN([.AC16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60])-2)&amp;&quot;C&quot;&amp;COLUMN([.AD160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61])-2)&amp;&quot;C&quot;&amp;COLUMN([.D16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61])-2)&amp;&quot;C&quot;&amp;COLUMN([.E16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61])-2)&amp;&quot;C&quot;&amp;COLUMN([.F16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61])-2)&amp;&quot;C&quot;&amp;COLUMN([.G16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61])-2)&amp;&quot;C&quot;&amp;COLUMN([.H16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61])-2)&amp;&quot;C&quot;&amp;COLUMN([.I16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61])-2)&amp;&quot;C&quot;&amp;COLUMN([.J16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61])-2)&amp;&quot;C&quot;&amp;COLUMN([.K16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61])-2)&amp;&quot;C&quot;&amp;COLUMN([.L16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61])-2)&amp;&quot;C&quot;&amp;COLUMN([.M16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61])-2)&amp;&quot;C&quot;&amp;COLUMN([.N16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61])-2)&amp;&quot;C&quot;&amp;COLUMN([.O16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61])-2)&amp;&quot;C&quot;&amp;COLUMN([.P16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61])-2)&amp;&quot;C&quot;&amp;COLUMN([.Q16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61])-2)&amp;&quot;C&quot;&amp;COLUMN([.R16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61])-2)&amp;&quot;C&quot;&amp;COLUMN([.S16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61])-2)&amp;&quot;C&quot;&amp;COLUMN([.T16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61])-2)&amp;&quot;C&quot;&amp;COLUMN([.U16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61])-2)&amp;&quot;C&quot;&amp;COLUMN([.V16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61])-2)&amp;&quot;C&quot;&amp;COLUMN([.W16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61])-2)&amp;&quot;C&quot;&amp;COLUMN([.X16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61])-2)&amp;&quot;C&quot;&amp;COLUMN([.Y16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61])-2)&amp;&quot;C&quot;&amp;COLUMN([.Z16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61])-2)&amp;&quot;C&quot;&amp;COLUMN([.AA16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61])-2)&amp;&quot;C&quot;&amp;COLUMN([.AB16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61])-2)&amp;&quot;C&quot;&amp;COLUMN([.AC16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61])-2)&amp;&quot;C&quot;&amp;COLUMN([.AD161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62])-2)&amp;&quot;C&quot;&amp;COLUMN([.D16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62])-2)&amp;&quot;C&quot;&amp;COLUMN([.E16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62])-2)&amp;&quot;C&quot;&amp;COLUMN([.F16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62])-2)&amp;&quot;C&quot;&amp;COLUMN([.G16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62])-2)&amp;&quot;C&quot;&amp;COLUMN([.H16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62])-2)&amp;&quot;C&quot;&amp;COLUMN([.I16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62])-2)&amp;&quot;C&quot;&amp;COLUMN([.J16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62])-2)&amp;&quot;C&quot;&amp;COLUMN([.K16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62])-2)&amp;&quot;C&quot;&amp;COLUMN([.L16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62])-2)&amp;&quot;C&quot;&amp;COLUMN([.M16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62])-2)&amp;&quot;C&quot;&amp;COLUMN([.N16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62])-2)&amp;&quot;C&quot;&amp;COLUMN([.O16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62])-2)&amp;&quot;C&quot;&amp;COLUMN([.P16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62])-2)&amp;&quot;C&quot;&amp;COLUMN([.Q16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62])-2)&amp;&quot;C&quot;&amp;COLUMN([.R16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62])-2)&amp;&quot;C&quot;&amp;COLUMN([.S16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62])-2)&amp;&quot;C&quot;&amp;COLUMN([.T16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62])-2)&amp;&quot;C&quot;&amp;COLUMN([.U16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62])-2)&amp;&quot;C&quot;&amp;COLUMN([.V16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62])-2)&amp;&quot;C&quot;&amp;COLUMN([.W16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62])-2)&amp;&quot;C&quot;&amp;COLUMN([.X16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62])-2)&amp;&quot;C&quot;&amp;COLUMN([.Y16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62])-2)&amp;&quot;C&quot;&amp;COLUMN([.Z16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62])-2)&amp;&quot;C&quot;&amp;COLUMN([.AA16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62])-2)&amp;&quot;C&quot;&amp;COLUMN([.AB16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62])-2)&amp;&quot;C&quot;&amp;COLUMN([.AC16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62])-2)&amp;&quot;C&quot;&amp;COLUMN([.AD162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63])-2)&amp;&quot;C&quot;&amp;COLUMN([.D16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63])-2)&amp;&quot;C&quot;&amp;COLUMN([.E16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63])-2)&amp;&quot;C&quot;&amp;COLUMN([.F16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63])-2)&amp;&quot;C&quot;&amp;COLUMN([.G16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63])-2)&amp;&quot;C&quot;&amp;COLUMN([.H16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63])-2)&amp;&quot;C&quot;&amp;COLUMN([.I16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63])-2)&amp;&quot;C&quot;&amp;COLUMN([.J16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63])-2)&amp;&quot;C&quot;&amp;COLUMN([.K16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63])-2)&amp;&quot;C&quot;&amp;COLUMN([.L16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63])-2)&amp;&quot;C&quot;&amp;COLUMN([.M16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63])-2)&amp;&quot;C&quot;&amp;COLUMN([.N16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63])-2)&amp;&quot;C&quot;&amp;COLUMN([.O16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63])-2)&amp;&quot;C&quot;&amp;COLUMN([.P16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63])-2)&amp;&quot;C&quot;&amp;COLUMN([.Q16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63])-2)&amp;&quot;C&quot;&amp;COLUMN([.R16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63])-2)&amp;&quot;C&quot;&amp;COLUMN([.S16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63])-2)&amp;&quot;C&quot;&amp;COLUMN([.T16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63])-2)&amp;&quot;C&quot;&amp;COLUMN([.U16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63])-2)&amp;&quot;C&quot;&amp;COLUMN([.V16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63])-2)&amp;&quot;C&quot;&amp;COLUMN([.W16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63])-2)&amp;&quot;C&quot;&amp;COLUMN([.X16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63])-2)&amp;&quot;C&quot;&amp;COLUMN([.Y16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63])-2)&amp;&quot;C&quot;&amp;COLUMN([.Z16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63])-2)&amp;&quot;C&quot;&amp;COLUMN([.AA16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63])-2)&amp;&quot;C&quot;&amp;COLUMN([.AB16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63])-2)&amp;&quot;C&quot;&amp;COLUMN([.AC16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63])-2)&amp;&quot;C&quot;&amp;COLUMN([.AD163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64])-2)&amp;&quot;C&quot;&amp;COLUMN([.D16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64])-2)&amp;&quot;C&quot;&amp;COLUMN([.E16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64])-2)&amp;&quot;C&quot;&amp;COLUMN([.F16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64])-2)&amp;&quot;C&quot;&amp;COLUMN([.G16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64])-2)&amp;&quot;C&quot;&amp;COLUMN([.H16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64])-2)&amp;&quot;C&quot;&amp;COLUMN([.I16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64])-2)&amp;&quot;C&quot;&amp;COLUMN([.J16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64])-2)&amp;&quot;C&quot;&amp;COLUMN([.K16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64])-2)&amp;&quot;C&quot;&amp;COLUMN([.L16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64])-2)&amp;&quot;C&quot;&amp;COLUMN([.M16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64])-2)&amp;&quot;C&quot;&amp;COLUMN([.N16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64])-2)&amp;&quot;C&quot;&amp;COLUMN([.O16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64])-2)&amp;&quot;C&quot;&amp;COLUMN([.P16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64])-2)&amp;&quot;C&quot;&amp;COLUMN([.Q16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64])-2)&amp;&quot;C&quot;&amp;COLUMN([.R16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64])-2)&amp;&quot;C&quot;&amp;COLUMN([.S16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64])-2)&amp;&quot;C&quot;&amp;COLUMN([.T16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64])-2)&amp;&quot;C&quot;&amp;COLUMN([.U16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64])-2)&amp;&quot;C&quot;&amp;COLUMN([.V16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64])-2)&amp;&quot;C&quot;&amp;COLUMN([.W16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64])-2)&amp;&quot;C&quot;&amp;COLUMN([.X16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64])-2)&amp;&quot;C&quot;&amp;COLUMN([.Y16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64])-2)&amp;&quot;C&quot;&amp;COLUMN([.Z16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64])-2)&amp;&quot;C&quot;&amp;COLUMN([.AA16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64])-2)&amp;&quot;C&quot;&amp;COLUMN([.AB16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64])-2)&amp;&quot;C&quot;&amp;COLUMN([.AC16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64])-2)&amp;&quot;C&quot;&amp;COLUMN([.AD164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65])-2)&amp;&quot;C&quot;&amp;COLUMN([.D16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65])-2)&amp;&quot;C&quot;&amp;COLUMN([.E16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65])-2)&amp;&quot;C&quot;&amp;COLUMN([.F16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65])-2)&amp;&quot;C&quot;&amp;COLUMN([.G16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65])-2)&amp;&quot;C&quot;&amp;COLUMN([.H16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65])-2)&amp;&quot;C&quot;&amp;COLUMN([.I16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65])-2)&amp;&quot;C&quot;&amp;COLUMN([.J16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65])-2)&amp;&quot;C&quot;&amp;COLUMN([.K16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65])-2)&amp;&quot;C&quot;&amp;COLUMN([.L16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65])-2)&amp;&quot;C&quot;&amp;COLUMN([.M16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65])-2)&amp;&quot;C&quot;&amp;COLUMN([.N16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65])-2)&amp;&quot;C&quot;&amp;COLUMN([.O16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65])-2)&amp;&quot;C&quot;&amp;COLUMN([.P16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65])-2)&amp;&quot;C&quot;&amp;COLUMN([.Q16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65])-2)&amp;&quot;C&quot;&amp;COLUMN([.R16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65])-2)&amp;&quot;C&quot;&amp;COLUMN([.S16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65])-2)&amp;&quot;C&quot;&amp;COLUMN([.T16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65])-2)&amp;&quot;C&quot;&amp;COLUMN([.U16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65])-2)&amp;&quot;C&quot;&amp;COLUMN([.V16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65])-2)&amp;&quot;C&quot;&amp;COLUMN([.W16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65])-2)&amp;&quot;C&quot;&amp;COLUMN([.X16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65])-2)&amp;&quot;C&quot;&amp;COLUMN([.Y16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65])-2)&amp;&quot;C&quot;&amp;COLUMN([.Z16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65])-2)&amp;&quot;C&quot;&amp;COLUMN([.AA16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65])-2)&amp;&quot;C&quot;&amp;COLUMN([.AB16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65])-2)&amp;&quot;C&quot;&amp;COLUMN([.AC16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65])-2)&amp;&quot;C&quot;&amp;COLUMN([.AD165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66])-2)&amp;&quot;C&quot;&amp;COLUMN([.D16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66])-2)&amp;&quot;C&quot;&amp;COLUMN([.E16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66])-2)&amp;&quot;C&quot;&amp;COLUMN([.F16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66])-2)&amp;&quot;C&quot;&amp;COLUMN([.G16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66])-2)&amp;&quot;C&quot;&amp;COLUMN([.H16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66])-2)&amp;&quot;C&quot;&amp;COLUMN([.I16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66])-2)&amp;&quot;C&quot;&amp;COLUMN([.J16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66])-2)&amp;&quot;C&quot;&amp;COLUMN([.K16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66])-2)&amp;&quot;C&quot;&amp;COLUMN([.L16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66])-2)&amp;&quot;C&quot;&amp;COLUMN([.M16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66])-2)&amp;&quot;C&quot;&amp;COLUMN([.N16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66])-2)&amp;&quot;C&quot;&amp;COLUMN([.O16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66])-2)&amp;&quot;C&quot;&amp;COLUMN([.P16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66])-2)&amp;&quot;C&quot;&amp;COLUMN([.Q16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66])-2)&amp;&quot;C&quot;&amp;COLUMN([.R16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66])-2)&amp;&quot;C&quot;&amp;COLUMN([.S16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66])-2)&amp;&quot;C&quot;&amp;COLUMN([.T16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66])-2)&amp;&quot;C&quot;&amp;COLUMN([.U16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66])-2)&amp;&quot;C&quot;&amp;COLUMN([.V16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66])-2)&amp;&quot;C&quot;&amp;COLUMN([.W16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66])-2)&amp;&quot;C&quot;&amp;COLUMN([.X16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66])-2)&amp;&quot;C&quot;&amp;COLUMN([.Y16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66])-2)&amp;&quot;C&quot;&amp;COLUMN([.Z16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66])-2)&amp;&quot;C&quot;&amp;COLUMN([.AA16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66])-2)&amp;&quot;C&quot;&amp;COLUMN([.AB16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66])-2)&amp;&quot;C&quot;&amp;COLUMN([.AC16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66])-2)&amp;&quot;C&quot;&amp;COLUMN([.AD166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67])-2)&amp;&quot;C&quot;&amp;COLUMN([.D16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67])-2)&amp;&quot;C&quot;&amp;COLUMN([.E16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67])-2)&amp;&quot;C&quot;&amp;COLUMN([.F16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67])-2)&amp;&quot;C&quot;&amp;COLUMN([.G16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67])-2)&amp;&quot;C&quot;&amp;COLUMN([.H16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67])-2)&amp;&quot;C&quot;&amp;COLUMN([.I16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67])-2)&amp;&quot;C&quot;&amp;COLUMN([.J16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67])-2)&amp;&quot;C&quot;&amp;COLUMN([.K16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67])-2)&amp;&quot;C&quot;&amp;COLUMN([.L16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67])-2)&amp;&quot;C&quot;&amp;COLUMN([.M16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67])-2)&amp;&quot;C&quot;&amp;COLUMN([.N16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67])-2)&amp;&quot;C&quot;&amp;COLUMN([.O16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67])-2)&amp;&quot;C&quot;&amp;COLUMN([.P16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67])-2)&amp;&quot;C&quot;&amp;COLUMN([.Q16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67])-2)&amp;&quot;C&quot;&amp;COLUMN([.R16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67])-2)&amp;&quot;C&quot;&amp;COLUMN([.S16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67])-2)&amp;&quot;C&quot;&amp;COLUMN([.T16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67])-2)&amp;&quot;C&quot;&amp;COLUMN([.U16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67])-2)&amp;&quot;C&quot;&amp;COLUMN([.V16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67])-2)&amp;&quot;C&quot;&amp;COLUMN([.W16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67])-2)&amp;&quot;C&quot;&amp;COLUMN([.X16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67])-2)&amp;&quot;C&quot;&amp;COLUMN([.Y16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67])-2)&amp;&quot;C&quot;&amp;COLUMN([.Z16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67])-2)&amp;&quot;C&quot;&amp;COLUMN([.AA16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67])-2)&amp;&quot;C&quot;&amp;COLUMN([.AB16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67])-2)&amp;&quot;C&quot;&amp;COLUMN([.AC16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67])-2)&amp;&quot;C&quot;&amp;COLUMN([.AD167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68])-2)&amp;&quot;C&quot;&amp;COLUMN([.D16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68])-2)&amp;&quot;C&quot;&amp;COLUMN([.E16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68])-2)&amp;&quot;C&quot;&amp;COLUMN([.F16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68])-2)&amp;&quot;C&quot;&amp;COLUMN([.G16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68])-2)&amp;&quot;C&quot;&amp;COLUMN([.H16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68])-2)&amp;&quot;C&quot;&amp;COLUMN([.I16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68])-2)&amp;&quot;C&quot;&amp;COLUMN([.J16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68])-2)&amp;&quot;C&quot;&amp;COLUMN([.K16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68])-2)&amp;&quot;C&quot;&amp;COLUMN([.L16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68])-2)&amp;&quot;C&quot;&amp;COLUMN([.M16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68])-2)&amp;&quot;C&quot;&amp;COLUMN([.N16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68])-2)&amp;&quot;C&quot;&amp;COLUMN([.O16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68])-2)&amp;&quot;C&quot;&amp;COLUMN([.P16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68])-2)&amp;&quot;C&quot;&amp;COLUMN([.Q16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68])-2)&amp;&quot;C&quot;&amp;COLUMN([.R16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68])-2)&amp;&quot;C&quot;&amp;COLUMN([.S16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68])-2)&amp;&quot;C&quot;&amp;COLUMN([.T16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68])-2)&amp;&quot;C&quot;&amp;COLUMN([.U16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68])-2)&amp;&quot;C&quot;&amp;COLUMN([.V16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68])-2)&amp;&quot;C&quot;&amp;COLUMN([.W16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68])-2)&amp;&quot;C&quot;&amp;COLUMN([.X16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68])-2)&amp;&quot;C&quot;&amp;COLUMN([.Y16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68])-2)&amp;&quot;C&quot;&amp;COLUMN([.Z16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68])-2)&amp;&quot;C&quot;&amp;COLUMN([.AA16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68])-2)&amp;&quot;C&quot;&amp;COLUMN([.AB16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68])-2)&amp;&quot;C&quot;&amp;COLUMN([.AC16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68])-2)&amp;&quot;C&quot;&amp;COLUMN([.AD168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69])-2)&amp;&quot;C&quot;&amp;COLUMN([.D16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69])-2)&amp;&quot;C&quot;&amp;COLUMN([.E16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69])-2)&amp;&quot;C&quot;&amp;COLUMN([.F16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69])-2)&amp;&quot;C&quot;&amp;COLUMN([.G16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69])-2)&amp;&quot;C&quot;&amp;COLUMN([.H16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69])-2)&amp;&quot;C&quot;&amp;COLUMN([.I16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69])-2)&amp;&quot;C&quot;&amp;COLUMN([.J16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69])-2)&amp;&quot;C&quot;&amp;COLUMN([.K16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69])-2)&amp;&quot;C&quot;&amp;COLUMN([.L16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69])-2)&amp;&quot;C&quot;&amp;COLUMN([.M16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69])-2)&amp;&quot;C&quot;&amp;COLUMN([.N16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69])-2)&amp;&quot;C&quot;&amp;COLUMN([.O16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69])-2)&amp;&quot;C&quot;&amp;COLUMN([.P16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69])-2)&amp;&quot;C&quot;&amp;COLUMN([.Q16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69])-2)&amp;&quot;C&quot;&amp;COLUMN([.R16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69])-2)&amp;&quot;C&quot;&amp;COLUMN([.S16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69])-2)&amp;&quot;C&quot;&amp;COLUMN([.T16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69])-2)&amp;&quot;C&quot;&amp;COLUMN([.U16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69])-2)&amp;&quot;C&quot;&amp;COLUMN([.V16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69])-2)&amp;&quot;C&quot;&amp;COLUMN([.W16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69])-2)&amp;&quot;C&quot;&amp;COLUMN([.X16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69])-2)&amp;&quot;C&quot;&amp;COLUMN([.Y16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69])-2)&amp;&quot;C&quot;&amp;COLUMN([.Z16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69])-2)&amp;&quot;C&quot;&amp;COLUMN([.AA16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69])-2)&amp;&quot;C&quot;&amp;COLUMN([.AB16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69])-2)&amp;&quot;C&quot;&amp;COLUMN([.AC16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69])-2)&amp;&quot;C&quot;&amp;COLUMN([.AD169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70])-2)&amp;&quot;C&quot;&amp;COLUMN([.D17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70])-2)&amp;&quot;C&quot;&amp;COLUMN([.E17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70])-2)&amp;&quot;C&quot;&amp;COLUMN([.F17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70])-2)&amp;&quot;C&quot;&amp;COLUMN([.G17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70])-2)&amp;&quot;C&quot;&amp;COLUMN([.H17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70])-2)&amp;&quot;C&quot;&amp;COLUMN([.I17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70])-2)&amp;&quot;C&quot;&amp;COLUMN([.J17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70])-2)&amp;&quot;C&quot;&amp;COLUMN([.K17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70])-2)&amp;&quot;C&quot;&amp;COLUMN([.L17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70])-2)&amp;&quot;C&quot;&amp;COLUMN([.M17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70])-2)&amp;&quot;C&quot;&amp;COLUMN([.N17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70])-2)&amp;&quot;C&quot;&amp;COLUMN([.O17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70])-2)&amp;&quot;C&quot;&amp;COLUMN([.P17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70])-2)&amp;&quot;C&quot;&amp;COLUMN([.Q17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70])-2)&amp;&quot;C&quot;&amp;COLUMN([.R17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70])-2)&amp;&quot;C&quot;&amp;COLUMN([.S17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70])-2)&amp;&quot;C&quot;&amp;COLUMN([.T17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70])-2)&amp;&quot;C&quot;&amp;COLUMN([.U17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70])-2)&amp;&quot;C&quot;&amp;COLUMN([.V17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70])-2)&amp;&quot;C&quot;&amp;COLUMN([.W17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70])-2)&amp;&quot;C&quot;&amp;COLUMN([.X17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70])-2)&amp;&quot;C&quot;&amp;COLUMN([.Y17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70])-2)&amp;&quot;C&quot;&amp;COLUMN([.Z17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70])-2)&amp;&quot;C&quot;&amp;COLUMN([.AA17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70])-2)&amp;&quot;C&quot;&amp;COLUMN([.AB17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70])-2)&amp;&quot;C&quot;&amp;COLUMN([.AC17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70])-2)&amp;&quot;C&quot;&amp;COLUMN([.AD170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71])-2)&amp;&quot;C&quot;&amp;COLUMN([.D17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71])-2)&amp;&quot;C&quot;&amp;COLUMN([.E17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71])-2)&amp;&quot;C&quot;&amp;COLUMN([.F17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71])-2)&amp;&quot;C&quot;&amp;COLUMN([.G17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71])-2)&amp;&quot;C&quot;&amp;COLUMN([.H17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71])-2)&amp;&quot;C&quot;&amp;COLUMN([.I17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71])-2)&amp;&quot;C&quot;&amp;COLUMN([.J17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71])-2)&amp;&quot;C&quot;&amp;COLUMN([.K17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71])-2)&amp;&quot;C&quot;&amp;COLUMN([.L17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71])-2)&amp;&quot;C&quot;&amp;COLUMN([.M17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71])-2)&amp;&quot;C&quot;&amp;COLUMN([.N17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71])-2)&amp;&quot;C&quot;&amp;COLUMN([.O17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71])-2)&amp;&quot;C&quot;&amp;COLUMN([.P17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71])-2)&amp;&quot;C&quot;&amp;COLUMN([.Q17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71])-2)&amp;&quot;C&quot;&amp;COLUMN([.R17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71])-2)&amp;&quot;C&quot;&amp;COLUMN([.S17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71])-2)&amp;&quot;C&quot;&amp;COLUMN([.T17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71])-2)&amp;&quot;C&quot;&amp;COLUMN([.U17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71])-2)&amp;&quot;C&quot;&amp;COLUMN([.V17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71])-2)&amp;&quot;C&quot;&amp;COLUMN([.W17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71])-2)&amp;&quot;C&quot;&amp;COLUMN([.X17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71])-2)&amp;&quot;C&quot;&amp;COLUMN([.Y17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71])-2)&amp;&quot;C&quot;&amp;COLUMN([.Z17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71])-2)&amp;&quot;C&quot;&amp;COLUMN([.AA17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71])-2)&amp;&quot;C&quot;&amp;COLUMN([.AB17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71])-2)&amp;&quot;C&quot;&amp;COLUMN([.AC17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71])-2)&amp;&quot;C&quot;&amp;COLUMN([.AD171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72])-2)&amp;&quot;C&quot;&amp;COLUMN([.D17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72])-2)&amp;&quot;C&quot;&amp;COLUMN([.E17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72])-2)&amp;&quot;C&quot;&amp;COLUMN([.F17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72])-2)&amp;&quot;C&quot;&amp;COLUMN([.G17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72])-2)&amp;&quot;C&quot;&amp;COLUMN([.H17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72])-2)&amp;&quot;C&quot;&amp;COLUMN([.I17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72])-2)&amp;&quot;C&quot;&amp;COLUMN([.J17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72])-2)&amp;&quot;C&quot;&amp;COLUMN([.K17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72])-2)&amp;&quot;C&quot;&amp;COLUMN([.L17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72])-2)&amp;&quot;C&quot;&amp;COLUMN([.M17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72])-2)&amp;&quot;C&quot;&amp;COLUMN([.N17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72])-2)&amp;&quot;C&quot;&amp;COLUMN([.O17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72])-2)&amp;&quot;C&quot;&amp;COLUMN([.P17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72])-2)&amp;&quot;C&quot;&amp;COLUMN([.Q17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72])-2)&amp;&quot;C&quot;&amp;COLUMN([.R17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72])-2)&amp;&quot;C&quot;&amp;COLUMN([.S17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72])-2)&amp;&quot;C&quot;&amp;COLUMN([.T17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72])-2)&amp;&quot;C&quot;&amp;COLUMN([.U17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72])-2)&amp;&quot;C&quot;&amp;COLUMN([.V17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72])-2)&amp;&quot;C&quot;&amp;COLUMN([.W17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72])-2)&amp;&quot;C&quot;&amp;COLUMN([.X17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72])-2)&amp;&quot;C&quot;&amp;COLUMN([.Y17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72])-2)&amp;&quot;C&quot;&amp;COLUMN([.Z17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72])-2)&amp;&quot;C&quot;&amp;COLUMN([.AA17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72])-2)&amp;&quot;C&quot;&amp;COLUMN([.AB17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72])-2)&amp;&quot;C&quot;&amp;COLUMN([.AC17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72])-2)&amp;&quot;C&quot;&amp;COLUMN([.AD172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73])-2)&amp;&quot;C&quot;&amp;COLUMN([.D17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73])-2)&amp;&quot;C&quot;&amp;COLUMN([.E17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73])-2)&amp;&quot;C&quot;&amp;COLUMN([.F17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73])-2)&amp;&quot;C&quot;&amp;COLUMN([.G17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73])-2)&amp;&quot;C&quot;&amp;COLUMN([.H17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73])-2)&amp;&quot;C&quot;&amp;COLUMN([.I17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73])-2)&amp;&quot;C&quot;&amp;COLUMN([.J17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73])-2)&amp;&quot;C&quot;&amp;COLUMN([.K17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73])-2)&amp;&quot;C&quot;&amp;COLUMN([.L17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73])-2)&amp;&quot;C&quot;&amp;COLUMN([.M17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73])-2)&amp;&quot;C&quot;&amp;COLUMN([.N17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73])-2)&amp;&quot;C&quot;&amp;COLUMN([.O17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73])-2)&amp;&quot;C&quot;&amp;COLUMN([.P17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73])-2)&amp;&quot;C&quot;&amp;COLUMN([.Q17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73])-2)&amp;&quot;C&quot;&amp;COLUMN([.R17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73])-2)&amp;&quot;C&quot;&amp;COLUMN([.S17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73])-2)&amp;&quot;C&quot;&amp;COLUMN([.T17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73])-2)&amp;&quot;C&quot;&amp;COLUMN([.U17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73])-2)&amp;&quot;C&quot;&amp;COLUMN([.V17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73])-2)&amp;&quot;C&quot;&amp;COLUMN([.W17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73])-2)&amp;&quot;C&quot;&amp;COLUMN([.X17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73])-2)&amp;&quot;C&quot;&amp;COLUMN([.Y17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73])-2)&amp;&quot;C&quot;&amp;COLUMN([.Z17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73])-2)&amp;&quot;C&quot;&amp;COLUMN([.AA17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73])-2)&amp;&quot;C&quot;&amp;COLUMN([.AB17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73])-2)&amp;&quot;C&quot;&amp;COLUMN([.AC17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73])-2)&amp;&quot;C&quot;&amp;COLUMN([.AD173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74])-2)&amp;&quot;C&quot;&amp;COLUMN([.D17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74])-2)&amp;&quot;C&quot;&amp;COLUMN([.E17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74])-2)&amp;&quot;C&quot;&amp;COLUMN([.F17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74])-2)&amp;&quot;C&quot;&amp;COLUMN([.G17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74])-2)&amp;&quot;C&quot;&amp;COLUMN([.H17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74])-2)&amp;&quot;C&quot;&amp;COLUMN([.I17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74])-2)&amp;&quot;C&quot;&amp;COLUMN([.J17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74])-2)&amp;&quot;C&quot;&amp;COLUMN([.K17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74])-2)&amp;&quot;C&quot;&amp;COLUMN([.L17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74])-2)&amp;&quot;C&quot;&amp;COLUMN([.M17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74])-2)&amp;&quot;C&quot;&amp;COLUMN([.N17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74])-2)&amp;&quot;C&quot;&amp;COLUMN([.O17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74])-2)&amp;&quot;C&quot;&amp;COLUMN([.P17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74])-2)&amp;&quot;C&quot;&amp;COLUMN([.Q17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74])-2)&amp;&quot;C&quot;&amp;COLUMN([.R17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74])-2)&amp;&quot;C&quot;&amp;COLUMN([.S17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74])-2)&amp;&quot;C&quot;&amp;COLUMN([.T17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74])-2)&amp;&quot;C&quot;&amp;COLUMN([.U17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74])-2)&amp;&quot;C&quot;&amp;COLUMN([.V17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74])-2)&amp;&quot;C&quot;&amp;COLUMN([.W17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74])-2)&amp;&quot;C&quot;&amp;COLUMN([.X17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74])-2)&amp;&quot;C&quot;&amp;COLUMN([.Y17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74])-2)&amp;&quot;C&quot;&amp;COLUMN([.Z17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74])-2)&amp;&quot;C&quot;&amp;COLUMN([.AA17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74])-2)&amp;&quot;C&quot;&amp;COLUMN([.AB17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74])-2)&amp;&quot;C&quot;&amp;COLUMN([.AC17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74])-2)&amp;&quot;C&quot;&amp;COLUMN([.AD174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75])-2)&amp;&quot;C&quot;&amp;COLUMN([.D17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75])-2)&amp;&quot;C&quot;&amp;COLUMN([.E17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75])-2)&amp;&quot;C&quot;&amp;COLUMN([.F17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75])-2)&amp;&quot;C&quot;&amp;COLUMN([.G17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75])-2)&amp;&quot;C&quot;&amp;COLUMN([.H17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75])-2)&amp;&quot;C&quot;&amp;COLUMN([.I17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75])-2)&amp;&quot;C&quot;&amp;COLUMN([.J17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75])-2)&amp;&quot;C&quot;&amp;COLUMN([.K17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75])-2)&amp;&quot;C&quot;&amp;COLUMN([.L17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75])-2)&amp;&quot;C&quot;&amp;COLUMN([.M17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75])-2)&amp;&quot;C&quot;&amp;COLUMN([.N17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75])-2)&amp;&quot;C&quot;&amp;COLUMN([.O17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75])-2)&amp;&quot;C&quot;&amp;COLUMN([.P17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75])-2)&amp;&quot;C&quot;&amp;COLUMN([.Q17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75])-2)&amp;&quot;C&quot;&amp;COLUMN([.R17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75])-2)&amp;&quot;C&quot;&amp;COLUMN([.S17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75])-2)&amp;&quot;C&quot;&amp;COLUMN([.T17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75])-2)&amp;&quot;C&quot;&amp;COLUMN([.U17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75])-2)&amp;&quot;C&quot;&amp;COLUMN([.V17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75])-2)&amp;&quot;C&quot;&amp;COLUMN([.W17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75])-2)&amp;&quot;C&quot;&amp;COLUMN([.X17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75])-2)&amp;&quot;C&quot;&amp;COLUMN([.Y17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75])-2)&amp;&quot;C&quot;&amp;COLUMN([.Z17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75])-2)&amp;&quot;C&quot;&amp;COLUMN([.AA17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75])-2)&amp;&quot;C&quot;&amp;COLUMN([.AB17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75])-2)&amp;&quot;C&quot;&amp;COLUMN([.AC17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75])-2)&amp;&quot;C&quot;&amp;COLUMN([.AD175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76])-2)&amp;&quot;C&quot;&amp;COLUMN([.D17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76])-2)&amp;&quot;C&quot;&amp;COLUMN([.E17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76])-2)&amp;&quot;C&quot;&amp;COLUMN([.F17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76])-2)&amp;&quot;C&quot;&amp;COLUMN([.G17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76])-2)&amp;&quot;C&quot;&amp;COLUMN([.H17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76])-2)&amp;&quot;C&quot;&amp;COLUMN([.I17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76])-2)&amp;&quot;C&quot;&amp;COLUMN([.J17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76])-2)&amp;&quot;C&quot;&amp;COLUMN([.K17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76])-2)&amp;&quot;C&quot;&amp;COLUMN([.L17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76])-2)&amp;&quot;C&quot;&amp;COLUMN([.M17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76])-2)&amp;&quot;C&quot;&amp;COLUMN([.N17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76])-2)&amp;&quot;C&quot;&amp;COLUMN([.O17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76])-2)&amp;&quot;C&quot;&amp;COLUMN([.P17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76])-2)&amp;&quot;C&quot;&amp;COLUMN([.Q17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76])-2)&amp;&quot;C&quot;&amp;COLUMN([.R17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76])-2)&amp;&quot;C&quot;&amp;COLUMN([.S17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76])-2)&amp;&quot;C&quot;&amp;COLUMN([.T17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76])-2)&amp;&quot;C&quot;&amp;COLUMN([.U17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76])-2)&amp;&quot;C&quot;&amp;COLUMN([.V17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76])-2)&amp;&quot;C&quot;&amp;COLUMN([.W17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76])-2)&amp;&quot;C&quot;&amp;COLUMN([.X17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76])-2)&amp;&quot;C&quot;&amp;COLUMN([.Y17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76])-2)&amp;&quot;C&quot;&amp;COLUMN([.Z17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76])-2)&amp;&quot;C&quot;&amp;COLUMN([.AA17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76])-2)&amp;&quot;C&quot;&amp;COLUMN([.AB17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76])-2)&amp;&quot;C&quot;&amp;COLUMN([.AC17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76])-2)&amp;&quot;C&quot;&amp;COLUMN([.AD176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77])-2)&amp;&quot;C&quot;&amp;COLUMN([.D17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77])-2)&amp;&quot;C&quot;&amp;COLUMN([.E17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77])-2)&amp;&quot;C&quot;&amp;COLUMN([.F17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77])-2)&amp;&quot;C&quot;&amp;COLUMN([.G17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77])-2)&amp;&quot;C&quot;&amp;COLUMN([.H17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77])-2)&amp;&quot;C&quot;&amp;COLUMN([.I17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77])-2)&amp;&quot;C&quot;&amp;COLUMN([.J17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77])-2)&amp;&quot;C&quot;&amp;COLUMN([.K17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77])-2)&amp;&quot;C&quot;&amp;COLUMN([.L17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77])-2)&amp;&quot;C&quot;&amp;COLUMN([.M17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77])-2)&amp;&quot;C&quot;&amp;COLUMN([.N17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77])-2)&amp;&quot;C&quot;&amp;COLUMN([.O17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77])-2)&amp;&quot;C&quot;&amp;COLUMN([.P17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77])-2)&amp;&quot;C&quot;&amp;COLUMN([.Q17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77])-2)&amp;&quot;C&quot;&amp;COLUMN([.R17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77])-2)&amp;&quot;C&quot;&amp;COLUMN([.S17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77])-2)&amp;&quot;C&quot;&amp;COLUMN([.T17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77])-2)&amp;&quot;C&quot;&amp;COLUMN([.U17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77])-2)&amp;&quot;C&quot;&amp;COLUMN([.V17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77])-2)&amp;&quot;C&quot;&amp;COLUMN([.W17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77])-2)&amp;&quot;C&quot;&amp;COLUMN([.X17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77])-2)&amp;&quot;C&quot;&amp;COLUMN([.Y17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77])-2)&amp;&quot;C&quot;&amp;COLUMN([.Z17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77])-2)&amp;&quot;C&quot;&amp;COLUMN([.AA17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77])-2)&amp;&quot;C&quot;&amp;COLUMN([.AB17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77])-2)&amp;&quot;C&quot;&amp;COLUMN([.AC17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77])-2)&amp;&quot;C&quot;&amp;COLUMN([.AD177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78])-2)&amp;&quot;C&quot;&amp;COLUMN([.D17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78])-2)&amp;&quot;C&quot;&amp;COLUMN([.E17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78])-2)&amp;&quot;C&quot;&amp;COLUMN([.F17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78])-2)&amp;&quot;C&quot;&amp;COLUMN([.G17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78])-2)&amp;&quot;C&quot;&amp;COLUMN([.H17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78])-2)&amp;&quot;C&quot;&amp;COLUMN([.I17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78])-2)&amp;&quot;C&quot;&amp;COLUMN([.J17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78])-2)&amp;&quot;C&quot;&amp;COLUMN([.K17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78])-2)&amp;&quot;C&quot;&amp;COLUMN([.L17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78])-2)&amp;&quot;C&quot;&amp;COLUMN([.M17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78])-2)&amp;&quot;C&quot;&amp;COLUMN([.N17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78])-2)&amp;&quot;C&quot;&amp;COLUMN([.O17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78])-2)&amp;&quot;C&quot;&amp;COLUMN([.P17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78])-2)&amp;&quot;C&quot;&amp;COLUMN([.Q17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78])-2)&amp;&quot;C&quot;&amp;COLUMN([.R17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78])-2)&amp;&quot;C&quot;&amp;COLUMN([.S17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78])-2)&amp;&quot;C&quot;&amp;COLUMN([.T17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78])-2)&amp;&quot;C&quot;&amp;COLUMN([.U17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78])-2)&amp;&quot;C&quot;&amp;COLUMN([.V17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78])-2)&amp;&quot;C&quot;&amp;COLUMN([.W17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78])-2)&amp;&quot;C&quot;&amp;COLUMN([.X17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78])-2)&amp;&quot;C&quot;&amp;COLUMN([.Y17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78])-2)&amp;&quot;C&quot;&amp;COLUMN([.Z17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78])-2)&amp;&quot;C&quot;&amp;COLUMN([.AA17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78])-2)&amp;&quot;C&quot;&amp;COLUMN([.AB17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78])-2)&amp;&quot;C&quot;&amp;COLUMN([.AC17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78])-2)&amp;&quot;C&quot;&amp;COLUMN([.AD178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79])-2)&amp;&quot;C&quot;&amp;COLUMN([.D17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79])-2)&amp;&quot;C&quot;&amp;COLUMN([.E17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79])-2)&amp;&quot;C&quot;&amp;COLUMN([.F17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79])-2)&amp;&quot;C&quot;&amp;COLUMN([.G17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79])-2)&amp;&quot;C&quot;&amp;COLUMN([.H17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79])-2)&amp;&quot;C&quot;&amp;COLUMN([.I17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79])-2)&amp;&quot;C&quot;&amp;COLUMN([.J17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79])-2)&amp;&quot;C&quot;&amp;COLUMN([.K17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79])-2)&amp;&quot;C&quot;&amp;COLUMN([.L17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79])-2)&amp;&quot;C&quot;&amp;COLUMN([.M17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79])-2)&amp;&quot;C&quot;&amp;COLUMN([.N17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79])-2)&amp;&quot;C&quot;&amp;COLUMN([.O17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79])-2)&amp;&quot;C&quot;&amp;COLUMN([.P17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79])-2)&amp;&quot;C&quot;&amp;COLUMN([.Q17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79])-2)&amp;&quot;C&quot;&amp;COLUMN([.R17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79])-2)&amp;&quot;C&quot;&amp;COLUMN([.S17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79])-2)&amp;&quot;C&quot;&amp;COLUMN([.T17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79])-2)&amp;&quot;C&quot;&amp;COLUMN([.U17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79])-2)&amp;&quot;C&quot;&amp;COLUMN([.V17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79])-2)&amp;&quot;C&quot;&amp;COLUMN([.W17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79])-2)&amp;&quot;C&quot;&amp;COLUMN([.X17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79])-2)&amp;&quot;C&quot;&amp;COLUMN([.Y17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79])-2)&amp;&quot;C&quot;&amp;COLUMN([.Z17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79])-2)&amp;&quot;C&quot;&amp;COLUMN([.AA17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79])-2)&amp;&quot;C&quot;&amp;COLUMN([.AB17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79])-2)&amp;&quot;C&quot;&amp;COLUMN([.AC17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79])-2)&amp;&quot;C&quot;&amp;COLUMN([.AD179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80])-2)&amp;&quot;C&quot;&amp;COLUMN([.D18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80])-2)&amp;&quot;C&quot;&amp;COLUMN([.E18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80])-2)&amp;&quot;C&quot;&amp;COLUMN([.F18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80])-2)&amp;&quot;C&quot;&amp;COLUMN([.G18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80])-2)&amp;&quot;C&quot;&amp;COLUMN([.H18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80])-2)&amp;&quot;C&quot;&amp;COLUMN([.I18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80])-2)&amp;&quot;C&quot;&amp;COLUMN([.J18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80])-2)&amp;&quot;C&quot;&amp;COLUMN([.K18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80])-2)&amp;&quot;C&quot;&amp;COLUMN([.L18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80])-2)&amp;&quot;C&quot;&amp;COLUMN([.M18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80])-2)&amp;&quot;C&quot;&amp;COLUMN([.N18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80])-2)&amp;&quot;C&quot;&amp;COLUMN([.O18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80])-2)&amp;&quot;C&quot;&amp;COLUMN([.P18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80])-2)&amp;&quot;C&quot;&amp;COLUMN([.Q18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80])-2)&amp;&quot;C&quot;&amp;COLUMN([.R18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80])-2)&amp;&quot;C&quot;&amp;COLUMN([.S18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80])-2)&amp;&quot;C&quot;&amp;COLUMN([.T18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80])-2)&amp;&quot;C&quot;&amp;COLUMN([.U18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80])-2)&amp;&quot;C&quot;&amp;COLUMN([.V18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80])-2)&amp;&quot;C&quot;&amp;COLUMN([.W18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80])-2)&amp;&quot;C&quot;&amp;COLUMN([.X18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80])-2)&amp;&quot;C&quot;&amp;COLUMN([.Y18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80])-2)&amp;&quot;C&quot;&amp;COLUMN([.Z18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80])-2)&amp;&quot;C&quot;&amp;COLUMN([.AA18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80])-2)&amp;&quot;C&quot;&amp;COLUMN([.AB18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80])-2)&amp;&quot;C&quot;&amp;COLUMN([.AC18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80])-2)&amp;&quot;C&quot;&amp;COLUMN([.AD180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81])-2)&amp;&quot;C&quot;&amp;COLUMN([.D18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81])-2)&amp;&quot;C&quot;&amp;COLUMN([.E18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81])-2)&amp;&quot;C&quot;&amp;COLUMN([.F18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81])-2)&amp;&quot;C&quot;&amp;COLUMN([.G18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81])-2)&amp;&quot;C&quot;&amp;COLUMN([.H18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81])-2)&amp;&quot;C&quot;&amp;COLUMN([.I18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81])-2)&amp;&quot;C&quot;&amp;COLUMN([.J18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81])-2)&amp;&quot;C&quot;&amp;COLUMN([.K18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81])-2)&amp;&quot;C&quot;&amp;COLUMN([.L18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81])-2)&amp;&quot;C&quot;&amp;COLUMN([.M18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81])-2)&amp;&quot;C&quot;&amp;COLUMN([.N18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81])-2)&amp;&quot;C&quot;&amp;COLUMN([.O18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81])-2)&amp;&quot;C&quot;&amp;COLUMN([.P18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81])-2)&amp;&quot;C&quot;&amp;COLUMN([.Q18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81])-2)&amp;&quot;C&quot;&amp;COLUMN([.R18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81])-2)&amp;&quot;C&quot;&amp;COLUMN([.S18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81])-2)&amp;&quot;C&quot;&amp;COLUMN([.T18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81])-2)&amp;&quot;C&quot;&amp;COLUMN([.U18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81])-2)&amp;&quot;C&quot;&amp;COLUMN([.V18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81])-2)&amp;&quot;C&quot;&amp;COLUMN([.W18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81])-2)&amp;&quot;C&quot;&amp;COLUMN([.X18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81])-2)&amp;&quot;C&quot;&amp;COLUMN([.Y18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81])-2)&amp;&quot;C&quot;&amp;COLUMN([.Z18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81])-2)&amp;&quot;C&quot;&amp;COLUMN([.AA18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81])-2)&amp;&quot;C&quot;&amp;COLUMN([.AB18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81])-2)&amp;&quot;C&quot;&amp;COLUMN([.AC18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81])-2)&amp;&quot;C&quot;&amp;COLUMN([.AD181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82])-2)&amp;&quot;C&quot;&amp;COLUMN([.D18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82])-2)&amp;&quot;C&quot;&amp;COLUMN([.E18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82])-2)&amp;&quot;C&quot;&amp;COLUMN([.F18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82])-2)&amp;&quot;C&quot;&amp;COLUMN([.G18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82])-2)&amp;&quot;C&quot;&amp;COLUMN([.H18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82])-2)&amp;&quot;C&quot;&amp;COLUMN([.I18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82])-2)&amp;&quot;C&quot;&amp;COLUMN([.J18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82])-2)&amp;&quot;C&quot;&amp;COLUMN([.K18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82])-2)&amp;&quot;C&quot;&amp;COLUMN([.L18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82])-2)&amp;&quot;C&quot;&amp;COLUMN([.M18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82])-2)&amp;&quot;C&quot;&amp;COLUMN([.N18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82])-2)&amp;&quot;C&quot;&amp;COLUMN([.O18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82])-2)&amp;&quot;C&quot;&amp;COLUMN([.P18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82])-2)&amp;&quot;C&quot;&amp;COLUMN([.Q18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82])-2)&amp;&quot;C&quot;&amp;COLUMN([.R18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82])-2)&amp;&quot;C&quot;&amp;COLUMN([.S18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82])-2)&amp;&quot;C&quot;&amp;COLUMN([.T18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82])-2)&amp;&quot;C&quot;&amp;COLUMN([.U18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82])-2)&amp;&quot;C&quot;&amp;COLUMN([.V18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82])-2)&amp;&quot;C&quot;&amp;COLUMN([.W18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82])-2)&amp;&quot;C&quot;&amp;COLUMN([.X18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82])-2)&amp;&quot;C&quot;&amp;COLUMN([.Y18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82])-2)&amp;&quot;C&quot;&amp;COLUMN([.Z18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82])-2)&amp;&quot;C&quot;&amp;COLUMN([.AA18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82])-2)&amp;&quot;C&quot;&amp;COLUMN([.AB18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82])-2)&amp;&quot;C&quot;&amp;COLUMN([.AC18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82])-2)&amp;&quot;C&quot;&amp;COLUMN([.AD182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83])-2)&amp;&quot;C&quot;&amp;COLUMN([.D18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83])-2)&amp;&quot;C&quot;&amp;COLUMN([.E18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83])-2)&amp;&quot;C&quot;&amp;COLUMN([.F18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83])-2)&amp;&quot;C&quot;&amp;COLUMN([.G18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83])-2)&amp;&quot;C&quot;&amp;COLUMN([.H18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83])-2)&amp;&quot;C&quot;&amp;COLUMN([.I18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83])-2)&amp;&quot;C&quot;&amp;COLUMN([.J18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83])-2)&amp;&quot;C&quot;&amp;COLUMN([.K18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83])-2)&amp;&quot;C&quot;&amp;COLUMN([.L18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83])-2)&amp;&quot;C&quot;&amp;COLUMN([.M18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83])-2)&amp;&quot;C&quot;&amp;COLUMN([.N18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83])-2)&amp;&quot;C&quot;&amp;COLUMN([.O18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83])-2)&amp;&quot;C&quot;&amp;COLUMN([.P18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83])-2)&amp;&quot;C&quot;&amp;COLUMN([.Q18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83])-2)&amp;&quot;C&quot;&amp;COLUMN([.R18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83])-2)&amp;&quot;C&quot;&amp;COLUMN([.S18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83])-2)&amp;&quot;C&quot;&amp;COLUMN([.T18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83])-2)&amp;&quot;C&quot;&amp;COLUMN([.U18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83])-2)&amp;&quot;C&quot;&amp;COLUMN([.V18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83])-2)&amp;&quot;C&quot;&amp;COLUMN([.W18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83])-2)&amp;&quot;C&quot;&amp;COLUMN([.X18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83])-2)&amp;&quot;C&quot;&amp;COLUMN([.Y18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83])-2)&amp;&quot;C&quot;&amp;COLUMN([.Z18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83])-2)&amp;&quot;C&quot;&amp;COLUMN([.AA18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83])-2)&amp;&quot;C&quot;&amp;COLUMN([.AB18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83])-2)&amp;&quot;C&quot;&amp;COLUMN([.AC18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83])-2)&amp;&quot;C&quot;&amp;COLUMN([.AD183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84])-2)&amp;&quot;C&quot;&amp;COLUMN([.D18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84])-2)&amp;&quot;C&quot;&amp;COLUMN([.E18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84])-2)&amp;&quot;C&quot;&amp;COLUMN([.F18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84])-2)&amp;&quot;C&quot;&amp;COLUMN([.G18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84])-2)&amp;&quot;C&quot;&amp;COLUMN([.H18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84])-2)&amp;&quot;C&quot;&amp;COLUMN([.I18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84])-2)&amp;&quot;C&quot;&amp;COLUMN([.J18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84])-2)&amp;&quot;C&quot;&amp;COLUMN([.K18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84])-2)&amp;&quot;C&quot;&amp;COLUMN([.L18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84])-2)&amp;&quot;C&quot;&amp;COLUMN([.M18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84])-2)&amp;&quot;C&quot;&amp;COLUMN([.N18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84])-2)&amp;&quot;C&quot;&amp;COLUMN([.O18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84])-2)&amp;&quot;C&quot;&amp;COLUMN([.P18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84])-2)&amp;&quot;C&quot;&amp;COLUMN([.Q18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84])-2)&amp;&quot;C&quot;&amp;COLUMN([.R18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84])-2)&amp;&quot;C&quot;&amp;COLUMN([.S18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84])-2)&amp;&quot;C&quot;&amp;COLUMN([.T18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84])-2)&amp;&quot;C&quot;&amp;COLUMN([.U18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84])-2)&amp;&quot;C&quot;&amp;COLUMN([.V18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84])-2)&amp;&quot;C&quot;&amp;COLUMN([.W18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84])-2)&amp;&quot;C&quot;&amp;COLUMN([.X18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84])-2)&amp;&quot;C&quot;&amp;COLUMN([.Y18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84])-2)&amp;&quot;C&quot;&amp;COLUMN([.Z18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84])-2)&amp;&quot;C&quot;&amp;COLUMN([.AA18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84])-2)&amp;&quot;C&quot;&amp;COLUMN([.AB18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84])-2)&amp;&quot;C&quot;&amp;COLUMN([.AC18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84])-2)&amp;&quot;C&quot;&amp;COLUMN([.AD184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85])-2)&amp;&quot;C&quot;&amp;COLUMN([.D18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85])-2)&amp;&quot;C&quot;&amp;COLUMN([.E18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85])-2)&amp;&quot;C&quot;&amp;COLUMN([.F18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85])-2)&amp;&quot;C&quot;&amp;COLUMN([.G18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85])-2)&amp;&quot;C&quot;&amp;COLUMN([.H18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85])-2)&amp;&quot;C&quot;&amp;COLUMN([.I18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85])-2)&amp;&quot;C&quot;&amp;COLUMN([.J18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85])-2)&amp;&quot;C&quot;&amp;COLUMN([.K18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85])-2)&amp;&quot;C&quot;&amp;COLUMN([.L18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85])-2)&amp;&quot;C&quot;&amp;COLUMN([.M18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85])-2)&amp;&quot;C&quot;&amp;COLUMN([.N18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85])-2)&amp;&quot;C&quot;&amp;COLUMN([.O18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85])-2)&amp;&quot;C&quot;&amp;COLUMN([.P18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85])-2)&amp;&quot;C&quot;&amp;COLUMN([.Q18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85])-2)&amp;&quot;C&quot;&amp;COLUMN([.R18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85])-2)&amp;&quot;C&quot;&amp;COLUMN([.S18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85])-2)&amp;&quot;C&quot;&amp;COLUMN([.T18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85])-2)&amp;&quot;C&quot;&amp;COLUMN([.U18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85])-2)&amp;&quot;C&quot;&amp;COLUMN([.V18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85])-2)&amp;&quot;C&quot;&amp;COLUMN([.W18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85])-2)&amp;&quot;C&quot;&amp;COLUMN([.X18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85])-2)&amp;&quot;C&quot;&amp;COLUMN([.Y18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85])-2)&amp;&quot;C&quot;&amp;COLUMN([.Z18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85])-2)&amp;&quot;C&quot;&amp;COLUMN([.AA18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85])-2)&amp;&quot;C&quot;&amp;COLUMN([.AB18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85])-2)&amp;&quot;C&quot;&amp;COLUMN([.AC18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85])-2)&amp;&quot;C&quot;&amp;COLUMN([.AD185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86])-2)&amp;&quot;C&quot;&amp;COLUMN([.D18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86])-2)&amp;&quot;C&quot;&amp;COLUMN([.E18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86])-2)&amp;&quot;C&quot;&amp;COLUMN([.F18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86])-2)&amp;&quot;C&quot;&amp;COLUMN([.G18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86])-2)&amp;&quot;C&quot;&amp;COLUMN([.H18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86])-2)&amp;&quot;C&quot;&amp;COLUMN([.I18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86])-2)&amp;&quot;C&quot;&amp;COLUMN([.J18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86])-2)&amp;&quot;C&quot;&amp;COLUMN([.K18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86])-2)&amp;&quot;C&quot;&amp;COLUMN([.L18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86])-2)&amp;&quot;C&quot;&amp;COLUMN([.M18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86])-2)&amp;&quot;C&quot;&amp;COLUMN([.N18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86])-2)&amp;&quot;C&quot;&amp;COLUMN([.O18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86])-2)&amp;&quot;C&quot;&amp;COLUMN([.P18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86])-2)&amp;&quot;C&quot;&amp;COLUMN([.Q18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86])-2)&amp;&quot;C&quot;&amp;COLUMN([.R18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86])-2)&amp;&quot;C&quot;&amp;COLUMN([.S18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86])-2)&amp;&quot;C&quot;&amp;COLUMN([.T18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86])-2)&amp;&quot;C&quot;&amp;COLUMN([.U18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86])-2)&amp;&quot;C&quot;&amp;COLUMN([.V18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86])-2)&amp;&quot;C&quot;&amp;COLUMN([.W18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86])-2)&amp;&quot;C&quot;&amp;COLUMN([.X18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86])-2)&amp;&quot;C&quot;&amp;COLUMN([.Y18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86])-2)&amp;&quot;C&quot;&amp;COLUMN([.Z18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86])-2)&amp;&quot;C&quot;&amp;COLUMN([.AA18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86])-2)&amp;&quot;C&quot;&amp;COLUMN([.AB18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86])-2)&amp;&quot;C&quot;&amp;COLUMN([.AC18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86])-2)&amp;&quot;C&quot;&amp;COLUMN([.AD186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87])-2)&amp;&quot;C&quot;&amp;COLUMN([.D18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87])-2)&amp;&quot;C&quot;&amp;COLUMN([.E18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87])-2)&amp;&quot;C&quot;&amp;COLUMN([.F18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87])-2)&amp;&quot;C&quot;&amp;COLUMN([.G18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87])-2)&amp;&quot;C&quot;&amp;COLUMN([.H18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87])-2)&amp;&quot;C&quot;&amp;COLUMN([.I18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87])-2)&amp;&quot;C&quot;&amp;COLUMN([.J18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87])-2)&amp;&quot;C&quot;&amp;COLUMN([.K18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87])-2)&amp;&quot;C&quot;&amp;COLUMN([.L18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87])-2)&amp;&quot;C&quot;&amp;COLUMN([.M18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87])-2)&amp;&quot;C&quot;&amp;COLUMN([.N18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87])-2)&amp;&quot;C&quot;&amp;COLUMN([.O18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87])-2)&amp;&quot;C&quot;&amp;COLUMN([.P18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87])-2)&amp;&quot;C&quot;&amp;COLUMN([.Q18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87])-2)&amp;&quot;C&quot;&amp;COLUMN([.R18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87])-2)&amp;&quot;C&quot;&amp;COLUMN([.S18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87])-2)&amp;&quot;C&quot;&amp;COLUMN([.T18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87])-2)&amp;&quot;C&quot;&amp;COLUMN([.U18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87])-2)&amp;&quot;C&quot;&amp;COLUMN([.V18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87])-2)&amp;&quot;C&quot;&amp;COLUMN([.W18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87])-2)&amp;&quot;C&quot;&amp;COLUMN([.X18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87])-2)&amp;&quot;C&quot;&amp;COLUMN([.Y18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87])-2)&amp;&quot;C&quot;&amp;COLUMN([.Z18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87])-2)&amp;&quot;C&quot;&amp;COLUMN([.AA18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87])-2)&amp;&quot;C&quot;&amp;COLUMN([.AB18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87])-2)&amp;&quot;C&quot;&amp;COLUMN([.AC18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87])-2)&amp;&quot;C&quot;&amp;COLUMN([.AD187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88])-2)&amp;&quot;C&quot;&amp;COLUMN([.D18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88])-2)&amp;&quot;C&quot;&amp;COLUMN([.E18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88])-2)&amp;&quot;C&quot;&amp;COLUMN([.F18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88])-2)&amp;&quot;C&quot;&amp;COLUMN([.G18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88])-2)&amp;&quot;C&quot;&amp;COLUMN([.H18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88])-2)&amp;&quot;C&quot;&amp;COLUMN([.I18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88])-2)&amp;&quot;C&quot;&amp;COLUMN([.J18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88])-2)&amp;&quot;C&quot;&amp;COLUMN([.K18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88])-2)&amp;&quot;C&quot;&amp;COLUMN([.L18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88])-2)&amp;&quot;C&quot;&amp;COLUMN([.M18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88])-2)&amp;&quot;C&quot;&amp;COLUMN([.N18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88])-2)&amp;&quot;C&quot;&amp;COLUMN([.O18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88])-2)&amp;&quot;C&quot;&amp;COLUMN([.P18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88])-2)&amp;&quot;C&quot;&amp;COLUMN([.Q18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88])-2)&amp;&quot;C&quot;&amp;COLUMN([.R18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88])-2)&amp;&quot;C&quot;&amp;COLUMN([.S18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88])-2)&amp;&quot;C&quot;&amp;COLUMN([.T18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88])-2)&amp;&quot;C&quot;&amp;COLUMN([.U18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88])-2)&amp;&quot;C&quot;&amp;COLUMN([.V18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88])-2)&amp;&quot;C&quot;&amp;COLUMN([.W18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88])-2)&amp;&quot;C&quot;&amp;COLUMN([.X18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88])-2)&amp;&quot;C&quot;&amp;COLUMN([.Y18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88])-2)&amp;&quot;C&quot;&amp;COLUMN([.Z18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88])-2)&amp;&quot;C&quot;&amp;COLUMN([.AA18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88])-2)&amp;&quot;C&quot;&amp;COLUMN([.AB18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88])-2)&amp;&quot;C&quot;&amp;COLUMN([.AC18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88])-2)&amp;&quot;C&quot;&amp;COLUMN([.AD188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89])-2)&amp;&quot;C&quot;&amp;COLUMN([.D18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89])-2)&amp;&quot;C&quot;&amp;COLUMN([.E18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89])-2)&amp;&quot;C&quot;&amp;COLUMN([.F18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89])-2)&amp;&quot;C&quot;&amp;COLUMN([.G18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89])-2)&amp;&quot;C&quot;&amp;COLUMN([.H18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89])-2)&amp;&quot;C&quot;&amp;COLUMN([.I18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89])-2)&amp;&quot;C&quot;&amp;COLUMN([.J18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89])-2)&amp;&quot;C&quot;&amp;COLUMN([.K18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89])-2)&amp;&quot;C&quot;&amp;COLUMN([.L18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89])-2)&amp;&quot;C&quot;&amp;COLUMN([.M18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89])-2)&amp;&quot;C&quot;&amp;COLUMN([.N18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89])-2)&amp;&quot;C&quot;&amp;COLUMN([.O18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89])-2)&amp;&quot;C&quot;&amp;COLUMN([.P18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89])-2)&amp;&quot;C&quot;&amp;COLUMN([.Q18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89])-2)&amp;&quot;C&quot;&amp;COLUMN([.R18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89])-2)&amp;&quot;C&quot;&amp;COLUMN([.S18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89])-2)&amp;&quot;C&quot;&amp;COLUMN([.T18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89])-2)&amp;&quot;C&quot;&amp;COLUMN([.U18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89])-2)&amp;&quot;C&quot;&amp;COLUMN([.V18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89])-2)&amp;&quot;C&quot;&amp;COLUMN([.W18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89])-2)&amp;&quot;C&quot;&amp;COLUMN([.X18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89])-2)&amp;&quot;C&quot;&amp;COLUMN([.Y18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89])-2)&amp;&quot;C&quot;&amp;COLUMN([.Z18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89])-2)&amp;&quot;C&quot;&amp;COLUMN([.AA18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89])-2)&amp;&quot;C&quot;&amp;COLUMN([.AB18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89])-2)&amp;&quot;C&quot;&amp;COLUMN([.AC18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89])-2)&amp;&quot;C&quot;&amp;COLUMN([.AD189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90])-2)&amp;&quot;C&quot;&amp;COLUMN([.D19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90])-2)&amp;&quot;C&quot;&amp;COLUMN([.E19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90])-2)&amp;&quot;C&quot;&amp;COLUMN([.F19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90])-2)&amp;&quot;C&quot;&amp;COLUMN([.G19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90])-2)&amp;&quot;C&quot;&amp;COLUMN([.H19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90])-2)&amp;&quot;C&quot;&amp;COLUMN([.I19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90])-2)&amp;&quot;C&quot;&amp;COLUMN([.J19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90])-2)&amp;&quot;C&quot;&amp;COLUMN([.K19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90])-2)&amp;&quot;C&quot;&amp;COLUMN([.L19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90])-2)&amp;&quot;C&quot;&amp;COLUMN([.M19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90])-2)&amp;&quot;C&quot;&amp;COLUMN([.N19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90])-2)&amp;&quot;C&quot;&amp;COLUMN([.O19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90])-2)&amp;&quot;C&quot;&amp;COLUMN([.P19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90])-2)&amp;&quot;C&quot;&amp;COLUMN([.Q19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90])-2)&amp;&quot;C&quot;&amp;COLUMN([.R19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90])-2)&amp;&quot;C&quot;&amp;COLUMN([.S19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90])-2)&amp;&quot;C&quot;&amp;COLUMN([.T19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90])-2)&amp;&quot;C&quot;&amp;COLUMN([.U19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90])-2)&amp;&quot;C&quot;&amp;COLUMN([.V19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90])-2)&amp;&quot;C&quot;&amp;COLUMN([.W19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90])-2)&amp;&quot;C&quot;&amp;COLUMN([.X19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90])-2)&amp;&quot;C&quot;&amp;COLUMN([.Y19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90])-2)&amp;&quot;C&quot;&amp;COLUMN([.Z19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90])-2)&amp;&quot;C&quot;&amp;COLUMN([.AA19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90])-2)&amp;&quot;C&quot;&amp;COLUMN([.AB19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90])-2)&amp;&quot;C&quot;&amp;COLUMN([.AC19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90])-2)&amp;&quot;C&quot;&amp;COLUMN([.AD190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91])-2)&amp;&quot;C&quot;&amp;COLUMN([.D19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91])-2)&amp;&quot;C&quot;&amp;COLUMN([.E19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91])-2)&amp;&quot;C&quot;&amp;COLUMN([.F19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91])-2)&amp;&quot;C&quot;&amp;COLUMN([.G19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91])-2)&amp;&quot;C&quot;&amp;COLUMN([.H19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91])-2)&amp;&quot;C&quot;&amp;COLUMN([.I19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91])-2)&amp;&quot;C&quot;&amp;COLUMN([.J19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91])-2)&amp;&quot;C&quot;&amp;COLUMN([.K19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91])-2)&amp;&quot;C&quot;&amp;COLUMN([.L19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91])-2)&amp;&quot;C&quot;&amp;COLUMN([.M19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91])-2)&amp;&quot;C&quot;&amp;COLUMN([.N19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91])-2)&amp;&quot;C&quot;&amp;COLUMN([.O19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91])-2)&amp;&quot;C&quot;&amp;COLUMN([.P19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91])-2)&amp;&quot;C&quot;&amp;COLUMN([.Q19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91])-2)&amp;&quot;C&quot;&amp;COLUMN([.R19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91])-2)&amp;&quot;C&quot;&amp;COLUMN([.S19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91])-2)&amp;&quot;C&quot;&amp;COLUMN([.T19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91])-2)&amp;&quot;C&quot;&amp;COLUMN([.U19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91])-2)&amp;&quot;C&quot;&amp;COLUMN([.V19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91])-2)&amp;&quot;C&quot;&amp;COLUMN([.W19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91])-2)&amp;&quot;C&quot;&amp;COLUMN([.X19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91])-2)&amp;&quot;C&quot;&amp;COLUMN([.Y19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91])-2)&amp;&quot;C&quot;&amp;COLUMN([.Z19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91])-2)&amp;&quot;C&quot;&amp;COLUMN([.AA19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91])-2)&amp;&quot;C&quot;&amp;COLUMN([.AB19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91])-2)&amp;&quot;C&quot;&amp;COLUMN([.AC19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91])-2)&amp;&quot;C&quot;&amp;COLUMN([.AD191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92])-2)&amp;&quot;C&quot;&amp;COLUMN([.D19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92])-2)&amp;&quot;C&quot;&amp;COLUMN([.E19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92])-2)&amp;&quot;C&quot;&amp;COLUMN([.F19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92])-2)&amp;&quot;C&quot;&amp;COLUMN([.G19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92])-2)&amp;&quot;C&quot;&amp;COLUMN([.H19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92])-2)&amp;&quot;C&quot;&amp;COLUMN([.I19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92])-2)&amp;&quot;C&quot;&amp;COLUMN([.J19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92])-2)&amp;&quot;C&quot;&amp;COLUMN([.K19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92])-2)&amp;&quot;C&quot;&amp;COLUMN([.L19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92])-2)&amp;&quot;C&quot;&amp;COLUMN([.M19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92])-2)&amp;&quot;C&quot;&amp;COLUMN([.N19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92])-2)&amp;&quot;C&quot;&amp;COLUMN([.O19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92])-2)&amp;&quot;C&quot;&amp;COLUMN([.P19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92])-2)&amp;&quot;C&quot;&amp;COLUMN([.Q19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92])-2)&amp;&quot;C&quot;&amp;COLUMN([.R19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92])-2)&amp;&quot;C&quot;&amp;COLUMN([.S19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92])-2)&amp;&quot;C&quot;&amp;COLUMN([.T19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92])-2)&amp;&quot;C&quot;&amp;COLUMN([.U19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92])-2)&amp;&quot;C&quot;&amp;COLUMN([.V19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92])-2)&amp;&quot;C&quot;&amp;COLUMN([.W19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92])-2)&amp;&quot;C&quot;&amp;COLUMN([.X19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92])-2)&amp;&quot;C&quot;&amp;COLUMN([.Y19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92])-2)&amp;&quot;C&quot;&amp;COLUMN([.Z19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92])-2)&amp;&quot;C&quot;&amp;COLUMN([.AA19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92])-2)&amp;&quot;C&quot;&amp;COLUMN([.AB19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92])-2)&amp;&quot;C&quot;&amp;COLUMN([.AC19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92])-2)&amp;&quot;C&quot;&amp;COLUMN([.AD192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93])-2)&amp;&quot;C&quot;&amp;COLUMN([.D19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93])-2)&amp;&quot;C&quot;&amp;COLUMN([.E19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93])-2)&amp;&quot;C&quot;&amp;COLUMN([.F19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93])-2)&amp;&quot;C&quot;&amp;COLUMN([.G19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93])-2)&amp;&quot;C&quot;&amp;COLUMN([.H19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93])-2)&amp;&quot;C&quot;&amp;COLUMN([.I19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93])-2)&amp;&quot;C&quot;&amp;COLUMN([.J19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93])-2)&amp;&quot;C&quot;&amp;COLUMN([.K19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93])-2)&amp;&quot;C&quot;&amp;COLUMN([.L19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93])-2)&amp;&quot;C&quot;&amp;COLUMN([.M19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93])-2)&amp;&quot;C&quot;&amp;COLUMN([.N19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93])-2)&amp;&quot;C&quot;&amp;COLUMN([.O19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93])-2)&amp;&quot;C&quot;&amp;COLUMN([.P19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93])-2)&amp;&quot;C&quot;&amp;COLUMN([.Q19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93])-2)&amp;&quot;C&quot;&amp;COLUMN([.R19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93])-2)&amp;&quot;C&quot;&amp;COLUMN([.S19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93])-2)&amp;&quot;C&quot;&amp;COLUMN([.T19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93])-2)&amp;&quot;C&quot;&amp;COLUMN([.U19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93])-2)&amp;&quot;C&quot;&amp;COLUMN([.V19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93])-2)&amp;&quot;C&quot;&amp;COLUMN([.W19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93])-2)&amp;&quot;C&quot;&amp;COLUMN([.X19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93])-2)&amp;&quot;C&quot;&amp;COLUMN([.Y19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93])-2)&amp;&quot;C&quot;&amp;COLUMN([.Z19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93])-2)&amp;&quot;C&quot;&amp;COLUMN([.AA19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93])-2)&amp;&quot;C&quot;&amp;COLUMN([.AB19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93])-2)&amp;&quot;C&quot;&amp;COLUMN([.AC19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93])-2)&amp;&quot;C&quot;&amp;COLUMN([.AD193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94])-2)&amp;&quot;C&quot;&amp;COLUMN([.D19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94])-2)&amp;&quot;C&quot;&amp;COLUMN([.E19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94])-2)&amp;&quot;C&quot;&amp;COLUMN([.F19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94])-2)&amp;&quot;C&quot;&amp;COLUMN([.G19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94])-2)&amp;&quot;C&quot;&amp;COLUMN([.H19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94])-2)&amp;&quot;C&quot;&amp;COLUMN([.I19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94])-2)&amp;&quot;C&quot;&amp;COLUMN([.J19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94])-2)&amp;&quot;C&quot;&amp;COLUMN([.K19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94])-2)&amp;&quot;C&quot;&amp;COLUMN([.L19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94])-2)&amp;&quot;C&quot;&amp;COLUMN([.M19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94])-2)&amp;&quot;C&quot;&amp;COLUMN([.N19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94])-2)&amp;&quot;C&quot;&amp;COLUMN([.O19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94])-2)&amp;&quot;C&quot;&amp;COLUMN([.P19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94])-2)&amp;&quot;C&quot;&amp;COLUMN([.Q19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94])-2)&amp;&quot;C&quot;&amp;COLUMN([.R19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94])-2)&amp;&quot;C&quot;&amp;COLUMN([.S19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94])-2)&amp;&quot;C&quot;&amp;COLUMN([.T19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94])-2)&amp;&quot;C&quot;&amp;COLUMN([.U19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94])-2)&amp;&quot;C&quot;&amp;COLUMN([.V19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94])-2)&amp;&quot;C&quot;&amp;COLUMN([.W19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94])-2)&amp;&quot;C&quot;&amp;COLUMN([.X19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94])-2)&amp;&quot;C&quot;&amp;COLUMN([.Y19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94])-2)&amp;&quot;C&quot;&amp;COLUMN([.Z19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94])-2)&amp;&quot;C&quot;&amp;COLUMN([.AA19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94])-2)&amp;&quot;C&quot;&amp;COLUMN([.AB19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94])-2)&amp;&quot;C&quot;&amp;COLUMN([.AC19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94])-2)&amp;&quot;C&quot;&amp;COLUMN([.AD194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95])-2)&amp;&quot;C&quot;&amp;COLUMN([.D19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95])-2)&amp;&quot;C&quot;&amp;COLUMN([.E19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95])-2)&amp;&quot;C&quot;&amp;COLUMN([.F19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95])-2)&amp;&quot;C&quot;&amp;COLUMN([.G19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95])-2)&amp;&quot;C&quot;&amp;COLUMN([.H19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95])-2)&amp;&quot;C&quot;&amp;COLUMN([.I19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95])-2)&amp;&quot;C&quot;&amp;COLUMN([.J19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95])-2)&amp;&quot;C&quot;&amp;COLUMN([.K19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95])-2)&amp;&quot;C&quot;&amp;COLUMN([.L19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95])-2)&amp;&quot;C&quot;&amp;COLUMN([.M19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95])-2)&amp;&quot;C&quot;&amp;COLUMN([.N19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95])-2)&amp;&quot;C&quot;&amp;COLUMN([.O19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95])-2)&amp;&quot;C&quot;&amp;COLUMN([.P19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95])-2)&amp;&quot;C&quot;&amp;COLUMN([.Q19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95])-2)&amp;&quot;C&quot;&amp;COLUMN([.R19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95])-2)&amp;&quot;C&quot;&amp;COLUMN([.S19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95])-2)&amp;&quot;C&quot;&amp;COLUMN([.T19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95])-2)&amp;&quot;C&quot;&amp;COLUMN([.U19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95])-2)&amp;&quot;C&quot;&amp;COLUMN([.V19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95])-2)&amp;&quot;C&quot;&amp;COLUMN([.W19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95])-2)&amp;&quot;C&quot;&amp;COLUMN([.X19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95])-2)&amp;&quot;C&quot;&amp;COLUMN([.Y19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95])-2)&amp;&quot;C&quot;&amp;COLUMN([.Z19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95])-2)&amp;&quot;C&quot;&amp;COLUMN([.AA19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95])-2)&amp;&quot;C&quot;&amp;COLUMN([.AB19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95])-2)&amp;&quot;C&quot;&amp;COLUMN([.AC19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95])-2)&amp;&quot;C&quot;&amp;COLUMN([.AD195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96])-2)&amp;&quot;C&quot;&amp;COLUMN([.D19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96])-2)&amp;&quot;C&quot;&amp;COLUMN([.E19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96])-2)&amp;&quot;C&quot;&amp;COLUMN([.F19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96])-2)&amp;&quot;C&quot;&amp;COLUMN([.G19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96])-2)&amp;&quot;C&quot;&amp;COLUMN([.H19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96])-2)&amp;&quot;C&quot;&amp;COLUMN([.I19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96])-2)&amp;&quot;C&quot;&amp;COLUMN([.J19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96])-2)&amp;&quot;C&quot;&amp;COLUMN([.K19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96])-2)&amp;&quot;C&quot;&amp;COLUMN([.L19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96])-2)&amp;&quot;C&quot;&amp;COLUMN([.M19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96])-2)&amp;&quot;C&quot;&amp;COLUMN([.N19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96])-2)&amp;&quot;C&quot;&amp;COLUMN([.O19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96])-2)&amp;&quot;C&quot;&amp;COLUMN([.P19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96])-2)&amp;&quot;C&quot;&amp;COLUMN([.Q19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96])-2)&amp;&quot;C&quot;&amp;COLUMN([.R19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96])-2)&amp;&quot;C&quot;&amp;COLUMN([.S19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96])-2)&amp;&quot;C&quot;&amp;COLUMN([.T19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96])-2)&amp;&quot;C&quot;&amp;COLUMN([.U19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96])-2)&amp;&quot;C&quot;&amp;COLUMN([.V19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96])-2)&amp;&quot;C&quot;&amp;COLUMN([.W19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96])-2)&amp;&quot;C&quot;&amp;COLUMN([.X19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96])-2)&amp;&quot;C&quot;&amp;COLUMN([.Y19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96])-2)&amp;&quot;C&quot;&amp;COLUMN([.Z19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96])-2)&amp;&quot;C&quot;&amp;COLUMN([.AA19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96])-2)&amp;&quot;C&quot;&amp;COLUMN([.AB19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96])-2)&amp;&quot;C&quot;&amp;COLUMN([.AC19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96])-2)&amp;&quot;C&quot;&amp;COLUMN([.AD196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97])-2)&amp;&quot;C&quot;&amp;COLUMN([.D19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97])-2)&amp;&quot;C&quot;&amp;COLUMN([.E19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97])-2)&amp;&quot;C&quot;&amp;COLUMN([.F19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97])-2)&amp;&quot;C&quot;&amp;COLUMN([.G19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97])-2)&amp;&quot;C&quot;&amp;COLUMN([.H19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97])-2)&amp;&quot;C&quot;&amp;COLUMN([.I19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97])-2)&amp;&quot;C&quot;&amp;COLUMN([.J19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97])-2)&amp;&quot;C&quot;&amp;COLUMN([.K19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97])-2)&amp;&quot;C&quot;&amp;COLUMN([.L19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97])-2)&amp;&quot;C&quot;&amp;COLUMN([.M19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97])-2)&amp;&quot;C&quot;&amp;COLUMN([.N19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97])-2)&amp;&quot;C&quot;&amp;COLUMN([.O19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97])-2)&amp;&quot;C&quot;&amp;COLUMN([.P19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97])-2)&amp;&quot;C&quot;&amp;COLUMN([.Q19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97])-2)&amp;&quot;C&quot;&amp;COLUMN([.R19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97])-2)&amp;&quot;C&quot;&amp;COLUMN([.S19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97])-2)&amp;&quot;C&quot;&amp;COLUMN([.T19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97])-2)&amp;&quot;C&quot;&amp;COLUMN([.U19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97])-2)&amp;&quot;C&quot;&amp;COLUMN([.V19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97])-2)&amp;&quot;C&quot;&amp;COLUMN([.W19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97])-2)&amp;&quot;C&quot;&amp;COLUMN([.X19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97])-2)&amp;&quot;C&quot;&amp;COLUMN([.Y19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97])-2)&amp;&quot;C&quot;&amp;COLUMN([.Z19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97])-2)&amp;&quot;C&quot;&amp;COLUMN([.AA19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97])-2)&amp;&quot;C&quot;&amp;COLUMN([.AB19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97])-2)&amp;&quot;C&quot;&amp;COLUMN([.AC19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97])-2)&amp;&quot;C&quot;&amp;COLUMN([.AD197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98])-2)&amp;&quot;C&quot;&amp;COLUMN([.D19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98])-2)&amp;&quot;C&quot;&amp;COLUMN([.E19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98])-2)&amp;&quot;C&quot;&amp;COLUMN([.F19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98])-2)&amp;&quot;C&quot;&amp;COLUMN([.G19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98])-2)&amp;&quot;C&quot;&amp;COLUMN([.H19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98])-2)&amp;&quot;C&quot;&amp;COLUMN([.I19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98])-2)&amp;&quot;C&quot;&amp;COLUMN([.J19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98])-2)&amp;&quot;C&quot;&amp;COLUMN([.K19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98])-2)&amp;&quot;C&quot;&amp;COLUMN([.L19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98])-2)&amp;&quot;C&quot;&amp;COLUMN([.M19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98])-2)&amp;&quot;C&quot;&amp;COLUMN([.N19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98])-2)&amp;&quot;C&quot;&amp;COLUMN([.O19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98])-2)&amp;&quot;C&quot;&amp;COLUMN([.P19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98])-2)&amp;&quot;C&quot;&amp;COLUMN([.Q19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98])-2)&amp;&quot;C&quot;&amp;COLUMN([.R19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98])-2)&amp;&quot;C&quot;&amp;COLUMN([.S19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98])-2)&amp;&quot;C&quot;&amp;COLUMN([.T19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98])-2)&amp;&quot;C&quot;&amp;COLUMN([.U19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98])-2)&amp;&quot;C&quot;&amp;COLUMN([.V19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98])-2)&amp;&quot;C&quot;&amp;COLUMN([.W19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98])-2)&amp;&quot;C&quot;&amp;COLUMN([.X19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98])-2)&amp;&quot;C&quot;&amp;COLUMN([.Y19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98])-2)&amp;&quot;C&quot;&amp;COLUMN([.Z19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98])-2)&amp;&quot;C&quot;&amp;COLUMN([.AA19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98])-2)&amp;&quot;C&quot;&amp;COLUMN([.AB19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98])-2)&amp;&quot;C&quot;&amp;COLUMN([.AC19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98])-2)&amp;&quot;C&quot;&amp;COLUMN([.AD198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199])-2)&amp;&quot;C&quot;&amp;COLUMN([.D19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199])-2)&amp;&quot;C&quot;&amp;COLUMN([.E19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199])-2)&amp;&quot;C&quot;&amp;COLUMN([.F19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199])-2)&amp;&quot;C&quot;&amp;COLUMN([.G19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199])-2)&amp;&quot;C&quot;&amp;COLUMN([.H19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199])-2)&amp;&quot;C&quot;&amp;COLUMN([.I19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199])-2)&amp;&quot;C&quot;&amp;COLUMN([.J19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199])-2)&amp;&quot;C&quot;&amp;COLUMN([.K19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199])-2)&amp;&quot;C&quot;&amp;COLUMN([.L19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199])-2)&amp;&quot;C&quot;&amp;COLUMN([.M19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199])-2)&amp;&quot;C&quot;&amp;COLUMN([.N19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199])-2)&amp;&quot;C&quot;&amp;COLUMN([.O19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199])-2)&amp;&quot;C&quot;&amp;COLUMN([.P19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199])-2)&amp;&quot;C&quot;&amp;COLUMN([.Q19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199])-2)&amp;&quot;C&quot;&amp;COLUMN([.R19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199])-2)&amp;&quot;C&quot;&amp;COLUMN([.S19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199])-2)&amp;&quot;C&quot;&amp;COLUMN([.T19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199])-2)&amp;&quot;C&quot;&amp;COLUMN([.U19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199])-2)&amp;&quot;C&quot;&amp;COLUMN([.V19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199])-2)&amp;&quot;C&quot;&amp;COLUMN([.W19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199])-2)&amp;&quot;C&quot;&amp;COLUMN([.X19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199])-2)&amp;&quot;C&quot;&amp;COLUMN([.Y19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199])-2)&amp;&quot;C&quot;&amp;COLUMN([.Z19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199])-2)&amp;&quot;C&quot;&amp;COLUMN([.AA19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199])-2)&amp;&quot;C&quot;&amp;COLUMN([.AB19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199])-2)&amp;&quot;C&quot;&amp;COLUMN([.AC19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199])-2)&amp;&quot;C&quot;&amp;COLUMN([.AD199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200])-2)&amp;&quot;C&quot;&amp;COLUMN([.D20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200])-2)&amp;&quot;C&quot;&amp;COLUMN([.E20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200])-2)&amp;&quot;C&quot;&amp;COLUMN([.F20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200])-2)&amp;&quot;C&quot;&amp;COLUMN([.G20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200])-2)&amp;&quot;C&quot;&amp;COLUMN([.H20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200])-2)&amp;&quot;C&quot;&amp;COLUMN([.I20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200])-2)&amp;&quot;C&quot;&amp;COLUMN([.J20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200])-2)&amp;&quot;C&quot;&amp;COLUMN([.K20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200])-2)&amp;&quot;C&quot;&amp;COLUMN([.L20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200])-2)&amp;&quot;C&quot;&amp;COLUMN([.M20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200])-2)&amp;&quot;C&quot;&amp;COLUMN([.N20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200])-2)&amp;&quot;C&quot;&amp;COLUMN([.O20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200])-2)&amp;&quot;C&quot;&amp;COLUMN([.P20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200])-2)&amp;&quot;C&quot;&amp;COLUMN([.Q20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200])-2)&amp;&quot;C&quot;&amp;COLUMN([.R20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200])-2)&amp;&quot;C&quot;&amp;COLUMN([.S20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200])-2)&amp;&quot;C&quot;&amp;COLUMN([.T20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200])-2)&amp;&quot;C&quot;&amp;COLUMN([.U20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200])-2)&amp;&quot;C&quot;&amp;COLUMN([.V20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200])-2)&amp;&quot;C&quot;&amp;COLUMN([.W20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200])-2)&amp;&quot;C&quot;&amp;COLUMN([.X20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200])-2)&amp;&quot;C&quot;&amp;COLUMN([.Y20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200])-2)&amp;&quot;C&quot;&amp;COLUMN([.Z20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200])-2)&amp;&quot;C&quot;&amp;COLUMN([.AA20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200])-2)&amp;&quot;C&quot;&amp;COLUMN([.AB20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200])-2)&amp;&quot;C&quot;&amp;COLUMN([.AC20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200])-2)&amp;&quot;C&quot;&amp;COLUMN([.AD200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201])-2)&amp;&quot;C&quot;&amp;COLUMN([.D20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201])-2)&amp;&quot;C&quot;&amp;COLUMN([.E20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201])-2)&amp;&quot;C&quot;&amp;COLUMN([.F20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201])-2)&amp;&quot;C&quot;&amp;COLUMN([.G20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201])-2)&amp;&quot;C&quot;&amp;COLUMN([.H20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201])-2)&amp;&quot;C&quot;&amp;COLUMN([.I20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201])-2)&amp;&quot;C&quot;&amp;COLUMN([.J20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201])-2)&amp;&quot;C&quot;&amp;COLUMN([.K20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201])-2)&amp;&quot;C&quot;&amp;COLUMN([.L20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201])-2)&amp;&quot;C&quot;&amp;COLUMN([.M20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201])-2)&amp;&quot;C&quot;&amp;COLUMN([.N20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201])-2)&amp;&quot;C&quot;&amp;COLUMN([.O20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201])-2)&amp;&quot;C&quot;&amp;COLUMN([.P20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201])-2)&amp;&quot;C&quot;&amp;COLUMN([.Q20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201])-2)&amp;&quot;C&quot;&amp;COLUMN([.R20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201])-2)&amp;&quot;C&quot;&amp;COLUMN([.S20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201])-2)&amp;&quot;C&quot;&amp;COLUMN([.T20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201])-2)&amp;&quot;C&quot;&amp;COLUMN([.U20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201])-2)&amp;&quot;C&quot;&amp;COLUMN([.V20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201])-2)&amp;&quot;C&quot;&amp;COLUMN([.W20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201])-2)&amp;&quot;C&quot;&amp;COLUMN([.X20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201])-2)&amp;&quot;C&quot;&amp;COLUMN([.Y20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201])-2)&amp;&quot;C&quot;&amp;COLUMN([.Z20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201])-2)&amp;&quot;C&quot;&amp;COLUMN([.AA20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201])-2)&amp;&quot;C&quot;&amp;COLUMN([.AB20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201])-2)&amp;&quot;C&quot;&amp;COLUMN([.AC201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201])-2)&amp;&quot;C&quot;&amp;COLUMN([.AD201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202])-2)&amp;&quot;C&quot;&amp;COLUMN([.D20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202])-2)&amp;&quot;C&quot;&amp;COLUMN([.E20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202])-2)&amp;&quot;C&quot;&amp;COLUMN([.F20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202])-2)&amp;&quot;C&quot;&amp;COLUMN([.G20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202])-2)&amp;&quot;C&quot;&amp;COLUMN([.H20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202])-2)&amp;&quot;C&quot;&amp;COLUMN([.I20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202])-2)&amp;&quot;C&quot;&amp;COLUMN([.J20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202])-2)&amp;&quot;C&quot;&amp;COLUMN([.K20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202])-2)&amp;&quot;C&quot;&amp;COLUMN([.L20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202])-2)&amp;&quot;C&quot;&amp;COLUMN([.M20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202])-2)&amp;&quot;C&quot;&amp;COLUMN([.N20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202])-2)&amp;&quot;C&quot;&amp;COLUMN([.O20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202])-2)&amp;&quot;C&quot;&amp;COLUMN([.P20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202])-2)&amp;&quot;C&quot;&amp;COLUMN([.Q20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202])-2)&amp;&quot;C&quot;&amp;COLUMN([.R20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202])-2)&amp;&quot;C&quot;&amp;COLUMN([.S20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202])-2)&amp;&quot;C&quot;&amp;COLUMN([.T20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202])-2)&amp;&quot;C&quot;&amp;COLUMN([.U20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202])-2)&amp;&quot;C&quot;&amp;COLUMN([.V20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202])-2)&amp;&quot;C&quot;&amp;COLUMN([.W20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202])-2)&amp;&quot;C&quot;&amp;COLUMN([.X20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202])-2)&amp;&quot;C&quot;&amp;COLUMN([.Y20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202])-2)&amp;&quot;C&quot;&amp;COLUMN([.Z20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202])-2)&amp;&quot;C&quot;&amp;COLUMN([.AA20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202])-2)&amp;&quot;C&quot;&amp;COLUMN([.AB20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202])-2)&amp;&quot;C&quot;&amp;COLUMN([.AC202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202])-2)&amp;&quot;C&quot;&amp;COLUMN([.AD202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203])-2)&amp;&quot;C&quot;&amp;COLUMN([.D20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203])-2)&amp;&quot;C&quot;&amp;COLUMN([.E20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203])-2)&amp;&quot;C&quot;&amp;COLUMN([.F20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203])-2)&amp;&quot;C&quot;&amp;COLUMN([.G20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203])-2)&amp;&quot;C&quot;&amp;COLUMN([.H20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203])-2)&amp;&quot;C&quot;&amp;COLUMN([.I20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203])-2)&amp;&quot;C&quot;&amp;COLUMN([.J20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203])-2)&amp;&quot;C&quot;&amp;COLUMN([.K20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203])-2)&amp;&quot;C&quot;&amp;COLUMN([.L20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203])-2)&amp;&quot;C&quot;&amp;COLUMN([.M20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203])-2)&amp;&quot;C&quot;&amp;COLUMN([.N20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203])-2)&amp;&quot;C&quot;&amp;COLUMN([.O20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203])-2)&amp;&quot;C&quot;&amp;COLUMN([.P20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203])-2)&amp;&quot;C&quot;&amp;COLUMN([.Q20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203])-2)&amp;&quot;C&quot;&amp;COLUMN([.R20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203])-2)&amp;&quot;C&quot;&amp;COLUMN([.S20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203])-2)&amp;&quot;C&quot;&amp;COLUMN([.T20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203])-2)&amp;&quot;C&quot;&amp;COLUMN([.U20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203])-2)&amp;&quot;C&quot;&amp;COLUMN([.V20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203])-2)&amp;&quot;C&quot;&amp;COLUMN([.W20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203])-2)&amp;&quot;C&quot;&amp;COLUMN([.X20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203])-2)&amp;&quot;C&quot;&amp;COLUMN([.Y20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203])-2)&amp;&quot;C&quot;&amp;COLUMN([.Z20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203])-2)&amp;&quot;C&quot;&amp;COLUMN([.AA20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203])-2)&amp;&quot;C&quot;&amp;COLUMN([.AB20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203])-2)&amp;&quot;C&quot;&amp;COLUMN([.AC203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203])-2)&amp;&quot;C&quot;&amp;COLUMN([.AD203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204])-2)&amp;&quot;C&quot;&amp;COLUMN([.D20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204])-2)&amp;&quot;C&quot;&amp;COLUMN([.E20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204])-2)&amp;&quot;C&quot;&amp;COLUMN([.F20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204])-2)&amp;&quot;C&quot;&amp;COLUMN([.G20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204])-2)&amp;&quot;C&quot;&amp;COLUMN([.H20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204])-2)&amp;&quot;C&quot;&amp;COLUMN([.I20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204])-2)&amp;&quot;C&quot;&amp;COLUMN([.J20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204])-2)&amp;&quot;C&quot;&amp;COLUMN([.K20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204])-2)&amp;&quot;C&quot;&amp;COLUMN([.L20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204])-2)&amp;&quot;C&quot;&amp;COLUMN([.M20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204])-2)&amp;&quot;C&quot;&amp;COLUMN([.N20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204])-2)&amp;&quot;C&quot;&amp;COLUMN([.O20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204])-2)&amp;&quot;C&quot;&amp;COLUMN([.P20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204])-2)&amp;&quot;C&quot;&amp;COLUMN([.Q20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204])-2)&amp;&quot;C&quot;&amp;COLUMN([.R20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204])-2)&amp;&quot;C&quot;&amp;COLUMN([.S20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204])-2)&amp;&quot;C&quot;&amp;COLUMN([.T20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204])-2)&amp;&quot;C&quot;&amp;COLUMN([.U20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204])-2)&amp;&quot;C&quot;&amp;COLUMN([.V20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204])-2)&amp;&quot;C&quot;&amp;COLUMN([.W20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204])-2)&amp;&quot;C&quot;&amp;COLUMN([.X20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204])-2)&amp;&quot;C&quot;&amp;COLUMN([.Y20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204])-2)&amp;&quot;C&quot;&amp;COLUMN([.Z20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204])-2)&amp;&quot;C&quot;&amp;COLUMN([.AA20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204])-2)&amp;&quot;C&quot;&amp;COLUMN([.AB20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204])-2)&amp;&quot;C&quot;&amp;COLUMN([.AC204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204])-2)&amp;&quot;C&quot;&amp;COLUMN([.AD204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205])-2)&amp;&quot;C&quot;&amp;COLUMN([.D20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205])-2)&amp;&quot;C&quot;&amp;COLUMN([.E20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205])-2)&amp;&quot;C&quot;&amp;COLUMN([.F20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205])-2)&amp;&quot;C&quot;&amp;COLUMN([.G20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205])-2)&amp;&quot;C&quot;&amp;COLUMN([.H20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205])-2)&amp;&quot;C&quot;&amp;COLUMN([.I20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205])-2)&amp;&quot;C&quot;&amp;COLUMN([.J20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205])-2)&amp;&quot;C&quot;&amp;COLUMN([.K20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205])-2)&amp;&quot;C&quot;&amp;COLUMN([.L20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205])-2)&amp;&quot;C&quot;&amp;COLUMN([.M20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205])-2)&amp;&quot;C&quot;&amp;COLUMN([.N20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205])-2)&amp;&quot;C&quot;&amp;COLUMN([.O20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205])-2)&amp;&quot;C&quot;&amp;COLUMN([.P20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205])-2)&amp;&quot;C&quot;&amp;COLUMN([.Q20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205])-2)&amp;&quot;C&quot;&amp;COLUMN([.R20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205])-2)&amp;&quot;C&quot;&amp;COLUMN([.S20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205])-2)&amp;&quot;C&quot;&amp;COLUMN([.T20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205])-2)&amp;&quot;C&quot;&amp;COLUMN([.U20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205])-2)&amp;&quot;C&quot;&amp;COLUMN([.V20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205])-2)&amp;&quot;C&quot;&amp;COLUMN([.W20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205])-2)&amp;&quot;C&quot;&amp;COLUMN([.X20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205])-2)&amp;&quot;C&quot;&amp;COLUMN([.Y20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205])-2)&amp;&quot;C&quot;&amp;COLUMN([.Z20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205])-2)&amp;&quot;C&quot;&amp;COLUMN([.AA20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205])-2)&amp;&quot;C&quot;&amp;COLUMN([.AB20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205])-2)&amp;&quot;C&quot;&amp;COLUMN([.AC205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205])-2)&amp;&quot;C&quot;&amp;COLUMN([.AD205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206])-2)&amp;&quot;C&quot;&amp;COLUMN([.D20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206])-2)&amp;&quot;C&quot;&amp;COLUMN([.E20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206])-2)&amp;&quot;C&quot;&amp;COLUMN([.F20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206])-2)&amp;&quot;C&quot;&amp;COLUMN([.G20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206])-2)&amp;&quot;C&quot;&amp;COLUMN([.H20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206])-2)&amp;&quot;C&quot;&amp;COLUMN([.I20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206])-2)&amp;&quot;C&quot;&amp;COLUMN([.J20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206])-2)&amp;&quot;C&quot;&amp;COLUMN([.K20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206])-2)&amp;&quot;C&quot;&amp;COLUMN([.L20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206])-2)&amp;&quot;C&quot;&amp;COLUMN([.M20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206])-2)&amp;&quot;C&quot;&amp;COLUMN([.N20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206])-2)&amp;&quot;C&quot;&amp;COLUMN([.O20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206])-2)&amp;&quot;C&quot;&amp;COLUMN([.P20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206])-2)&amp;&quot;C&quot;&amp;COLUMN([.Q20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206])-2)&amp;&quot;C&quot;&amp;COLUMN([.R20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206])-2)&amp;&quot;C&quot;&amp;COLUMN([.S20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206])-2)&amp;&quot;C&quot;&amp;COLUMN([.T20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206])-2)&amp;&quot;C&quot;&amp;COLUMN([.U20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206])-2)&amp;&quot;C&quot;&amp;COLUMN([.V20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206])-2)&amp;&quot;C&quot;&amp;COLUMN([.W20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206])-2)&amp;&quot;C&quot;&amp;COLUMN([.X20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206])-2)&amp;&quot;C&quot;&amp;COLUMN([.Y20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206])-2)&amp;&quot;C&quot;&amp;COLUMN([.Z20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206])-2)&amp;&quot;C&quot;&amp;COLUMN([.AA20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206])-2)&amp;&quot;C&quot;&amp;COLUMN([.AB20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206])-2)&amp;&quot;C&quot;&amp;COLUMN([.AC206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206])-2)&amp;&quot;C&quot;&amp;COLUMN([.AD206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207])-2)&amp;&quot;C&quot;&amp;COLUMN([.D20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207])-2)&amp;&quot;C&quot;&amp;COLUMN([.E20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207])-2)&amp;&quot;C&quot;&amp;COLUMN([.F20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207])-2)&amp;&quot;C&quot;&amp;COLUMN([.G20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207])-2)&amp;&quot;C&quot;&amp;COLUMN([.H20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207])-2)&amp;&quot;C&quot;&amp;COLUMN([.I20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207])-2)&amp;&quot;C&quot;&amp;COLUMN([.J20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207])-2)&amp;&quot;C&quot;&amp;COLUMN([.K20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207])-2)&amp;&quot;C&quot;&amp;COLUMN([.L20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207])-2)&amp;&quot;C&quot;&amp;COLUMN([.M20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207])-2)&amp;&quot;C&quot;&amp;COLUMN([.N20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207])-2)&amp;&quot;C&quot;&amp;COLUMN([.O20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207])-2)&amp;&quot;C&quot;&amp;COLUMN([.P20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207])-2)&amp;&quot;C&quot;&amp;COLUMN([.Q20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207])-2)&amp;&quot;C&quot;&amp;COLUMN([.R20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207])-2)&amp;&quot;C&quot;&amp;COLUMN([.S20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207])-2)&amp;&quot;C&quot;&amp;COLUMN([.T20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207])-2)&amp;&quot;C&quot;&amp;COLUMN([.U20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207])-2)&amp;&quot;C&quot;&amp;COLUMN([.V20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207])-2)&amp;&quot;C&quot;&amp;COLUMN([.W20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207])-2)&amp;&quot;C&quot;&amp;COLUMN([.X20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207])-2)&amp;&quot;C&quot;&amp;COLUMN([.Y20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207])-2)&amp;&quot;C&quot;&amp;COLUMN([.Z20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207])-2)&amp;&quot;C&quot;&amp;COLUMN([.AA20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207])-2)&amp;&quot;C&quot;&amp;COLUMN([.AB20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207])-2)&amp;&quot;C&quot;&amp;COLUMN([.AC207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207])-2)&amp;&quot;C&quot;&amp;COLUMN([.AD207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208])-2)&amp;&quot;C&quot;&amp;COLUMN([.D20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208])-2)&amp;&quot;C&quot;&amp;COLUMN([.E20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208])-2)&amp;&quot;C&quot;&amp;COLUMN([.F20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208])-2)&amp;&quot;C&quot;&amp;COLUMN([.G20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208])-2)&amp;&quot;C&quot;&amp;COLUMN([.H20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208])-2)&amp;&quot;C&quot;&amp;COLUMN([.I20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208])-2)&amp;&quot;C&quot;&amp;COLUMN([.J20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208])-2)&amp;&quot;C&quot;&amp;COLUMN([.K20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208])-2)&amp;&quot;C&quot;&amp;COLUMN([.L20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208])-2)&amp;&quot;C&quot;&amp;COLUMN([.M20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208])-2)&amp;&quot;C&quot;&amp;COLUMN([.N20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208])-2)&amp;&quot;C&quot;&amp;COLUMN([.O20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208])-2)&amp;&quot;C&quot;&amp;COLUMN([.P20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208])-2)&amp;&quot;C&quot;&amp;COLUMN([.Q20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208])-2)&amp;&quot;C&quot;&amp;COLUMN([.R20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208])-2)&amp;&quot;C&quot;&amp;COLUMN([.S20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208])-2)&amp;&quot;C&quot;&amp;COLUMN([.T20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208])-2)&amp;&quot;C&quot;&amp;COLUMN([.U20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208])-2)&amp;&quot;C&quot;&amp;COLUMN([.V20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208])-2)&amp;&quot;C&quot;&amp;COLUMN([.W20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208])-2)&amp;&quot;C&quot;&amp;COLUMN([.X20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208])-2)&amp;&quot;C&quot;&amp;COLUMN([.Y20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208])-2)&amp;&quot;C&quot;&amp;COLUMN([.Z20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208])-2)&amp;&quot;C&quot;&amp;COLUMN([.AA20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208])-2)&amp;&quot;C&quot;&amp;COLUMN([.AB20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208])-2)&amp;&quot;C&quot;&amp;COLUMN([.AC208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208])-2)&amp;&quot;C&quot;&amp;COLUMN([.AD208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209])-2)&amp;&quot;C&quot;&amp;COLUMN([.D20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209])-2)&amp;&quot;C&quot;&amp;COLUMN([.E20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209])-2)&amp;&quot;C&quot;&amp;COLUMN([.F20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209])-2)&amp;&quot;C&quot;&amp;COLUMN([.G20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209])-2)&amp;&quot;C&quot;&amp;COLUMN([.H20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209])-2)&amp;&quot;C&quot;&amp;COLUMN([.I20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209])-2)&amp;&quot;C&quot;&amp;COLUMN([.J20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209])-2)&amp;&quot;C&quot;&amp;COLUMN([.K20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209])-2)&amp;&quot;C&quot;&amp;COLUMN([.L20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209])-2)&amp;&quot;C&quot;&amp;COLUMN([.M20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209])-2)&amp;&quot;C&quot;&amp;COLUMN([.N20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209])-2)&amp;&quot;C&quot;&amp;COLUMN([.O20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209])-2)&amp;&quot;C&quot;&amp;COLUMN([.P20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209])-2)&amp;&quot;C&quot;&amp;COLUMN([.Q20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209])-2)&amp;&quot;C&quot;&amp;COLUMN([.R20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209])-2)&amp;&quot;C&quot;&amp;COLUMN([.S20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209])-2)&amp;&quot;C&quot;&amp;COLUMN([.T20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209])-2)&amp;&quot;C&quot;&amp;COLUMN([.U20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209])-2)&amp;&quot;C&quot;&amp;COLUMN([.V20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209])-2)&amp;&quot;C&quot;&amp;COLUMN([.W20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209])-2)&amp;&quot;C&quot;&amp;COLUMN([.X20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209])-2)&amp;&quot;C&quot;&amp;COLUMN([.Y20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209])-2)&amp;&quot;C&quot;&amp;COLUMN([.Z20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209])-2)&amp;&quot;C&quot;&amp;COLUMN([.AA20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209])-2)&amp;&quot;C&quot;&amp;COLUMN([.AB20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209])-2)&amp;&quot;C&quot;&amp;COLUMN([.AC209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209])-2)&amp;&quot;C&quot;&amp;COLUMN([.AD209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style-name="ce1" table:formula="of:=INDIRECT(&quot;'&quot;&amp;[.$B$1]&amp;&quot;'!R&quot;&amp;(ROW([.D210])-2)&amp;&quot;C&quot;&amp;COLUMN([.D2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E210])-2)&amp;&quot;C&quot;&amp;COLUMN([.E2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F210])-2)&amp;&quot;C&quot;&amp;COLUMN([.F2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G210])-2)&amp;&quot;C&quot;&amp;COLUMN([.G2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H210])-2)&amp;&quot;C&quot;&amp;COLUMN([.H2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I210])-2)&amp;&quot;C&quot;&amp;COLUMN([.I2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J210])-2)&amp;&quot;C&quot;&amp;COLUMN([.J2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K210])-2)&amp;&quot;C&quot;&amp;COLUMN([.K2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L210])-2)&amp;&quot;C&quot;&amp;COLUMN([.L2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M210])-2)&amp;&quot;C&quot;&amp;COLUMN([.M2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N210])-2)&amp;&quot;C&quot;&amp;COLUMN([.N2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O210])-2)&amp;&quot;C&quot;&amp;COLUMN([.O2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P210])-2)&amp;&quot;C&quot;&amp;COLUMN([.P2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Q210])-2)&amp;&quot;C&quot;&amp;COLUMN([.Q2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R210])-2)&amp;&quot;C&quot;&amp;COLUMN([.R2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S210])-2)&amp;&quot;C&quot;&amp;COLUMN([.S2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T210])-2)&amp;&quot;C&quot;&amp;COLUMN([.T2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U210])-2)&amp;&quot;C&quot;&amp;COLUMN([.U2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V210])-2)&amp;&quot;C&quot;&amp;COLUMN([.V2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W210])-2)&amp;&quot;C&quot;&amp;COLUMN([.W2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X210])-2)&amp;&quot;C&quot;&amp;COLUMN([.X2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Y210])-2)&amp;&quot;C&quot;&amp;COLUMN([.Y2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Z210])-2)&amp;&quot;C&quot;&amp;COLUMN([.Z2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A210])-2)&amp;&quot;C&quot;&amp;COLUMN([.AA2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B210])-2)&amp;&quot;C&quot;&amp;COLUMN([.AB2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C210])-2)&amp;&quot;C&quot;&amp;COLUMN([.AC210]);FALSE())" office:value-type="float" office:value="0" calcext:value-type="float">
            <text:p>0</text:p>
          </table:table-cell>
          <table:table-cell table:style-name="ce1" table:formula="of:=INDIRECT(&quot;'&quot;&amp;[.$B$1]&amp;&quot;'!R&quot;&amp;(ROW([.AD210])-2)&amp;&quot;C&quot;&amp;COLUMN([.AD210]);FALSE())" office:value-type="float" office:value="0" calcext:value-type="float">
            <text:p>0</text:p>
          </table:table-cell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number-columns-repeated="29"/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number-columns-repeated="29"/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number-columns-repeated="29"/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number-columns-repeated="29"/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number-columns-repeated="29"/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number-columns-repeated="29"/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number-columns-repeated="29"/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number-columns-repeated="29"/>
          <table:table-cell table:style-name="Default" table:number-columns-repeated="16354"/>
        </table:table-row>
        <table:table-row table:style-name="ro1">
          <table:table-cell table:style-name="ce3" table:formula="of:=INDIRECT(&quot;'&quot;&amp;[.$B$1]&amp;&quot;'!R&quot;&amp;(ROW()-2)&amp;&quot;C&quot;&amp;COLUMN();FALSE())" office:value-type="date" office:date-value="1899-12-30" calcext:value-type="date">
            <text:p>30/12/1899</text:p>
          </table:table-cell>
          <table:table-cell table:number-columns-repeated="29"/>
          <table:table-cell table:style-name="Default" table:number-columns-repeated="16354"/>
        </table:table-row>
        <table:table-row table:style-name="ro1" table:number-rows-repeated="1048356">
          <table:table-cell table:number-columns-repeated="30"/>
          <table:table-cell table:style-name="Default" table:number-columns-repeated="16354"/>
        </table:table-row>
        <table:table-row table:style-name="ro1">
          <table:table-cell table:number-columns-repeated="30"/>
          <table:table-cell table:style-name="Default" table:number-columns-repeated="16354"/>
        </table:table-row>
        <table:named-expressions>
          <table:named-range table:name="Excel_BuiltIn__FilterDatabase" table:base-cell-address="$'Selected Chart'.$A$1" table:cell-range-address="$'Selected Chart'.$A$2:.$C$219"/>
        </table:named-expressions>
      </table:table>
      <table:table table:name="Sanjay Prabhakaran" table:style-name="ta2">
        <table:table-column table:style-name="co5" table:default-cell-style-name="ce1"/>
        <table:table-column table:style-name="co6" table:default-cell-style-name="ce8"/>
        <table:table-column table:style-name="co7" table:default-cell-style-name="ce1"/>
        <table:table-column table:style-name="co4" table:number-columns-repeated="16381"/>
        <table:table-row table:style-name="ro1">
          <table:table-cell office:value-type="string" calcext:value-type="string">
            <text:p>C:\Users\sprabhakara2\Google Drive\charts\Family&amp;Self\Sanjay Prabhakaran</text:p>
          </table:table-cell>
          <table:table-cell office:value-type="date" office:date-value="1971-07-19" calcext:value-type="date">
            <text:p>Monday, July 19, 1971</text:p>
          </table:table-cell>
          <table:table-cell office:value-type="string" calcext:value-type="string">
            <text:p>Born in CIM Stores</text:p>
          </table:table-cell>
        </table:table-row>
        <table:table-row table:style-name="ro1">
          <table:table-cell/>
          <table:table-cell office:value-type="date" office:date-value="2000-07-16" calcext:value-type="date">
            <text:p>Sunday, July 16, 2000</text:p>
          </table:table-cell>
          <table:table-cell table:style-name="ce9" office:value-type="string" calcext:value-type="string">
            <text:p>Joined SJC/SJVC</text:p>
          </table:table-cell>
        </table:table-row>
        <table:table-row table:style-name="ro1">
          <table:table-cell office:value-type="string" calcext:value-type="string">
            <text:p>Natal Chart</text:p>
          </table:table-cell>
          <table:table-cell office:value-type="date" office:date-value="2003-11-01" calcext:value-type="date">
            <text:p>Saturday, November 1, 2003</text:p>
          </table:table-cell>
          <table:table-cell office:value-type="string" calcext:value-type="string">
            <text:p>Bought Car D16</text:p>
          </table:table-cell>
        </table:table-row>
        <table:table-row table:style-name="ro1">
          <table:table-cell/>
          <table:table-cell office:value-type="date" office:date-value="2006-03-03" calcext:value-type="date">
            <text:p>Friday, March 3, 2006</text:p>
          </table:table-cell>
          <table:table-cell office:value-type="string" calcext:value-type="string">
            <text:p>Marriage D9</text:p>
          </table:table-cell>
        </table:table-row>
        <table:table-row table:style-name="ro1">
          <table:table-cell office:value-type="string" calcext:value-type="string">
            <text:p>Date: <text:s text:c="9"/>July 19, 1971</text:p>
          </table:table-cell>
          <table:table-cell office:value-type="date" office:date-value="2014-02-24" calcext:value-type="date">
            <text:p>Monday, February 24, 2014</text:p>
          </table:table-cell>
          <table:table-cell office:value-type="string" calcext:value-type="string">
            <text:p>Bought Car D16</text:p>
          </table:table-cell>
        </table:table-row>
        <table:table-row table:style-name="ro1">
          <table:table-cell office:value-type="string" calcext:value-type="string">
            <text:p>Time: <text:s text:c="9"/>9:13: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Zone: <text:s text:c="4"/>5:30:00 (East of GM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ce: <text:s text:c="8"/>78 E 05' 05", 10 N 57' 47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15"/>Karur CIM Store, Ind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itude: <text:s text:c="5"/>123.00 meter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unar Yr-Mo: <text:s text:c="2"/>Virodha-krit - Ashad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hi: <text:s text:c="8"/>Krishna Dwadasi (Me) (28.19% lef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dic Weekday: Monday (Mo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kshatra: <text:s text:c="4"/>Rohini (Mo) (2.38% lef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ga: <text:s text:c="9"/>Vriddhi (Me) (9.39% lef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ana: <text:s text:c="7"/>Taitula (Me) (56.39% lef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a Lord: <text:s text:c="4"/>Mars (5 min sign: Sg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hakala Hora: Jupiter (5 min sign: Aq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ala Lord: <text:s text:c="3"/>Rahu (Mahakala: Rahu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nrise: <text:s text:c="6"/>6:03: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set: <text:s text:c="7"/>18:44: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ma Ghatis: <text:s/>7.9117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yanamsa: <text:s text:c="5"/>23-26-39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ereal Time: 4:40:4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dy <text:s text:c="19"/>Longitude <text:s text:c="7"/>Nakshatra Pada Rasi Navams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gna <text:s text:c="18"/>16 Le 42' 41.46" PPha <text:s text:c="5"/>2 <text:s text:c="3"/>Le <text:s text:c="2"/>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 - DK <text:s text:c="16"/>2 Cn 23' 57.13" Puna <text:s text:c="5"/>4 <text:s text:c="3"/>Cn <text:s text:c="2"/>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n - BK <text:s text:c="14"/>23 Ta 00' 57.40" Rohi <text:s text:c="5"/>4 <text:s text:c="3"/>Ta <text:s text:c="2"/>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 (R) - AK <text:s text:c="10"/>28 Cp 06' 31.19" Dhan <text:s text:c="5"/>2 <text:s text:c="3"/>Cp <text:s text:c="2"/>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ury - AmK <text:s text:c="10"/>27 Cn 07' 47.23" Asre <text:s text:c="5"/>4 <text:s text:c="3"/>Cn <text:s text:c="2"/>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piter (R) - GK <text:s text:c="8"/>3 Sc 11' 49.83" Visa <text:s text:c="5"/>4 <text:s text:c="3"/>Sc <text:s text:c="2"/>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us - MK <text:s text:c="13"/>21 Ge 32' 26.17" Puna <text:s text:c="5"/>1 <text:s text:c="3"/>Ge <text:s text:c="2"/>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urn - PiK <text:s text:c="12"/>9 Ta 53' 06.76" Krit <text:s text:c="5"/>4 <text:s text:c="3"/>Ta <text:s text:c="2"/>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hu - PK <text:s text:c="14"/>21 Cp 58' 02.06" Srav <text:s text:c="5"/>4 <text:s text:c="3"/>Cp <text:s text:c="2"/>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tu <text:s text:c="19"/>21 Cn 58' 02.06" Asre <text:s text:c="5"/>2 <text:s text:c="3"/>Cn <text:s text:c="2"/>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andi <text:s text:c="18"/>8 Sc 13' 55.81" Anu <text:s text:c="6"/>2 <text:s text:c="3"/>Sc <text:s text:c="2"/>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lika <text:s text:c="17"/>19 Sc 06' 14.77" Jye <text:s text:c="6"/>1 <text:s text:c="3"/>Sc <text:s text:c="2"/>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ava Lagna <text:s text:c="12"/>19 Le 52' 10.90" PPha <text:s text:c="5"/>2 <text:s text:c="3"/>Le <text:s text:c="2"/>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a Lagna <text:s text:c="14"/>7 Li 20' 24.68" Swat <text:s text:c="5"/>1 <text:s text:c="3"/>Li <text:s text:c="2"/>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ati Lagna <text:s text:c="12"/>29 Aq 45' 05.99" PBha <text:s text:c="5"/>3 <text:s text:c="3"/>Aq <text:s text:c="2"/>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ghati Lagna <text:s text:c="10"/>21 Aq 48' 32.58" PBha <text:s text:c="5"/>1 <text:s text:c="3"/>Aq <text:s text:c="2"/>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nada Lagna <text:s text:c="10"/>16 Pi 42' 41.46" Reva <text:s text:c="5"/>1 <text:s text:c="3"/>Pi <text:s text:c="2"/>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ee Lagna <text:s text:c="14"/>8 Le 08' 31.14" Magh <text:s text:c="5"/>3 <text:s text:c="3"/>Le <text:s text:c="2"/>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napada Lagna <text:s text:c="8"/>21 Aq 48' 32.58" PBha <text:s text:c="5"/>1 <text:s text:c="3"/>Aq <text:s text:c="2"/>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u Lagna <text:s text:c="13"/>23 Sc 00' 57.40" Jye <text:s text:c="6"/>2 <text:s text:c="3"/>Sc <text:s text:c="2"/>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rigu Bindu <text:s text:c="11"/>22 Pi 29' 29.73" Reva <text:s text:c="5"/>2 <text:s text:c="3"/>Pi <text:s text:c="2"/>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ooma <text:s text:c="17"/>15 Sc 43' 57.13" Anu <text:s text:c="6"/>4 <text:s text:c="3"/>Sc <text:s text:c="2"/>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atipata <text:s text:c="14"/>14 Le 16' 02.87" PPha <text:s text:c="5"/>1 <text:s text:c="3"/>Le <text:s text:c="2"/>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ivesha <text:s text:c="14"/>14 Aq 16' 02.87" Sata <text:s text:c="5"/>3 <text:s text:c="3"/>Aq <text:s text:c="2"/>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ra Chapa <text:s text:c="12"/>15 Ta 43' 57.13" Rohi <text:s text:c="5"/>2 <text:s text:c="3"/>Ta <text:s text:c="2"/>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aketu <text:s text:c="17"/>2 Ge 23' 57.13" Mrig <text:s text:c="5"/>3 <text:s text:c="3"/>Ge <text:s text:c="2"/>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ala <text:s text:c="19"/>3 Cp 37' 58.24" USha <text:s text:c="5"/>3 <text:s text:c="3"/>Cp <text:s text:c="2"/>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ityu <text:s text:c="17"/>16 Le 48' 09.04" PPha <text:s text:c="5"/>2 <text:s text:c="3"/>Le <text:s text:c="2"/>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ha Prahara <text:s text:c="10"/>10 Vi 40' 57.52" Hast <text:s text:c="5"/>1 <text:s text:c="3"/>Vi <text:s text:c="2"/>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ma Ghantaka <text:s text:c="11"/>4 Li 23' 46.00" Chit <text:s text:c="5"/>4 <text:s text:c="3"/>Li <text:s text:c="2"/>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na Sphuta <text:s text:c="11"/>12 Li 39' 42.06" Swat <text:s text:c="5"/>2 <text:s text:c="3"/>Li <text:s text:c="2"/>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ha Sphuta <text:s text:c="12"/>23 Cp 13' 53.93" Srav <text:s text:c="5"/>4 <text:s text:c="3"/>Cp <text:s text:c="2"/>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ityu Sphuta <text:s text:c="10"/>16 Sg 07' 40.49" PSha <text:s text:c="5"/>1 <text:s text:c="3"/>Sg <text:s text:c="2"/>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okshma TriSphuta <text:s text:c="5"/>22 Ar 01' 16.48" Bhar <text:s text:c="5"/>3 <text:s text:c="3"/>Ar <text:s text:c="2"/>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hi Sphuta <text:s text:c="11"/>20 Aq 37' 00.26" PBha <text:s text:c="5"/>1 <text:s text:c="3"/>Aq <text:s text:c="2"/>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ga Sphuta (Sun-Moon) <text:s/>25 Le 24' 54.53" PPha <text:s text:c="5"/>4 <text:s text:c="3"/>Le <text:s text:c="2"/>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hu Tithi Sphuta <text:s text:c="6"/>19 Li 34' 04.93" Swat <text:s text:c="5"/>4 <text:s text:c="3"/>Li <text:s text:c="2"/>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hetra Sphuta <text:s text:c="9"/>24 Li 19' 18.41" Visa <text:s text:c="5"/>2 <text:s text:c="3"/>Li <text:s text:c="2"/>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ja Sphuta <text:s text:c="11"/>27 Ar 08' 13.13" Krit <text:s text:c="5"/>1 <text:s text:c="3"/>Ar <text:s text:c="2"/>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Sphuta <text:s text:c="14"/>28 Ta 49' 53.62" Mrig <text:s text:c="5"/>2 <text:s text:c="3"/>Ta <text:s text:c="2"/>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tusSphuta <text:s text:c="12"/>1 Vi 13' 50.75" UPha <text:s text:c="5"/>2 <text:s text:c="3"/>Vi <text:s text:c="2"/>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chaSphuta <text:s text:c="11"/>23 Ge 11' 52.82" Puna <text:s text:c="5"/>1 <text:s text:c="3"/>Ge <text:s text:c="2"/>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nda <text:s text:c="19"/>3 Cp 37' 58.17" USha <text:s text:c="5"/>3 <text:s text:c="3"/>Cp <text:s text:c="2"/>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ga Sphuta <text:s text:c="12"/>28 Sc 44' 54.53" Jye <text:s text:c="6"/>4 <text:s text:c="3"/>Sc <text:s text:c="2"/>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yoga Sphuta <text:s text:c="10"/>5 Ge 24' 54.53" Mrig <text:s text:c="5"/>4 <text:s text:c="3"/>Ge <text:s text:c="2"/>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gaSaham <text:s text:c="14"/>28 Sc 44' 54.53" Jye <text:s text:c="6"/>4 <text:s text:c="3"/>Sc <text:s text:c="2"/>Pi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+-----------------------------------------------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| <text:s text:c="10"/>| <text:s text:c="10"/>|Mo <text:s text:c="2"/>Sa <text:s text:c="3"/>|Ve <text:s text:c="2"/>AL <text:s text:c="3"/>|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| <text:s text:c="10"/>| <text:s text:c="10"/>| <text:s text:c="10"/>| <text:s text:c="10"/>|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| <text:s text:c="10"/>| <text:s text:c="10"/>| <text:s text:c="10"/>| <text:s text:c="10"/>|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| <text:s text:c="10"/>| <text:s text:c="10"/>| <text:s text:c="10"/>| <text:s text:c="10"/>|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| <text:s text:c="10"/>| <text:s text:c="10"/>| <text:s text:c="10"/>| <text:s text:c="10"/>|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|-----------+-----------------------+-----------|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|GL <text:s text:c="8"/>| <text:s text:c="22"/>|Su <text:s text:c="2"/>Me <text:s text:c="3"/>|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| <text:s text:c="10"/>| <text:s text:c="22"/>|Ke <text:s text:c="8"/>|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| <text:s text:c="10"/>| <text:s text:c="22"/>| <text:s text:c="10"/>|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| <text:s text:c="10"/>| <text:s text:c="22"/>| <text:s text:c="10"/>|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| <text:s text:c="10"/>| <text:s text:c="22"/>| <text:s text:c="10"/>|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|-----------| <text:s text:c="8"/>Rasi <text:s text:c="9"/>|-----------|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|MaR <text:s/>Ra <text:s text:c="3"/>| <text:s text:c="22"/>|As <text:s text:c="8"/>|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| <text:s text:c="10"/>| <text:s text:c="22"/>| <text:s text:c="10"/>|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| <text:s text:c="10"/>| <text:s text:c="22"/>| <text:s text:c="10"/>|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| <text:s text:c="10"/>| <text:s text:c="22"/>| <text:s text:c="10"/>|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| <text:s text:c="10"/>| <text:s text:c="22"/>| <text:s text:c="10"/>|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|-----------+-----------------------+-----------|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| <text:s text:c="10"/>|JuR <text:s/>Md <text:s text:c="3"/>|HL <text:s text:c="8"/>| <text:s text:c="10"/>|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| <text:s text:c="10"/>|Gk <text:s text:c="8"/>| <text:s text:c="10"/>| <text:s text:c="10"/>|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| <text:s text:c="10"/>| <text:s text:c="10"/>| <text:s text:c="10"/>| <text:s text:c="10"/>|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| <text:s text:c="10"/>| <text:s text:c="10"/>| <text:s text:c="10"/>| <text:s text:c="10"/>|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| <text:s text:c="10"/>| <text:s text:c="10"/>| <text:s text:c="10"/>| <text:s text:c="10"/>|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-----------------------------------------------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msottari Dasa ()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oon <text:s/>Moon 1961-10-15 <text:s/>Mars 1962-08-14 <text:s/>Rah 1963-03-12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6"/>Jup 1964-09-14 <text:s/>Sat 1966-01-12 <text:s/>Merc 1967-08-15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6"/>Ket 1969-01-12 <text:s/>Ven 1969-08-14 <text:s/>Sun 1971-04-12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 <text:s/>Mars 1971-10-15 <text:s/>Rah 1972-03-09 <text:s/>Jup 1973-03-27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6"/>Sat 1974-03-03 <text:s/>Merc 1975-04-12 <text:s/>Ket 1976-04-08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6"/>Ven 1976-09-08 <text:s/>Sun 1977-11-08 <text:s/>Moon 1978-03-12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h <text:s/>Rah 1978-10-15 <text:s/>Jup 1981-06-25 <text:s/>Sat 1983-11-20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5"/>Merc 1986-09-27 <text:s/>Ket 1989-04-11 <text:s/>Ven 1990-04-30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5"/>Sun 1993-04-30 <text:s/>Moon 1994-03-24 <text:s/>Mars 1995-09-27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p <text:s/>Jup 1996-10-15 <text:s/>Sat 1998-12-02 <text:s/>Merc 2001-06-13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5"/>Ket 2003-09-21 <text:s/>Ven 2004-08-27 <text:s/>Sun 2007-04-24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5"/>Moon 2008-02-11 <text:s/>Mars 2009-06-13 <text:s/>Rah 2010-05-19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 <text:s/>Sat 2012-10-15 <text:s/>Merc 2015-10-19 <text:s/>Ket 2018-06-26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5"/>Ven 2019-08-06 <text:s/>Sun 2022-10-06 <text:s/>Moon 2023-09-18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5"/>Mars 2025-04-15 <text:s/>Rah 2026-05-25 <text:s/>Jup 2029-03-31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 <text:s/>Merc 2031-10-16 <text:s/>Ket 2034-03-10 <text:s/>Ven 2035-03-07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6"/>Sun 2038-01-06 <text:s/>Moon 2038-11-14 <text:s/>Mars 2040-04-12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6"/>Rah 2041-04-09 <text:s/>Jup 2043-10-31 <text:s/>Sat 2046-02-02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t <text:s/>Ket 2048-10-15 <text:s/>Ven 2049-03-10 <text:s/>Sun 2050-05-10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5"/>Moon 2050-09-18 <text:s/>Mars 2051-04-15 <text:s/>Rah 2051-09-15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5"/>Jup 2052-10-03 <text:s/>Sat 2053-09-09 <text:s/>Merc 2054-10-19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 <text:s/>Ven 2055-10-16 <text:s/>Sun 2059-02-11 <text:s/>Moon 2060-02-11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5"/>Mars 2061-10-15 <text:s/>Rah 2062-12-14 <text:s/>Jup 2065-12-14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5"/>Sat 2068-08-15 <text:s/>Merc 2071-10-16 <text:s/>Ket 2074-08-15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 <text:s/>Sun 2075-10-16 <text:s/>Moon 2076-01-31 <text:s/>Mars 2076-08-02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5"/>Rah 2076-12-08 <text:s/>Jup 2077-11-03 <text:s/>Sat 2078-08-21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5"/>Merc 2079-08-03 <text:s/>Ket 2080-06-07 <text:s/>Ven 2080-10-15 <text:s/>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Ket <text:s/>Ket 2048-11-27 <text:s/>Merc 2049-04-22 <text:s/>Sat 2050-04-19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5"/>Jup 2051-05-30 <text:s/>Rah 2052-05-04 <text:s/>Mars 2053-05-23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5"/>Moon 2053-10-22 <text:s/>Sun 2054-05-20 <text:s/>Ven 2054-09-28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 <text:s/>Ven 2055-11-28 <text:s/>Ket 2059-03-26 <text:s/>Merc 2060-05-26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5"/>Sat 2063-03-26 <text:s/>Jup 2066-05-26 <text:s/>Rah 2069-01-25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5"/>Mars 2072-01-26 <text:s/>Moon 2073-03-26 <text:s/>Sun 2074-11-28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 <text:s/>Sun 2075-11-28 <text:s/>Ven 2076-03-13 <text:s/>Ket 2077-03-14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5"/>Merc 2077-07-22 <text:s/>Sat 2078-05-27 <text:s/>Jup 2079-05-08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5"/>Rah 2080-02-24 <text:s/>Mars 2081-01-19 <text:s/>Moon 2081-05-26 <text:s/></text:p>
          </table:table-cell>
          <table:table-cell table:number-columns-repeated="2"/>
        </table:table-row>
        <table:table-row table:style-name="ro1" table:number-rows-repeated="104843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Narayan" table:style-name="ta3">
        <table:table-column table:style-name="co8" table:default-cell-style-name="ce1"/>
        <table:table-column table:style-name="co9" table:default-cell-style-name="ce1"/>
        <table:table-column table:style-name="co4" table:default-cell-style-name="Default"/>
        <table:table-column table:style-name="co4" table:number-columns-repeated="16381"/>
        <table:table-row table:style-name="ro1">
          <table:table-cell office:value-type="string" calcext:value-type="string">
            <text:p>C:\TEMP\Jagannatha Hora\data\Link to charts\SriJagannath\Narayan Iyer\Narayan Iyer</text:p>
          </table:table-cell>
          <table:table-cell table:style-name="ce3" office:value-type="date" office:date-value="1995-01-04" calcext:value-type="date">
            <text:p>04/01/1995</text:p>
          </table:table-cell>
          <table:table-cell table:style-name="ce1" office:value-type="string" calcext:value-type="string">
            <text:p>Came to America</text:p>
          </table:table-cell>
          <table:table-cell table:style-name="Default" table:number-columns-repeated="16381"/>
        </table:table-row>
        <table:table-row table:style-name="ro1">
          <table:table-cell/>
          <table:table-cell table:style-name="ce3" office:value-type="date" office:date-value="1996-01-08" calcext:value-type="date">
            <text:p>08/01/1996</text:p>
          </table:table-cell>
          <table:table-cell table:style-name="ce1" office:value-type="string" calcext:value-type="string">
            <text:p>1st Job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Natal Chart</text:p>
          </table:table-cell>
          <table:table-cell table:style-name="ce3" office:value-type="date" office:date-value="2007-06-10" calcext:value-type="date">
            <text:p>10/06/2007</text:p>
          </table:table-cell>
          <table:table-cell table:style-name="ce1" office:value-type="string" calcext:value-type="string">
            <text:p>Got Married</text:p>
          </table:table-cell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1">
          <table:table-cell office:value-type="string" calcext:value-type="string">
            <text:p>Date: <text:s text:c="9"/>April 27, 1971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Time: <text:s text:c="9"/>6:30:00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Time Zone: <text:s text:c="4"/>5:30:00 (East of GMT)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Place: <text:s text:c="8"/>72 E 50' 00", 19 N 07' 00"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<text:s text:c="15"/>Andheri 6:30, India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Altitude: <text:s text:c="5"/>0.00 meters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1">
          <table:table-cell office:value-type="string" calcext:value-type="string">
            <text:p>Lunar Yr-Mo: <text:s text:c="2"/>Virodha-krit - Vaisakha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Tithi: <text:s text:c="8"/>Sukla Tritiya (Ma) (85.24% left)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Vedic Weekday: Tuesday (Ma)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Nakshatra: <text:s text:c="4"/>Krittika (Su) (11.48% left)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Yoga: <text:s text:c="9"/>Soubhagya (Ve) (16.25% left)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Karana: <text:s text:c="7"/>Taitula (Me) (70.48% left)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Hora Lord: <text:s text:c="4"/>Mars (5 min sign: Aq)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Mahakala Hora: Jupiter (5 min sign: Li)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Kaala Lord: <text:s text:c="3"/>Mars (Mahakala: Mars)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1">
          <table:table-cell office:value-type="string" calcext:value-type="string">
            <text:p>Sunrise: <text:s text:c="6"/>6:13:45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Sunset: <text:s text:c="7"/>18:59:21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Janma Ghatis: <text:s/>0.6772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1">
          <table:table-cell office:value-type="string" calcext:value-type="string">
            <text:p>Ayanamsa: <text:s text:c="5"/>23-27-19.88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Sidereal Time: 20:08:49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1">
          <table:table-cell office:value-type="string" calcext:value-type="string">
            <text:p>Body <text:s text:c="15"/>Longitude <text:s text:c="7"/>Nakshatra Pada Rasi Navamsa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1">
          <table:table-cell office:value-type="string" calcext:value-type="string">
            <text:p>Lagna <text:s text:c="14"/>16 Ar 23' 54.55" Bhar <text:s text:c="5"/>1 <text:s text:c="3"/>Ar <text:s text:c="2"/>Le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Sun - AmK <text:s text:c="10"/>12 Ar 41' 50.62" Aswi <text:s text:c="5"/>4 <text:s text:c="3"/>Ar <text:s text:c="2"/>Cn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Moon - PiK <text:s text:c="10"/>8 Ta 28' 07.42" Krit <text:s text:c="5"/>4 <text:s text:c="3"/>Ta <text:s text:c="2"/>Pi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Mars - GK <text:s text:c="11"/>2 Cp 58' 21.50" USha <text:s text:c="5"/>2 <text:s text:c="3"/>Cp <text:s text:c="2"/>Cp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Mercury (R) - DK <text:s text:c="4"/>1 Ar 17' 50.49" Aswi <text:s text:c="5"/>1 <text:s text:c="3"/>Ar <text:s text:c="2"/>Ar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Jupiter (R) - BK <text:s text:c="3"/>11 Sc 12' 35.02" Anu <text:s text:c="6"/>3 <text:s text:c="3"/>Sc <text:s text:c="2"/>Li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Venus - MK <text:s text:c="9"/>10 Pi 38' 11.41" UBha <text:s text:c="5"/>3 <text:s text:c="3"/>Pi <text:s text:c="2"/>Li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Saturn - AK <text:s text:c="8"/>29 Ar 50' 50.76" Krit <text:s text:c="5"/>1 <text:s text:c="3"/>Ar <text:s text:c="2"/>Sg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Rahu - PK <text:s text:c="10"/>26 Cp 21' 11.98" Dhan <text:s text:c="5"/>1 <text:s text:c="3"/>Cp <text:s text:c="2"/>Le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Ketu <text:s text:c="15"/>26 Cn 21' 11.98" Asre <text:s text:c="5"/>3 <text:s text:c="3"/>Cn <text:s text:c="2"/>Aq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Maandi <text:s text:c="13"/>25 Cn 34' 43.16" Asre <text:s text:c="5"/>3 <text:s text:c="3"/>Cn <text:s text:c="2"/>Aq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Gulika <text:s text:c="13"/>14 Cn 45' 50.64" Push <text:s text:c="5"/>4 <text:s text:c="3"/>Cn <text:s text:c="2"/>Sc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Bhava Lagna <text:s text:c="8"/>16 Ar 44' 58.47" Bhar <text:s text:c="5"/>2 <text:s text:c="3"/>Ar <text:s text:c="2"/>Vi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Hora Lagna <text:s text:c="9"/>20 Ar 48' 45.87" Bhar <text:s text:c="5"/>3 <text:s text:c="3"/>Ar <text:s text:c="2"/>Li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Ghati Lagna <text:s text:c="9"/>3 Ta 00' 08.07" Krit <text:s text:c="5"/>2 <text:s text:c="3"/>Ta <text:s text:c="2"/>Cp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Vighati Lagna <text:s text:c="7"/>3 Cn 56' 59.06" Push <text:s text:c="5"/>1 <text:s text:c="3"/>Cn <text:s text:c="2"/>Le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Varnada Lagna <text:s text:c="6"/>16 Ta 23' 54.55" Rohi <text:s text:c="5"/>2 <text:s text:c="3"/>Ta <text:s text:c="2"/>Pi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Sree Lagna <text:s text:c="10"/>5 Pi 03' 14.97" UBha <text:s text:c="5"/>1 <text:s text:c="3"/>Pi <text:s text:c="2"/>Le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anapada Lagna <text:s text:c="5"/>3 Cn 57' 38.62" Push <text:s text:c="5"/>1 <text:s text:c="3"/>Cn <text:s text:c="2"/>Le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Indu Lagna <text:s text:c="10"/>8 Pi 28' 07.42" UBha <text:s text:c="5"/>2 <text:s text:c="3"/>Pi <text:s text:c="2"/>Vi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Bhrigu Bindu <text:s text:c="7"/>17 Pi 24' 39.70" Reva <text:s text:c="5"/>1 <text:s text:c="3"/>Pi <text:s text:c="2"/>Sg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Dhooma <text:s text:c="13"/>26 Le 01' 50.62" PPha <text:s text:c="5"/>4 <text:s text:c="3"/>Le <text:s text:c="2"/>Sc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Vyatipata <text:s text:c="11"/>3 Sc 58' 09.38" Anu <text:s text:c="6"/>1 <text:s text:c="3"/>Sc <text:s text:c="2"/>Le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Parivesha <text:s text:c="11"/>3 Ta 58' 09.38" Krit <text:s text:c="5"/>3 <text:s text:c="3"/>Ta <text:s text:c="2"/>Aq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Indra Chapa <text:s text:c="8"/>26 Aq 01' 50.62" PBha <text:s text:c="5"/>2 <text:s text:c="3"/>Aq <text:s text:c="2"/>Ta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Upaketu <text:s text:c="12"/>12 Pi 41' 50.62" UBha <text:s text:c="5"/>3 <text:s text:c="3"/>Pi <text:s text:c="2"/>Li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Kaala <text:s text:c="14"/>10 Vi 23' 55.22" Hast <text:s text:c="5"/>1 <text:s text:c="3"/>Vi <text:s text:c="2"/>Ar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Mrityu <text:s text:c="13"/>25 Ar 22' 19.34" Bhar <text:s text:c="5"/>4 <text:s text:c="3"/>Ar <text:s text:c="2"/>Sc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Artha Prahara <text:s text:c="6"/>20 Ta 16' 16.51" Rohi <text:s text:c="5"/>4 <text:s text:c="3"/>Ta <text:s text:c="2"/>Cn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Yama Ghantaka <text:s text:c="6"/>12 Ge 41' 15.37" Ardr <text:s text:c="5"/>2 <text:s text:c="3"/>Ge <text:s text:c="2"/>Cp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ana Sphuta <text:s text:c="8"/>6 Li 45' 23.37" Swat <text:s text:c="5"/>1 <text:s text:c="3"/>Li <text:s text:c="2"/>Sg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Deha Sphuta <text:s text:c="8"/>22 Ta 30' 50.02" Rohi <text:s text:c="5"/>4 <text:s text:c="3"/>Ta <text:s text:c="2"/>Cn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Mrityu Sphuta <text:s text:c="6"/>26 Ar 02' 45.08" Bhar <text:s text:c="5"/>4 <text:s text:c="3"/>Ar <text:s text:c="2"/>Sc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Sookshma TriSphuta <text:s/>25 Sg 18' 58.47" PSha <text:s text:c="5"/>4 <text:s text:c="3"/>Sg <text:s text:c="2"/>Sc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TriSphuta <text:s text:c="11"/>9 Vi 37' 52.61" UPha <text:s text:c="5"/>4 <text:s text:c="3"/>Vi <text:s text:c="2"/>Pi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ChatusSphuta <text:s text:c="7"/>22 Vi 19' 43.23" Hast <text:s text:c="5"/>4 <text:s text:c="3"/>Vi <text:s text:c="2"/>Cn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PanchaSphuta <text:s text:c="7"/>18 Cn 40' 55.21" Asre <text:s text:c="5"/>1 <text:s text:c="3"/>Cn <text:s text:c="2"/>Sg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V2 <text:s text:c="17"/>16 Ge 23' 54.55" Ardr <text:s text:c="5"/>3 <text:s text:c="3"/>Ge <text:s text:c="2"/>Ar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V3 <text:s text:c="17"/>16 Vi 23' 54.55" Hast <text:s text:c="5"/>2 <text:s text:c="3"/>Vi <text:s text:c="2"/>Cn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V4 <text:s text:c="17"/>16 Li 23' 54.55" Swat <text:s text:c="5"/>3 <text:s text:c="3"/>Li <text:s text:c="2"/>Le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V5 <text:s text:c="17"/>16 Cp 23' 54.55" Srav <text:s text:c="5"/>2 <text:s text:c="3"/>Cp <text:s text:c="2"/>Sc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V6 <text:s text:c="17"/>16 Aq 23' 54.55" Sata <text:s text:c="5"/>3 <text:s text:c="3"/>Aq <text:s text:c="2"/>Sg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V7 <text:s text:c="17"/>16 Ta 23' 54.55" Rohi <text:s text:c="5"/>2 <text:s text:c="3"/>Ta <text:s text:c="2"/>Pi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V8 <text:s text:c="17"/>16 Ge 23' 54.55" Ardr <text:s text:c="5"/>3 <text:s text:c="3"/>Ge <text:s text:c="2"/>Ar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V9 <text:s text:c="17"/>16 Vi 23' 54.55" Hast <text:s text:c="5"/>2 <text:s text:c="3"/>Vi <text:s text:c="2"/>Cn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V10 <text:s text:c="16"/>16 Li 23' 54.55" Swat <text:s text:c="5"/>3 <text:s text:c="3"/>Li <text:s text:c="2"/>Le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V11 <text:s text:c="16"/>16 Cp 23' 54.55" Srav <text:s text:c="5"/>2 <text:s text:c="3"/>Cp <text:s text:c="2"/>Sc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V12 <text:s text:c="16"/>16 Aq 23' 54.55" Sata <text:s text:c="5"/>3 <text:s text:c="3"/>Aq <text:s text:c="2"/>Sg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Kunda <text:s text:c="15"/>8 Sg 16' 38.34" Mool <text:s text:c="5"/>3 <text:s text:c="3"/>Sg <text:s text:c="2"/>Ge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Yoga Sphuta <text:s text:c="8"/>24 Le 29' 58.04" PPha <text:s text:c="5"/>4 <text:s text:c="3"/>Le <text:s text:c="2"/>Sc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Avayoga Sphuta <text:s text:c="6"/>1 Pi 09' 58.04" PBha <text:s text:c="5"/>4 <text:s text:c="3"/>Pi <text:s text:c="2"/>Cn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1">
          <table:table-cell office:value-type="string" calcext:value-type="string">
            <text:p>+-----------------------------------------------+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|Ve <text:s text:c="8"/>|As <text:s text:c="2"/>Su <text:s text:c="3"/>|Mo <text:s text:c="2"/>GL <text:s text:c="3"/>| <text:s text:c="10"/>|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| <text:s text:c="10"/>|MeR <text:s/>Sa <text:s text:c="3"/>| <text:s text:c="10"/>| <text:s text:c="10"/>|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| <text:s text:c="10"/>|HL <text:s text:c="8"/>| <text:s text:c="10"/>| <text:s text:c="10"/>|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| <text:s text:c="10"/>| <text:s text:c="10"/>| <text:s text:c="10"/>| <text:s text:c="10"/>|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| <text:s text:c="10"/>| <text:s text:c="10"/>| <text:s text:c="10"/>| <text:s text:c="10"/>|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|-----------+-----------------------+-----------|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| <text:s text:c="10"/>| <text:s text:c="22"/>|Ke <text:s text:c="2"/>Md <text:s text:c="3"/>|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| <text:s text:c="10"/>| <text:s text:c="22"/>|Gk <text:s text:c="2"/>AL <text:s text:c="3"/>|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| <text:s text:c="10"/>| <text:s text:c="22"/>| <text:s text:c="10"/>|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| <text:s text:c="10"/>| <text:s text:c="22"/>| <text:s text:c="10"/>|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| <text:s text:c="10"/>| <text:s text:c="22"/>| <text:s text:c="10"/>|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|-----------| <text:s text:c="8"/>Rasi <text:s text:c="9"/>|-----------|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|Ma <text:s text:c="2"/>Ra <text:s text:c="3"/>| <text:s text:c="22"/>| <text:s text:c="10"/>|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| <text:s text:c="10"/>| <text:s text:c="22"/>| <text:s text:c="10"/>|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| <text:s text:c="10"/>| <text:s text:c="22"/>| <text:s text:c="10"/>|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| <text:s text:c="10"/>| <text:s text:c="22"/>| <text:s text:c="10"/>|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| <text:s text:c="10"/>| <text:s text:c="22"/>| <text:s text:c="10"/>|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|-----------+-----------------------+-----------|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| <text:s text:c="10"/>|JuR <text:s text:c="7"/>| <text:s text:c="10"/>| <text:s text:c="10"/>|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| <text:s text:c="10"/>| <text:s text:c="10"/>| <text:s text:c="10"/>| <text:s text:c="10"/>|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| <text:s text:c="10"/>| <text:s text:c="10"/>| <text:s text:c="10"/>| <text:s text:c="10"/>|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| <text:s text:c="10"/>| <text:s text:c="10"/>| <text:s text:c="10"/>| <text:s text:c="10"/>|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| <text:s text:c="10"/>| <text:s text:c="10"/>| <text:s text:c="10"/>| <text:s text:c="10"/>|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+-----------------------------------------------+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Vimsottari Dasa ():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1">
          <table:table-cell office:value-type="string" calcext:value-type="string">
            <text:p>Sun <text:s/>Ven 1966-01-05 <text:s/>Ket 1967-01-05 <text:s/>Merc 1967-05-11 <text:s/>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<text:s text:c="5"/>Sat 1968-03-16 <text:s/>Jup 1969-02-27 <text:s/>Rah 1969-12-18 <text:s/>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<text:s text:c="5"/>Mars 1970-11-13 <text:s/>Moon 1971-03-17 <text:s/>Sun 1971-09-20 <text:s/>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Moon <text:s/>Sun 1972-01-05 <text:s/>Ven 1972-07-06 <text:s/>Ket 1974-03-05 <text:s/>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<text:s text:c="6"/>Merc 1974-10-08 <text:s/>Sat 1976-03-04 <text:s/>Jup 1977-10-07 <text:s/>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<text:s text:c="6"/>Rah 1979-02-03 <text:s/>Mars 1980-08-06 <text:s/>Moon 1981-03-05 <text:s/>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Mars <text:s/>Moon 1982-01-05 <text:s/>Sun 1982-08-07 <text:s/>Ven 1982-12-12 <text:s/>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<text:s text:c="6"/>Ket 1984-02-10 <text:s/>Merc 1984-07-09 <text:s/>Sat 1985-07-06 <text:s/>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<text:s text:c="6"/>Jup 1986-08-16 <text:s/>Rah 1987-07-23 <text:s/>Mars 1988-08-10 <text:s/>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Rah <text:s/>Mars 1989-01-05 <text:s/>Moon 1990-01-22 <text:s/>Sun 1991-07-26 <text:s/>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<text:s text:c="5"/>Ven 1992-06-17 <text:s/>Ket 1995-06-18 <text:s/>Merc 1996-07-06 <text:s/>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<text:s text:c="5"/>Sat 1999-01-23 <text:s/>Jup 2001-11-30 <text:s/>Rah 2004-04-22 <text:s/>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Jup <text:s/>Rah 2007-01-05 <text:s/>Mars 2009-05-30 <text:s/>Moon 2010-05-05 <text:s/>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<text:s text:c="5"/>Sun 2011-09-07 <text:s/>Ven 2012-06-24 <text:s/>Ket 2015-02-22 <text:s/>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<text:s text:c="5"/>Merc 2016-01-29 <text:s/>Sat 2018-05-05 <text:s/>Jup 2020-11-19 <text:s/>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Sat <text:s/>Jup 2023-01-05 <text:s/>Rah 2025-07-19 <text:s/>Mars 2028-05-23 <text:s/>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<text:s text:c="5"/>Moon 2029-07-03 <text:s/>Sun 2031-02-01 <text:s/>Ven 2032-01-14 <text:s/>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<text:s text:c="5"/>Ket 2035-03-15 <text:s/>Merc 2036-04-22 <text:s/>Sat 2039-01-02 <text:s/>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Merc <text:s/>Sat 2042-01-05 <text:s/>Jup 2044-09-16 <text:s/>Rah 2046-12-22 <text:s/>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<text:s text:c="6"/>Mars 2049-07-10 <text:s/>Moon 2050-07-07 <text:s/>Sun 2051-12-07 <text:s/>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<text:s text:c="6"/>Ven 2052-10-14 <text:s/>Ket 2055-08-14 <text:s/>Merc 2056-08-10 <text:s/>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Ket <text:s/>Merc 2059-01-06 <text:s/>Sat 2060-01-03 <text:s/>Jup 2061-02-09 <text:s/>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<text:s text:c="5"/>Rah 2062-01-17 <text:s/>Mars 2063-02-04 <text:s/>Moon 2063-07-04 <text:s/>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<text:s text:c="5"/>Sun 2064-02-01 <text:s/>Ven 2064-06-08 <text:s/>Ket 2065-08-10 <text:s/>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Ven <text:s/>Ket 2066-01-05 <text:s/>Merc 2067-03-06 <text:s/>Sat 2070-01-05 <text:s/>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<text:s text:c="5"/>Jup 2073-03-05 <text:s/>Rah 2075-11-08 <text:s/>Mars 2078-11-07 <text:s/>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<text:s text:c="5"/>Moon 2080-01-06 <text:s/>Sun 2081-09-07 <text:s/>Ven 2082-09-08 <text:s/></text:p>
          </table:table-cell>
          <table:table-cell table:number-columns-repeated="2"/>
          <table:table-cell table:style-name="Default" table:number-columns-repeated="16381"/>
        </table:table-row>
        <table:table-row table:style-name="ro1" table:number-rows-repeated="1048438">
          <table:table-cell table:number-columns-repeated="3"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</table:table>
      <table:table table:name="Sonia Gandhi" table:style-name="ta4">
        <table:table-column table:style-name="co4" table:default-cell-style-name="Default"/>
        <table:table-column table:style-name="co4" table:number-columns-repeated="16383"/>
        <table:table-row table:style-name="ro1">
          <table:table-cell table:style-name="ce1" office:value-type="string" calcext:value-type="string">
            <text:p>C:\Users\sprabhakara2\Google Drive\sanjay\charts\Famous People\Politicians\SoniaGandhi</text:p>
          </table:table-cell>
          <table:table-cell table:style-name="Default" table:number-columns-repeated="16383"/>
        </table:table-row>
        <table:table-row table:style-name="ro1">
          <table:table-cell/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Natal Chart</text:p>
          </table:table-cell>
          <table:table-cell table:style-name="Default" table:number-columns-repeated="16383"/>
        </table:table-row>
        <table:table-row table:style-name="ro1">
          <table:table-cell/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Date: <text:s text:c="9"/>December 9, 1946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Time: <text:s text:c="9"/>21:30:00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Time Zone: <text:s text:c="4"/>1:00:00 (East of GMT)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Place: <text:s text:c="8"/>11 E 34' 00", 45 N 47' 00"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<text:s text:c="15"/>Lusiana, Italy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Altitude: <text:s text:c="5"/>0.00 meters</text:p>
          </table:table-cell>
          <table:table-cell table:style-name="Default" table:number-columns-repeated="16383"/>
        </table:table-row>
        <table:table-row table:style-name="ro1">
          <table:table-cell/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Lunar Yr-Mo: <text:s text:c="2"/>Vyaya - Margasira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Tithi: <text:s text:c="8"/>Krishna Dwitiya (Mo) (68.53% left)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Vedic Weekday: Monday (Mo)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Nakshatra: <text:s text:c="4"/>Aardra (Ra) (70.61% left)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Yoga: <text:s text:c="9"/>Subha (Su) (9.55% left)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Karana: <text:s text:c="7"/>Taitula (Me) (37.07% left)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Hora Lord: <text:s text:c="4"/>Mercury (5 min sign: Aq)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Mahakala Hora: Saturn (5 min sign: Ar)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Kaala Lord: <text:s text:c="3"/>Venus (Mahakala: Venus)</text:p>
          </table:table-cell>
          <table:table-cell table:style-name="Default" table:number-columns-repeated="16383"/>
        </table:table-row>
        <table:table-row table:style-name="ro1">
          <table:table-cell/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Sunrise: <text:s text:c="6"/>7:48:06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Sunset: <text:s text:c="7"/>16:23:35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Janma Ghatis: <text:s/>34.2456</text:p>
          </table:table-cell>
          <table:table-cell table:style-name="Default" table:number-columns-repeated="16383"/>
        </table:table-row>
        <table:table-row table:style-name="ro1">
          <table:table-cell/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Ayanamsa: <text:s text:c="5"/>22-22-50.68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Sidereal Time: 2:28:10</text:p>
          </table:table-cell>
          <table:table-cell table:style-name="Default" table:number-columns-repeated="16383"/>
        </table:table-row>
        <table:table-row table:style-name="ro1">
          <table:table-cell/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Body <text:s text:c="19"/>Longitude <text:s text:c="7"/>Nakshatra Pada Rasi Navamsa</text:p>
          </table:table-cell>
          <table:table-cell table:style-name="Default" table:number-columns-repeated="16383"/>
        </table:table-row>
        <table:table-row table:style-name="ro1">
          <table:table-cell/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Lagna <text:s text:c="18"/>27 Cn 55' 22.52" Asre <text:s text:c="5"/>4 <text:s text:c="3"/>Cn <text:s text:c="2"/>Pi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Sun - AK <text:s text:c="15"/>24 Sc 48' 31.93" Jye <text:s text:c="6"/>3 <text:s text:c="3"/>Sc <text:s text:c="2"/>Aq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Moon - PiK <text:s text:c="13"/>10 Ge 35' 05.55" Ardr <text:s text:c="5"/>2 <text:s text:c="3"/>Ge <text:s text:c="2"/>Cp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Mars - DK <text:s text:c="15"/>1 Sg 55' 08.42" Mool <text:s text:c="5"/>1 <text:s text:c="3"/>Sg <text:s text:c="2"/>Ar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Mercury - GK <text:s text:c="12"/>4 Sc 04' 16.98" Anu <text:s text:c="6"/>1 <text:s text:c="3"/>Sc <text:s text:c="2"/>Le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Jupiter - BK <text:s text:c="11"/>23 Li 45' 30.53" Visa <text:s text:c="5"/>2 <text:s text:c="3"/>Li <text:s text:c="2"/>Ta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Venus - AmK <text:s text:c="12"/>24 Li 46' 57.71" Visa <text:s text:c="5"/>2 <text:s text:c="3"/>Li <text:s text:c="2"/>Ta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Saturn (R) - MK/PK <text:s text:c="5"/>16 Cn 10' 10.31" Push <text:s text:c="5"/>4 <text:s text:c="3"/>Cn <text:s text:c="2"/>Sc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Rahu <text:s text:c="19"/>18 Ta 56' 33.24" Rohi <text:s text:c="5"/>3 <text:s text:c="3"/>Ta <text:s text:c="2"/>Ge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Ketu <text:s text:c="19"/>18 Sc 56' 33.24" Jye <text:s text:c="6"/>1 <text:s text:c="3"/>Sc <text:s text:c="2"/>Sg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Maandi <text:s text:c="18"/>2 Cn 46' 17.97" Puna <text:s text:c="5"/>4 <text:s text:c="3"/>Cn <text:s text:c="2"/>Cn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Gulika <text:s text:c="17"/>13 Cn 50' 51.16" Push <text:s text:c="5"/>4 <text:s text:c="3"/>Cn <text:s text:c="2"/>Sc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Bhava Lagna <text:s text:c="12"/>19 Ge 42' 08.95" Ardr <text:s text:c="5"/>4 <text:s text:c="3"/>Ge <text:s text:c="2"/>Pi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Hora Lagna <text:s text:c="13"/>15 Cp 10' 32.99" Srav <text:s text:c="5"/>2 <text:s text:c="3"/>Cp <text:s text:c="2"/>Ta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Ghati Lagna <text:s text:c="13"/>1 Li 35' 45.13" Chit <text:s text:c="5"/>3 <text:s text:c="3"/>Li <text:s text:c="2"/>Li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Vighati Lagna <text:s text:c="10"/>23 Ar 41' 45.83" Bhar <text:s text:c="5"/>4 <text:s text:c="3"/>Ar <text:s text:c="2"/>Sc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Varnada Lagna <text:s text:c="10"/>27 Ar 55' 22.52" Krit <text:s text:c="5"/>1 <text:s text:c="3"/>Ar <text:s text:c="2"/>Ar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Sree Lagna <text:s text:c="13"/>13 Sc 42' 52.36" Anu <text:s text:c="6"/>4 <text:s text:c="3"/>Sc <text:s text:c="2"/>Sc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Pranapada Lagna <text:s text:c="8"/>24 Sg 16' 32.86" PSha <text:s text:c="5"/>4 <text:s text:c="3"/>Sg <text:s text:c="2"/>Sc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Indu Lagna <text:s text:c="13"/>10 Ar 35' 05.55" Aswi <text:s text:c="5"/>4 <text:s text:c="3"/>Ar <text:s text:c="2"/>Cn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Bhrigu Bindu <text:s text:c="11"/>29 Ta 45' 49.39" Mrig <text:s text:c="5"/>2 <text:s text:c="3"/>Ta <text:s text:c="2"/>Vi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Dhooma <text:s text:c="18"/>8 Ar 08' 31.93" Aswi <text:s text:c="5"/>3 <text:s text:c="3"/>Ar <text:s text:c="2"/>Ge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Vyatipata <text:s text:c="14"/>21 Pi 51' 28.07" Reva <text:s text:c="5"/>2 <text:s text:c="3"/>Pi <text:s text:c="2"/>Cp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Parivesha <text:s text:c="14"/>21 Vi 51' 28.07" Hast <text:s text:c="5"/>4 <text:s text:c="3"/>Vi <text:s text:c="2"/>Cn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Indra Chapa <text:s text:c="13"/>8 Li 08' 31.93" Swat <text:s text:c="5"/>1 <text:s text:c="3"/>Li <text:s text:c="2"/>Sg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Upaketu <text:s text:c="16"/>24 Li 48' 31.93" Visa <text:s text:c="5"/>2 <text:s text:c="3"/>Li <text:s text:c="2"/>Ta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Kaala <text:s text:c="18"/>16 Le 21' 08.86" PPha <text:s text:c="5"/>1 <text:s text:c="3"/>Le <text:s text:c="2"/>Le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Mrityu <text:s text:c="17"/>29 Vi 58' 45.79" Chit <text:s text:c="5"/>2 <text:s text:c="3"/>Vi <text:s text:c="2"/>Vi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Artha Prahara <text:s text:c="10"/>21 Li 37' 10.04" Visa <text:s text:c="5"/>1 <text:s text:c="3"/>Li <text:s text:c="2"/>Ar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Yama Ghantaka <text:s text:c="10"/>13 Sc 36' 11.37" Anu <text:s text:c="6"/>4 <text:s text:c="3"/>Sc <text:s text:c="2"/>Sc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Prana Sphuta <text:s text:c="12"/>3 Pi 27' 43.77" UBha <text:s text:c="5"/>1 <text:s text:c="3"/>Pi <text:s text:c="2"/>Le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Deha Sphuta <text:s text:c="13"/>8 Aq 31' 35.55" Sata <text:s text:c="5"/>1 <text:s text:c="3"/>Aq <text:s text:c="2"/>Sg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Mrityu Sphuta <text:s text:c="11"/>1 Sg 44' 30.02" Mool <text:s text:c="5"/>1 <text:s text:c="3"/>Sg <text:s text:c="2"/>Ar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Sookshma TriSphuta <text:s text:c="5"/>13 Vi 43' 49.34" Hast <text:s text:c="5"/>2 <text:s text:c="3"/>Vi <text:s text:c="2"/>Ta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Tithi Sphuta <text:s text:c="11"/>15 Li 46' 33.62" Swat <text:s text:c="5"/>3 <text:s text:c="3"/>Li <text:s text:c="2"/>Aq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Yoga Sphuta (Sun-Moon) <text:s text:c="2"/>5 Aq 23' 37.48" Dhan <text:s text:c="5"/>4 <text:s text:c="3"/>Aq <text:s text:c="2"/>Sc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Rahu Tithi Sphuta <text:s text:c="6"/>24 Vi 08' 01.31" Chit <text:s text:c="5"/>1 <text:s text:c="3"/>Vi <text:s text:c="2"/>Le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Kshetra Sphuta <text:s text:c="10"/>6 Vi 15' 44.49" UPha <text:s text:c="5"/>3 <text:s text:c="3"/>Vi <text:s text:c="2"/>Aq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Beeja Sphuta <text:s text:c="11"/>13 Cp 21' 00.16" Srav <text:s text:c="5"/>2 <text:s text:c="3"/>Cp <text:s text:c="2"/>Ta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TriSphuta <text:s text:c="14"/>22 Cp 21' 19.23" Srav <text:s text:c="5"/>4 <text:s text:c="3"/>Cp <text:s text:c="2"/>Cn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ChatusSphuta <text:s text:c="11"/>17 Vi 09' 51.16" Hast <text:s text:c="5"/>3 <text:s text:c="3"/>Vi <text:s text:c="2"/>Ge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PanchaSphuta <text:s text:c="12"/>6 Sc 06' 24.39" Anu <text:s text:c="6"/>1 <text:s text:c="3"/>Sc <text:s text:c="2"/>Le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V2 <text:s text:c="21"/>27 Cn 55' 22.52" Asre <text:s text:c="5"/>4 <text:s text:c="3"/>Cn <text:s text:c="2"/>Cn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V3 <text:s text:c="21"/>27 Le 55' 22.52" UPha <text:s text:c="5"/>1 <text:s text:c="3"/>Le <text:s text:c="2"/>Le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V4 <text:s text:c="21"/>27 Sc 55' 22.52" Jye <text:s text:c="6"/>4 <text:s text:c="3"/>Sc <text:s text:c="2"/>Sc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V5 <text:s text:c="21"/>27 Sg 55' 22.52" USha <text:s text:c="5"/>1 <text:s text:c="3"/>Sg <text:s text:c="2"/>Sg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V6 <text:s text:c="21"/>27 Pi 55' 22.52" Reva <text:s text:c="5"/>4 <text:s text:c="3"/>Pi <text:s text:c="2"/>Pi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V7 <text:s text:c="21"/>27 Ar 55' 22.52" Krit <text:s text:c="5"/>1 <text:s text:c="3"/>Ar <text:s text:c="2"/>Ar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V8 <text:s text:c="21"/>27 Cn 55' 22.52" Asre <text:s text:c="5"/>4 <text:s text:c="3"/>Cn <text:s text:c="2"/>Cn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V9 <text:s text:c="21"/>27 Le 55' 22.52" UPha <text:s text:c="5"/>1 <text:s text:c="3"/>Le <text:s text:c="2"/>Le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V10 <text:s text:c="20"/>27 Sc 55' 22.52" Jye <text:s text:c="6"/>4 <text:s text:c="3"/>Sc <text:s text:c="2"/>Sc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V11 <text:s text:c="20"/>27 Sg 55' 22.52" USha <text:s text:c="5"/>1 <text:s text:c="3"/>Sg <text:s text:c="2"/>Sg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V12 <text:s text:c="20"/>27 Pi 55' 22.52" Reva <text:s text:c="5"/>4 <text:s text:c="3"/>Pi <text:s text:c="2"/>Pi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Kunda <text:s text:c="18"/>11 Li 45' 24.27" Swat <text:s text:c="5"/>2 <text:s text:c="3"/>Li <text:s text:c="2"/>Cp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Yoga Sphuta <text:s text:c="13"/>8 Ta 43' 37.48" Krit <text:s text:c="5"/>4 <text:s text:c="3"/>Ta <text:s text:c="2"/>Pi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Avayoga Sphuta <text:s text:c="9"/>15 Sc 23' 37.48" Anu <text:s text:c="6"/>4 <text:s text:c="3"/>Sc <text:s text:c="2"/>Sc</text:p>
          </table:table-cell>
          <table:table-cell table:style-name="Default" table:number-columns-repeated="16383"/>
        </table:table-row>
        <table:table-row table:style-name="ro1">
          <table:table-cell/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+-----------------------------------------------+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| <text:s text:c="10"/>| <text:s text:c="10"/>|Ra <text:s text:c="2"/>AL <text:s text:c="3"/>|Mo <text:s text:c="8"/>|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| <text:s text:c="10"/>| <text:s text:c="10"/>| <text:s text:c="10"/>| <text:s text:c="10"/>|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| <text:s text:c="10"/>| <text:s text:c="10"/>| <text:s text:c="10"/>| <text:s text:c="10"/>|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| <text:s text:c="10"/>| <text:s text:c="10"/>| <text:s text:c="10"/>| <text:s text:c="10"/>|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| <text:s text:c="10"/>| <text:s text:c="10"/>| <text:s text:c="10"/>| <text:s text:c="10"/>|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|-----------+-----------------------+-----------|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| <text:s text:c="10"/>| <text:s text:c="22"/>|As <text:s text:c="2"/>SaR <text:s text:c="2"/>|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| <text:s text:c="10"/>| <text:s text:c="22"/>|Md <text:s text:c="2"/>Gk <text:s text:c="3"/>|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| <text:s text:c="10"/>| <text:s text:c="22"/>| <text:s text:c="10"/>|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| <text:s text:c="10"/>| <text:s text:c="22"/>| <text:s text:c="10"/>|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| <text:s text:c="10"/>| <text:s text:c="22"/>| <text:s text:c="10"/>|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|-----------| <text:s text:c="8"/>Rasi <text:s text:c="9"/>|-----------|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|HL <text:s text:c="8"/>| <text:s text:c="22"/>| <text:s text:c="10"/>|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| <text:s text:c="10"/>| <text:s text:c="22"/>| <text:s text:c="10"/>|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| <text:s text:c="10"/>| <text:s text:c="22"/>| <text:s text:c="10"/>|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| <text:s text:c="10"/>| <text:s text:c="22"/>| <text:s text:c="10"/>|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| <text:s text:c="10"/>| <text:s text:c="22"/>| <text:s text:c="10"/>|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|-----------+-----------------------+-----------|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|Ma <text:s text:c="8"/>|Su <text:s text:c="2"/>Me <text:s text:c="3"/>|Ju <text:s text:c="2"/>Ve <text:s text:c="3"/>| <text:s text:c="10"/>|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| <text:s text:c="10"/>|Ke <text:s text:c="8"/>|GL <text:s text:c="8"/>| <text:s text:c="10"/>|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| <text:s text:c="10"/>| <text:s text:c="10"/>| <text:s text:c="10"/>| <text:s text:c="10"/>|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| <text:s text:c="10"/>| <text:s text:c="10"/>| <text:s text:c="10"/>| <text:s text:c="10"/>|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| <text:s text:c="10"/>| <text:s text:c="10"/>| <text:s text:c="10"/>| <text:s text:c="10"/>|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+-----------------------------------------------+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Vimsottari Dasa ():</text:p>
          </table:table-cell>
          <table:table-cell table:style-name="Default" table:number-columns-repeated="16383"/>
        </table:table-row>
        <table:table-row table:style-name="ro1">
          <table:table-cell/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Rah <text:s/>Rah 1941-08-26 <text:s/>Jup 1944-05-05 <text:s/>Sat 1946-10-02 <text:s/>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<text:s text:c="5"/>Merc 1949-08-07 <text:s/>Ket 1952-02-22 <text:s/>Ven 1953-03-11 <text:s/>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<text:s text:c="5"/>Sun 1956-03-11 <text:s/>Moon 1957-02-04 <text:s/>Mars 1958-08-08 <text:s/>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Jup <text:s/>Jup 1959-08-27 <text:s/>Sat 1961-10-14 <text:s/>Merc 1964-04-23 <text:s/>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<text:s text:c="5"/>Ket 1966-08-01 <text:s/>Ven 1967-07-08 <text:s/>Sun 1970-03-06 <text:s/>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<text:s text:c="5"/>Moon 1970-12-25 <text:s/>Mars 1972-04-23 <text:s/>Rah 1973-03-30 <text:s/>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Sat <text:s/>Sat 1975-08-27 <text:s/>Merc 1978-08-30 <text:s/>Ket 1981-05-06 <text:s/>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<text:s text:c="5"/>Ven 1982-06-15 <text:s/>Sun 1985-08-17 <text:s/>Moon 1986-07-29 <text:s/>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<text:s text:c="5"/>Mars 1988-02-25 <text:s/>Rah 1989-04-05 <text:s/>Jup 1992-02-11 <text:s/>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Merc <text:s/>Merc 1994-08-27 <text:s/>Ket 1997-01-20 <text:s/>Ven 1998-01-18 <text:s/>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<text:s text:c="6"/>Sun 2000-11-19 <text:s/>Moon 2001-09-26 <text:s/>Mars 2003-02-22 <text:s/>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<text:s text:c="6"/>Rah 2004-02-20 <text:s/>Jup 2006-09-11 <text:s/>Sat 2008-12-16 <text:s/>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Ket <text:s/>Ket 2011-08-27 <text:s/>Ven 2012-01-21 <text:s/>Sun 2013-03-21 <text:s/>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<text:s text:c="5"/>Moon 2013-07-29 <text:s/>Mars 2014-02-25 <text:s/>Rah 2014-07-27 <text:s/>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<text:s text:c="5"/>Jup 2015-08-15 <text:s/>Sat 2016-07-20 <text:s/>Merc 2017-08-30 <text:s/>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Ven <text:s/>Ven 2018-08-27 <text:s/>Sun 2021-12-25 <text:s/>Moon 2022-12-25 <text:s/>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<text:s text:c="5"/>Mars 2024-08-26 <text:s/>Rah 2025-10-27 <text:s/>Jup 2028-10-27 <text:s/>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<text:s text:c="5"/>Sat 2031-06-25 <text:s/>Merc 2034-08-27 <text:s/>Ket 2037-06-25 <text:s/>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Sun <text:s/>Sun 2038-08-27 <text:s/>Moon 2038-12-14 <text:s/>Mars 2039-06-13 <text:s/>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<text:s text:c="5"/>Rah 2039-10-21 <text:s/>Jup 2040-09-14 <text:s/>Sat 2041-07-01 <text:s/>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<text:s text:c="5"/>Merc 2042-06-13 <text:s/>Ket 2043-04-18 <text:s/>Ven 2043-08-27 <text:s/>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Moon <text:s/>Moon 2044-08-26 <text:s/>Mars 2045-06-25 <text:s/>Rah 2046-01-24 <text:s/>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<text:s text:c="6"/>Jup 2047-07-27 <text:s/>Sat 2048-11-26 <text:s/>Merc 2050-06-25 <text:s/>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<text:s text:c="6"/>Ket 2051-11-26 <text:s/>Ven 2052-06-25 <text:s/>Sun 2054-02-22 <text:s/>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Mars <text:s/>Mars 2054-08-27 <text:s/>Rah 2055-01-21 <text:s/>Jup 2056-02-08 <text:s/>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<text:s text:c="6"/>Sat 2057-01-15 <text:s/>Merc 2058-02-22 <text:s/>Ket 2059-02-20 <text:s/>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<text:s text:c="6"/>Ven 2059-07-21 <text:s/>Sun 2060-09-20 <text:s/>Moon 2061-01-24 <text:s/></text:p>
          </table:table-cell>
          <table:table-cell table:style-name="Default" table:number-columns-repeated="16383"/>
        </table:table-row>
        <table:table-row table:style-name="ro1" table:number-rows-repeated="1048433">
          <table:table-cell/>
          <table:table-cell table:style-name="Default" table:number-columns-repeated="16383"/>
        </table:table-row>
        <table:table-row table:style-name="ro1">
          <table:table-cell/>
          <table:table-cell table:style-name="Default" table:number-columns-repeated="16383"/>
        </table:table-row>
      </table:table>
      <table:table table:name="PVR" table:style-name="ta5">
        <table:table-column table:style-name="co10" table:default-cell-style-name="ce1"/>
        <table:table-column table:style-name="co11" table:default-cell-style-name="ce10"/>
        <table:table-column table:style-name="co4" table:default-cell-style-name="Default"/>
        <table:table-column table:style-name="co4" table:number-columns-repeated="16381"/>
        <table:table-row table:style-name="ro1">
          <table:table-cell office:value-type="string" calcext:value-type="string">
            <text:p>C:\Users\sprabhakara2\Google Drive\charts\SriJagannath\Narasimha\Narasimha Rao</text:p>
          </table:table-cell>
          <table:table-cell office:value-type="string" calcext:value-type="string">
            <text:p>Date</text:p>
          </table:table-cell>
          <table:table-cell table:style-name="ce1" office:value-type="string" calcext:value-type="string">
            <text:p>Event</text:p>
          </table:table-cell>
          <table:table-cell table:style-name="Default" table:number-columns-repeated="16381"/>
        </table:table-row>
        <table:table-row table:style-name="ro1">
          <table:table-cell/>
          <table:table-cell office:value-type="date" office:date-value="1987-05-28" calcext:value-type="date">
            <text:p>Thursday, May 28, 1987</text:p>
          </table:table-cell>
          <table:table-cell table:style-name="ce1" office:value-type="string" calcext:value-type="string">
            <text:p>He stood first in his state in 12th grade exams with a record score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Natal Chart</text:p>
          </table:table-cell>
          <table:table-cell office:value-type="date" office:date-value="1991-08-15" calcext:value-type="date">
            <text:p>Thursday, August 15, 1991</text:p>
          </table:table-cell>
          <table:table-cell table:style-name="ce9" office:value-type="string" calcext:value-type="string">
            <text:p>He left his motherland on 1991 August 15 and went to USA for masters.</text:p>
          </table:table-cell>
          <table:table-cell table:style-name="Default" table:number-columns-repeated="16381"/>
        </table:table-row>
        <table:table-row table:style-name="ro1">
          <table:table-cell/>
          <table:table-cell office:value-type="date" office:date-value="1994-11-10" calcext:value-type="date">
            <text:p>Thursday, November 10, 1994</text:p>
          </table:table-cell>
          <table:table-cell table:style-name="ce1" office:value-type="string" calcext:value-type="string">
            <text:p>He left his motherland on 1994 November 10 again and has been living abroad since then.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ate: <text:s text:c="9"/>April 4, 1970</text:p>
          </table:table-cell>
          <table:table-cell office:value-type="date" office:date-value="1999-02-19" calcext:value-type="date">
            <text:p>Friday, February 19, 1999</text:p>
          </table:table-cell>
          <table:table-cell table:style-name="ce1" office:value-type="string" calcext:value-type="string">
            <text:p>He had a child on 1996 February 19.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ime: <text:s text:c="9"/>17:50:40</text:p>
          </table:table-cell>
          <table:table-cell office:value-type="date" office:date-value="1993-08-01" calcext:value-type="date">
            <text:p>Sunday, August 1, 1993</text:p>
          </table:table-cell>
          <table:table-cell table:style-name="ce9" office:value-type="string" calcext:value-type="string">
            <text:p>Aug Married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ime Zone: <text:s text:c="4"/>5:30:00 (East of GMT)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Place: <text:s text:c="8"/>81 E 08' 00", 16 N 10' 00"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<text:s text:c="15"/>Machilipatnam, India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Altitude: <text:s text:c="5"/>0.00 meters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1">
          <table:table-cell office:value-type="string" calcext:value-type="string">
            <text:p>Lunar Yr-Mo: <text:s text:c="2"/>Saumya - Phalguna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Tithi: <text:s text:c="8"/>Krishna Chaturdasi (Ve) (85.72% left)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Vedic Weekday: Saturday (Sa)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Nakshatra: <text:s text:c="4"/>Poorvabhadra (Ju) (35.56% left)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Yoga: <text:s text:c="9"/>Sukla (Mo) (3.98% left)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Karana: <text:s text:c="7"/>Vishti (Sa) (71.44% left)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Hora Lord: <text:s text:c="4"/>Venus (5 min sign: Le)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Mahakala Hora: Venus (5 min sign: Cn)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Kaala Lord: <text:s text:c="3"/>Venus (Mahakala: Venus)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1">
          <table:table-cell office:value-type="string" calcext:value-type="string">
            <text:p>Sunrise: <text:s text:c="6"/>5:58:58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Sunset: <text:s text:c="7"/>18:18:31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Janma Ghatis: <text:s/>29.6540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1">
          <table:table-cell office:value-type="string" calcext:value-type="string">
            <text:p>Ayanamsa: <text:s text:c="5"/>23-26-29.72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Sidereal Time: 6:34:49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1">
          <table:table-cell office:value-type="string" calcext:value-type="string">
            <text:p>Body <text:s text:c="19"/>Longitude <text:s text:c="7"/>Nakshatra Pada Rasi Navamsa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1">
          <table:table-cell office:value-type="string" calcext:value-type="string">
            <text:p>Lagna <text:s text:c="18"/>14 Vi 58' 42.92" Hast <text:s text:c="5"/>2 <text:s text:c="3"/>Vi <text:s text:c="2"/>Ta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Sun - BK <text:s text:c="15"/>20 Pi 52' 40.13" Reva <text:s text:c="5"/>2 <text:s text:c="3"/>Pi <text:s text:c="2"/>Cp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Moon - AK <text:s text:c="14"/>28 Aq 35' 29.73" PBha <text:s text:c="5"/>3 <text:s text:c="3"/>Aq <text:s text:c="2"/>Ge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Mars - AmK <text:s text:c="13"/>26 Ar 40' 42.64" Krit <text:s text:c="5"/>1 <text:s text:c="3"/>Ar <text:s text:c="2"/>Sg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Mercury - DK <text:s text:c="12"/>3 Ar 07' 55.57" Aswi <text:s text:c="5"/>1 <text:s text:c="3"/>Ar <text:s text:c="2"/>Ar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Jupiter (R) - PK <text:s text:c="8"/>9 Li 45' 49.97" Swat <text:s text:c="5"/>1 <text:s text:c="3"/>Li <text:s text:c="2"/>Sg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Venus - GK <text:s text:c="14"/>7 Ar 55' 08.77" Aswi <text:s text:c="5"/>3 <text:s text:c="3"/>Ar <text:s text:c="2"/>Ge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Saturn - MK <text:s text:c="12"/>15 Ar 06' 14.17" Bhar <text:s text:c="5"/>1 <text:s text:c="3"/>Ar <text:s text:c="2"/>Le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Rahu - PiK <text:s text:c="13"/>16 Aq 53' 31.50" Sata <text:s text:c="5"/>4 <text:s text:c="3"/>Aq <text:s text:c="2"/>Pi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Ketu <text:s text:c="19"/>16 Le 53' 31.50" PPha <text:s text:c="5"/>2 <text:s text:c="3"/>Le <text:s text:c="2"/>Vi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Maandi <text:s text:c="18"/>3 Ar 24' 43.60" Aswi <text:s text:c="5"/>2 <text:s text:c="3"/>Ar <text:s text:c="2"/>Ta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Gulika <text:s text:c="17"/>16 Ar 52' 09.68" Bhar <text:s text:c="5"/>2 <text:s text:c="3"/>Ar <text:s text:c="2"/>Vi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Bhava Lagna <text:s text:c="12"/>18 Vi 18' 52.57" Hast <text:s text:c="5"/>3 <text:s text:c="3"/>Vi <text:s text:c="2"/>Ge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Hora Lagna <text:s text:c="13"/>16 Pi 14' 18.30" UBha <text:s text:c="5"/>4 <text:s text:c="3"/>Pi <text:s text:c="2"/>Sc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Ghati Lagna <text:s text:c="12"/>10 Vi 00' 35.47" Hast <text:s text:c="5"/>1 <text:s text:c="3"/>Vi <text:s text:c="2"/>Ar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Vighati Lagna <text:s text:c="11"/>8 Aq 52' 01.32" Sata <text:s text:c="5"/>1 <text:s text:c="3"/>Aq <text:s text:c="2"/>Sg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Varnada Lagna <text:s text:c="10"/>14 Le 58' 42.92" PPha <text:s text:c="5"/>1 <text:s text:c="3"/>Le <text:s text:c="2"/>Sg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Sree Lagna <text:s text:c="14"/>6 Ta 57' 05.52" Krit <text:s text:c="5"/>4 <text:s text:c="3"/>Ta <text:s text:c="2"/>Pi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anapada Lagna <text:s text:c="9"/>9 Ge 21' 14.60" Ardr <text:s text:c="5"/>1 <text:s text:c="3"/>Ge <text:s text:c="2"/>Sg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Indu Lagna <text:s text:c="13"/>28 Cp 35' 29.73" Dhan <text:s text:c="5"/>2 <text:s text:c="3"/>Cp <text:s text:c="2"/>Vi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Bhrigu Bindu <text:s text:c="11"/>22 Aq 44' 30.61" PBha <text:s text:c="5"/>1 <text:s text:c="3"/>Aq <text:s text:c="2"/>Ar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Dhooma <text:s text:c="18"/>4 Le 12' 40.13" Magh <text:s text:c="5"/>2 <text:s text:c="3"/>Le <text:s text:c="2"/>Ta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Vyatipata <text:s text:c="14"/>25 Sc 47' 19.87" Jye <text:s text:c="6"/>3 <text:s text:c="3"/>Sc <text:s text:c="2"/>Aq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Parivesha <text:s text:c="14"/>25 Ta 47' 19.87" Mrig <text:s text:c="5"/>1 <text:s text:c="3"/>Ta <text:s text:c="2"/>Le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Indra Chapa <text:s text:c="13"/>4 Aq 12' 40.13" Dhan <text:s text:c="5"/>4 <text:s text:c="3"/>Aq <text:s text:c="2"/>Sc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Upaketu <text:s text:c="16"/>20 Aq 52' 40.13" PBha <text:s text:c="5"/>1 <text:s text:c="3"/>Aq <text:s text:c="2"/>Ar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Kaala <text:s text:c="19"/>3 Ge 49' 50.40" Mrig <text:s text:c="5"/>4 <text:s text:c="3"/>Ge <text:s text:c="2"/>Sc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Mrityu <text:s text:c="17"/>15 Cn 41' 01.04" Push <text:s text:c="5"/>4 <text:s text:c="3"/>Cn <text:s text:c="2"/>Sc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Artha Prahara <text:s text:c="11"/>7 Le 08' 32.64" Magh <text:s text:c="5"/>3 <text:s text:c="3"/>Le <text:s text:c="2"/>Ge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Yama Ghantaka <text:s text:c="10"/>29 Le 18' 39.74" UPha <text:s text:c="5"/>1 <text:s text:c="3"/>Le <text:s text:c="2"/>Sg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ana Sphuta <text:s text:c="12"/>1 Le 45' 44.29" Magh <text:s text:c="5"/>1 <text:s text:c="3"/>Le <text:s text:c="2"/>Ar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Deha Sphuta <text:s text:c="13"/>5 Le 36' 07.49" Magh <text:s text:c="5"/>2 <text:s text:c="3"/>Le <text:s text:c="2"/>Ta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Mrityu Sphuta <text:s text:c="10"/>18 Cn 57' 47.89" Asre <text:s text:c="5"/>1 <text:s text:c="3"/>Cn <text:s text:c="2"/>Sg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Sookshma TriSphuta <text:s text:c="5"/>26 Pi 19' 39.67" Reva <text:s text:c="5"/>3 <text:s text:c="3"/>Pi <text:s text:c="2"/>Aq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Tithi Sphuta <text:s text:c="12"/>7 Pi 42' 49.60" UBha <text:s text:c="5"/>2 <text:s text:c="3"/>Pi <text:s text:c="2"/>Vi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Yoga Sphuta (Sun-Moon) <text:s/>19 Aq 28' 09.85" Sata <text:s text:c="5"/>4 <text:s text:c="3"/>Aq <text:s text:c="2"/>Pi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Rahu Tithi Sphuta <text:s text:c="6"/>26 Aq 00' 51.37" PBha <text:s text:c="5"/>2 <text:s text:c="3"/>Aq <text:s text:c="2"/>Ta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Kshetra Sphuta <text:s text:c="10"/>5 Li 02' 02.34" Chit <text:s text:c="5"/>4 <text:s text:c="3"/>Li <text:s text:c="2"/>Sc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Beeja Sphuta <text:s text:c="12"/>8 Li 33' 38.87" Swat <text:s text:c="5"/>1 <text:s text:c="3"/>Li <text:s text:c="2"/>Sg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TriSphuta <text:s text:c="15"/>0 Vi 26' 22.33" UPha <text:s text:c="5"/>2 <text:s text:c="3"/>Vi <text:s text:c="2"/>Cp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ChatusSphuta <text:s text:c="11"/>21 Le 19' 02.45" PPha <text:s text:c="5"/>3 <text:s text:c="3"/>Le <text:s text:c="2"/>Li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PanchaSphuta <text:s text:c="12"/>8 Cn 12' 33.95" Push <text:s text:c="5"/>2 <text:s text:c="3"/>Cn <text:s text:c="2"/>Vi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Kunda <text:s text:c="18"/>13 Ta 15' 56.74" Rohi <text:s text:c="5"/>1 <text:s text:c="3"/>Ta <text:s text:c="2"/>Ar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Yoga Sphuta <text:s text:c="12"/>22 Ta 48' 09.85" Rohi <text:s text:c="5"/>4 <text:s text:c="3"/>Ta <text:s text:c="2"/>Cn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Avayoga Sphuta <text:s text:c="9"/>29 Sc 28' 09.85" Jye <text:s text:c="6"/>4 <text:s text:c="3"/>Sc <text:s text:c="2"/>Pi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PunyaSaham <text:s text:c="13"/>22 Le 41' 32.52" PPha <text:s text:c="5"/>3 <text:s text:c="3"/>Le <text:s text:c="2"/>Li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1">
          <table:table-cell office:value-type="string" calcext:value-type="string">
            <text:p>+-----------------------------------------------+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|Su <text:s text:c="2"/>HL <text:s text:c="3"/>|Ma <text:s text:c="2"/>Me <text:s text:c="3"/>| <text:s text:c="10"/>| <text:s text:c="10"/>|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| <text:s text:c="10"/>|Ve <text:s text:c="2"/>Sa <text:s text:c="3"/>| <text:s text:c="10"/>| <text:s text:c="10"/>|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| <text:s text:c="10"/>|Md <text:s text:c="2"/>Gk <text:s text:c="3"/>| <text:s text:c="10"/>| <text:s text:c="10"/>|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| <text:s text:c="10"/>| <text:s text:c="10"/>| <text:s text:c="10"/>| <text:s text:c="10"/>|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| <text:s text:c="10"/>| <text:s text:c="10"/>| <text:s text:c="10"/>| <text:s text:c="10"/>|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|-----------+-----------------------+-----------|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|Mo <text:s text:c="2"/>Ra <text:s text:c="3"/>| <text:s text:c="22"/>| <text:s text:c="10"/>|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| <text:s text:c="10"/>| <text:s text:c="22"/>| <text:s text:c="10"/>|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| <text:s text:c="10"/>| <text:s text:c="22"/>| <text:s text:c="10"/>|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| <text:s text:c="10"/>| <text:s text:c="22"/>| <text:s text:c="10"/>|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| <text:s text:c="10"/>| <text:s text:c="22"/>| <text:s text:c="10"/>|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|-----------| <text:s text:c="8"/>Rasi <text:s text:c="9"/>|-----------|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| <text:s text:c="10"/>| <text:s text:c="22"/>|Ke <text:s text:c="8"/>|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| <text:s text:c="10"/>| <text:s text:c="22"/>| <text:s text:c="10"/>|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| <text:s text:c="10"/>| <text:s text:c="22"/>| <text:s text:c="10"/>|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| <text:s text:c="10"/>| <text:s text:c="22"/>| <text:s text:c="10"/>|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| <text:s text:c="10"/>| <text:s text:c="22"/>| <text:s text:c="10"/>|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|-----------+-----------------------+-----------|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| <text:s text:c="10"/>|AL <text:s text:c="8"/>|JuR <text:s text:c="7"/>|As <text:s text:c="2"/>GL <text:s text:c="3"/>|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| <text:s text:c="10"/>| <text:s text:c="10"/>| <text:s text:c="10"/>| <text:s text:c="10"/>|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| <text:s text:c="10"/>| <text:s text:c="10"/>| <text:s text:c="10"/>| <text:s text:c="10"/>|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| <text:s text:c="10"/>| <text:s text:c="10"/>| <text:s text:c="10"/>| <text:s text:c="10"/>|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| <text:s text:c="10"/>| <text:s text:c="10"/>| <text:s text:c="10"/>| <text:s text:c="10"/>|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+-----------------------------------------------+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Vimsottari Dasa ():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1">
          <table:table-cell office:value-type="string" calcext:value-type="string">
            <text:p>Jup <text:s/>Jup 1959-12-15 <text:s/>Sat 1962-01-31 <text:s/>Merc 1964-08-15 <text:s/>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<text:s text:c="5"/>Ket 1966-11-21 <text:s/>Ven 1967-10-29 <text:s/>Sun 1970-06-27 <text:s/>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<text:s text:c="5"/>Moon 1971-04-13 <text:s/>Mars 1972-08-15 <text:s/>Rah 1973-07-21 <text:s/>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Sat <text:s/>Sat 1975-12-15 <text:s/>Merc 1978-12-18 <text:s/>Ket 1981-08-28 <text:s/>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<text:s text:c="5"/>Ven 1982-10-07 <text:s/>Sun 1985-12-06 <text:s/>Moon 1986-11-18 <text:s/>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<text:s text:c="5"/>Mars 1988-06-17 <text:s/>Rah 1989-07-28 <text:s/>Jup 1992-06-01 <text:s/>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Merc <text:s/>Merc 1994-12-15 <text:s/>Ket 1997-05-10 <text:s/>Ven 1998-05-08 <text:s/>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<text:s text:c="6"/>Sun 2001-03-07 <text:s/>Moon 2002-01-13 <text:s/>Mars 2003-06-14 <text:s/>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<text:s text:c="6"/>Rah 2004-06-11 <text:s/>Jup 2006-12-30 <text:s/>Sat 2009-04-04 <text:s/>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Ket <text:s/>Ket 2011-12-15 <text:s/>Ven 2012-05-10 <text:s/>Sun 2013-07-12 <text:s/>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<text:s text:c="5"/>Moon 2013-11-18 <text:s/>Mars 2014-06-17 <text:s/>Rah 2014-11-16 <text:s/>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<text:s text:c="5"/>Jup 2015-12-04 <text:s/>Sat 2016-11-09 <text:s/>Merc 2017-12-18 <text:s/>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Ven <text:s/>Ven 2018-12-15 <text:s/>Sun 2022-04-13 <text:s/>Moon 2023-04-13 <text:s/>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<text:s text:c="5"/>Mars 2024-12-15 <text:s/>Rah 2026-02-12 <text:s/>Jup 2029-02-12 <text:s/>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<text:s text:c="5"/>Sat 2031-10-17 <text:s/>Merc 2034-12-15 <text:s/>Ket 2037-10-16 <text:s/>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Sun <text:s/>Sun 2038-12-15 <text:s/>Moon 2039-04-01 <text:s/>Mars 2039-10-05 <text:s/>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<text:s text:c="5"/>Rah 2040-02-07 <text:s/>Jup 2041-01-02 <text:s/>Sat 2041-10-23 <text:s/>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<text:s text:c="5"/>Merc 2042-10-05 <text:s/>Ket 2043-08-10 <text:s/>Ven 2043-12-16 <text:s/>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Moon <text:s/>Moon 2044-12-15 <text:s/>Mars 2045-10-17 <text:s/>Rah 2046-05-14 <text:s/>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<text:s text:c="6"/>Jup 2047-11-16 <text:s/>Sat 2049-03-14 <text:s/>Merc 2050-10-17 <text:s/>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<text:s text:c="6"/>Ket 2052-03-14 <text:s/>Ven 2052-10-16 <text:s/>Sun 2054-06-14 <text:s/>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Mars <text:s/>Mars 2054-12-15 <text:s/>Rah 2055-05-11 <text:s/>Jup 2056-05-29 <text:s/>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<text:s text:c="6"/>Sat 2057-05-05 <text:s/>Merc 2058-06-15 <text:s/>Ket 2059-06-12 <text:s/>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<text:s text:c="6"/>Ven 2059-11-10 <text:s/>Sun 2061-01-08 <text:s/>Moon 2061-05-14 <text:s/>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Rah <text:s/>Rah 2061-12-15 <text:s/>Jup 2064-08-28 <text:s/>Sat 2067-01-20 <text:s/>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<text:s text:c="5"/>Merc 2069-11-28 <text:s/>Ket 2072-06-14 <text:s/>Ven 2073-07-03 <text:s/>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office:value-type="string" calcext:value-type="string">
            <text:p><text:s text:c="5"/>Sun 2076-07-03 <text:s/>Moon 2077-05-27 <text:s/>Mars 2078-11-28 <text:s/></text:p>
          </table:table-cell>
          <table:table-cell table:number-columns-repeated="2"/>
          <table:table-cell table:style-name="Default" table:number-columns-repeated="16381"/>
        </table:table-row>
        <table:table-row table:style-name="ro1" table:number-rows-repeated="1048443">
          <table:table-cell table:number-columns-repeated="3"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</table:table>
      <table:named-expressions/>
      <table:database-ranges>
        <table:database-range table:name="__Anonymous_Sheet_DB__0" table:target-range-address="'Selected Chart'.A2:'Selected Chart'.C21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day number:style="long"/>
      <number:text>/</number:text>
      <number:month number:style="long"/>
      <number:text>/</number:text>
      <number:year number:style="long"/>
    </number:date-style>
    <number:date-style style:name="N134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style:style style:name="Default" style:family="table-cell">
      <style:table-cell-properties fo:padding="0.028in" style:rotation-align="none"/>
      <style:text-properties style:use-window-font-color="true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elected_20_Chart" style:display-name="PageStyle_Selected Char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anjay_20_Prabhakaran" style:display-name="PageStyle_Sanjay Prabhakara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rayan" style:display-name="PageStyle_Naraya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onia_20_Gandhi" style:display-name="PageStyle_Sonia Gandhi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VR" style:display-name="PageStyle_PVR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rabhsh</meta:initial-creator>
    <meta:creation-date>2012-03-08T15:07:42</meta:creation-date>
    <dc:creator>Sanjay Prabhakaran</dc:creator>
    <dc:date>2017-04-20T17:40:13</dc:date>
    <meta:document-statistic meta:table-count="5" meta:cell-count="6799" meta:object-count="0"/>
    <meta:generator>LibreOffice/25.8.5.2$Linux_X86_64 LibreOffice_project/580$Build-2</meta:generator>
  </office:meta>
</office:document-meta>
</file>